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791.77pt" svg:height="371.2pt" svg:x="246.36pt" svg:y="3pt">
            <draw:object draw:notify-on-update-of-ranges="test.A1:test.A1 test.A2:test.A302 test.B1:test.B1 test.B2:test.B302 test.C1:test.C1 test.C2:test.C302 test.D1:test.D1 test.D2:test.D302 test.E1:test.E1 test.E2:test.E302 test.F1:test.F1 test.F2:test.F302 test.G1:test.G1 test.G2:test.G302 test.H1:test.H1 test.H2:test.H302 test.I1:test.I1 test.I2:test.I302 test.J1:test.J1 test.J2:test.J302 test.K1:test.K1 test.K2:test.K302 test.L1:test.L1 test.L2:test.L302 test.M1:test.M1 test.M2:test.M302 test.N1:test.N1 test.N2:test.N302 test.O1:test.O1 test.O2:test.O302 test.P1:test.P1 test.P2:test.P3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ccept4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getpid</text:p>
          </table:table-cell>
          <table:table-cell office:value-type="string" calcext:value-type="string">
            <text:p>getsockname</text:p>
          </table:table-cell>
          <table:table-cell office:value-type="string" calcext:value-type="string">
            <text:p>newfstat</text:p>
          </table:table-cell>
          <table:table-cell office:value-type="string" calcext:value-type="string">
            <text:p>newsta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read64</text:p>
          </table:table-cell>
          <table:table-cell office:value-type="string" calcext:value-type="string">
            <text:p>pwait</text:p>
          </table:table-cell>
          <table:table-cell office:value-type="string" calcext:value-type="string">
            <text:p>recvfrom</text:p>
          </table:table-cell>
          <table:table-cell office:value-type="string" calcext:value-type="string">
            <text:p>sendfile64</text:p>
          </table:table-cell>
          <table:table-cell office:value-type="string" calcext:value-type="string">
            <text:p>setsockop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writev</text:p>
          </table:table-cell>
        </table:table-row>
        <table:table-row table:style-name="ro1">
          <table:table-cell office:value-type="float" office:value="1555509126" calcext:value-type="float">
            <text:p>15555091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29" calcext:value-type="float">
            <text:p>155550912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32" calcext:value-type="float">
            <text:p>155550913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35" calcext:value-type="float">
            <text:p>15555091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38" calcext:value-type="float">
            <text:p>15555091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41" calcext:value-type="float">
            <text:p>155550914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44" calcext:value-type="float">
            <text:p>155550914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47" calcext:value-type="float">
            <text:p>155550914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50" calcext:value-type="float">
            <text:p>155550915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53" calcext:value-type="float">
            <text:p>155550915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56" calcext:value-type="float">
            <text:p>155550915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59" calcext:value-type="float">
            <text:p>155550915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62" calcext:value-type="float">
            <text:p>155550916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65" calcext:value-type="float">
            <text:p>15555091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68" calcext:value-type="float">
            <text:p>155550916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71" calcext:value-type="float">
            <text:p>155550917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74" calcext:value-type="float">
            <text:p>155550917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77" calcext:value-type="float">
            <text:p>155550917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80" calcext:value-type="float">
            <text:p>155550918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83" calcext:value-type="float">
            <text:p>155550918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86" calcext:value-type="float">
            <text:p>155550918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89" calcext:value-type="float">
            <text:p>155550918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92" calcext:value-type="float">
            <text:p>155550919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95" calcext:value-type="float">
            <text:p>155550919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198" calcext:value-type="float">
            <text:p>15555091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01" calcext:value-type="float">
            <text:p>15555092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04" calcext:value-type="float">
            <text:p>155550920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07" calcext:value-type="float">
            <text:p>155550920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10" calcext:value-type="float">
            <text:p>155550921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13" calcext:value-type="float">
            <text:p>155550921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16" calcext:value-type="float">
            <text:p>155550921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19" calcext:value-type="float">
            <text:p>15555092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22" calcext:value-type="float">
            <text:p>155550922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25" calcext:value-type="float">
            <text:p>155550922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28" calcext:value-type="float">
            <text:p>15555092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31" calcext:value-type="float">
            <text:p>155550923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34" calcext:value-type="float">
            <text:p>155550923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37" calcext:value-type="float">
            <text:p>155550923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40" calcext:value-type="float">
            <text:p>155550924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43" calcext:value-type="float">
            <text:p>155550924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46" calcext:value-type="float">
            <text:p>155550924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49" calcext:value-type="float">
            <text:p>155550924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52" calcext:value-type="float">
            <text:p>155550925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55" calcext:value-type="float">
            <text:p>155550925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58" calcext:value-type="float">
            <text:p>155550925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61" calcext:value-type="float">
            <text:p>155550926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64" calcext:value-type="float">
            <text:p>155550926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67" calcext:value-type="float">
            <text:p>155550926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70" calcext:value-type="float">
            <text:p>155550927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73" calcext:value-type="float">
            <text:p>155550927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76" calcext:value-type="float">
            <text:p>155550927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79" calcext:value-type="float">
            <text:p>155550927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82" calcext:value-type="float">
            <text:p>155550928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85" calcext:value-type="float">
            <text:p>15555092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88" calcext:value-type="float">
            <text:p>155550928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91" calcext:value-type="float">
            <text:p>155550929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94" calcext:value-type="float">
            <text:p>155550929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297" calcext:value-type="float">
            <text:p>155550929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00" calcext:value-type="float">
            <text:p>15555093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03" calcext:value-type="float">
            <text:p>15555093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06" calcext:value-type="float">
            <text:p>155550930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09" calcext:value-type="float">
            <text:p>155550930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12" calcext:value-type="float">
            <text:p>15555093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15" calcext:value-type="float">
            <text:p>15555093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18" calcext:value-type="float">
            <text:p>155550931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21" calcext:value-type="float">
            <text:p>155550932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24" calcext:value-type="float">
            <text:p>155550932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27" calcext:value-type="float">
            <text:p>155550932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30" calcext:value-type="float">
            <text:p>155550933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33" calcext:value-type="float">
            <text:p>155550933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36" calcext:value-type="float">
            <text:p>155550933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39" calcext:value-type="float">
            <text:p>155550933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42" calcext:value-type="float">
            <text:p>155550934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45" calcext:value-type="float">
            <text:p>155550934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48" calcext:value-type="float">
            <text:p>155550934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51" calcext:value-type="float">
            <text:p>155550935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54" calcext:value-type="float">
            <text:p>155550935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57" calcext:value-type="float">
            <text:p>155550935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60" calcext:value-type="float">
            <text:p>155550936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63" calcext:value-type="float">
            <text:p>155550936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66" calcext:value-type="float">
            <text:p>155550936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69" calcext:value-type="float">
            <text:p>155550936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72" calcext:value-type="float">
            <text:p>155550937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75" calcext:value-type="float">
            <text:p>155550937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78" calcext:value-type="float">
            <text:p>155550937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81" calcext:value-type="float">
            <text:p>155550938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84" calcext:value-type="float">
            <text:p>155550938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87" calcext:value-type="float">
            <text:p>155550938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90" calcext:value-type="float">
            <text:p>155550939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93" calcext:value-type="float">
            <text:p>155550939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96" calcext:value-type="float">
            <text:p>15555093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399" calcext:value-type="float">
            <text:p>155550939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02" calcext:value-type="float">
            <text:p>155550940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05" calcext:value-type="float">
            <text:p>15555094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08" calcext:value-type="float">
            <text:p>155550940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11" calcext:value-type="float">
            <text:p>155550941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14" calcext:value-type="float">
            <text:p>155550941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17" calcext:value-type="float">
            <text:p>155550941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20" calcext:value-type="float">
            <text:p>155550942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23" calcext:value-type="float">
            <text:p>155550942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26" calcext:value-type="float">
            <text:p>15555094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29" calcext:value-type="float">
            <text:p>155550942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32" calcext:value-type="float">
            <text:p>155550943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35" calcext:value-type="float">
            <text:p>15555094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38" calcext:value-type="float">
            <text:p>15555094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41" calcext:value-type="float">
            <text:p>155550944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44" calcext:value-type="float">
            <text:p>155550944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47" calcext:value-type="float">
            <text:p>155550944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50" calcext:value-type="float">
            <text:p>155550945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53" calcext:value-type="float">
            <text:p>155550945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56" calcext:value-type="float">
            <text:p>155550945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59" calcext:value-type="float">
            <text:p>155550945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62" calcext:value-type="float">
            <text:p>155550946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65" calcext:value-type="float">
            <text:p>15555094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68" calcext:value-type="float">
            <text:p>155550946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71" calcext:value-type="float">
            <text:p>155550947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74" calcext:value-type="float">
            <text:p>155550947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77" calcext:value-type="float">
            <text:p>155550947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80" calcext:value-type="float">
            <text:p>155550948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83" calcext:value-type="float">
            <text:p>155550948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86" calcext:value-type="float">
            <text:p>155550948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89" calcext:value-type="float">
            <text:p>155550948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92" calcext:value-type="float">
            <text:p>155550949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95" calcext:value-type="float">
            <text:p>155550949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498" calcext:value-type="float">
            <text:p>15555094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01" calcext:value-type="float">
            <text:p>15555095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04" calcext:value-type="float">
            <text:p>155550950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07" calcext:value-type="float">
            <text:p>155550950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10" calcext:value-type="float">
            <text:p>155550951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13" calcext:value-type="float">
            <text:p>155550951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16" calcext:value-type="float">
            <text:p>155550951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19" calcext:value-type="float">
            <text:p>15555095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22" calcext:value-type="float">
            <text:p>155550952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25" calcext:value-type="float">
            <text:p>155550952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28" calcext:value-type="float">
            <text:p>15555095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31" calcext:value-type="float">
            <text:p>155550953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34" calcext:value-type="float">
            <text:p>155550953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37" calcext:value-type="float">
            <text:p>155550953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40" calcext:value-type="float">
            <text:p>155550954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43" calcext:value-type="float">
            <text:p>155550954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46" calcext:value-type="float">
            <text:p>155550954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49" calcext:value-type="float">
            <text:p>155550954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52" calcext:value-type="float">
            <text:p>155550955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55" calcext:value-type="float">
            <text:p>155550955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58" calcext:value-type="float">
            <text:p>155550955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61" calcext:value-type="float">
            <text:p>155550956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64" calcext:value-type="float">
            <text:p>155550956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67" calcext:value-type="float">
            <text:p>155550956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70" calcext:value-type="float">
            <text:p>155550957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73" calcext:value-type="float">
            <text:p>155550957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76" calcext:value-type="float">
            <text:p>155550957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79" calcext:value-type="float">
            <text:p>155550957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82" calcext:value-type="float">
            <text:p>155550958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85" calcext:value-type="float">
            <text:p>15555095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88" calcext:value-type="float">
            <text:p>155550958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91" calcext:value-type="float">
            <text:p>155550959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94" calcext:value-type="float">
            <text:p>155550959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597" calcext:value-type="float">
            <text:p>155550959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00" calcext:value-type="float">
            <text:p>15555096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03" calcext:value-type="float">
            <text:p>15555096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06" calcext:value-type="float">
            <text:p>155550960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09" calcext:value-type="float">
            <text:p>155550960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12" calcext:value-type="float">
            <text:p>15555096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15" calcext:value-type="float">
            <text:p>15555096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18" calcext:value-type="float">
            <text:p>155550961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21" calcext:value-type="float">
            <text:p>155550962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24" calcext:value-type="float">
            <text:p>155550962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27" calcext:value-type="float">
            <text:p>155550962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30" calcext:value-type="float">
            <text:p>155550963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33" calcext:value-type="float">
            <text:p>155550963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36" calcext:value-type="float">
            <text:p>155550963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39" calcext:value-type="float">
            <text:p>155550963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42" calcext:value-type="float">
            <text:p>155550964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45" calcext:value-type="float">
            <text:p>155550964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48" calcext:value-type="float">
            <text:p>155550964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51" calcext:value-type="float">
            <text:p>155550965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54" calcext:value-type="float">
            <text:p>155550965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57" calcext:value-type="float">
            <text:p>155550965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60" calcext:value-type="float">
            <text:p>155550966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63" calcext:value-type="float">
            <text:p>155550966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66" calcext:value-type="float">
            <text:p>155550966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69" calcext:value-type="float">
            <text:p>155550966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72" calcext:value-type="float">
            <text:p>155550967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75" calcext:value-type="float">
            <text:p>155550967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78" calcext:value-type="float">
            <text:p>155550967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81" calcext:value-type="float">
            <text:p>155550968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84" calcext:value-type="float">
            <text:p>155550968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87" calcext:value-type="float">
            <text:p>155550968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90" calcext:value-type="float">
            <text:p>155550969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93" calcext:value-type="float">
            <text:p>155550969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96" calcext:value-type="float">
            <text:p>15555096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699" calcext:value-type="float">
            <text:p>155550969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702" calcext:value-type="float">
            <text:p>155550970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705" calcext:value-type="float">
            <text:p>15555097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708" calcext:value-type="float">
            <text:p>155550970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711" calcext:value-type="float">
            <text:p>155550971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714" calcext:value-type="float">
            <text:p>155550971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717" calcext:value-type="float">
            <text:p>155550971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720" calcext:value-type="float">
            <text:p>155550972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723" calcext:value-type="float">
            <text:p>155550972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726" calcext:value-type="float">
            <text:p>15555097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729" calcext:value-type="float">
            <text:p>155550972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732" calcext:value-type="float">
            <text:p>1555509732</text:p>
          </table:table-cell>
          <table:table-cell office:value-type="float" office:value="2.01818181818182" calcext:value-type="float">
            <text:p>2.01818181818182</text:p>
          </table:table-cell>
          <table:table-cell office:value-type="float" office:value="6.05454545454545" calcext:value-type="float">
            <text:p>6.05454545454545</text:p>
          </table:table-cell>
          <table:table-cell office:value-type="float" office:value="1.52727272727273" calcext:value-type="float">
            <text:p>1.52727272727273</text:p>
          </table:table-cell>
          <table:table-cell office:value-type="float" office:value="4.50909090909091" calcext:value-type="float">
            <text:p>4.50909090909091</text:p>
          </table:table-cell>
          <table:table-cell office:value-type="float" office:value="3.41818181818182" calcext:value-type="float">
            <text:p>3.41818181818182</text:p>
          </table:table-cell>
          <table:table-cell office:value-type="float" office:value="2.12727272727273" calcext:value-type="float">
            <text:p>2.12727272727273</text:p>
          </table:table-cell>
          <table:table-cell office:value-type="float" office:value="2.01818181818182" calcext:value-type="float">
            <text:p>2.01818181818182</text:p>
          </table:table-cell>
          <table:table-cell office:value-type="float" office:value="5.38181818181818" calcext:value-type="float">
            <text:p>5.38181818181818</text:p>
          </table:table-cell>
          <table:table-cell office:value-type="float" office:value="2.27272727272727" calcext:value-type="float">
            <text:p>2.27272727272727</text:p>
          </table:table-cell>
          <table:table-cell office:value-type="float" office:value="1.83636363636364" calcext:value-type="float">
            <text:p>1.83636363636364</text:p>
          </table:table-cell>
          <table:table-cell office:value-type="float" office:value="1.58181818181818" calcext:value-type="float">
            <text:p>1.58181818181818</text:p>
          </table:table-cell>
          <table:table-cell office:value-type="float" office:value="7.14545454545454" calcext:value-type="float">
            <text:p>7.14545454545454</text:p>
          </table:table-cell>
          <table:table-cell office:value-type="float" office:value="2.03636363636364" calcext:value-type="float">
            <text:p>2.03636363636364</text:p>
          </table:table-cell>
          <table:table-cell office:value-type="float" office:value="3.07272727272727" calcext:value-type="float">
            <text:p>3.07272727272727</text:p>
          </table:table-cell>
          <table:table-cell office:value-type="float" office:value="8.30909090909091" calcext:value-type="float">
            <text:p>8.30909090909091</text:p>
          </table:table-cell>
        </table:table-row>
        <table:table-row table:style-name="ro1">
          <table:table-cell office:value-type="float" office:value="1555509735" calcext:value-type="float">
            <text:p>1555509735</text:p>
          </table:table-cell>
          <table:table-cell office:value-type="float" office:value="2.01818181818182" calcext:value-type="float">
            <text:p>2.01818181818182</text:p>
          </table:table-cell>
          <table:table-cell office:value-type="float" office:value="6.05454545454545" calcext:value-type="float">
            <text:p>6.05454545454545</text:p>
          </table:table-cell>
          <table:table-cell office:value-type="float" office:value="1.52727272727273" calcext:value-type="float">
            <text:p>1.52727272727273</text:p>
          </table:table-cell>
          <table:table-cell office:value-type="float" office:value="4.50909090909091" calcext:value-type="float">
            <text:p>4.50909090909091</text:p>
          </table:table-cell>
          <table:table-cell office:value-type="float" office:value="3.41818181818182" calcext:value-type="float">
            <text:p>3.41818181818182</text:p>
          </table:table-cell>
          <table:table-cell office:value-type="float" office:value="2.12727272727273" calcext:value-type="float">
            <text:p>2.12727272727273</text:p>
          </table:table-cell>
          <table:table-cell office:value-type="float" office:value="2.01818181818182" calcext:value-type="float">
            <text:p>2.01818181818182</text:p>
          </table:table-cell>
          <table:table-cell office:value-type="float" office:value="5.38181818181818" calcext:value-type="float">
            <text:p>5.38181818181818</text:p>
          </table:table-cell>
          <table:table-cell office:value-type="float" office:value="2.27272727272727" calcext:value-type="float">
            <text:p>2.27272727272727</text:p>
          </table:table-cell>
          <table:table-cell office:value-type="float" office:value="1.83636363636364" calcext:value-type="float">
            <text:p>1.83636363636364</text:p>
          </table:table-cell>
          <table:table-cell office:value-type="float" office:value="1.58181818181818" calcext:value-type="float">
            <text:p>1.58181818181818</text:p>
          </table:table-cell>
          <table:table-cell office:value-type="float" office:value="7.14545454545454" calcext:value-type="float">
            <text:p>7.14545454545454</text:p>
          </table:table-cell>
          <table:table-cell office:value-type="float" office:value="2.03636363636364" calcext:value-type="float">
            <text:p>2.03636363636364</text:p>
          </table:table-cell>
          <table:table-cell office:value-type="float" office:value="3.07272727272727" calcext:value-type="float">
            <text:p>3.07272727272727</text:p>
          </table:table-cell>
          <table:table-cell office:value-type="float" office:value="8.30909090909091" calcext:value-type="float">
            <text:p>8.30909090909091</text:p>
          </table:table-cell>
        </table:table-row>
        <table:table-row table:style-name="ro1">
          <table:table-cell office:value-type="float" office:value="1555509738" calcext:value-type="float">
            <text:p>1555509738</text:p>
          </table:table-cell>
          <table:table-cell office:value-type="float" office:value="4.92727272727273" calcext:value-type="float">
            <text:p>4.92727272727273</text:p>
          </table:table-cell>
          <table:table-cell office:value-type="float" office:value="15.9090909090909" calcext:value-type="float">
            <text:p>15.9090909090909</text:p>
          </table:table-cell>
          <table:table-cell office:value-type="float" office:value="5.09090909090909" calcext:value-type="float">
            <text:p>5.09090909090909</text:p>
          </table:table-cell>
          <table:table-cell office:value-type="float" office:value="11.8363636363636" calcext:value-type="float">
            <text:p>11.8363636363636</text:p>
          </table:table-cell>
          <table:table-cell office:value-type="float" office:value="9.94545454545454" calcext:value-type="float">
            <text:p>9.94545454545454</text:p>
          </table:table-cell>
          <table:table-cell office:value-type="float" office:value="11.3454545454545" calcext:value-type="float">
            <text:p>11.3454545454545</text:p>
          </table:table-cell>
          <table:table-cell office:value-type="float" office:value="9.01818181818182" calcext:value-type="float">
            <text:p>9.01818181818182</text:p>
          </table:table-cell>
          <table:table-cell office:value-type="float" office:value="14.4363636363636" calcext:value-type="float">
            <text:p>14.4363636363636</text:p>
          </table:table-cell>
          <table:table-cell office:value-type="float" office:value="10.3454545454545" calcext:value-type="float">
            <text:p>10.3454545454545</text:p>
          </table:table-cell>
          <table:table-cell office:value-type="float" office:value="7.38181818181818" calcext:value-type="float">
            <text:p>7.38181818181818</text:p>
          </table:table-cell>
          <table:table-cell office:value-type="float" office:value="8.05454545454546" calcext:value-type="float">
            <text:p>8.05454545454546</text:p>
          </table:table-cell>
          <table:table-cell office:value-type="float" office:value="22.1454545454545" calcext:value-type="float">
            <text:p>22.1454545454545</text:p>
          </table:table-cell>
          <table:table-cell office:value-type="float" office:value="6.94545454545454" calcext:value-type="float">
            <text:p>6.94545454545454</text:p>
          </table:table-cell>
          <table:table-cell office:value-type="float" office:value="9.03636363636364" calcext:value-type="float">
            <text:p>9.03636363636364</text:p>
          </table:table-cell>
          <table:table-cell office:value-type="float" office:value="28.3090909090909" calcext:value-type="float">
            <text:p>28.3090909090909</text:p>
          </table:table-cell>
        </table:table-row>
        <table:table-row table:style-name="ro1">
          <table:table-cell office:value-type="float" office:value="1555509741" calcext:value-type="float">
            <text:p>1555509741</text:p>
          </table:table-cell>
          <table:table-cell office:value-type="float" office:value="4.92727272727273" calcext:value-type="float">
            <text:p>4.92727272727273</text:p>
          </table:table-cell>
          <table:table-cell office:value-type="float" office:value="15.9090909090909" calcext:value-type="float">
            <text:p>15.9090909090909</text:p>
          </table:table-cell>
          <table:table-cell office:value-type="float" office:value="5.09090909090909" calcext:value-type="float">
            <text:p>5.09090909090909</text:p>
          </table:table-cell>
          <table:table-cell office:value-type="float" office:value="11.8363636363636" calcext:value-type="float">
            <text:p>11.8363636363636</text:p>
          </table:table-cell>
          <table:table-cell office:value-type="float" office:value="9.94545454545454" calcext:value-type="float">
            <text:p>9.94545454545454</text:p>
          </table:table-cell>
          <table:table-cell office:value-type="float" office:value="11.3454545454545" calcext:value-type="float">
            <text:p>11.3454545454545</text:p>
          </table:table-cell>
          <table:table-cell office:value-type="float" office:value="9.01818181818182" calcext:value-type="float">
            <text:p>9.01818181818182</text:p>
          </table:table-cell>
          <table:table-cell office:value-type="float" office:value="14.4363636363636" calcext:value-type="float">
            <text:p>14.4363636363636</text:p>
          </table:table-cell>
          <table:table-cell office:value-type="float" office:value="10.3454545454545" calcext:value-type="float">
            <text:p>10.3454545454545</text:p>
          </table:table-cell>
          <table:table-cell office:value-type="float" office:value="7.38181818181818" calcext:value-type="float">
            <text:p>7.38181818181818</text:p>
          </table:table-cell>
          <table:table-cell office:value-type="float" office:value="8.05454545454546" calcext:value-type="float">
            <text:p>8.05454545454546</text:p>
          </table:table-cell>
          <table:table-cell office:value-type="float" office:value="22.1454545454545" calcext:value-type="float">
            <text:p>22.1454545454545</text:p>
          </table:table-cell>
          <table:table-cell office:value-type="float" office:value="6.94545454545454" calcext:value-type="float">
            <text:p>6.94545454545454</text:p>
          </table:table-cell>
          <table:table-cell office:value-type="float" office:value="9.03636363636364" calcext:value-type="float">
            <text:p>9.03636363636364</text:p>
          </table:table-cell>
          <table:table-cell office:value-type="float" office:value="28.3090909090909" calcext:value-type="float">
            <text:p>28.3090909090909</text:p>
          </table:table-cell>
        </table:table-row>
        <table:table-row table:style-name="ro1">
          <table:table-cell office:value-type="float" office:value="1555509744" calcext:value-type="float">
            <text:p>1555509744</text:p>
          </table:table-cell>
          <table:table-cell office:value-type="float" office:value="4.92727272727273" calcext:value-type="float">
            <text:p>4.92727272727273</text:p>
          </table:table-cell>
          <table:table-cell office:value-type="float" office:value="19.7636363636364" calcext:value-type="float">
            <text:p>19.7636363636364</text:p>
          </table:table-cell>
          <table:table-cell office:value-type="float" office:value="5.09090909090909" calcext:value-type="float">
            <text:p>5.09090909090909</text:p>
          </table:table-cell>
          <table:table-cell office:value-type="float" office:value="14.2" calcext:value-type="float">
            <text:p>14.2</text:p>
          </table:table-cell>
          <table:table-cell office:value-type="float" office:value="9.94545454545454" calcext:value-type="float">
            <text:p>9.94545454545454</text:p>
          </table:table-cell>
          <table:table-cell office:value-type="float" office:value="16" calcext:value-type="float">
            <text:p>16</text:p>
          </table:table-cell>
          <table:table-cell office:value-type="float" office:value="13.0909090909091" calcext:value-type="float">
            <text:p>13.0909090909091</text:p>
          </table:table-cell>
          <table:table-cell office:value-type="float" office:value="19.9090909090909" calcext:value-type="float">
            <text:p>19.9090909090909</text:p>
          </table:table-cell>
          <table:table-cell office:value-type="float" office:value="13.6727272727273" calcext:value-type="float">
            <text:p>13.6727272727273</text:p>
          </table:table-cell>
          <table:table-cell office:value-type="float" office:value="9.89090909090909" calcext:value-type="float">
            <text:p>9.89090909090909</text:p>
          </table:table-cell>
          <table:table-cell office:value-type="float" office:value="10.7272727272727" calcext:value-type="float">
            <text:p>10.7272727272727</text:p>
          </table:table-cell>
          <table:table-cell office:value-type="float" office:value="25.2181818181818" calcext:value-type="float">
            <text:p>25.2181818181818</text:p>
          </table:table-cell>
          <table:table-cell office:value-type="float" office:value="6.94545454545454" calcext:value-type="float">
            <text:p>6.94545454545454</text:p>
          </table:table-cell>
          <table:table-cell office:value-type="float" office:value="10.7636363636364" calcext:value-type="float">
            <text:p>10.7636363636364</text:p>
          </table:table-cell>
          <table:table-cell office:value-type="float" office:value="30.3454545454545" calcext:value-type="float">
            <text:p>30.3454545454545</text:p>
          </table:table-cell>
        </table:table-row>
        <table:table-row table:style-name="ro1">
          <table:table-cell office:value-type="float" office:value="1555509747" calcext:value-type="float">
            <text:p>1555509747</text:p>
          </table:table-cell>
          <table:table-cell office:value-type="float" office:value="4.92727272727273" calcext:value-type="float">
            <text:p>4.92727272727273</text:p>
          </table:table-cell>
          <table:table-cell office:value-type="float" office:value="19.7636363636364" calcext:value-type="float">
            <text:p>19.7636363636364</text:p>
          </table:table-cell>
          <table:table-cell office:value-type="float" office:value="5.09090909090909" calcext:value-type="float">
            <text:p>5.09090909090909</text:p>
          </table:table-cell>
          <table:table-cell office:value-type="float" office:value="14.2" calcext:value-type="float">
            <text:p>14.2</text:p>
          </table:table-cell>
          <table:table-cell office:value-type="float" office:value="9.94545454545454" calcext:value-type="float">
            <text:p>9.94545454545454</text:p>
          </table:table-cell>
          <table:table-cell office:value-type="float" office:value="16" calcext:value-type="float">
            <text:p>16</text:p>
          </table:table-cell>
          <table:table-cell office:value-type="float" office:value="13.0909090909091" calcext:value-type="float">
            <text:p>13.0909090909091</text:p>
          </table:table-cell>
          <table:table-cell office:value-type="float" office:value="19.9090909090909" calcext:value-type="float">
            <text:p>19.9090909090909</text:p>
          </table:table-cell>
          <table:table-cell office:value-type="float" office:value="13.6727272727273" calcext:value-type="float">
            <text:p>13.6727272727273</text:p>
          </table:table-cell>
          <table:table-cell office:value-type="float" office:value="9.89090909090909" calcext:value-type="float">
            <text:p>9.89090909090909</text:p>
          </table:table-cell>
          <table:table-cell office:value-type="float" office:value="10.7272727272727" calcext:value-type="float">
            <text:p>10.7272727272727</text:p>
          </table:table-cell>
          <table:table-cell office:value-type="float" office:value="25.2181818181818" calcext:value-type="float">
            <text:p>25.2181818181818</text:p>
          </table:table-cell>
          <table:table-cell office:value-type="float" office:value="6.94545454545454" calcext:value-type="float">
            <text:p>6.94545454545454</text:p>
          </table:table-cell>
          <table:table-cell office:value-type="float" office:value="10.7636363636364" calcext:value-type="float">
            <text:p>10.7636363636364</text:p>
          </table:table-cell>
          <table:table-cell office:value-type="float" office:value="30.3454545454545" calcext:value-type="float">
            <text:p>30.3454545454545</text:p>
          </table:table-cell>
        </table:table-row>
        <table:table-row table:style-name="ro1">
          <table:table-cell office:value-type="float" office:value="1555509750" calcext:value-type="float">
            <text:p>1555509750</text:p>
          </table:table-cell>
          <table:table-cell office:value-type="float" office:value="4.92727272727273" calcext:value-type="float">
            <text:p>4.92727272727273</text:p>
          </table:table-cell>
          <table:table-cell office:value-type="float" office:value="19.7636363636364" calcext:value-type="float">
            <text:p>19.7636363636364</text:p>
          </table:table-cell>
          <table:table-cell office:value-type="float" office:value="5.09090909090909" calcext:value-type="float">
            <text:p>5.09090909090909</text:p>
          </table:table-cell>
          <table:table-cell office:value-type="float" office:value="14.2" calcext:value-type="float">
            <text:p>14.2</text:p>
          </table:table-cell>
          <table:table-cell office:value-type="float" office:value="9.94545454545454" calcext:value-type="float">
            <text:p>9.94545454545454</text:p>
          </table:table-cell>
          <table:table-cell office:value-type="float" office:value="16" calcext:value-type="float">
            <text:p>16</text:p>
          </table:table-cell>
          <table:table-cell office:value-type="float" office:value="13.0909090909091" calcext:value-type="float">
            <text:p>13.0909090909091</text:p>
          </table:table-cell>
          <table:table-cell office:value-type="float" office:value="19.9090909090909" calcext:value-type="float">
            <text:p>19.9090909090909</text:p>
          </table:table-cell>
          <table:table-cell office:value-type="float" office:value="13.6727272727273" calcext:value-type="float">
            <text:p>13.6727272727273</text:p>
          </table:table-cell>
          <table:table-cell office:value-type="float" office:value="9.89090909090909" calcext:value-type="float">
            <text:p>9.89090909090909</text:p>
          </table:table-cell>
          <table:table-cell office:value-type="float" office:value="10.7272727272727" calcext:value-type="float">
            <text:p>10.7272727272727</text:p>
          </table:table-cell>
          <table:table-cell office:value-type="float" office:value="25.2181818181818" calcext:value-type="float">
            <text:p>25.2181818181818</text:p>
          </table:table-cell>
          <table:table-cell office:value-type="float" office:value="6.94545454545454" calcext:value-type="float">
            <text:p>6.94545454545454</text:p>
          </table:table-cell>
          <table:table-cell office:value-type="float" office:value="10.7636363636364" calcext:value-type="float">
            <text:p>10.7636363636364</text:p>
          </table:table-cell>
          <table:table-cell office:value-type="float" office:value="30.3454545454545" calcext:value-type="float">
            <text:p>30.3454545454545</text:p>
          </table:table-cell>
        </table:table-row>
        <table:table-row table:style-name="ro1">
          <table:table-cell office:value-type="float" office:value="1555509753" calcext:value-type="float">
            <text:p>1555509753</text:p>
          </table:table-cell>
          <table:table-cell office:value-type="float" office:value="4.92727272727273" calcext:value-type="float">
            <text:p>4.92727272727273</text:p>
          </table:table-cell>
          <table:table-cell office:value-type="float" office:value="19.7636363636364" calcext:value-type="float">
            <text:p>19.7636363636364</text:p>
          </table:table-cell>
          <table:table-cell office:value-type="float" office:value="5.09090909090909" calcext:value-type="float">
            <text:p>5.09090909090909</text:p>
          </table:table-cell>
          <table:table-cell office:value-type="float" office:value="14.2" calcext:value-type="float">
            <text:p>14.2</text:p>
          </table:table-cell>
          <table:table-cell office:value-type="float" office:value="9.94545454545454" calcext:value-type="float">
            <text:p>9.94545454545454</text:p>
          </table:table-cell>
          <table:table-cell office:value-type="float" office:value="16" calcext:value-type="float">
            <text:p>16</text:p>
          </table:table-cell>
          <table:table-cell office:value-type="float" office:value="13.0909090909091" calcext:value-type="float">
            <text:p>13.0909090909091</text:p>
          </table:table-cell>
          <table:table-cell office:value-type="float" office:value="19.9090909090909" calcext:value-type="float">
            <text:p>19.9090909090909</text:p>
          </table:table-cell>
          <table:table-cell office:value-type="float" office:value="13.6727272727273" calcext:value-type="float">
            <text:p>13.6727272727273</text:p>
          </table:table-cell>
          <table:table-cell office:value-type="float" office:value="9.89090909090909" calcext:value-type="float">
            <text:p>9.89090909090909</text:p>
          </table:table-cell>
          <table:table-cell office:value-type="float" office:value="10.7272727272727" calcext:value-type="float">
            <text:p>10.7272727272727</text:p>
          </table:table-cell>
          <table:table-cell office:value-type="float" office:value="25.2181818181818" calcext:value-type="float">
            <text:p>25.2181818181818</text:p>
          </table:table-cell>
          <table:table-cell office:value-type="float" office:value="6.94545454545454" calcext:value-type="float">
            <text:p>6.94545454545454</text:p>
          </table:table-cell>
          <table:table-cell office:value-type="float" office:value="10.7636363636364" calcext:value-type="float">
            <text:p>10.7636363636364</text:p>
          </table:table-cell>
          <table:table-cell office:value-type="float" office:value="30.3454545454545" calcext:value-type="float">
            <text:p>30.3454545454545</text:p>
          </table:table-cell>
        </table:table-row>
        <table:table-row table:style-name="ro1">
          <table:table-cell office:value-type="float" office:value="1555509756" calcext:value-type="float">
            <text:p>1555509756</text:p>
          </table:table-cell>
          <table:table-cell office:value-type="float" office:value="4.92727272727273" calcext:value-type="float">
            <text:p>4.92727272727273</text:p>
          </table:table-cell>
          <table:table-cell office:value-type="float" office:value="19.7636363636364" calcext:value-type="float">
            <text:p>19.7636363636364</text:p>
          </table:table-cell>
          <table:table-cell office:value-type="float" office:value="5.09090909090909" calcext:value-type="float">
            <text:p>5.09090909090909</text:p>
          </table:table-cell>
          <table:table-cell office:value-type="float" office:value="14.2" calcext:value-type="float">
            <text:p>14.2</text:p>
          </table:table-cell>
          <table:table-cell office:value-type="float" office:value="9.94545454545454" calcext:value-type="float">
            <text:p>9.94545454545454</text:p>
          </table:table-cell>
          <table:table-cell office:value-type="float" office:value="16" calcext:value-type="float">
            <text:p>16</text:p>
          </table:table-cell>
          <table:table-cell office:value-type="float" office:value="13.0909090909091" calcext:value-type="float">
            <text:p>13.0909090909091</text:p>
          </table:table-cell>
          <table:table-cell office:value-type="float" office:value="19.9090909090909" calcext:value-type="float">
            <text:p>19.9090909090909</text:p>
          </table:table-cell>
          <table:table-cell office:value-type="float" office:value="13.6727272727273" calcext:value-type="float">
            <text:p>13.6727272727273</text:p>
          </table:table-cell>
          <table:table-cell office:value-type="float" office:value="9.89090909090909" calcext:value-type="float">
            <text:p>9.89090909090909</text:p>
          </table:table-cell>
          <table:table-cell office:value-type="float" office:value="10.7272727272727" calcext:value-type="float">
            <text:p>10.7272727272727</text:p>
          </table:table-cell>
          <table:table-cell office:value-type="float" office:value="25.2181818181818" calcext:value-type="float">
            <text:p>25.2181818181818</text:p>
          </table:table-cell>
          <table:table-cell office:value-type="float" office:value="6.94545454545454" calcext:value-type="float">
            <text:p>6.94545454545454</text:p>
          </table:table-cell>
          <table:table-cell office:value-type="float" office:value="10.7636363636364" calcext:value-type="float">
            <text:p>10.7636363636364</text:p>
          </table:table-cell>
          <table:table-cell office:value-type="float" office:value="30.3454545454545" calcext:value-type="float">
            <text:p>30.3454545454545</text:p>
          </table:table-cell>
        </table:table-row>
        <table:table-row table:style-name="ro1">
          <table:table-cell office:value-type="float" office:value="1555509759" calcext:value-type="float">
            <text:p>1555509759</text:p>
          </table:table-cell>
          <table:table-cell office:value-type="float" office:value="9.01818181818182" calcext:value-type="float">
            <text:p>9.01818181818182</text:p>
          </table:table-cell>
          <table:table-cell office:value-type="float" office:value="34.6181818181818" calcext:value-type="float">
            <text:p>34.6181818181818</text:p>
          </table:table-cell>
          <table:table-cell office:value-type="float" office:value="6.87272727272727" calcext:value-type="float">
            <text:p>6.87272727272727</text:p>
          </table:table-cell>
          <table:table-cell office:value-type="float" office:value="24.7818181818182" calcext:value-type="float">
            <text:p>24.7818181818182</text:p>
          </table:table-cell>
          <table:table-cell office:value-type="float" office:value="13.4" calcext:value-type="float">
            <text:p>13.4</text:p>
          </table:table-cell>
          <table:table-cell office:value-type="float" office:value="23.2363636363636" calcext:value-type="float">
            <text:p>23.2363636363636</text:p>
          </table:table-cell>
          <table:table-cell office:value-type="float" office:value="22.4727272727273" calcext:value-type="float">
            <text:p>22.4727272727273</text:p>
          </table:table-cell>
          <table:table-cell office:value-type="float" office:value="26.7818181818182" calcext:value-type="float">
            <text:p>26.7818181818182</text:p>
          </table:table-cell>
          <table:table-cell office:value-type="float" office:value="27.4363636363636" calcext:value-type="float">
            <text:p>27.4363636363636</text:p>
          </table:table-cell>
          <table:table-cell office:value-type="float" office:value="14.5636363636364" calcext:value-type="float">
            <text:p>14.5636363636364</text:p>
          </table:table-cell>
          <table:table-cell office:value-type="float" office:value="20.1454545454545" calcext:value-type="float">
            <text:p>20.1454545454545</text:p>
          </table:table-cell>
          <table:table-cell office:value-type="float" office:value="43" calcext:value-type="float">
            <text:p>43</text:p>
          </table:table-cell>
          <table:table-cell office:value-type="float" office:value="11.4363636363636" calcext:value-type="float">
            <text:p>11.4363636363636</text:p>
          </table:table-cell>
          <table:table-cell office:value-type="float" office:value="20.5454545454545" calcext:value-type="float">
            <text:p>20.5454545454545</text:p>
          </table:table-cell>
          <table:table-cell office:value-type="float" office:value="43.9636363636364" calcext:value-type="float">
            <text:p>43.9636363636364</text:p>
          </table:table-cell>
        </table:table-row>
        <table:table-row table:style-name="ro1">
          <table:table-cell office:value-type="float" office:value="1555509762" calcext:value-type="float">
            <text:p>1555509762</text:p>
          </table:table-cell>
          <table:table-cell office:value-type="float" office:value="9.01818181818182" calcext:value-type="float">
            <text:p>9.01818181818182</text:p>
          </table:table-cell>
          <table:table-cell office:value-type="float" office:value="35.5818181818182" calcext:value-type="float">
            <text:p>35.5818181818182</text:p>
          </table:table-cell>
          <table:table-cell office:value-type="float" office:value="6.87272727272727" calcext:value-type="float">
            <text:p>6.87272727272727</text:p>
          </table:table-cell>
          <table:table-cell office:value-type="float" office:value="25.7090909090909" calcext:value-type="float">
            <text:p>25.7090909090909</text:p>
          </table:table-cell>
          <table:table-cell office:value-type="float" office:value="13.4" calcext:value-type="float">
            <text:p>13.4</text:p>
          </table:table-cell>
          <table:table-cell office:value-type="float" office:value="24.3636363636364" calcext:value-type="float">
            <text:p>24.3636363636364</text:p>
          </table:table-cell>
          <table:table-cell office:value-type="float" office:value="23.6545454545455" calcext:value-type="float">
            <text:p>23.6545454545455</text:p>
          </table:table-cell>
          <table:table-cell office:value-type="float" office:value="31.0727272727273" calcext:value-type="float">
            <text:p>31.0727272727273</text:p>
          </table:table-cell>
          <table:table-cell office:value-type="float" office:value="31.1272727272727" calcext:value-type="float">
            <text:p>31.1272727272727</text:p>
          </table:table-cell>
          <table:table-cell office:value-type="float" office:value="19.8181818181818" calcext:value-type="float">
            <text:p>19.8181818181818</text:p>
          </table:table-cell>
          <table:table-cell office:value-type="float" office:value="24.9090909090909" calcext:value-type="float">
            <text:p>24.9090909090909</text:p>
          </table:table-cell>
          <table:table-cell office:value-type="float" office:value="44.1090909090909" calcext:value-type="float">
            <text:p>44.1090909090909</text:p>
          </table:table-cell>
          <table:table-cell office:value-type="float" office:value="11.4363636363636" calcext:value-type="float">
            <text:p>11.4363636363636</text:p>
          </table:table-cell>
          <table:table-cell office:value-type="float" office:value="21.8727272727273" calcext:value-type="float">
            <text:p>21.8727272727273</text:p>
          </table:table-cell>
          <table:table-cell office:value-type="float" office:value="45.1636363636364" calcext:value-type="float">
            <text:p>45.1636363636364</text:p>
          </table:table-cell>
        </table:table-row>
        <table:table-row table:style-name="ro1">
          <table:table-cell office:value-type="float" office:value="1555509765" calcext:value-type="float">
            <text:p>1555509765</text:p>
          </table:table-cell>
          <table:table-cell office:value-type="float" office:value="9.01818181818182" calcext:value-type="float">
            <text:p>9.01818181818182</text:p>
          </table:table-cell>
          <table:table-cell office:value-type="float" office:value="35.5818181818182" calcext:value-type="float">
            <text:p>35.5818181818182</text:p>
          </table:table-cell>
          <table:table-cell office:value-type="float" office:value="6.87272727272727" calcext:value-type="float">
            <text:p>6.87272727272727</text:p>
          </table:table-cell>
          <table:table-cell office:value-type="float" office:value="25.7090909090909" calcext:value-type="float">
            <text:p>25.7090909090909</text:p>
          </table:table-cell>
          <table:table-cell office:value-type="float" office:value="13.4" calcext:value-type="float">
            <text:p>13.4</text:p>
          </table:table-cell>
          <table:table-cell office:value-type="float" office:value="24.3636363636364" calcext:value-type="float">
            <text:p>24.3636363636364</text:p>
          </table:table-cell>
          <table:table-cell office:value-type="float" office:value="23.6545454545455" calcext:value-type="float">
            <text:p>23.6545454545455</text:p>
          </table:table-cell>
          <table:table-cell office:value-type="float" office:value="31.0727272727273" calcext:value-type="float">
            <text:p>31.0727272727273</text:p>
          </table:table-cell>
          <table:table-cell office:value-type="float" office:value="31.1272727272727" calcext:value-type="float">
            <text:p>31.1272727272727</text:p>
          </table:table-cell>
          <table:table-cell office:value-type="float" office:value="19.8181818181818" calcext:value-type="float">
            <text:p>19.8181818181818</text:p>
          </table:table-cell>
          <table:table-cell office:value-type="float" office:value="24.9090909090909" calcext:value-type="float">
            <text:p>24.9090909090909</text:p>
          </table:table-cell>
          <table:table-cell office:value-type="float" office:value="44.1090909090909" calcext:value-type="float">
            <text:p>44.1090909090909</text:p>
          </table:table-cell>
          <table:table-cell office:value-type="float" office:value="11.4363636363636" calcext:value-type="float">
            <text:p>11.4363636363636</text:p>
          </table:table-cell>
          <table:table-cell office:value-type="float" office:value="21.8727272727273" calcext:value-type="float">
            <text:p>21.8727272727273</text:p>
          </table:table-cell>
          <table:table-cell office:value-type="float" office:value="45.1636363636364" calcext:value-type="float">
            <text:p>45.1636363636364</text:p>
          </table:table-cell>
        </table:table-row>
        <table:table-row table:style-name="ro1">
          <table:table-cell office:value-type="float" office:value="1555509768" calcext:value-type="float">
            <text:p>1555509768</text:p>
          </table:table-cell>
          <table:table-cell office:value-type="float" office:value="15.7090909090909" calcext:value-type="float">
            <text:p>15.7090909090909</text:p>
          </table:table-cell>
          <table:table-cell office:value-type="float" office:value="42.2727272727273" calcext:value-type="float">
            <text:p>42.2727272727273</text:p>
          </table:table-cell>
          <table:table-cell office:value-type="float" office:value="15.1090909090909" calcext:value-type="float">
            <text:p>15.1090909090909</text:p>
          </table:table-cell>
          <table:table-cell office:value-type="float" office:value="28.6545454545455" calcext:value-type="float">
            <text:p>28.6545454545455</text:p>
          </table:table-cell>
          <table:table-cell office:value-type="float" office:value="20.1090909090909" calcext:value-type="float">
            <text:p>20.1090909090909</text:p>
          </table:table-cell>
          <table:table-cell office:value-type="float" office:value="31.5818181818182" calcext:value-type="float">
            <text:p>31.5818181818182</text:p>
          </table:table-cell>
          <table:table-cell office:value-type="float" office:value="27.1454545454545" calcext:value-type="float">
            <text:p>27.1454545454545</text:p>
          </table:table-cell>
          <table:table-cell office:value-type="float" office:value="37.6363636363636" calcext:value-type="float">
            <text:p>37.6363636363636</text:p>
          </table:table-cell>
          <table:table-cell office:value-type="float" office:value="34.0363636363636" calcext:value-type="float">
            <text:p>34.0363636363636</text:p>
          </table:table-cell>
          <table:table-cell office:value-type="float" office:value="22.8181818181818" calcext:value-type="float">
            <text:p>22.8181818181818</text:p>
          </table:table-cell>
          <table:table-cell office:value-type="float" office:value="33.6727272727273" calcext:value-type="float">
            <text:p>33.6727272727273</text:p>
          </table:table-cell>
          <table:table-cell office:value-type="float" office:value="53.5454545454545" calcext:value-type="float">
            <text:p>53.5454545454545</text:p>
          </table:table-cell>
          <table:table-cell office:value-type="float" office:value="13.4363636363636" calcext:value-type="float">
            <text:p>13.4363636363636</text:p>
          </table:table-cell>
          <table:table-cell office:value-type="float" office:value="24.6181818181818" calcext:value-type="float">
            <text:p>24.6181818181818</text:p>
          </table:table-cell>
          <table:table-cell office:value-type="float" office:value="52.1818181818182" calcext:value-type="float">
            <text:p>52.1818181818182</text:p>
          </table:table-cell>
        </table:table-row>
        <table:table-row table:style-name="ro1">
          <table:table-cell office:value-type="float" office:value="1555509771" calcext:value-type="float">
            <text:p>1555509771</text:p>
          </table:table-cell>
          <table:table-cell office:value-type="float" office:value="15.7090909090909" calcext:value-type="float">
            <text:p>15.7090909090909</text:p>
          </table:table-cell>
          <table:table-cell office:value-type="float" office:value="42.2727272727273" calcext:value-type="float">
            <text:p>42.2727272727273</text:p>
          </table:table-cell>
          <table:table-cell office:value-type="float" office:value="15.1090909090909" calcext:value-type="float">
            <text:p>15.1090909090909</text:p>
          </table:table-cell>
          <table:table-cell office:value-type="float" office:value="28.6545454545455" calcext:value-type="float">
            <text:p>28.6545454545455</text:p>
          </table:table-cell>
          <table:table-cell office:value-type="float" office:value="20.1090909090909" calcext:value-type="float">
            <text:p>20.1090909090909</text:p>
          </table:table-cell>
          <table:table-cell office:value-type="float" office:value="31.5818181818182" calcext:value-type="float">
            <text:p>31.5818181818182</text:p>
          </table:table-cell>
          <table:table-cell office:value-type="float" office:value="27.1454545454545" calcext:value-type="float">
            <text:p>27.1454545454545</text:p>
          </table:table-cell>
          <table:table-cell office:value-type="float" office:value="37.6363636363636" calcext:value-type="float">
            <text:p>37.6363636363636</text:p>
          </table:table-cell>
          <table:table-cell office:value-type="float" office:value="34.0363636363636" calcext:value-type="float">
            <text:p>34.0363636363636</text:p>
          </table:table-cell>
          <table:table-cell office:value-type="float" office:value="22.8181818181818" calcext:value-type="float">
            <text:p>22.8181818181818</text:p>
          </table:table-cell>
          <table:table-cell office:value-type="float" office:value="33.6727272727273" calcext:value-type="float">
            <text:p>33.6727272727273</text:p>
          </table:table-cell>
          <table:table-cell office:value-type="float" office:value="53.5454545454545" calcext:value-type="float">
            <text:p>53.5454545454545</text:p>
          </table:table-cell>
          <table:table-cell office:value-type="float" office:value="13.4363636363636" calcext:value-type="float">
            <text:p>13.4363636363636</text:p>
          </table:table-cell>
          <table:table-cell office:value-type="float" office:value="24.6181818181818" calcext:value-type="float">
            <text:p>24.6181818181818</text:p>
          </table:table-cell>
          <table:table-cell office:value-type="float" office:value="52.1818181818182" calcext:value-type="float">
            <text:p>52.1818181818182</text:p>
          </table:table-cell>
        </table:table-row>
        <table:table-row table:style-name="ro1">
          <table:table-cell office:value-type="float" office:value="1555509774" calcext:value-type="float">
            <text:p>1555509774</text:p>
          </table:table-cell>
          <table:table-cell office:value-type="float" office:value="17.0181818181818" calcext:value-type="float">
            <text:p>17.0181818181818</text:p>
          </table:table-cell>
          <table:table-cell office:value-type="float" office:value="45.9090909090909" calcext:value-type="float">
            <text:p>45.9090909090909</text:p>
          </table:table-cell>
          <table:table-cell office:value-type="float" office:value="15.6909090909091" calcext:value-type="float">
            <text:p>15.6909090909091</text:p>
          </table:table-cell>
          <table:table-cell office:value-type="float" office:value="34.0545454545454" calcext:value-type="float">
            <text:p>34.0545454545454</text:p>
          </table:table-cell>
          <table:table-cell office:value-type="float" office:value="21.7818181818182" calcext:value-type="float">
            <text:p>21.7818181818182</text:p>
          </table:table-cell>
          <table:table-cell office:value-type="float" office:value="33.3818181818182" calcext:value-type="float">
            <text:p>33.3818181818182</text:p>
          </table:table-cell>
          <table:table-cell office:value-type="float" office:value="30.4181818181818" calcext:value-type="float">
            <text:p>30.4181818181818</text:p>
          </table:table-cell>
          <table:table-cell office:value-type="float" office:value="39.7090909090909" calcext:value-type="float">
            <text:p>39.7090909090909</text:p>
          </table:table-cell>
          <table:table-cell office:value-type="float" office:value="39.5818181818182" calcext:value-type="float">
            <text:p>39.5818181818182</text:p>
          </table:table-cell>
          <table:table-cell office:value-type="float" office:value="25.1090909090909" calcext:value-type="float">
            <text:p>25.1090909090909</text:p>
          </table:table-cell>
          <table:table-cell office:value-type="float" office:value="39.0181818181818" calcext:value-type="float">
            <text:p>39.0181818181818</text:p>
          </table:table-cell>
          <table:table-cell office:value-type="float" office:value="57.3818181818182" calcext:value-type="float">
            <text:p>57.3818181818182</text:p>
          </table:table-cell>
          <table:table-cell office:value-type="float" office:value="17.6909090909091" calcext:value-type="float">
            <text:p>17.6909090909091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56.8363636363636" calcext:value-type="float">
            <text:p>56.8363636363636</text:p>
          </table:table-cell>
        </table:table-row>
        <table:table-row table:style-name="ro1">
          <table:table-cell office:value-type="float" office:value="1555509777" calcext:value-type="float">
            <text:p>1555509777</text:p>
          </table:table-cell>
          <table:table-cell office:value-type="float" office:value="17.0181818181818" calcext:value-type="float">
            <text:p>17.0181818181818</text:p>
          </table:table-cell>
          <table:table-cell office:value-type="float" office:value="45.9090909090909" calcext:value-type="float">
            <text:p>45.9090909090909</text:p>
          </table:table-cell>
          <table:table-cell office:value-type="float" office:value="15.6909090909091" calcext:value-type="float">
            <text:p>15.6909090909091</text:p>
          </table:table-cell>
          <table:table-cell office:value-type="float" office:value="34.0545454545454" calcext:value-type="float">
            <text:p>34.0545454545454</text:p>
          </table:table-cell>
          <table:table-cell office:value-type="float" office:value="21.7818181818182" calcext:value-type="float">
            <text:p>21.7818181818182</text:p>
          </table:table-cell>
          <table:table-cell office:value-type="float" office:value="33.3818181818182" calcext:value-type="float">
            <text:p>33.3818181818182</text:p>
          </table:table-cell>
          <table:table-cell office:value-type="float" office:value="30.4181818181818" calcext:value-type="float">
            <text:p>30.4181818181818</text:p>
          </table:table-cell>
          <table:table-cell office:value-type="float" office:value="39.7090909090909" calcext:value-type="float">
            <text:p>39.7090909090909</text:p>
          </table:table-cell>
          <table:table-cell office:value-type="float" office:value="39.5818181818182" calcext:value-type="float">
            <text:p>39.5818181818182</text:p>
          </table:table-cell>
          <table:table-cell office:value-type="float" office:value="25.1090909090909" calcext:value-type="float">
            <text:p>25.1090909090909</text:p>
          </table:table-cell>
          <table:table-cell office:value-type="float" office:value="39.0181818181818" calcext:value-type="float">
            <text:p>39.0181818181818</text:p>
          </table:table-cell>
          <table:table-cell office:value-type="float" office:value="57.3818181818182" calcext:value-type="float">
            <text:p>57.3818181818182</text:p>
          </table:table-cell>
          <table:table-cell office:value-type="float" office:value="17.6909090909091" calcext:value-type="float">
            <text:p>17.6909090909091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56.8363636363636" calcext:value-type="float">
            <text:p>56.8363636363636</text:p>
          </table:table-cell>
        </table:table-row>
        <table:table-row table:style-name="ro1">
          <table:table-cell office:value-type="float" office:value="1555509780" calcext:value-type="float">
            <text:p>1555509780</text:p>
          </table:table-cell>
          <table:table-cell office:value-type="float" office:value="17.0181818181818" calcext:value-type="float">
            <text:p>17.0181818181818</text:p>
          </table:table-cell>
          <table:table-cell office:value-type="float" office:value="45.9090909090909" calcext:value-type="float">
            <text:p>45.9090909090909</text:p>
          </table:table-cell>
          <table:table-cell office:value-type="float" office:value="15.6909090909091" calcext:value-type="float">
            <text:p>15.6909090909091</text:p>
          </table:table-cell>
          <table:table-cell office:value-type="float" office:value="34.0545454545454" calcext:value-type="float">
            <text:p>34.0545454545454</text:p>
          </table:table-cell>
          <table:table-cell office:value-type="float" office:value="21.7818181818182" calcext:value-type="float">
            <text:p>21.7818181818182</text:p>
          </table:table-cell>
          <table:table-cell office:value-type="float" office:value="33.3818181818182" calcext:value-type="float">
            <text:p>33.3818181818182</text:p>
          </table:table-cell>
          <table:table-cell office:value-type="float" office:value="30.4181818181818" calcext:value-type="float">
            <text:p>30.4181818181818</text:p>
          </table:table-cell>
          <table:table-cell office:value-type="float" office:value="39.7090909090909" calcext:value-type="float">
            <text:p>39.7090909090909</text:p>
          </table:table-cell>
          <table:table-cell office:value-type="float" office:value="39.5818181818182" calcext:value-type="float">
            <text:p>39.5818181818182</text:p>
          </table:table-cell>
          <table:table-cell office:value-type="float" office:value="25.1090909090909" calcext:value-type="float">
            <text:p>25.1090909090909</text:p>
          </table:table-cell>
          <table:table-cell office:value-type="float" office:value="39.0181818181818" calcext:value-type="float">
            <text:p>39.0181818181818</text:p>
          </table:table-cell>
          <table:table-cell office:value-type="float" office:value="57.3818181818182" calcext:value-type="float">
            <text:p>57.3818181818182</text:p>
          </table:table-cell>
          <table:table-cell office:value-type="float" office:value="17.6909090909091" calcext:value-type="float">
            <text:p>17.6909090909091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56.8363636363636" calcext:value-type="float">
            <text:p>56.8363636363636</text:p>
          </table:table-cell>
        </table:table-row>
        <table:table-row table:style-name="ro1">
          <table:table-cell office:value-type="float" office:value="1555509783" calcext:value-type="float">
            <text:p>1555509783</text:p>
          </table:table-cell>
          <table:table-cell office:value-type="float" office:value="17.0181818181818" calcext:value-type="float">
            <text:p>17.0181818181818</text:p>
          </table:table-cell>
          <table:table-cell office:value-type="float" office:value="45.9090909090909" calcext:value-type="float">
            <text:p>45.9090909090909</text:p>
          </table:table-cell>
          <table:table-cell office:value-type="float" office:value="15.6909090909091" calcext:value-type="float">
            <text:p>15.6909090909091</text:p>
          </table:table-cell>
          <table:table-cell office:value-type="float" office:value="34.0545454545454" calcext:value-type="float">
            <text:p>34.0545454545454</text:p>
          </table:table-cell>
          <table:table-cell office:value-type="float" office:value="21.7818181818182" calcext:value-type="float">
            <text:p>21.7818181818182</text:p>
          </table:table-cell>
          <table:table-cell office:value-type="float" office:value="33.3818181818182" calcext:value-type="float">
            <text:p>33.3818181818182</text:p>
          </table:table-cell>
          <table:table-cell office:value-type="float" office:value="30.4181818181818" calcext:value-type="float">
            <text:p>30.4181818181818</text:p>
          </table:table-cell>
          <table:table-cell office:value-type="float" office:value="39.7090909090909" calcext:value-type="float">
            <text:p>39.7090909090909</text:p>
          </table:table-cell>
          <table:table-cell office:value-type="float" office:value="39.5818181818182" calcext:value-type="float">
            <text:p>39.5818181818182</text:p>
          </table:table-cell>
          <table:table-cell office:value-type="float" office:value="25.1090909090909" calcext:value-type="float">
            <text:p>25.1090909090909</text:p>
          </table:table-cell>
          <table:table-cell office:value-type="float" office:value="39.0181818181818" calcext:value-type="float">
            <text:p>39.0181818181818</text:p>
          </table:table-cell>
          <table:table-cell office:value-type="float" office:value="57.3818181818182" calcext:value-type="float">
            <text:p>57.3818181818182</text:p>
          </table:table-cell>
          <table:table-cell office:value-type="float" office:value="17.6909090909091" calcext:value-type="float">
            <text:p>17.6909090909091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56.8363636363636" calcext:value-type="float">
            <text:p>56.8363636363636</text:p>
          </table:table-cell>
        </table:table-row>
        <table:table-row table:style-name="ro1">
          <table:table-cell office:value-type="float" office:value="1555509786" calcext:value-type="float">
            <text:p>1555509786</text:p>
          </table:table-cell>
          <table:table-cell office:value-type="float" office:value="17.0181818181818" calcext:value-type="float">
            <text:p>17.0181818181818</text:p>
          </table:table-cell>
          <table:table-cell office:value-type="float" office:value="45.9090909090909" calcext:value-type="float">
            <text:p>45.9090909090909</text:p>
          </table:table-cell>
          <table:table-cell office:value-type="float" office:value="15.6909090909091" calcext:value-type="float">
            <text:p>15.6909090909091</text:p>
          </table:table-cell>
          <table:table-cell office:value-type="float" office:value="34.0545454545454" calcext:value-type="float">
            <text:p>34.0545454545454</text:p>
          </table:table-cell>
          <table:table-cell office:value-type="float" office:value="21.7818181818182" calcext:value-type="float">
            <text:p>21.7818181818182</text:p>
          </table:table-cell>
          <table:table-cell office:value-type="float" office:value="33.3818181818182" calcext:value-type="float">
            <text:p>33.3818181818182</text:p>
          </table:table-cell>
          <table:table-cell office:value-type="float" office:value="30.4181818181818" calcext:value-type="float">
            <text:p>30.4181818181818</text:p>
          </table:table-cell>
          <table:table-cell office:value-type="float" office:value="39.7090909090909" calcext:value-type="float">
            <text:p>39.7090909090909</text:p>
          </table:table-cell>
          <table:table-cell office:value-type="float" office:value="39.5818181818182" calcext:value-type="float">
            <text:p>39.5818181818182</text:p>
          </table:table-cell>
          <table:table-cell office:value-type="float" office:value="25.1090909090909" calcext:value-type="float">
            <text:p>25.1090909090909</text:p>
          </table:table-cell>
          <table:table-cell office:value-type="float" office:value="39.0181818181818" calcext:value-type="float">
            <text:p>39.0181818181818</text:p>
          </table:table-cell>
          <table:table-cell office:value-type="float" office:value="57.3818181818182" calcext:value-type="float">
            <text:p>57.3818181818182</text:p>
          </table:table-cell>
          <table:table-cell office:value-type="float" office:value="17.6909090909091" calcext:value-type="float">
            <text:p>17.6909090909091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56.8363636363636" calcext:value-type="float">
            <text:p>56.8363636363636</text:p>
          </table:table-cell>
        </table:table-row>
        <table:table-row table:style-name="ro1">
          <table:table-cell office:value-type="float" office:value="1555509789" calcext:value-type="float">
            <text:p>1555509789</text:p>
          </table:table-cell>
          <table:table-cell office:value-type="float" office:value="15" calcext:value-type="float">
            <text:p>15</text:p>
          </table:table-cell>
          <table:table-cell office:value-type="float" office:value="39.8545454545455" calcext:value-type="float">
            <text:p>39.8545454545455</text:p>
          </table:table-cell>
          <table:table-cell office:value-type="float" office:value="14.1636363636364" calcext:value-type="float">
            <text:p>14.1636363636364</text:p>
          </table:table-cell>
          <table:table-cell office:value-type="float" office:value="29.5454545454545" calcext:value-type="float">
            <text:p>29.5454545454545</text:p>
          </table:table-cell>
          <table:table-cell office:value-type="float" office:value="18.3636363636364" calcext:value-type="float">
            <text:p>18.3636363636364</text:p>
          </table:table-cell>
          <table:table-cell office:value-type="float" office:value="31.2545454545454" calcext:value-type="float">
            <text:p>31.2545454545454</text:p>
          </table:table-cell>
          <table:table-cell office:value-type="float" office:value="28.4" calcext:value-type="float">
            <text:p>28.4</text:p>
          </table:table-cell>
          <table:table-cell office:value-type="float" office:value="34.3272727272727" calcext:value-type="float">
            <text:p>34.3272727272727</text:p>
          </table:table-cell>
          <table:table-cell office:value-type="float" office:value="37.3090909090909" calcext:value-type="float">
            <text:p>37.3090909090909</text:p>
          </table:table-cell>
          <table:table-cell office:value-type="float" office:value="23.2727272727273" calcext:value-type="float">
            <text:p>23.2727272727273</text:p>
          </table:table-cell>
          <table:table-cell office:value-type="float" office:value="37.4363636363636" calcext:value-type="float">
            <text:p>37.4363636363636</text:p>
          </table:table-cell>
          <table:table-cell office:value-type="float" office:value="50.2363636363636" calcext:value-type="float">
            <text:p>50.2363636363636</text:p>
          </table:table-cell>
          <table:table-cell office:value-type="float" office:value="15.6545454545455" calcext:value-type="float">
            <text:p>15.6545454545455</text:p>
          </table:table-cell>
          <table:table-cell office:value-type="float" office:value="26.0181818181818" calcext:value-type="float">
            <text:p>26.0181818181818</text:p>
          </table:table-cell>
          <table:table-cell office:value-type="float" office:value="48.5272727272727" calcext:value-type="float">
            <text:p>48.5272727272727</text:p>
          </table:table-cell>
        </table:table-row>
        <table:table-row table:style-name="ro1">
          <table:table-cell office:value-type="float" office:value="1555509792" calcext:value-type="float">
            <text:p>1555509792</text:p>
          </table:table-cell>
          <table:table-cell office:value-type="float" office:value="18.2" calcext:value-type="float">
            <text:p>18.2</text:p>
          </table:table-cell>
          <table:table-cell office:value-type="float" office:value="33.9454545454545" calcext:value-type="float">
            <text:p>33.9454545454545</text:p>
          </table:table-cell>
          <table:table-cell office:value-type="float" office:value="15.3272727272727" calcext:value-type="float">
            <text:p>15.3272727272727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15.8909090909091" calcext:value-type="float">
            <text:p>15.8909090909091</text:p>
          </table:table-cell>
          <table:table-cell office:value-type="float" office:value="25.5454545454545" calcext:value-type="float">
            <text:p>25.5454545454545</text:p>
          </table:table-cell>
          <table:table-cell office:value-type="float" office:value="22.9454545454545" calcext:value-type="float">
            <text:p>22.9454545454545</text:p>
          </table:table-cell>
          <table:table-cell office:value-type="float" office:value="30.0363636363636" calcext:value-type="float">
            <text:p>30.0363636363636</text:p>
          </table:table-cell>
          <table:table-cell office:value-type="float" office:value="33.3818181818182" calcext:value-type="float">
            <text:p>33.3818181818182</text:p>
          </table:table-cell>
          <table:table-cell office:value-type="float" office:value="22.7818181818182" calcext:value-type="float">
            <text:p>22.7818181818182</text:p>
          </table:table-cell>
          <table:table-cell office:value-type="float" office:value="35.6545454545454" calcext:value-type="float">
            <text:p>35.6545454545454</text:p>
          </table:table-cell>
          <table:table-cell office:value-type="float" office:value="42.0909090909091" calcext:value-type="float">
            <text:p>42.0909090909091</text:p>
          </table:table-cell>
          <table:table-cell office:value-type="float" office:value="14.7454545454545" calcext:value-type="float">
            <text:p>14.7454545454545</text:p>
          </table:table-cell>
          <table:table-cell office:value-type="float" office:value="25.2363636363636" calcext:value-type="float">
            <text:p>25.2363636363636</text:p>
          </table:table-cell>
          <table:table-cell office:value-type="float" office:value="36.4181818181818" calcext:value-type="float">
            <text:p>36.4181818181818</text:p>
          </table:table-cell>
        </table:table-row>
        <table:table-row table:style-name="ro1">
          <table:table-cell office:value-type="float" office:value="1555509795" calcext:value-type="float">
            <text:p>1555509795</text:p>
          </table:table-cell>
          <table:table-cell office:value-type="float" office:value="18.2" calcext:value-type="float">
            <text:p>18.2</text:p>
          </table:table-cell>
          <table:table-cell office:value-type="float" office:value="33.9454545454545" calcext:value-type="float">
            <text:p>33.9454545454545</text:p>
          </table:table-cell>
          <table:table-cell office:value-type="float" office:value="15.3272727272727" calcext:value-type="float">
            <text:p>15.3272727272727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15.8909090909091" calcext:value-type="float">
            <text:p>15.8909090909091</text:p>
          </table:table-cell>
          <table:table-cell office:value-type="float" office:value="25.5454545454545" calcext:value-type="float">
            <text:p>25.5454545454545</text:p>
          </table:table-cell>
          <table:table-cell office:value-type="float" office:value="22.9454545454545" calcext:value-type="float">
            <text:p>22.9454545454545</text:p>
          </table:table-cell>
          <table:table-cell office:value-type="float" office:value="30.0363636363636" calcext:value-type="float">
            <text:p>30.0363636363636</text:p>
          </table:table-cell>
          <table:table-cell office:value-type="float" office:value="33.3818181818182" calcext:value-type="float">
            <text:p>33.3818181818182</text:p>
          </table:table-cell>
          <table:table-cell office:value-type="float" office:value="22.7818181818182" calcext:value-type="float">
            <text:p>22.7818181818182</text:p>
          </table:table-cell>
          <table:table-cell office:value-type="float" office:value="35.6545454545454" calcext:value-type="float">
            <text:p>35.6545454545454</text:p>
          </table:table-cell>
          <table:table-cell office:value-type="float" office:value="42.0909090909091" calcext:value-type="float">
            <text:p>42.0909090909091</text:p>
          </table:table-cell>
          <table:table-cell office:value-type="float" office:value="14.7454545454545" calcext:value-type="float">
            <text:p>14.7454545454545</text:p>
          </table:table-cell>
          <table:table-cell office:value-type="float" office:value="25.2363636363636" calcext:value-type="float">
            <text:p>25.2363636363636</text:p>
          </table:table-cell>
          <table:table-cell office:value-type="float" office:value="36.4181818181818" calcext:value-type="float">
            <text:p>36.4181818181818</text:p>
          </table:table-cell>
        </table:table-row>
        <table:table-row table:style-name="ro1">
          <table:table-cell office:value-type="float" office:value="1555509798" calcext:value-type="float">
            <text:p>1555509798</text:p>
          </table:table-cell>
          <table:table-cell office:value-type="float" office:value="20.4181818181818" calcext:value-type="float">
            <text:p>20.4181818181818</text:p>
          </table:table-cell>
          <table:table-cell office:value-type="float" office:value="35.3818181818182" calcext:value-type="float">
            <text:p>35.3818181818182</text:p>
          </table:table-cell>
          <table:table-cell office:value-type="float" office:value="17.2545454545455" calcext:value-type="float">
            <text:p>17.2545454545455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18.1454545454545" calcext:value-type="float">
            <text:p>18.1454545454545</text:p>
          </table:table-cell>
          <table:table-cell office:value-type="float" office:value="22.9636363636364" calcext:value-type="float">
            <text:p>22.9636363636364</text:p>
          </table:table-cell>
          <table:table-cell office:value-type="float" office:value="22.6909090909091" calcext:value-type="float">
            <text:p>22.6909090909091</text:p>
          </table:table-cell>
          <table:table-cell office:value-type="float" office:value="28.8" calcext:value-type="float">
            <text:p>28.8</text:p>
          </table:table-cell>
          <table:table-cell office:value-type="float" office:value="33.9636363636364" calcext:value-type="float">
            <text:p>33.9636363636364</text:p>
          </table:table-cell>
          <table:table-cell office:value-type="float" office:value="25.0545454545455" calcext:value-type="float">
            <text:p>25.0545454545455</text:p>
          </table:table-cell>
          <table:table-cell office:value-type="float" office:value="36.5818181818182" calcext:value-type="float">
            <text:p>36.5818181818182</text:p>
          </table:table-cell>
          <table:table-cell office:value-type="float" office:value="43.7090909090909" calcext:value-type="float">
            <text:p>43.7090909090909</text:p>
          </table:table-cell>
          <table:table-cell office:value-type="float" office:value="15.9818181818182" calcext:value-type="float">
            <text:p>15.9818181818182</text:p>
          </table:table-cell>
          <table:table-cell office:value-type="float" office:value="25.5636363636364" calcext:value-type="float">
            <text:p>25.5636363636364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1555509801" calcext:value-type="float">
            <text:p>1555509801</text:p>
          </table:table-cell>
          <table:table-cell office:value-type="float" office:value="20.4181818181818" calcext:value-type="float">
            <text:p>20.4181818181818</text:p>
          </table:table-cell>
          <table:table-cell office:value-type="float" office:value="35.3818181818182" calcext:value-type="float">
            <text:p>35.3818181818182</text:p>
          </table:table-cell>
          <table:table-cell office:value-type="float" office:value="17.2545454545455" calcext:value-type="float">
            <text:p>17.2545454545455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18.1454545454545" calcext:value-type="float">
            <text:p>18.1454545454545</text:p>
          </table:table-cell>
          <table:table-cell office:value-type="float" office:value="22.9636363636364" calcext:value-type="float">
            <text:p>22.9636363636364</text:p>
          </table:table-cell>
          <table:table-cell office:value-type="float" office:value="22.6909090909091" calcext:value-type="float">
            <text:p>22.6909090909091</text:p>
          </table:table-cell>
          <table:table-cell office:value-type="float" office:value="28.8" calcext:value-type="float">
            <text:p>28.8</text:p>
          </table:table-cell>
          <table:table-cell office:value-type="float" office:value="33.9636363636364" calcext:value-type="float">
            <text:p>33.9636363636364</text:p>
          </table:table-cell>
          <table:table-cell office:value-type="float" office:value="25.0545454545455" calcext:value-type="float">
            <text:p>25.0545454545455</text:p>
          </table:table-cell>
          <table:table-cell office:value-type="float" office:value="36.5818181818182" calcext:value-type="float">
            <text:p>36.5818181818182</text:p>
          </table:table-cell>
          <table:table-cell office:value-type="float" office:value="43.7090909090909" calcext:value-type="float">
            <text:p>43.7090909090909</text:p>
          </table:table-cell>
          <table:table-cell office:value-type="float" office:value="15.9818181818182" calcext:value-type="float">
            <text:p>15.9818181818182</text:p>
          </table:table-cell>
          <table:table-cell office:value-type="float" office:value="25.5636363636364" calcext:value-type="float">
            <text:p>25.5636363636364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1555509804" calcext:value-type="float">
            <text:p>1555509804</text:p>
          </table:table-cell>
          <table:table-cell office:value-type="float" office:value="20.4181818181818" calcext:value-type="float">
            <text:p>20.4181818181818</text:p>
          </table:table-cell>
          <table:table-cell office:value-type="float" office:value="36.6363636363636" calcext:value-type="float">
            <text:p>36.6363636363636</text:p>
          </table:table-cell>
          <table:table-cell office:value-type="float" office:value="17.2545454545455" calcext:value-type="float">
            <text:p>17.2545454545455</text:p>
          </table:table-cell>
          <table:table-cell office:value-type="float" office:value="30.3090909090909" calcext:value-type="float">
            <text:p>30.3090909090909</text:p>
          </table:table-cell>
          <table:table-cell office:value-type="float" office:value="18.1454545454545" calcext:value-type="float">
            <text:p>18.1454545454545</text:p>
          </table:table-cell>
          <table:table-cell office:value-type="float" office:value="24.9454545454545" calcext:value-type="float">
            <text:p>24.9454545454545</text:p>
          </table:table-cell>
          <table:table-cell office:value-type="float" office:value="24.0909090909091" calcext:value-type="float">
            <text:p>24.0909090909091</text:p>
          </table:table-cell>
          <table:table-cell office:value-type="float" office:value="30.2" calcext:value-type="float">
            <text:p>30.2</text:p>
          </table:table-cell>
          <table:table-cell office:value-type="float" office:value="35.2545454545454" calcext:value-type="float">
            <text:p>35.2545454545454</text:p>
          </table:table-cell>
          <table:table-cell office:value-type="float" office:value="25.7454545454545" calcext:value-type="float">
            <text:p>25.7454545454545</text:p>
          </table:table-cell>
          <table:table-cell office:value-type="float" office:value="37.4909090909091" calcext:value-type="float">
            <text:p>37.4909090909091</text:p>
          </table:table-cell>
          <table:table-cell office:value-type="float" office:value="45.1454545454545" calcext:value-type="float">
            <text:p>45.1454545454545</text:p>
          </table:table-cell>
          <table:table-cell office:value-type="float" office:value="15.9818181818182" calcext:value-type="float">
            <text:p>15.9818181818182</text:p>
          </table:table-cell>
          <table:table-cell office:value-type="float" office:value="26.0545454545455" calcext:value-type="float">
            <text:p>26.0545454545455</text:p>
          </table:table-cell>
          <table:table-cell office:value-type="float" office:value="42.0363636363636" calcext:value-type="float">
            <text:p>42.0363636363636</text:p>
          </table:table-cell>
        </table:table-row>
        <table:table-row table:style-name="ro1">
          <table:table-cell office:value-type="float" office:value="1555509807" calcext:value-type="float">
            <text:p>1555509807</text:p>
          </table:table-cell>
          <table:table-cell office:value-type="float" office:value="20.4181818181818" calcext:value-type="float">
            <text:p>20.4181818181818</text:p>
          </table:table-cell>
          <table:table-cell office:value-type="float" office:value="36.6363636363636" calcext:value-type="float">
            <text:p>36.6363636363636</text:p>
          </table:table-cell>
          <table:table-cell office:value-type="float" office:value="17.2545454545455" calcext:value-type="float">
            <text:p>17.2545454545455</text:p>
          </table:table-cell>
          <table:table-cell office:value-type="float" office:value="30.3090909090909" calcext:value-type="float">
            <text:p>30.3090909090909</text:p>
          </table:table-cell>
          <table:table-cell office:value-type="float" office:value="18.1454545454545" calcext:value-type="float">
            <text:p>18.1454545454545</text:p>
          </table:table-cell>
          <table:table-cell office:value-type="float" office:value="24.9454545454545" calcext:value-type="float">
            <text:p>24.9454545454545</text:p>
          </table:table-cell>
          <table:table-cell office:value-type="float" office:value="24.0909090909091" calcext:value-type="float">
            <text:p>24.0909090909091</text:p>
          </table:table-cell>
          <table:table-cell office:value-type="float" office:value="30.2" calcext:value-type="float">
            <text:p>30.2</text:p>
          </table:table-cell>
          <table:table-cell office:value-type="float" office:value="35.2545454545454" calcext:value-type="float">
            <text:p>35.2545454545454</text:p>
          </table:table-cell>
          <table:table-cell office:value-type="float" office:value="25.7454545454545" calcext:value-type="float">
            <text:p>25.7454545454545</text:p>
          </table:table-cell>
          <table:table-cell office:value-type="float" office:value="37.4909090909091" calcext:value-type="float">
            <text:p>37.4909090909091</text:p>
          </table:table-cell>
          <table:table-cell office:value-type="float" office:value="45.1454545454545" calcext:value-type="float">
            <text:p>45.1454545454545</text:p>
          </table:table-cell>
          <table:table-cell office:value-type="float" office:value="15.9818181818182" calcext:value-type="float">
            <text:p>15.9818181818182</text:p>
          </table:table-cell>
          <table:table-cell office:value-type="float" office:value="26.0545454545455" calcext:value-type="float">
            <text:p>26.0545454545455</text:p>
          </table:table-cell>
          <table:table-cell office:value-type="float" office:value="42.0363636363636" calcext:value-type="float">
            <text:p>42.0363636363636</text:p>
          </table:table-cell>
        </table:table-row>
        <table:table-row table:style-name="ro1">
          <table:table-cell office:value-type="float" office:value="1555509810" calcext:value-type="float">
            <text:p>1555509810</text:p>
          </table:table-cell>
          <table:table-cell office:value-type="float" office:value="20.4181818181818" calcext:value-type="float">
            <text:p>20.4181818181818</text:p>
          </table:table-cell>
          <table:table-cell office:value-type="float" office:value="36.6363636363636" calcext:value-type="float">
            <text:p>36.6363636363636</text:p>
          </table:table-cell>
          <table:table-cell office:value-type="float" office:value="17.2545454545455" calcext:value-type="float">
            <text:p>17.2545454545455</text:p>
          </table:table-cell>
          <table:table-cell office:value-type="float" office:value="30.3090909090909" calcext:value-type="float">
            <text:p>30.3090909090909</text:p>
          </table:table-cell>
          <table:table-cell office:value-type="float" office:value="18.1454545454545" calcext:value-type="float">
            <text:p>18.1454545454545</text:p>
          </table:table-cell>
          <table:table-cell office:value-type="float" office:value="24.9454545454545" calcext:value-type="float">
            <text:p>24.9454545454545</text:p>
          </table:table-cell>
          <table:table-cell office:value-type="float" office:value="24.0909090909091" calcext:value-type="float">
            <text:p>24.0909090909091</text:p>
          </table:table-cell>
          <table:table-cell office:value-type="float" office:value="30.2" calcext:value-type="float">
            <text:p>30.2</text:p>
          </table:table-cell>
          <table:table-cell office:value-type="float" office:value="35.2545454545454" calcext:value-type="float">
            <text:p>35.2545454545454</text:p>
          </table:table-cell>
          <table:table-cell office:value-type="float" office:value="25.7454545454545" calcext:value-type="float">
            <text:p>25.7454545454545</text:p>
          </table:table-cell>
          <table:table-cell office:value-type="float" office:value="37.4909090909091" calcext:value-type="float">
            <text:p>37.4909090909091</text:p>
          </table:table-cell>
          <table:table-cell office:value-type="float" office:value="45.1454545454545" calcext:value-type="float">
            <text:p>45.1454545454545</text:p>
          </table:table-cell>
          <table:table-cell office:value-type="float" office:value="15.9818181818182" calcext:value-type="float">
            <text:p>15.9818181818182</text:p>
          </table:table-cell>
          <table:table-cell office:value-type="float" office:value="26.0545454545455" calcext:value-type="float">
            <text:p>26.0545454545455</text:p>
          </table:table-cell>
          <table:table-cell office:value-type="float" office:value="42.0363636363636" calcext:value-type="float">
            <text:p>42.0363636363636</text:p>
          </table:table-cell>
        </table:table-row>
        <table:table-row table:style-name="ro1">
          <table:table-cell office:value-type="float" office:value="1555509813" calcext:value-type="float">
            <text:p>1555509813</text:p>
          </table:table-cell>
          <table:table-cell office:value-type="float" office:value="16.3272727272727" calcext:value-type="float">
            <text:p>16.3272727272727</text:p>
          </table:table-cell>
          <table:table-cell office:value-type="float" office:value="21.7818181818182" calcext:value-type="float">
            <text:p>21.7818181818182</text:p>
          </table:table-cell>
          <table:table-cell office:value-type="float" office:value="15.4727272727273" calcext:value-type="float">
            <text:p>15.4727272727273</text:p>
          </table:table-cell>
          <table:table-cell office:value-type="float" office:value="19.7272727272727" calcext:value-type="float">
            <text:p>19.7272727272727</text:p>
          </table:table-cell>
          <table:table-cell office:value-type="float" office:value="14.6909090909091" calcext:value-type="float">
            <text:p>14.6909090909091</text:p>
          </table:table-cell>
          <table:table-cell office:value-type="float" office:value="17.7090909090909" calcext:value-type="float">
            <text:p>17.7090909090909</text:p>
          </table:table-cell>
          <table:table-cell office:value-type="float" office:value="14.7090909090909" calcext:value-type="float">
            <text:p>14.7090909090909</text:p>
          </table:table-cell>
          <table:table-cell office:value-type="float" office:value="23.3272727272727" calcext:value-type="float">
            <text:p>23.3272727272727</text:p>
          </table:table-cell>
          <table:table-cell office:value-type="float" office:value="21.4909090909091" calcext:value-type="float">
            <text:p>21.4909090909091</text:p>
          </table:table-cell>
          <table:table-cell office:value-type="float" office:value="21.0727272727273" calcext:value-type="float">
            <text:p>21.0727272727273</text:p>
          </table:table-cell>
          <table:table-cell office:value-type="float" office:value="28.0727272727273" calcext:value-type="float">
            <text:p>28.0727272727273</text:p>
          </table:table-cell>
          <table:table-cell office:value-type="float" office:value="27.3636363636364" calcext:value-type="float">
            <text:p>27.3636363636364</text:p>
          </table:table-cell>
          <table:table-cell office:value-type="float" office:value="11.4909090909091" calcext:value-type="float">
            <text:p>11.4909090909091</text:p>
          </table:table-cell>
          <table:table-cell office:value-type="float" office:value="16.2727272727273" calcext:value-type="float">
            <text:p>16.2727272727273</text:p>
          </table:table-cell>
          <table:table-cell office:value-type="float" office:value="28.4181818181818" calcext:value-type="float">
            <text:p>28.4181818181818</text:p>
          </table:table-cell>
        </table:table-row>
        <table:table-row table:style-name="ro1">
          <table:table-cell office:value-type="float" office:value="1555509816" calcext:value-type="float">
            <text:p>1555509816</text:p>
          </table:table-cell>
          <table:table-cell office:value-type="float" office:value="16.3272727272727" calcext:value-type="float">
            <text:p>16.3272727272727</text:p>
          </table:table-cell>
          <table:table-cell office:value-type="float" office:value="21.7818181818182" calcext:value-type="float">
            <text:p>21.7818181818182</text:p>
          </table:table-cell>
          <table:table-cell office:value-type="float" office:value="15.4727272727273" calcext:value-type="float">
            <text:p>15.4727272727273</text:p>
          </table:table-cell>
          <table:table-cell office:value-type="float" office:value="19.7272727272727" calcext:value-type="float">
            <text:p>19.7272727272727</text:p>
          </table:table-cell>
          <table:table-cell office:value-type="float" office:value="14.6909090909091" calcext:value-type="float">
            <text:p>14.6909090909091</text:p>
          </table:table-cell>
          <table:table-cell office:value-type="float" office:value="17.7090909090909" calcext:value-type="float">
            <text:p>17.7090909090909</text:p>
          </table:table-cell>
          <table:table-cell office:value-type="float" office:value="14.7090909090909" calcext:value-type="float">
            <text:p>14.7090909090909</text:p>
          </table:table-cell>
          <table:table-cell office:value-type="float" office:value="23.3272727272727" calcext:value-type="float">
            <text:p>23.3272727272727</text:p>
          </table:table-cell>
          <table:table-cell office:value-type="float" office:value="21.4909090909091" calcext:value-type="float">
            <text:p>21.4909090909091</text:p>
          </table:table-cell>
          <table:table-cell office:value-type="float" office:value="21.0727272727273" calcext:value-type="float">
            <text:p>21.0727272727273</text:p>
          </table:table-cell>
          <table:table-cell office:value-type="float" office:value="28.0727272727273" calcext:value-type="float">
            <text:p>28.0727272727273</text:p>
          </table:table-cell>
          <table:table-cell office:value-type="float" office:value="27.3636363636364" calcext:value-type="float">
            <text:p>27.3636363636364</text:p>
          </table:table-cell>
          <table:table-cell office:value-type="float" office:value="11.4909090909091" calcext:value-type="float">
            <text:p>11.4909090909091</text:p>
          </table:table-cell>
          <table:table-cell office:value-type="float" office:value="16.2727272727273" calcext:value-type="float">
            <text:p>16.2727272727273</text:p>
          </table:table-cell>
          <table:table-cell office:value-type="float" office:value="28.4181818181818" calcext:value-type="float">
            <text:p>28.4181818181818</text:p>
          </table:table-cell>
        </table:table-row>
        <table:table-row table:style-name="ro1">
          <table:table-cell office:value-type="float" office:value="1555509819" calcext:value-type="float">
            <text:p>1555509819</text:p>
          </table:table-cell>
          <table:table-cell office:value-type="float" office:value="16.3272727272727" calcext:value-type="float">
            <text:p>16.3272727272727</text:p>
          </table:table-cell>
          <table:table-cell office:value-type="float" office:value="20.8181818181818" calcext:value-type="float">
            <text:p>20.8181818181818</text:p>
          </table:table-cell>
          <table:table-cell office:value-type="float" office:value="15.4727272727273" calcext:value-type="float">
            <text:p>15.4727272727273</text:p>
          </table:table-cell>
          <table:table-cell office:value-type="float" office:value="18.8" calcext:value-type="float">
            <text:p>18.8</text:p>
          </table:table-cell>
          <table:table-cell office:value-type="float" office:value="14.6909090909091" calcext:value-type="float">
            <text:p>14.6909090909091</text:p>
          </table:table-cell>
          <table:table-cell office:value-type="float" office:value="16.5818181818182" calcext:value-type="float">
            <text:p>16.5818181818182</text:p>
          </table:table-cell>
          <table:table-cell office:value-type="float" office:value="13.5272727272727" calcext:value-type="float">
            <text:p>13.5272727272727</text:p>
          </table:table-cell>
          <table:table-cell office:value-type="float" office:value="19.0363636363636" calcext:value-type="float">
            <text:p>19.0363636363636</text:p>
          </table:table-cell>
          <table:table-cell office:value-type="float" office:value="17.8" calcext:value-type="float">
            <text:p>17.8</text:p>
          </table:table-cell>
          <table:table-cell office:value-type="float" office:value="15.8181818181818" calcext:value-type="float">
            <text:p>15.8181818181818</text:p>
          </table:table-cell>
          <table:table-cell office:value-type="float" office:value="23.3090909090909" calcext:value-type="float">
            <text:p>23.3090909090909</text:p>
          </table:table-cell>
          <table:table-cell office:value-type="float" office:value="26.2545454545455" calcext:value-type="float">
            <text:p>26.2545454545455</text:p>
          </table:table-cell>
          <table:table-cell office:value-type="float" office:value="11.4909090909091" calcext:value-type="float">
            <text:p>11.4909090909091</text:p>
          </table:table-cell>
          <table:table-cell office:value-type="float" office:value="14.9454545454545" calcext:value-type="float">
            <text:p>14.9454545454545</text:p>
          </table:table-cell>
          <table:table-cell office:value-type="float" office:value="27.2181818181818" calcext:value-type="float">
            <text:p>27.2181818181818</text:p>
          </table:table-cell>
        </table:table-row>
        <table:table-row table:style-name="ro1">
          <table:table-cell office:value-type="float" office:value="1555509822" calcext:value-type="float">
            <text:p>1555509822</text:p>
          </table:table-cell>
          <table:table-cell office:value-type="float" office:value="9.63636363636364" calcext:value-type="float">
            <text:p>9.63636363636364</text:p>
          </table:table-cell>
          <table:table-cell office:value-type="float" office:value="14.1272727272727" calcext:value-type="float">
            <text:p>14.1272727272727</text:p>
          </table:table-cell>
          <table:table-cell office:value-type="float" office:value="7.23636363636364" calcext:value-type="float">
            <text:p>7.23636363636364</text:p>
          </table:table-cell>
          <table:table-cell office:value-type="float" office:value="15.8545454545455" calcext:value-type="float">
            <text:p>15.8545454545455</text:p>
          </table:table-cell>
          <table:table-cell office:value-type="float" office:value="7.98181818181818" calcext:value-type="float">
            <text:p>7.98181818181818</text:p>
          </table:table-cell>
          <table:table-cell office:value-type="float" office:value="9.36363636363636" calcext:value-type="float">
            <text:p>9.36363636363636</text:p>
          </table:table-cell>
          <table:table-cell office:value-type="float" office:value="10.0363636363636" calcext:value-type="float">
            <text:p>10.0363636363636</text:p>
          </table:table-cell>
          <table:table-cell office:value-type="float" office:value="12.4727272727273" calcext:value-type="float">
            <text:p>12.4727272727273</text:p>
          </table:table-cell>
          <table:table-cell office:value-type="float" office:value="14.8909090909091" calcext:value-type="float">
            <text:p>14.8909090909091</text:p>
          </table:table-cell>
          <table:table-cell office:value-type="float" office:value="12.8181818181818" calcext:value-type="float">
            <text:p>12.8181818181818</text:p>
          </table:table-cell>
          <table:table-cell office:value-type="float" office:value="14.5454545454545" calcext:value-type="float">
            <text:p>14.5454545454545</text:p>
          </table:table-cell>
          <table:table-cell office:value-type="float" office:value="16.8181818181818" calcext:value-type="float">
            <text:p>16.8181818181818</text:p>
          </table:table-cell>
          <table:table-cell office:value-type="float" office:value="9.49090909090909" calcext:value-type="float">
            <text:p>9.49090909090909</text:p>
          </table:table-cell>
          <table:table-cell office:value-type="float" office:value="12.2" calcext:value-type="float">
            <text:p>12.2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1555509825" calcext:value-type="float">
            <text:p>1555509825</text:p>
          </table:table-cell>
          <table:table-cell office:value-type="float" office:value="9.63636363636364" calcext:value-type="float">
            <text:p>9.63636363636364</text:p>
          </table:table-cell>
          <table:table-cell office:value-type="float" office:value="14.1272727272727" calcext:value-type="float">
            <text:p>14.1272727272727</text:p>
          </table:table-cell>
          <table:table-cell office:value-type="float" office:value="7.23636363636364" calcext:value-type="float">
            <text:p>7.23636363636364</text:p>
          </table:table-cell>
          <table:table-cell office:value-type="float" office:value="15.8545454545455" calcext:value-type="float">
            <text:p>15.8545454545455</text:p>
          </table:table-cell>
          <table:table-cell office:value-type="float" office:value="7.98181818181818" calcext:value-type="float">
            <text:p>7.98181818181818</text:p>
          </table:table-cell>
          <table:table-cell office:value-type="float" office:value="9.36363636363636" calcext:value-type="float">
            <text:p>9.36363636363636</text:p>
          </table:table-cell>
          <table:table-cell office:value-type="float" office:value="10.0363636363636" calcext:value-type="float">
            <text:p>10.0363636363636</text:p>
          </table:table-cell>
          <table:table-cell office:value-type="float" office:value="12.4727272727273" calcext:value-type="float">
            <text:p>12.4727272727273</text:p>
          </table:table-cell>
          <table:table-cell office:value-type="float" office:value="14.8909090909091" calcext:value-type="float">
            <text:p>14.8909090909091</text:p>
          </table:table-cell>
          <table:table-cell office:value-type="float" office:value="12.8181818181818" calcext:value-type="float">
            <text:p>12.8181818181818</text:p>
          </table:table-cell>
          <table:table-cell office:value-type="float" office:value="14.5454545454545" calcext:value-type="float">
            <text:p>14.5454545454545</text:p>
          </table:table-cell>
          <table:table-cell office:value-type="float" office:value="16.8181818181818" calcext:value-type="float">
            <text:p>16.8181818181818</text:p>
          </table:table-cell>
          <table:table-cell office:value-type="float" office:value="9.49090909090909" calcext:value-type="float">
            <text:p>9.49090909090909</text:p>
          </table:table-cell>
          <table:table-cell office:value-type="float" office:value="12.2" calcext:value-type="float">
            <text:p>12.2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1555509828" calcext:value-type="float">
            <text:p>1555509828</text:p>
          </table:table-cell>
          <table:table-cell office:value-type="float" office:value="8.32727272727273" calcext:value-type="float">
            <text:p>8.32727272727273</text:p>
          </table:table-cell>
          <table:table-cell office:value-type="float" office:value="10.4909090909091" calcext:value-type="float">
            <text:p>10.4909090909091</text:p>
          </table:table-cell>
          <table:table-cell office:value-type="float" office:value="6.65454545454545" calcext:value-type="float">
            <text:p>6.65454545454545</text:p>
          </table:table-cell>
          <table:table-cell office:value-type="float" office:value="10.4545454545455" calcext:value-type="float">
            <text:p>10.4545454545455</text:p>
          </table:table-cell>
          <table:table-cell office:value-type="float" office:value="6.30909090909091" calcext:value-type="float">
            <text:p>6.30909090909091</text:p>
          </table:table-cell>
          <table:table-cell office:value-type="float" office:value="7.56363636363636" calcext:value-type="float">
            <text:p>7.56363636363636</text:p>
          </table:table-cell>
          <table:table-cell office:value-type="float" office:value="6.76363636363636" calcext:value-type="float">
            <text:p>6.76363636363636</text:p>
          </table:table-cell>
          <table:table-cell office:value-type="float" office:value="10.4" calcext:value-type="float">
            <text:p>10.4</text:p>
          </table:table-cell>
          <table:table-cell office:value-type="float" office:value="9.34545454545454" calcext:value-type="float">
            <text:p>9.34545454545454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9.2" calcext:value-type="float">
            <text:p>9.2</text:p>
          </table:table-cell>
          <table:table-cell office:value-type="float" office:value="12.9818181818182" calcext:value-type="float">
            <text:p>12.9818181818182</text:p>
          </table:table-cell>
          <table:table-cell office:value-type="float" office:value="5.23636363636364" calcext:value-type="float">
            <text:p>5.23636363636364</text:p>
          </table:table-cell>
          <table:table-cell office:value-type="float" office:value="7.72727272727273" calcext:value-type="float">
            <text:p>7.72727272727273</text:p>
          </table:table-cell>
          <table:table-cell office:value-type="float" office:value="15.5454545454545" calcext:value-type="float">
            <text:p>15.5454545454545</text:p>
          </table:table-cell>
        </table:table-row>
        <table:table-row table:style-name="ro1">
          <table:table-cell office:value-type="float" office:value="1555509831" calcext:value-type="float">
            <text:p>1555509831</text:p>
          </table:table-cell>
          <table:table-cell office:value-type="float" office:value="8.32727272727273" calcext:value-type="float">
            <text:p>8.32727272727273</text:p>
          </table:table-cell>
          <table:table-cell office:value-type="float" office:value="10.4909090909091" calcext:value-type="float">
            <text:p>10.4909090909091</text:p>
          </table:table-cell>
          <table:table-cell office:value-type="float" office:value="6.65454545454545" calcext:value-type="float">
            <text:p>6.65454545454545</text:p>
          </table:table-cell>
          <table:table-cell office:value-type="float" office:value="10.4545454545455" calcext:value-type="float">
            <text:p>10.4545454545455</text:p>
          </table:table-cell>
          <table:table-cell office:value-type="float" office:value="6.30909090909091" calcext:value-type="float">
            <text:p>6.30909090909091</text:p>
          </table:table-cell>
          <table:table-cell office:value-type="float" office:value="7.56363636363636" calcext:value-type="float">
            <text:p>7.56363636363636</text:p>
          </table:table-cell>
          <table:table-cell office:value-type="float" office:value="6.76363636363636" calcext:value-type="float">
            <text:p>6.76363636363636</text:p>
          </table:table-cell>
          <table:table-cell office:value-type="float" office:value="10.4" calcext:value-type="float">
            <text:p>10.4</text:p>
          </table:table-cell>
          <table:table-cell office:value-type="float" office:value="9.34545454545454" calcext:value-type="float">
            <text:p>9.34545454545454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9.2" calcext:value-type="float">
            <text:p>9.2</text:p>
          </table:table-cell>
          <table:table-cell office:value-type="float" office:value="12.9818181818182" calcext:value-type="float">
            <text:p>12.9818181818182</text:p>
          </table:table-cell>
          <table:table-cell office:value-type="float" office:value="5.23636363636364" calcext:value-type="float">
            <text:p>5.23636363636364</text:p>
          </table:table-cell>
          <table:table-cell office:value-type="float" office:value="7.72727272727273" calcext:value-type="float">
            <text:p>7.72727272727273</text:p>
          </table:table-cell>
          <table:table-cell office:value-type="float" office:value="15.5454545454545" calcext:value-type="float">
            <text:p>15.5454545454545</text:p>
          </table:table-cell>
        </table:table-row>
        <table:table-row table:style-name="ro1">
          <table:table-cell office:value-type="float" office:value="1555509834" calcext:value-type="float">
            <text:p>1555509834</text:p>
          </table:table-cell>
          <table:table-cell office:value-type="float" office:value="8.32727272727273" calcext:value-type="float">
            <text:p>8.32727272727273</text:p>
          </table:table-cell>
          <table:table-cell office:value-type="float" office:value="10.4909090909091" calcext:value-type="float">
            <text:p>10.4909090909091</text:p>
          </table:table-cell>
          <table:table-cell office:value-type="float" office:value="6.65454545454545" calcext:value-type="float">
            <text:p>6.65454545454545</text:p>
          </table:table-cell>
          <table:table-cell office:value-type="float" office:value="10.4545454545455" calcext:value-type="float">
            <text:p>10.4545454545455</text:p>
          </table:table-cell>
          <table:table-cell office:value-type="float" office:value="6.30909090909091" calcext:value-type="float">
            <text:p>6.30909090909091</text:p>
          </table:table-cell>
          <table:table-cell office:value-type="float" office:value="7.56363636363636" calcext:value-type="float">
            <text:p>7.56363636363636</text:p>
          </table:table-cell>
          <table:table-cell office:value-type="float" office:value="6.76363636363636" calcext:value-type="float">
            <text:p>6.76363636363636</text:p>
          </table:table-cell>
          <table:table-cell office:value-type="float" office:value="10.4" calcext:value-type="float">
            <text:p>10.4</text:p>
          </table:table-cell>
          <table:table-cell office:value-type="float" office:value="9.34545454545454" calcext:value-type="float">
            <text:p>9.34545454545454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9.2" calcext:value-type="float">
            <text:p>9.2</text:p>
          </table:table-cell>
          <table:table-cell office:value-type="float" office:value="12.9818181818182" calcext:value-type="float">
            <text:p>12.9818181818182</text:p>
          </table:table-cell>
          <table:table-cell office:value-type="float" office:value="5.23636363636364" calcext:value-type="float">
            <text:p>5.23636363636364</text:p>
          </table:table-cell>
          <table:table-cell office:value-type="float" office:value="7.72727272727273" calcext:value-type="float">
            <text:p>7.72727272727273</text:p>
          </table:table-cell>
          <table:table-cell office:value-type="float" office:value="15.5454545454545" calcext:value-type="float">
            <text:p>15.5454545454545</text:p>
          </table:table-cell>
        </table:table-row>
        <table:table-row table:style-name="ro1">
          <table:table-cell office:value-type="float" office:value="1555509837" calcext:value-type="float">
            <text:p>1555509837</text:p>
          </table:table-cell>
          <table:table-cell office:value-type="float" office:value="8.32727272727273" calcext:value-type="float">
            <text:p>8.32727272727273</text:p>
          </table:table-cell>
          <table:table-cell office:value-type="float" office:value="10.4909090909091" calcext:value-type="float">
            <text:p>10.4909090909091</text:p>
          </table:table-cell>
          <table:table-cell office:value-type="float" office:value="6.65454545454545" calcext:value-type="float">
            <text:p>6.65454545454545</text:p>
          </table:table-cell>
          <table:table-cell office:value-type="float" office:value="10.4545454545455" calcext:value-type="float">
            <text:p>10.4545454545455</text:p>
          </table:table-cell>
          <table:table-cell office:value-type="float" office:value="6.30909090909091" calcext:value-type="float">
            <text:p>6.30909090909091</text:p>
          </table:table-cell>
          <table:table-cell office:value-type="float" office:value="7.56363636363636" calcext:value-type="float">
            <text:p>7.56363636363636</text:p>
          </table:table-cell>
          <table:table-cell office:value-type="float" office:value="6.76363636363636" calcext:value-type="float">
            <text:p>6.76363636363636</text:p>
          </table:table-cell>
          <table:table-cell office:value-type="float" office:value="10.4" calcext:value-type="float">
            <text:p>10.4</text:p>
          </table:table-cell>
          <table:table-cell office:value-type="float" office:value="9.34545454545454" calcext:value-type="float">
            <text:p>9.34545454545454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9.2" calcext:value-type="float">
            <text:p>9.2</text:p>
          </table:table-cell>
          <table:table-cell office:value-type="float" office:value="12.9818181818182" calcext:value-type="float">
            <text:p>12.9818181818182</text:p>
          </table:table-cell>
          <table:table-cell office:value-type="float" office:value="5.23636363636364" calcext:value-type="float">
            <text:p>5.23636363636364</text:p>
          </table:table-cell>
          <table:table-cell office:value-type="float" office:value="7.72727272727273" calcext:value-type="float">
            <text:p>7.72727272727273</text:p>
          </table:table-cell>
          <table:table-cell office:value-type="float" office:value="15.5454545454545" calcext:value-type="float">
            <text:p>15.5454545454545</text:p>
          </table:table-cell>
        </table:table-row>
        <table:table-row table:style-name="ro1">
          <table:table-cell office:value-type="float" office:value="1555509840" calcext:value-type="float">
            <text:p>1555509840</text:p>
          </table:table-cell>
          <table:table-cell office:value-type="float" office:value="8.32727272727273" calcext:value-type="float">
            <text:p>8.32727272727273</text:p>
          </table:table-cell>
          <table:table-cell office:value-type="float" office:value="10.4909090909091" calcext:value-type="float">
            <text:p>10.4909090909091</text:p>
          </table:table-cell>
          <table:table-cell office:value-type="float" office:value="6.65454545454545" calcext:value-type="float">
            <text:p>6.65454545454545</text:p>
          </table:table-cell>
          <table:table-cell office:value-type="float" office:value="10.4545454545455" calcext:value-type="float">
            <text:p>10.4545454545455</text:p>
          </table:table-cell>
          <table:table-cell office:value-type="float" office:value="6.30909090909091" calcext:value-type="float">
            <text:p>6.30909090909091</text:p>
          </table:table-cell>
          <table:table-cell office:value-type="float" office:value="7.56363636363636" calcext:value-type="float">
            <text:p>7.56363636363636</text:p>
          </table:table-cell>
          <table:table-cell office:value-type="float" office:value="6.76363636363636" calcext:value-type="float">
            <text:p>6.76363636363636</text:p>
          </table:table-cell>
          <table:table-cell office:value-type="float" office:value="10.4" calcext:value-type="float">
            <text:p>10.4</text:p>
          </table:table-cell>
          <table:table-cell office:value-type="float" office:value="9.34545454545454" calcext:value-type="float">
            <text:p>9.34545454545454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9.2" calcext:value-type="float">
            <text:p>9.2</text:p>
          </table:table-cell>
          <table:table-cell office:value-type="float" office:value="12.9818181818182" calcext:value-type="float">
            <text:p>12.9818181818182</text:p>
          </table:table-cell>
          <table:table-cell office:value-type="float" office:value="5.23636363636364" calcext:value-type="float">
            <text:p>5.23636363636364</text:p>
          </table:table-cell>
          <table:table-cell office:value-type="float" office:value="7.72727272727273" calcext:value-type="float">
            <text:p>7.72727272727273</text:p>
          </table:table-cell>
          <table:table-cell office:value-type="float" office:value="15.5454545454545" calcext:value-type="float">
            <text:p>15.5454545454545</text:p>
          </table:table-cell>
        </table:table-row>
        <table:table-row table:style-name="ro1">
          <table:table-cell office:value-type="float" office:value="1555509843" calcext:value-type="float">
            <text:p>1555509843</text:p>
          </table:table-cell>
          <table:table-cell office:value-type="float" office:value="8.32727272727273" calcext:value-type="float">
            <text:p>8.32727272727273</text:p>
          </table:table-cell>
          <table:table-cell office:value-type="float" office:value="10.4909090909091" calcext:value-type="float">
            <text:p>10.4909090909091</text:p>
          </table:table-cell>
          <table:table-cell office:value-type="float" office:value="6.65454545454545" calcext:value-type="float">
            <text:p>6.65454545454545</text:p>
          </table:table-cell>
          <table:table-cell office:value-type="float" office:value="10.4545454545455" calcext:value-type="float">
            <text:p>10.4545454545455</text:p>
          </table:table-cell>
          <table:table-cell office:value-type="float" office:value="6.30909090909091" calcext:value-type="float">
            <text:p>6.30909090909091</text:p>
          </table:table-cell>
          <table:table-cell office:value-type="float" office:value="7.56363636363636" calcext:value-type="float">
            <text:p>7.56363636363636</text:p>
          </table:table-cell>
          <table:table-cell office:value-type="float" office:value="6.76363636363636" calcext:value-type="float">
            <text:p>6.76363636363636</text:p>
          </table:table-cell>
          <table:table-cell office:value-type="float" office:value="10.4" calcext:value-type="float">
            <text:p>10.4</text:p>
          </table:table-cell>
          <table:table-cell office:value-type="float" office:value="9.34545454545454" calcext:value-type="float">
            <text:p>9.34545454545454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9.2" calcext:value-type="float">
            <text:p>9.2</text:p>
          </table:table-cell>
          <table:table-cell office:value-type="float" office:value="12.9818181818182" calcext:value-type="float">
            <text:p>12.9818181818182</text:p>
          </table:table-cell>
          <table:table-cell office:value-type="float" office:value="5.23636363636364" calcext:value-type="float">
            <text:p>5.23636363636364</text:p>
          </table:table-cell>
          <table:table-cell office:value-type="float" office:value="7.72727272727273" calcext:value-type="float">
            <text:p>7.72727272727273</text:p>
          </table:table-cell>
          <table:table-cell office:value-type="float" office:value="15.5454545454545" calcext:value-type="float">
            <text:p>15.5454545454545</text:p>
          </table:table-cell>
        </table:table-row>
        <table:table-row table:style-name="ro1">
          <table:table-cell office:value-type="float" office:value="1555509846" calcext:value-type="float">
            <text:p>1555509846</text:p>
          </table:table-cell>
          <table:table-cell office:value-type="float" office:value="8.32727272727273" calcext:value-type="float">
            <text:p>8.32727272727273</text:p>
          </table:table-cell>
          <table:table-cell office:value-type="float" office:value="10.4909090909091" calcext:value-type="float">
            <text:p>10.4909090909091</text:p>
          </table:table-cell>
          <table:table-cell office:value-type="float" office:value="6.65454545454545" calcext:value-type="float">
            <text:p>6.65454545454545</text:p>
          </table:table-cell>
          <table:table-cell office:value-type="float" office:value="10.4545454545455" calcext:value-type="float">
            <text:p>10.4545454545455</text:p>
          </table:table-cell>
          <table:table-cell office:value-type="float" office:value="6.30909090909091" calcext:value-type="float">
            <text:p>6.30909090909091</text:p>
          </table:table-cell>
          <table:table-cell office:value-type="float" office:value="7.56363636363636" calcext:value-type="float">
            <text:p>7.56363636363636</text:p>
          </table:table-cell>
          <table:table-cell office:value-type="float" office:value="6.76363636363636" calcext:value-type="float">
            <text:p>6.76363636363636</text:p>
          </table:table-cell>
          <table:table-cell office:value-type="float" office:value="10.4" calcext:value-type="float">
            <text:p>10.4</text:p>
          </table:table-cell>
          <table:table-cell office:value-type="float" office:value="9.34545454545454" calcext:value-type="float">
            <text:p>9.34545454545454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9.2" calcext:value-type="float">
            <text:p>9.2</text:p>
          </table:table-cell>
          <table:table-cell office:value-type="float" office:value="12.9818181818182" calcext:value-type="float">
            <text:p>12.9818181818182</text:p>
          </table:table-cell>
          <table:table-cell office:value-type="float" office:value="5.23636363636364" calcext:value-type="float">
            <text:p>5.23636363636364</text:p>
          </table:table-cell>
          <table:table-cell office:value-type="float" office:value="7.72727272727273" calcext:value-type="float">
            <text:p>7.72727272727273</text:p>
          </table:table-cell>
          <table:table-cell office:value-type="float" office:value="15.5454545454545" calcext:value-type="float">
            <text:p>15.5454545454545</text:p>
          </table:table-cell>
        </table:table-row>
        <table:table-row table:style-name="ro1">
          <table:table-cell office:value-type="float" office:value="1555509849" calcext:value-type="float">
            <text:p>1555509849</text:p>
          </table:table-cell>
          <table:table-cell office:value-type="float" office:value="2.21818181818182" calcext:value-type="float">
            <text:p>2.21818181818182</text:p>
          </table:table-cell>
          <table:table-cell office:value-type="float" office:value="6.54545454545455" calcext:value-type="float">
            <text:p>6.54545454545455</text:p>
          </table:table-cell>
          <table:table-cell office:value-type="float" office:value="1.92727272727273" calcext:value-type="float">
            <text:p>1.92727272727273</text:p>
          </table:table-cell>
          <table:table-cell office:value-type="float" office:value="3.58181818181818" calcext:value-type="float">
            <text:p>3.58181818181818</text:p>
          </table:table-cell>
          <table:table-cell office:value-type="float" office:value="2.25454545454545" calcext:value-type="float">
            <text:p>2.25454545454545</text:p>
          </table:table-cell>
          <table:table-cell office:value-type="float" office:value="4.05454545454545" calcext:value-type="float">
            <text:p>4.05454545454545</text:p>
          </table:table-cell>
          <table:table-cell office:value-type="float" office:value="5.21818181818182" calcext:value-type="float">
            <text:p>5.21818181818182</text:p>
          </table:table-cell>
          <table:table-cell office:value-type="float" office:value="5.63636363636364" calcext:value-type="float">
            <text:p>5.63636363636364</text:p>
          </table:table-cell>
          <table:table-cell office:value-type="float" office:value="5.2" calcext:value-type="float">
            <text:p>5.2</text:p>
          </table:table-cell>
          <table:table-cell office:value-type="float" office:value="5.47272727272727" calcext:value-type="float">
            <text:p>5.47272727272727</text:p>
          </table:table-cell>
          <table:table-cell office:value-type="float" office:value="4.50909090909091" calcext:value-type="float">
            <text:p>4.50909090909091</text:p>
          </table:table-cell>
          <table:table-cell office:value-type="float" office:value="6.12727272727273" calcext:value-type="float">
            <text:p>6.12727272727273</text:p>
          </table:table-cell>
          <table:table-cell office:value-type="float" office:value="1.23636363636364" calcext:value-type="float">
            <text:p>1.23636363636364</text:p>
          </table:table-cell>
          <table:table-cell office:value-type="float" office:value="2.54545454545455" calcext:value-type="float">
            <text:p>2.54545454545455</text:p>
          </table:table-cell>
          <table:table-cell office:value-type="float" office:value="7.65454545454545" calcext:value-type="float">
            <text:p>7.65454545454545</text:p>
          </table:table-cell>
        </table:table-row>
        <table:table-row table:style-name="ro1">
          <table:table-cell office:value-type="float" office:value="1555509852" calcext:value-type="float">
            <text:p>1555509852</text:p>
          </table:table-cell>
          <table:table-cell office:value-type="float" office:value="0" calcext:value-type="float">
            <text:p>0</text:p>
          </table:table-cell>
          <table:table-cell office:value-type="float" office:value="1.25454545454545" calcext:value-type="float">
            <text:p>1.2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.21818181818182" calcext:value-type="float">
            <text:p>1.2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1.98181818181818" calcext:value-type="float">
            <text:p>1.9818181818181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29090909090909" calcext:value-type="float">
            <text:p>1.29090909090909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43636363636364" calcext:value-type="float">
            <text:p>1.4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0.490909090909091" calcext:value-type="float">
            <text:p>0.490909090909091</text:p>
          </table:table-cell>
          <table:table-cell office:value-type="float" office:value="1.23636363636364" calcext:value-type="float">
            <text:p>1.23636363636364</text:p>
          </table:table-cell>
        </table:table-row>
        <table:table-row table:style-name="ro1">
          <table:table-cell office:value-type="float" office:value="1555509855" calcext:value-type="float">
            <text:p>1555509855</text:p>
          </table:table-cell>
          <table:table-cell office:value-type="float" office:value="0" calcext:value-type="float">
            <text:p>0</text:p>
          </table:table-cell>
          <table:table-cell office:value-type="float" office:value="1.25454545454545" calcext:value-type="float">
            <text:p>1.2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.21818181818182" calcext:value-type="float">
            <text:p>1.2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1.98181818181818" calcext:value-type="float">
            <text:p>1.9818181818181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29090909090909" calcext:value-type="float">
            <text:p>1.29090909090909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43636363636364" calcext:value-type="float">
            <text:p>1.4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0.490909090909091" calcext:value-type="float">
            <text:p>0.490909090909091</text:p>
          </table:table-cell>
          <table:table-cell office:value-type="float" office:value="1.23636363636364" calcext:value-type="float">
            <text:p>1.23636363636364</text:p>
          </table:table-cell>
        </table:table-row>
        <table:table-row table:style-name="ro1">
          <table:table-cell office:value-type="float" office:value="1555509858" calcext:value-type="float">
            <text:p>155550985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861" calcext:value-type="float">
            <text:p>155550986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864" calcext:value-type="float">
            <text:p>155550986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867" calcext:value-type="float">
            <text:p>1555509867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870" calcext:value-type="float">
            <text:p>1555509870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873" calcext:value-type="float">
            <text:p>1555509873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876" calcext:value-type="float">
            <text:p>1555509876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879" calcext:value-type="float">
            <text:p>1555509879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882" calcext:value-type="float">
            <text:p>1555509882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885" calcext:value-type="float">
            <text:p>1555509885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888" calcext:value-type="float">
            <text:p>1555509888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891" calcext:value-type="float">
            <text:p>1555509891</text:p>
          </table:table-cell>
          <table:table-cell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7272727272727" calcext:value-type="float">
            <text:p>0.1272727272727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509894" calcext:value-type="float">
            <text:p>1555509894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6.12727272727273" calcext:value-type="float">
            <text:p>6.12727272727273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1.10909090909091" calcext:value-type="float">
            <text:p>1.10909090909091</text:p>
          </table:table-cell>
          <table:table-cell office:value-type="float" office:value="1.85454545454545" calcext:value-type="float">
            <text:p>1.85454545454545</text:p>
          </table:table-cell>
          <table:table-cell office:value-type="float" office:value="1.32727272727273" calcext:value-type="float">
            <text:p>1.32727272727273</text:p>
          </table:table-cell>
          <table:table-cell office:value-type="float" office:value="1.10909090909091" calcext:value-type="float">
            <text:p>1.10909090909091</text:p>
          </table:table-cell>
          <table:table-cell office:value-type="float" office:value="1" calcext:value-type="float">
            <text:p>1</text:p>
          </table:table-cell>
          <table:table-cell office:value-type="float" office:value="5.03636363636364" calcext:value-type="float">
            <text:p>5.03636363636364</text:p>
          </table:table-cell>
          <table:table-cell office:value-type="float" office:value="1.94545454545455" calcext:value-type="float">
            <text:p>1.94545454545455</text:p>
          </table:table-cell>
          <table:table-cell office:value-type="float" office:value="1.4" calcext:value-type="float">
            <text:p>1.4</text:p>
          </table:table-cell>
          <table:table-cell office:value-type="float" office:value="5.87272727272727" calcext:value-type="float">
            <text:p>5.87272727272727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6.07272727272727" calcext:value-type="float">
            <text:p>6.07272727272727</text:p>
          </table:table-cell>
        </table:table-row>
        <table:table-row table:style-name="ro1">
          <table:table-cell office:value-type="float" office:value="1555509897" calcext:value-type="float">
            <text:p>1555509897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13.0181818181818" calcext:value-type="float">
            <text:p>13.0181818181818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3.96363636363636" calcext:value-type="float">
            <text:p>3.96363636363636</text:p>
          </table:table-cell>
          <table:table-cell office:value-type="float" office:value="1.85454545454545" calcext:value-type="float">
            <text:p>1.85454545454545</text:p>
          </table:table-cell>
          <table:table-cell office:value-type="float" office:value="4.78181818181818" calcext:value-type="float">
            <text:p>4.78181818181818</text:p>
          </table:table-cell>
          <table:table-cell office:value-type="float" office:value="3.50909090909091" calcext:value-type="float">
            <text:p>3.50909090909091</text:p>
          </table:table-cell>
          <table:table-cell office:value-type="float" office:value="4.74545454545455" calcext:value-type="float">
            <text:p>4.74545454545455</text:p>
          </table:table-cell>
          <table:table-cell office:value-type="float" office:value="7.49090909090909" calcext:value-type="float">
            <text:p>7.49090909090909</text:p>
          </table:table-cell>
          <table:table-cell office:value-type="float" office:value="5.49090909090909" calcext:value-type="float">
            <text:p>5.49090909090909</text:p>
          </table:table-cell>
          <table:table-cell office:value-type="float" office:value="4.23636363636364" calcext:value-type="float">
            <text:p>4.23636363636364</text:p>
          </table:table-cell>
          <table:table-cell office:value-type="float" office:value="10.7636363636364" calcext:value-type="float">
            <text:p>10.7636363636364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2.87272727272727" calcext:value-type="float">
            <text:p>2.87272727272727</text:p>
          </table:table-cell>
          <table:table-cell office:value-type="float" office:value="11.1090909090909" calcext:value-type="float">
            <text:p>11.1090909090909</text:p>
          </table:table-cell>
        </table:table-row>
        <table:table-row table:style-name="ro1">
          <table:table-cell office:value-type="float" office:value="1555509900" calcext:value-type="float">
            <text:p>1555509900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13.0181818181818" calcext:value-type="float">
            <text:p>13.0181818181818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3.96363636363636" calcext:value-type="float">
            <text:p>3.96363636363636</text:p>
          </table:table-cell>
          <table:table-cell office:value-type="float" office:value="1.85454545454545" calcext:value-type="float">
            <text:p>1.85454545454545</text:p>
          </table:table-cell>
          <table:table-cell office:value-type="float" office:value="4.78181818181818" calcext:value-type="float">
            <text:p>4.78181818181818</text:p>
          </table:table-cell>
          <table:table-cell office:value-type="float" office:value="3.50909090909091" calcext:value-type="float">
            <text:p>3.50909090909091</text:p>
          </table:table-cell>
          <table:table-cell office:value-type="float" office:value="4.74545454545455" calcext:value-type="float">
            <text:p>4.74545454545455</text:p>
          </table:table-cell>
          <table:table-cell office:value-type="float" office:value="7.49090909090909" calcext:value-type="float">
            <text:p>7.49090909090909</text:p>
          </table:table-cell>
          <table:table-cell office:value-type="float" office:value="5.49090909090909" calcext:value-type="float">
            <text:p>5.49090909090909</text:p>
          </table:table-cell>
          <table:table-cell office:value-type="float" office:value="4.23636363636364" calcext:value-type="float">
            <text:p>4.23636363636364</text:p>
          </table:table-cell>
          <table:table-cell office:value-type="float" office:value="10.7636363636364" calcext:value-type="float">
            <text:p>10.7636363636364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2.87272727272727" calcext:value-type="float">
            <text:p>2.87272727272727</text:p>
          </table:table-cell>
          <table:table-cell office:value-type="float" office:value="11.1090909090909" calcext:value-type="float">
            <text:p>11.1090909090909</text:p>
          </table:table-cell>
        </table:table-row>
        <table:table-row table:style-name="ro1">
          <table:table-cell office:value-type="float" office:value="1555509903" calcext:value-type="float">
            <text:p>1555509903</text:p>
          </table:table-cell>
          <table:table-cell office:value-type="float" office:value="1.23636363636364" calcext:value-type="float">
            <text:p>1.23636363636364</text:p>
          </table:table-cell>
          <table:table-cell office:value-type="float" office:value="19.1272727272727" calcext:value-type="float">
            <text:p>19.1272727272727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8.4" calcext:value-type="float">
            <text:p>8.4</text:p>
          </table:table-cell>
          <table:table-cell office:value-type="float" office:value="2.32727272727273" calcext:value-type="float">
            <text:p>2.32727272727273</text:p>
          </table:table-cell>
          <table:table-cell office:value-type="float" office:value="6.12727272727273" calcext:value-type="float">
            <text:p>6.12727272727273</text:p>
          </table:table-cell>
          <table:table-cell office:value-type="float" office:value="8.50909090909091" calcext:value-type="float">
            <text:p>8.50909090909091</text:p>
          </table:table-cell>
          <table:table-cell office:value-type="float" office:value="8.12727272727273" calcext:value-type="float">
            <text:p>8.12727272727273</text:p>
          </table:table-cell>
          <table:table-cell office:value-type="float" office:value="12.8181818181818" calcext:value-type="float">
            <text:p>12.8181818181818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7.43636363636364" calcext:value-type="float">
            <text:p>7.43636363636364</text:p>
          </table:table-cell>
          <table:table-cell office:value-type="float" office:value="13.1272727272727" calcext:value-type="float">
            <text:p>13.1272727272727</text:p>
          </table:table-cell>
          <table:table-cell office:value-type="float" office:value="2.03636363636364" calcext:value-type="float">
            <text:p>2.03636363636364</text:p>
          </table:table-cell>
          <table:table-cell office:value-type="float" office:value="4.49090909090909" calcext:value-type="float">
            <text:p>4.49090909090909</text:p>
          </table:table-cell>
          <table:table-cell office:value-type="float" office:value="14.3454545454545" calcext:value-type="float">
            <text:p>14.3454545454545</text:p>
          </table:table-cell>
        </table:table-row>
        <table:table-row table:style-name="ro1">
          <table:table-cell office:value-type="float" office:value="1555509906" calcext:value-type="float">
            <text:p>1555509906</text:p>
          </table:table-cell>
          <table:table-cell office:value-type="float" office:value="1.23636363636364" calcext:value-type="float">
            <text:p>1.23636363636364</text:p>
          </table:table-cell>
          <table:table-cell office:value-type="float" office:value="19.1272727272727" calcext:value-type="float">
            <text:p>19.1272727272727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8.4" calcext:value-type="float">
            <text:p>8.4</text:p>
          </table:table-cell>
          <table:table-cell office:value-type="float" office:value="2.32727272727273" calcext:value-type="float">
            <text:p>2.32727272727273</text:p>
          </table:table-cell>
          <table:table-cell office:value-type="float" office:value="6.12727272727273" calcext:value-type="float">
            <text:p>6.12727272727273</text:p>
          </table:table-cell>
          <table:table-cell office:value-type="float" office:value="8.50909090909091" calcext:value-type="float">
            <text:p>8.50909090909091</text:p>
          </table:table-cell>
          <table:table-cell office:value-type="float" office:value="8.12727272727273" calcext:value-type="float">
            <text:p>8.12727272727273</text:p>
          </table:table-cell>
          <table:table-cell office:value-type="float" office:value="12.8181818181818" calcext:value-type="float">
            <text:p>12.8181818181818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7.43636363636364" calcext:value-type="float">
            <text:p>7.43636363636364</text:p>
          </table:table-cell>
          <table:table-cell office:value-type="float" office:value="13.1272727272727" calcext:value-type="float">
            <text:p>13.1272727272727</text:p>
          </table:table-cell>
          <table:table-cell office:value-type="float" office:value="2.03636363636364" calcext:value-type="float">
            <text:p>2.03636363636364</text:p>
          </table:table-cell>
          <table:table-cell office:value-type="float" office:value="4.49090909090909" calcext:value-type="float">
            <text:p>4.49090909090909</text:p>
          </table:table-cell>
          <table:table-cell office:value-type="float" office:value="14.3454545454545" calcext:value-type="float">
            <text:p>14.3454545454545</text:p>
          </table:table-cell>
        </table:table-row>
        <table:table-row table:style-name="ro1">
          <table:table-cell office:value-type="float" office:value="1555509909" calcext:value-type="float">
            <text:p>1555509909</text:p>
          </table:table-cell>
          <table:table-cell office:value-type="float" office:value="1.23636363636364" calcext:value-type="float">
            <text:p>1.23636363636364</text:p>
          </table:table-cell>
          <table:table-cell office:value-type="float" office:value="22.0909090909091" calcext:value-type="float">
            <text:p>22.0909090909091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14.2545454545455" calcext:value-type="float">
            <text:p>14.2545454545455</text:p>
          </table:table-cell>
          <table:table-cell office:value-type="float" office:value="2.32727272727273" calcext:value-type="float">
            <text:p>2.32727272727273</text:p>
          </table:table-cell>
          <table:table-cell office:value-type="float" office:value="7.58181818181818" calcext:value-type="float">
            <text:p>7.58181818181818</text:p>
          </table:table-cell>
          <table:table-cell office:value-type="float" office:value="9.67272727272727" calcext:value-type="float">
            <text:p>9.67272727272727</text:p>
          </table:table-cell>
          <table:table-cell office:value-type="float" office:value="10" calcext:value-type="float">
            <text:p>10</text:p>
          </table:table-cell>
          <table:table-cell office:value-type="float" office:value="16.6727272727273" calcext:value-type="float">
            <text:p>16.6727272727273</text:p>
          </table:table-cell>
          <table:table-cell office:value-type="float" office:value="10.8727272727273" calcext:value-type="float">
            <text:p>10.8727272727273</text:p>
          </table:table-cell>
          <table:table-cell office:value-type="float" office:value="11.5818181818182" calcext:value-type="float">
            <text:p>11.5818181818182</text:p>
          </table:table-cell>
          <table:table-cell office:value-type="float" office:value="16.0363636363636" calcext:value-type="float">
            <text:p>16.0363636363636</text:p>
          </table:table-cell>
          <table:table-cell office:value-type="float" office:value="2.03636363636364" calcext:value-type="float">
            <text:p>2.03636363636364</text:p>
          </table:table-cell>
          <table:table-cell office:value-type="float" office:value="9.43636363636364" calcext:value-type="float">
            <text:p>9.43636363636364</text:p>
          </table:table-cell>
          <table:table-cell office:value-type="float" office:value="20.1636363636364" calcext:value-type="float">
            <text:p>20.1636363636364</text:p>
          </table:table-cell>
        </table:table-row>
        <table:table-row table:style-name="ro1">
          <table:table-cell office:value-type="float" office:value="1555509912" calcext:value-type="float">
            <text:p>1555509912</text:p>
          </table:table-cell>
          <table:table-cell office:value-type="float" office:value="6.65454545454545" calcext:value-type="float">
            <text:p>6.65454545454545</text:p>
          </table:table-cell>
          <table:table-cell office:value-type="float" office:value="38.7454545454545" calcext:value-type="float">
            <text:p>38.7454545454545</text:p>
          </table:table-cell>
          <table:table-cell office:value-type="float" office:value="9.23636363636364" calcext:value-type="float">
            <text:p>9.23636363636364</text:p>
          </table:table-cell>
          <table:table-cell office:value-type="float" office:value="24.5272727272727" calcext:value-type="float">
            <text:p>24.5272727272727</text:p>
          </table:table-cell>
          <table:table-cell office:value-type="float" office:value="11.9090909090909" calcext:value-type="float">
            <text:p>11.9090909090909</text:p>
          </table:table-cell>
          <table:table-cell office:value-type="float" office:value="13.3454545454545" calcext:value-type="float">
            <text:p>13.3454545454545</text:p>
          </table:table-cell>
          <table:table-cell office:value-type="float" office:value="21.3454545454545" calcext:value-type="float">
            <text:p>21.3454545454545</text:p>
          </table:table-cell>
          <table:table-cell office:value-type="float" office:value="19.4" calcext:value-type="float">
            <text:p>19.4</text:p>
          </table:table-cell>
          <table:table-cell office:value-type="float" office:value="28.3272727272727" calcext:value-type="float">
            <text:p>28.3272727272727</text:p>
          </table:table-cell>
          <table:table-cell office:value-type="float" office:value="16.6181818181818" calcext:value-type="float">
            <text:p>16.6181818181818</text:p>
          </table:table-cell>
          <table:table-cell office:value-type="float" office:value="21.5454545454545" calcext:value-type="float">
            <text:p>21.5454545454545</text:p>
          </table:table-cell>
          <table:table-cell office:value-type="float" office:value="30.4181818181818" calcext:value-type="float">
            <text:p>30.4181818181818</text:p>
          </table:table-cell>
          <table:table-cell office:value-type="float" office:value="4.45454545454545" calcext:value-type="float">
            <text:p>4.45454545454545</text:p>
          </table:table-cell>
          <table:table-cell office:value-type="float" office:value="19.2363636363636" calcext:value-type="float">
            <text:p>19.2363636363636</text:p>
          </table:table-cell>
          <table:table-cell office:value-type="float" office:value="40.2545454545455" calcext:value-type="float">
            <text:p>40.2545454545455</text:p>
          </table:table-cell>
        </table:table-row>
        <table:table-row table:style-name="ro1">
          <table:table-cell office:value-type="float" office:value="1555509915" calcext:value-type="float">
            <text:p>1555509915</text:p>
          </table:table-cell>
          <table:table-cell office:value-type="float" office:value="6.65454545454545" calcext:value-type="float">
            <text:p>6.65454545454545</text:p>
          </table:table-cell>
          <table:table-cell office:value-type="float" office:value="38.7454545454545" calcext:value-type="float">
            <text:p>38.7454545454545</text:p>
          </table:table-cell>
          <table:table-cell office:value-type="float" office:value="9.23636363636364" calcext:value-type="float">
            <text:p>9.23636363636364</text:p>
          </table:table-cell>
          <table:table-cell office:value-type="float" office:value="24.5272727272727" calcext:value-type="float">
            <text:p>24.5272727272727</text:p>
          </table:table-cell>
          <table:table-cell office:value-type="float" office:value="11.9090909090909" calcext:value-type="float">
            <text:p>11.9090909090909</text:p>
          </table:table-cell>
          <table:table-cell office:value-type="float" office:value="13.3454545454545" calcext:value-type="float">
            <text:p>13.3454545454545</text:p>
          </table:table-cell>
          <table:table-cell office:value-type="float" office:value="21.3454545454545" calcext:value-type="float">
            <text:p>21.3454545454545</text:p>
          </table:table-cell>
          <table:table-cell office:value-type="float" office:value="19.4" calcext:value-type="float">
            <text:p>19.4</text:p>
          </table:table-cell>
          <table:table-cell office:value-type="float" office:value="28.3272727272727" calcext:value-type="float">
            <text:p>28.3272727272727</text:p>
          </table:table-cell>
          <table:table-cell office:value-type="float" office:value="16.6181818181818" calcext:value-type="float">
            <text:p>16.6181818181818</text:p>
          </table:table-cell>
          <table:table-cell office:value-type="float" office:value="21.5454545454545" calcext:value-type="float">
            <text:p>21.5454545454545</text:p>
          </table:table-cell>
          <table:table-cell office:value-type="float" office:value="30.4181818181818" calcext:value-type="float">
            <text:p>30.4181818181818</text:p>
          </table:table-cell>
          <table:table-cell office:value-type="float" office:value="4.45454545454545" calcext:value-type="float">
            <text:p>4.45454545454545</text:p>
          </table:table-cell>
          <table:table-cell office:value-type="float" office:value="19.2363636363636" calcext:value-type="float">
            <text:p>19.2363636363636</text:p>
          </table:table-cell>
          <table:table-cell office:value-type="float" office:value="40.2545454545455" calcext:value-type="float">
            <text:p>40.2545454545455</text:p>
          </table:table-cell>
        </table:table-row>
        <table:table-row table:style-name="ro1">
          <table:table-cell office:value-type="float" office:value="1555509918" calcext:value-type="float">
            <text:p>1555509918</text:p>
          </table:table-cell>
          <table:table-cell office:value-type="float" office:value="6.65454545454545" calcext:value-type="float">
            <text:p>6.65454545454545</text:p>
          </table:table-cell>
          <table:table-cell office:value-type="float" office:value="41.7090909090909" calcext:value-type="float">
            <text:p>41.7090909090909</text:p>
          </table:table-cell>
          <table:table-cell office:value-type="float" office:value="9.23636363636364" calcext:value-type="float">
            <text:p>9.23636363636364</text:p>
          </table:table-cell>
          <table:table-cell office:value-type="float" office:value="26.4181818181818" calcext:value-type="float">
            <text:p>26.4181818181818</text:p>
          </table:table-cell>
          <table:table-cell office:value-type="float" office:value="11.9090909090909" calcext:value-type="float">
            <text:p>11.9090909090909</text:p>
          </table:table-cell>
          <table:table-cell office:value-type="float" office:value="16.0727272727273" calcext:value-type="float">
            <text:p>16.0727272727273</text:p>
          </table:table-cell>
          <table:table-cell office:value-type="float" office:value="22.0181818181818" calcext:value-type="float">
            <text:p>22.0181818181818</text:p>
          </table:table-cell>
          <table:table-cell office:value-type="float" office:value="22.1272727272727" calcext:value-type="float">
            <text:p>22.1272727272727</text:p>
          </table:table-cell>
          <table:table-cell office:value-type="float" office:value="30.8909090909091" calcext:value-type="float">
            <text:p>30.8909090909091</text:p>
          </table:table-cell>
          <table:table-cell office:value-type="float" office:value="17.7272727272727" calcext:value-type="float">
            <text:p>17.7272727272727</text:p>
          </table:table-cell>
          <table:table-cell office:value-type="float" office:value="23.2545454545455" calcext:value-type="float">
            <text:p>23.2545454545455</text:p>
          </table:table-cell>
          <table:table-cell office:value-type="float" office:value="31.7636363636364" calcext:value-type="float">
            <text:p>31.7636363636364</text:p>
          </table:table-cell>
          <table:table-cell office:value-type="float" office:value="4.45454545454545" calcext:value-type="float">
            <text:p>4.45454545454545</text:p>
          </table:table-cell>
          <table:table-cell office:value-type="float" office:value="20.1454545454545" calcext:value-type="float">
            <text:p>20.1454545454545</text:p>
          </table:table-cell>
          <table:table-cell office:value-type="float" office:value="43.0181818181818" calcext:value-type="float">
            <text:p>43.0181818181818</text:p>
          </table:table-cell>
        </table:table-row>
        <table:table-row table:style-name="ro1">
          <table:table-cell office:value-type="float" office:value="1555509921" calcext:value-type="float">
            <text:p>1555509921</text:p>
          </table:table-cell>
          <table:table-cell office:value-type="float" office:value="6.65454545454545" calcext:value-type="float">
            <text:p>6.65454545454545</text:p>
          </table:table-cell>
          <table:table-cell office:value-type="float" office:value="41.7090909090909" calcext:value-type="float">
            <text:p>41.7090909090909</text:p>
          </table:table-cell>
          <table:table-cell office:value-type="float" office:value="9.23636363636364" calcext:value-type="float">
            <text:p>9.23636363636364</text:p>
          </table:table-cell>
          <table:table-cell office:value-type="float" office:value="26.4181818181818" calcext:value-type="float">
            <text:p>26.4181818181818</text:p>
          </table:table-cell>
          <table:table-cell office:value-type="float" office:value="11.9090909090909" calcext:value-type="float">
            <text:p>11.9090909090909</text:p>
          </table:table-cell>
          <table:table-cell office:value-type="float" office:value="16.0727272727273" calcext:value-type="float">
            <text:p>16.0727272727273</text:p>
          </table:table-cell>
          <table:table-cell office:value-type="float" office:value="22.0181818181818" calcext:value-type="float">
            <text:p>22.0181818181818</text:p>
          </table:table-cell>
          <table:table-cell office:value-type="float" office:value="22.1272727272727" calcext:value-type="float">
            <text:p>22.1272727272727</text:p>
          </table:table-cell>
          <table:table-cell office:value-type="float" office:value="30.8909090909091" calcext:value-type="float">
            <text:p>30.8909090909091</text:p>
          </table:table-cell>
          <table:table-cell office:value-type="float" office:value="17.7272727272727" calcext:value-type="float">
            <text:p>17.7272727272727</text:p>
          </table:table-cell>
          <table:table-cell office:value-type="float" office:value="23.2545454545455" calcext:value-type="float">
            <text:p>23.2545454545455</text:p>
          </table:table-cell>
          <table:table-cell office:value-type="float" office:value="31.7636363636364" calcext:value-type="float">
            <text:p>31.7636363636364</text:p>
          </table:table-cell>
          <table:table-cell office:value-type="float" office:value="4.45454545454545" calcext:value-type="float">
            <text:p>4.45454545454545</text:p>
          </table:table-cell>
          <table:table-cell office:value-type="float" office:value="20.1454545454545" calcext:value-type="float">
            <text:p>20.1454545454545</text:p>
          </table:table-cell>
          <table:table-cell office:value-type="float" office:value="43.0181818181818" calcext:value-type="float">
            <text:p>43.0181818181818</text:p>
          </table:table-cell>
        </table:table-row>
        <table:table-row table:style-name="ro1">
          <table:table-cell office:value-type="float" office:value="1555509924" calcext:value-type="float">
            <text:p>1555509924</text:p>
          </table:table-cell>
          <table:table-cell office:value-type="float" office:value="6.65454545454545" calcext:value-type="float">
            <text:p>6.65454545454545</text:p>
          </table:table-cell>
          <table:table-cell office:value-type="float" office:value="41.5818181818182" calcext:value-type="float">
            <text:p>41.5818181818182</text:p>
          </table:table-cell>
          <table:table-cell office:value-type="float" office:value="9.23636363636364" calcext:value-type="float">
            <text:p>9.23636363636364</text:p>
          </table:table-cell>
          <table:table-cell office:value-type="float" office:value="26.4181818181818" calcext:value-type="float">
            <text:p>26.4181818181818</text:p>
          </table:table-cell>
          <table:table-cell office:value-type="float" office:value="11.9090909090909" calcext:value-type="float">
            <text:p>11.9090909090909</text:p>
          </table:table-cell>
          <table:table-cell office:value-type="float" office:value="16.0727272727273" calcext:value-type="float">
            <text:p>16.0727272727273</text:p>
          </table:table-cell>
          <table:table-cell office:value-type="float" office:value="22.0181818181818" calcext:value-type="float">
            <text:p>22.0181818181818</text:p>
          </table:table-cell>
          <table:table-cell office:value-type="float" office:value="22.1272727272727" calcext:value-type="float">
            <text:p>22.1272727272727</text:p>
          </table:table-cell>
          <table:table-cell office:value-type="float" office:value="30.8909090909091" calcext:value-type="float">
            <text:p>30.8909090909091</text:p>
          </table:table-cell>
          <table:table-cell office:value-type="float" office:value="17.6" calcext:value-type="float">
            <text:p>17.6</text:p>
          </table:table-cell>
          <table:table-cell office:value-type="float" office:value="23.2545454545455" calcext:value-type="float">
            <text:p>23.2545454545455</text:p>
          </table:table-cell>
          <table:table-cell office:value-type="float" office:value="31.7636363636364" calcext:value-type="float">
            <text:p>31.7636363636364</text:p>
          </table:table-cell>
          <table:table-cell office:value-type="float" office:value="4.45454545454545" calcext:value-type="float">
            <text:p>4.45454545454545</text:p>
          </table:table-cell>
          <table:table-cell office:value-type="float" office:value="20.1454545454545" calcext:value-type="float">
            <text:p>20.1454545454545</text:p>
          </table:table-cell>
          <table:table-cell office:value-type="float" office:value="43.0181818181818" calcext:value-type="float">
            <text:p>43.0181818181818</text:p>
          </table:table-cell>
        </table:table-row>
        <table:table-row table:style-name="ro1">
          <table:table-cell office:value-type="float" office:value="1555509927" calcext:value-type="float">
            <text:p>1555509927</text:p>
          </table:table-cell>
          <table:table-cell office:value-type="float" office:value="10.7454545454545" calcext:value-type="float">
            <text:p>10.7454545454545</text:p>
          </table:table-cell>
          <table:table-cell office:value-type="float" office:value="43.9818181818182" calcext:value-type="float">
            <text:p>43.9818181818182</text:p>
          </table:table-cell>
          <table:table-cell office:value-type="float" office:value="11" calcext:value-type="float">
            <text:p>11</text:p>
          </table:table-cell>
          <table:table-cell office:value-type="float" office:value="27.8181818181818" calcext:value-type="float">
            <text:p>27.8181818181818</text:p>
          </table:table-cell>
          <table:table-cell office:value-type="float" office:value="13.1272727272727" calcext:value-type="float">
            <text:p>13.1272727272727</text:p>
          </table:table-cell>
          <table:table-cell office:value-type="float" office:value="16.8545454545455" calcext:value-type="float">
            <text:p>16.8545454545455</text:p>
          </table:table-cell>
          <table:table-cell office:value-type="float" office:value="23.6181818181818" calcext:value-type="float">
            <text:p>23.6181818181818</text:p>
          </table:table-cell>
          <table:table-cell office:value-type="float" office:value="25.1454545454545" calcext:value-type="float">
            <text:p>25.1454545454545</text:p>
          </table:table-cell>
          <table:table-cell office:value-type="float" office:value="32.9454545454545" calcext:value-type="float">
            <text:p>32.9454545454545</text:p>
          </table:table-cell>
          <table:table-cell office:value-type="float" office:value="23.7818181818182" calcext:value-type="float">
            <text:p>23.7818181818182</text:p>
          </table:table-cell>
          <table:table-cell office:value-type="float" office:value="23.8181818181818" calcext:value-type="float">
            <text:p>23.8181818181818</text:p>
          </table:table-cell>
          <table:table-cell office:value-type="float" office:value="34.5090909090909" calcext:value-type="float">
            <text:p>34.5090909090909</text:p>
          </table:table-cell>
          <table:table-cell office:value-type="float" office:value="5.58181818181818" calcext:value-type="float">
            <text:p>5.58181818181818</text:p>
          </table:table-cell>
          <table:table-cell office:value-type="float" office:value="23.1090909090909" calcext:value-type="float">
            <text:p>23.1090909090909</text:p>
          </table:table-cell>
          <table:table-cell office:value-type="float" office:value="46.3090909090909" calcext:value-type="float">
            <text:p>46.3090909090909</text:p>
          </table:table-cell>
        </table:table-row>
        <table:table-row table:style-name="ro1">
          <table:table-cell office:value-type="float" office:value="1555509930" calcext:value-type="float">
            <text:p>1555509930</text:p>
          </table:table-cell>
          <table:table-cell office:value-type="float" office:value="10.7454545454545" calcext:value-type="float">
            <text:p>10.7454545454545</text:p>
          </table:table-cell>
          <table:table-cell office:value-type="float" office:value="43.9818181818182" calcext:value-type="float">
            <text:p>43.9818181818182</text:p>
          </table:table-cell>
          <table:table-cell office:value-type="float" office:value="11" calcext:value-type="float">
            <text:p>11</text:p>
          </table:table-cell>
          <table:table-cell office:value-type="float" office:value="27.8181818181818" calcext:value-type="float">
            <text:p>27.8181818181818</text:p>
          </table:table-cell>
          <table:table-cell office:value-type="float" office:value="13.1272727272727" calcext:value-type="float">
            <text:p>13.1272727272727</text:p>
          </table:table-cell>
          <table:table-cell office:value-type="float" office:value="16.8545454545455" calcext:value-type="float">
            <text:p>16.8545454545455</text:p>
          </table:table-cell>
          <table:table-cell office:value-type="float" office:value="23.6181818181818" calcext:value-type="float">
            <text:p>23.6181818181818</text:p>
          </table:table-cell>
          <table:table-cell office:value-type="float" office:value="25.1454545454545" calcext:value-type="float">
            <text:p>25.1454545454545</text:p>
          </table:table-cell>
          <table:table-cell office:value-type="float" office:value="32.9454545454545" calcext:value-type="float">
            <text:p>32.9454545454545</text:p>
          </table:table-cell>
          <table:table-cell office:value-type="float" office:value="23.7818181818182" calcext:value-type="float">
            <text:p>23.7818181818182</text:p>
          </table:table-cell>
          <table:table-cell office:value-type="float" office:value="23.8181818181818" calcext:value-type="float">
            <text:p>23.8181818181818</text:p>
          </table:table-cell>
          <table:table-cell office:value-type="float" office:value="34.5090909090909" calcext:value-type="float">
            <text:p>34.5090909090909</text:p>
          </table:table-cell>
          <table:table-cell office:value-type="float" office:value="5.58181818181818" calcext:value-type="float">
            <text:p>5.58181818181818</text:p>
          </table:table-cell>
          <table:table-cell office:value-type="float" office:value="23.1090909090909" calcext:value-type="float">
            <text:p>23.1090909090909</text:p>
          </table:table-cell>
          <table:table-cell office:value-type="float" office:value="46.3090909090909" calcext:value-type="float">
            <text:p>46.3090909090909</text:p>
          </table:table-cell>
        </table:table-row>
        <table:table-row table:style-name="ro1">
          <table:table-cell office:value-type="float" office:value="1555509933" calcext:value-type="float">
            <text:p>1555509933</text:p>
          </table:table-cell>
          <table:table-cell office:value-type="float" office:value="11.5818181818182" calcext:value-type="float">
            <text:p>11.5818181818182</text:p>
          </table:table-cell>
          <table:table-cell office:value-type="float" office:value="55.2909090909091" calcext:value-type="float">
            <text:p>55.2909090909091</text:p>
          </table:table-cell>
          <table:table-cell office:value-type="float" office:value="12.7090909090909" calcext:value-type="float">
            <text:p>12.7090909090909</text:p>
          </table:table-cell>
          <table:table-cell office:value-type="float" office:value="33.2" calcext:value-type="float">
            <text:p>33.2</text:p>
          </table:table-cell>
          <table:table-cell office:value-type="float" office:value="14.9090909090909" calcext:value-type="float">
            <text:p>14.9090909090909</text:p>
          </table:table-cell>
          <table:table-cell office:value-type="float" office:value="21.4545454545455" calcext:value-type="float">
            <text:p>21.4545454545455</text:p>
          </table:table-cell>
          <table:table-cell office:value-type="float" office:value="26.0181818181818" calcext:value-type="float">
            <text:p>26.0181818181818</text:p>
          </table:table-cell>
          <table:table-cell office:value-type="float" office:value="30.4181818181818" calcext:value-type="float">
            <text:p>30.4181818181818</text:p>
          </table:table-cell>
          <table:table-cell office:value-type="float" office:value="36.4181818181818" calcext:value-type="float">
            <text:p>36.4181818181818</text:p>
          </table:table-cell>
          <table:table-cell office:value-type="float" office:value="28.7818181818182" calcext:value-type="float">
            <text:p>28.7818181818182</text:p>
          </table:table-cell>
          <table:table-cell office:value-type="float" office:value="28.5454545454545" calcext:value-type="float">
            <text:p>28.5454545454545</text:p>
          </table:table-cell>
          <table:table-cell office:value-type="float" office:value="42.2363636363636" calcext:value-type="float">
            <text:p>42.2363636363636</text:p>
          </table:table-cell>
          <table:table-cell office:value-type="float" office:value="7.96363636363636" calcext:value-type="float">
            <text:p>7.96363636363636</text:p>
          </table:table-cell>
          <table:table-cell office:value-type="float" office:value="26.8727272727273" calcext:value-type="float">
            <text:p>26.8727272727273</text:p>
          </table:table-cell>
          <table:table-cell office:value-type="float" office:value="54.7454545454545" calcext:value-type="float">
            <text:p>54.7454545454545</text:p>
          </table:table-cell>
        </table:table-row>
        <table:table-row table:style-name="ro1">
          <table:table-cell office:value-type="float" office:value="1555509936" calcext:value-type="float">
            <text:p>1555509936</text:p>
          </table:table-cell>
          <table:table-cell office:value-type="float" office:value="11.5818181818182" calcext:value-type="float">
            <text:p>11.5818181818182</text:p>
          </table:table-cell>
          <table:table-cell office:value-type="float" office:value="55.2909090909091" calcext:value-type="float">
            <text:p>55.2909090909091</text:p>
          </table:table-cell>
          <table:table-cell office:value-type="float" office:value="12.7090909090909" calcext:value-type="float">
            <text:p>12.7090909090909</text:p>
          </table:table-cell>
          <table:table-cell office:value-type="float" office:value="33.2" calcext:value-type="float">
            <text:p>33.2</text:p>
          </table:table-cell>
          <table:table-cell office:value-type="float" office:value="14.9090909090909" calcext:value-type="float">
            <text:p>14.9090909090909</text:p>
          </table:table-cell>
          <table:table-cell office:value-type="float" office:value="21.4545454545455" calcext:value-type="float">
            <text:p>21.4545454545455</text:p>
          </table:table-cell>
          <table:table-cell office:value-type="float" office:value="26.0181818181818" calcext:value-type="float">
            <text:p>26.0181818181818</text:p>
          </table:table-cell>
          <table:table-cell office:value-type="float" office:value="30.4181818181818" calcext:value-type="float">
            <text:p>30.4181818181818</text:p>
          </table:table-cell>
          <table:table-cell office:value-type="float" office:value="36.4181818181818" calcext:value-type="float">
            <text:p>36.4181818181818</text:p>
          </table:table-cell>
          <table:table-cell office:value-type="float" office:value="28.7818181818182" calcext:value-type="float">
            <text:p>28.7818181818182</text:p>
          </table:table-cell>
          <table:table-cell office:value-type="float" office:value="28.5454545454545" calcext:value-type="float">
            <text:p>28.5454545454545</text:p>
          </table:table-cell>
          <table:table-cell office:value-type="float" office:value="42.2363636363636" calcext:value-type="float">
            <text:p>42.2363636363636</text:p>
          </table:table-cell>
          <table:table-cell office:value-type="float" office:value="7.96363636363636" calcext:value-type="float">
            <text:p>7.96363636363636</text:p>
          </table:table-cell>
          <table:table-cell office:value-type="float" office:value="26.8727272727273" calcext:value-type="float">
            <text:p>26.8727272727273</text:p>
          </table:table-cell>
          <table:table-cell office:value-type="float" office:value="54.7454545454545" calcext:value-type="float">
            <text:p>54.7454545454545</text:p>
          </table:table-cell>
        </table:table-row>
        <table:table-row table:style-name="ro1">
          <table:table-cell office:value-type="float" office:value="1555509939" calcext:value-type="float">
            <text:p>1555509939</text:p>
          </table:table-cell>
          <table:table-cell office:value-type="float" office:value="11.5818181818182" calcext:value-type="float">
            <text:p>11.5818181818182</text:p>
          </table:table-cell>
          <table:table-cell office:value-type="float" office:value="55.2909090909091" calcext:value-type="float">
            <text:p>55.2909090909091</text:p>
          </table:table-cell>
          <table:table-cell office:value-type="float" office:value="12.7090909090909" calcext:value-type="float">
            <text:p>12.7090909090909</text:p>
          </table:table-cell>
          <table:table-cell office:value-type="float" office:value="33.2" calcext:value-type="float">
            <text:p>33.2</text:p>
          </table:table-cell>
          <table:table-cell office:value-type="float" office:value="14.9090909090909" calcext:value-type="float">
            <text:p>14.9090909090909</text:p>
          </table:table-cell>
          <table:table-cell office:value-type="float" office:value="21.4545454545455" calcext:value-type="float">
            <text:p>21.4545454545455</text:p>
          </table:table-cell>
          <table:table-cell office:value-type="float" office:value="26.0181818181818" calcext:value-type="float">
            <text:p>26.0181818181818</text:p>
          </table:table-cell>
          <table:table-cell office:value-type="float" office:value="30.4181818181818" calcext:value-type="float">
            <text:p>30.4181818181818</text:p>
          </table:table-cell>
          <table:table-cell office:value-type="float" office:value="36.4181818181818" calcext:value-type="float">
            <text:p>36.4181818181818</text:p>
          </table:table-cell>
          <table:table-cell office:value-type="float" office:value="28.7818181818182" calcext:value-type="float">
            <text:p>28.7818181818182</text:p>
          </table:table-cell>
          <table:table-cell office:value-type="float" office:value="28.5454545454545" calcext:value-type="float">
            <text:p>28.5454545454545</text:p>
          </table:table-cell>
          <table:table-cell office:value-type="float" office:value="42.2363636363636" calcext:value-type="float">
            <text:p>42.2363636363636</text:p>
          </table:table-cell>
          <table:table-cell office:value-type="float" office:value="7.96363636363636" calcext:value-type="float">
            <text:p>7.96363636363636</text:p>
          </table:table-cell>
          <table:table-cell office:value-type="float" office:value="26.8727272727273" calcext:value-type="float">
            <text:p>26.8727272727273</text:p>
          </table:table-cell>
          <table:table-cell office:value-type="float" office:value="54.7454545454545" calcext:value-type="float">
            <text:p>54.7454545454545</text:p>
          </table:table-cell>
        </table:table-row>
        <table:table-row table:style-name="ro1">
          <table:table-cell office:value-type="float" office:value="1555509942" calcext:value-type="float">
            <text:p>1555509942</text:p>
          </table:table-cell>
          <table:table-cell office:value-type="float" office:value="11.5818181818182" calcext:value-type="float">
            <text:p>11.5818181818182</text:p>
          </table:table-cell>
          <table:table-cell office:value-type="float" office:value="55.2909090909091" calcext:value-type="float">
            <text:p>55.2909090909091</text:p>
          </table:table-cell>
          <table:table-cell office:value-type="float" office:value="12.7090909090909" calcext:value-type="float">
            <text:p>12.7090909090909</text:p>
          </table:table-cell>
          <table:table-cell office:value-type="float" office:value="33.2" calcext:value-type="float">
            <text:p>33.2</text:p>
          </table:table-cell>
          <table:table-cell office:value-type="float" office:value="14.9090909090909" calcext:value-type="float">
            <text:p>14.9090909090909</text:p>
          </table:table-cell>
          <table:table-cell office:value-type="float" office:value="21.4545454545455" calcext:value-type="float">
            <text:p>21.4545454545455</text:p>
          </table:table-cell>
          <table:table-cell office:value-type="float" office:value="26.0181818181818" calcext:value-type="float">
            <text:p>26.0181818181818</text:p>
          </table:table-cell>
          <table:table-cell office:value-type="float" office:value="30.4181818181818" calcext:value-type="float">
            <text:p>30.4181818181818</text:p>
          </table:table-cell>
          <table:table-cell office:value-type="float" office:value="36.4181818181818" calcext:value-type="float">
            <text:p>36.4181818181818</text:p>
          </table:table-cell>
          <table:table-cell office:value-type="float" office:value="28.7818181818182" calcext:value-type="float">
            <text:p>28.7818181818182</text:p>
          </table:table-cell>
          <table:table-cell office:value-type="float" office:value="28.5454545454545" calcext:value-type="float">
            <text:p>28.5454545454545</text:p>
          </table:table-cell>
          <table:table-cell office:value-type="float" office:value="42.2363636363636" calcext:value-type="float">
            <text:p>42.2363636363636</text:p>
          </table:table-cell>
          <table:table-cell office:value-type="float" office:value="7.96363636363636" calcext:value-type="float">
            <text:p>7.96363636363636</text:p>
          </table:table-cell>
          <table:table-cell office:value-type="float" office:value="26.8727272727273" calcext:value-type="float">
            <text:p>26.8727272727273</text:p>
          </table:table-cell>
          <table:table-cell office:value-type="float" office:value="54.7454545454545" calcext:value-type="float">
            <text:p>54.7454545454545</text:p>
          </table:table-cell>
        </table:table-row>
        <table:table-row table:style-name="ro1">
          <table:table-cell office:value-type="float" office:value="1555509945" calcext:value-type="float">
            <text:p>1555509945</text:p>
          </table:table-cell>
          <table:table-cell office:value-type="float" office:value="11.5818181818182" calcext:value-type="float">
            <text:p>11.5818181818182</text:p>
          </table:table-cell>
          <table:table-cell office:value-type="float" office:value="55.2909090909091" calcext:value-type="float">
            <text:p>55.2909090909091</text:p>
          </table:table-cell>
          <table:table-cell office:value-type="float" office:value="12.7090909090909" calcext:value-type="float">
            <text:p>12.7090909090909</text:p>
          </table:table-cell>
          <table:table-cell office:value-type="float" office:value="33.2" calcext:value-type="float">
            <text:p>33.2</text:p>
          </table:table-cell>
          <table:table-cell office:value-type="float" office:value="14.9090909090909" calcext:value-type="float">
            <text:p>14.9090909090909</text:p>
          </table:table-cell>
          <table:table-cell office:value-type="float" office:value="21.4545454545455" calcext:value-type="float">
            <text:p>21.4545454545455</text:p>
          </table:table-cell>
          <table:table-cell office:value-type="float" office:value="26.0181818181818" calcext:value-type="float">
            <text:p>26.0181818181818</text:p>
          </table:table-cell>
          <table:table-cell office:value-type="float" office:value="30.4181818181818" calcext:value-type="float">
            <text:p>30.4181818181818</text:p>
          </table:table-cell>
          <table:table-cell office:value-type="float" office:value="36.4181818181818" calcext:value-type="float">
            <text:p>36.4181818181818</text:p>
          </table:table-cell>
          <table:table-cell office:value-type="float" office:value="28.7818181818182" calcext:value-type="float">
            <text:p>28.7818181818182</text:p>
          </table:table-cell>
          <table:table-cell office:value-type="float" office:value="28.5454545454545" calcext:value-type="float">
            <text:p>28.5454545454545</text:p>
          </table:table-cell>
          <table:table-cell office:value-type="float" office:value="42.2363636363636" calcext:value-type="float">
            <text:p>42.2363636363636</text:p>
          </table:table-cell>
          <table:table-cell office:value-type="float" office:value="7.96363636363636" calcext:value-type="float">
            <text:p>7.96363636363636</text:p>
          </table:table-cell>
          <table:table-cell office:value-type="float" office:value="26.8727272727273" calcext:value-type="float">
            <text:p>26.8727272727273</text:p>
          </table:table-cell>
          <table:table-cell office:value-type="float" office:value="54.7454545454545" calcext:value-type="float">
            <text:p>54.7454545454545</text:p>
          </table:table-cell>
        </table:table-row>
        <table:table-row table:style-name="ro1">
          <table:table-cell office:value-type="float" office:value="1555509948" calcext:value-type="float">
            <text:p>1555509948</text:p>
          </table:table-cell>
          <table:table-cell office:value-type="float" office:value="10.8181818181818" calcext:value-type="float">
            <text:p>10.8181818181818</text:p>
          </table:table-cell>
          <table:table-cell office:value-type="float" office:value="49.2909090909091" calcext:value-type="float">
            <text:p>49.2909090909091</text:p>
          </table:table-cell>
          <table:table-cell office:value-type="float" office:value="11.8363636363636" calcext:value-type="float">
            <text:p>11.8363636363636</text:p>
          </table:table-cell>
          <table:table-cell office:value-type="float" office:value="32.0909090909091" calcext:value-type="float">
            <text:p>32.0909090909091</text:p>
          </table:table-cell>
          <table:table-cell office:value-type="float" office:value="13.0545454545455" calcext:value-type="float">
            <text:p>13.0545454545455</text:p>
          </table:table-cell>
          <table:table-cell office:value-type="float" office:value="20.1272727272727" calcext:value-type="float">
            <text:p>20.1272727272727</text:p>
          </table:table-cell>
          <table:table-cell office:value-type="float" office:value="24.9090909090909" calcext:value-type="float">
            <text:p>24.9090909090909</text:p>
          </table:table-cell>
          <table:table-cell office:value-type="float" office:value="29.4181818181818" calcext:value-type="float">
            <text:p>29.4181818181818</text:p>
          </table:table-cell>
          <table:table-cell office:value-type="float" office:value="31.3818181818182" calcext:value-type="float">
            <text:p>31.3818181818182</text:p>
          </table:table-cell>
          <table:table-cell office:value-type="float" office:value="26.9636363636364" calcext:value-type="float">
            <text:p>26.9636363636364</text:p>
          </table:table-cell>
          <table:table-cell office:value-type="float" office:value="27.1454545454545" calcext:value-type="float">
            <text:p>27.1454545454545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6.69090909090909" calcext:value-type="float">
            <text:p>6.69090909090909</text:p>
          </table:table-cell>
          <table:table-cell office:value-type="float" office:value="25.5090909090909" calcext:value-type="float">
            <text:p>25.5090909090909</text:p>
          </table:table-cell>
          <table:table-cell office:value-type="float" office:value="48.6727272727273" calcext:value-type="float">
            <text:p>48.6727272727273</text:p>
          </table:table-cell>
        </table:table-row>
        <table:table-row table:style-name="ro1">
          <table:table-cell office:value-type="float" office:value="1555509951" calcext:value-type="float">
            <text:p>1555509951</text:p>
          </table:table-cell>
          <table:table-cell office:value-type="float" office:value="10.8181818181818" calcext:value-type="float">
            <text:p>10.8181818181818</text:p>
          </table:table-cell>
          <table:table-cell office:value-type="float" office:value="49.2909090909091" calcext:value-type="float">
            <text:p>49.2909090909091</text:p>
          </table:table-cell>
          <table:table-cell office:value-type="float" office:value="11.8363636363636" calcext:value-type="float">
            <text:p>11.8363636363636</text:p>
          </table:table-cell>
          <table:table-cell office:value-type="float" office:value="32.0909090909091" calcext:value-type="float">
            <text:p>32.0909090909091</text:p>
          </table:table-cell>
          <table:table-cell office:value-type="float" office:value="13.0545454545455" calcext:value-type="float">
            <text:p>13.0545454545455</text:p>
          </table:table-cell>
          <table:table-cell office:value-type="float" office:value="20.1272727272727" calcext:value-type="float">
            <text:p>20.1272727272727</text:p>
          </table:table-cell>
          <table:table-cell office:value-type="float" office:value="24.9090909090909" calcext:value-type="float">
            <text:p>24.9090909090909</text:p>
          </table:table-cell>
          <table:table-cell office:value-type="float" office:value="29.4181818181818" calcext:value-type="float">
            <text:p>29.4181818181818</text:p>
          </table:table-cell>
          <table:table-cell office:value-type="float" office:value="31.3818181818182" calcext:value-type="float">
            <text:p>31.3818181818182</text:p>
          </table:table-cell>
          <table:table-cell office:value-type="float" office:value="26.9636363636364" calcext:value-type="float">
            <text:p>26.9636363636364</text:p>
          </table:table-cell>
          <table:table-cell office:value-type="float" office:value="27.1454545454545" calcext:value-type="float">
            <text:p>27.1454545454545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6.69090909090909" calcext:value-type="float">
            <text:p>6.69090909090909</text:p>
          </table:table-cell>
          <table:table-cell office:value-type="float" office:value="25.5090909090909" calcext:value-type="float">
            <text:p>25.5090909090909</text:p>
          </table:table-cell>
          <table:table-cell office:value-type="float" office:value="48.6727272727273" calcext:value-type="float">
            <text:p>48.6727272727273</text:p>
          </table:table-cell>
        </table:table-row>
        <table:table-row table:style-name="ro1">
          <table:table-cell office:value-type="float" office:value="1555509954" calcext:value-type="float">
            <text:p>1555509954</text:p>
          </table:table-cell>
          <table:table-cell office:value-type="float" office:value="10.8181818181818" calcext:value-type="float">
            <text:p>10.8181818181818</text:p>
          </table:table-cell>
          <table:table-cell office:value-type="float" office:value="43.6181818181818" calcext:value-type="float">
            <text:p>43.6181818181818</text:p>
          </table:table-cell>
          <table:table-cell office:value-type="float" office:value="11.8363636363636" calcext:value-type="float">
            <text:p>11.8363636363636</text:p>
          </table:table-cell>
          <table:table-cell office:value-type="float" office:value="33.2363636363636" calcext:value-type="float">
            <text:p>33.2363636363636</text:p>
          </table:table-cell>
          <table:table-cell office:value-type="float" office:value="13.0545454545455" calcext:value-type="float">
            <text:p>13.0545454545455</text:p>
          </table:table-cell>
          <table:table-cell office:value-type="float" office:value="17.6727272727273" calcext:value-type="float">
            <text:p>17.6727272727273</text:p>
          </table:table-cell>
          <table:table-cell office:value-type="float" office:value="23.3454545454545" calcext:value-type="float">
            <text:p>23.3454545454545</text:p>
          </table:table-cell>
          <table:table-cell office:value-type="float" office:value="26.4181818181818" calcext:value-type="float">
            <text:p>26.4181818181818</text:p>
          </table:table-cell>
          <table:table-cell office:value-type="float" office:value="30.7454545454545" calcext:value-type="float">
            <text:p>30.7454545454545</text:p>
          </table:table-cell>
          <table:table-cell office:value-type="float" office:value="24.5090909090909" calcext:value-type="float">
            <text:p>24.5090909090909</text:p>
          </table:table-cell>
          <table:table-cell office:value-type="float" office:value="27.9636363636364" calcext:value-type="float">
            <text:p>27.9636363636364</text:p>
          </table:table-cell>
          <table:table-cell office:value-type="float" office:value="32.5090909090909" calcext:value-type="float">
            <text:p>32.5090909090909</text:p>
          </table:table-cell>
          <table:table-cell office:value-type="float" office:value="6.69090909090909" calcext:value-type="float">
            <text:p>6.69090909090909</text:p>
          </table:table-cell>
          <table:table-cell office:value-type="float" office:value="25.9818181818182" calcext:value-type="float">
            <text:p>25.9818181818182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1555509957" calcext:value-type="float">
            <text:p>1555509957</text:p>
          </table:table-cell>
          <table:table-cell office:value-type="float" office:value="10.3454545454545" calcext:value-type="float">
            <text:p>10.3454545454545</text:p>
          </table:table-cell>
          <table:table-cell office:value-type="float" office:value="38.4727272727273" calcext:value-type="float">
            <text:p>38.4727272727273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29.6727272727273" calcext:value-type="float">
            <text:p>29.6727272727273</text:p>
          </table:table-cell>
          <table:table-cell office:value-type="float" office:value="12.5818181818182" calcext:value-type="float">
            <text:p>12.5818181818182</text:p>
          </table:table-cell>
          <table:table-cell office:value-type="float" office:value="17.0909090909091" calcext:value-type="float">
            <text:p>17.0909090909091</text:p>
          </table:table-cell>
          <table:table-cell office:value-type="float" office:value="20.1818181818182" calcext:value-type="float">
            <text:p>20.1818181818182</text:p>
          </table:table-cell>
          <table:table-cell office:value-type="float" office:value="24.2727272727273" calcext:value-type="float">
            <text:p>24.2727272727273</text:p>
          </table:table-cell>
          <table:table-cell office:value-type="float" office:value="27.4181818181818" calcext:value-type="float">
            <text:p>27.4181818181818</text:p>
          </table:table-cell>
          <table:table-cell office:value-type="float" office:value="24.9272727272727" calcext:value-type="float">
            <text:p>24.9272727272727</text:p>
          </table:table-cell>
          <table:table-cell office:value-type="float" office:value="25.6181818181818" calcext:value-type="float">
            <text:p>25.6181818181818</text:p>
          </table:table-cell>
          <table:table-cell office:value-type="float" office:value="31.4363636363636" calcext:value-type="float">
            <text:p>31.4363636363636</text:p>
          </table:table-cell>
          <table:table-cell office:value-type="float" office:value="5.92727272727273" calcext:value-type="float">
            <text:p>5.92727272727273</text:p>
          </table:table-cell>
          <table:table-cell office:value-type="float" office:value="28.0363636363636" calcext:value-type="float">
            <text:p>28.03636363636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55509960" calcext:value-type="float">
            <text:p>1555509960</text:p>
          </table:table-cell>
          <table:table-cell office:value-type="float" office:value="10.3454545454545" calcext:value-type="float">
            <text:p>10.3454545454545</text:p>
          </table:table-cell>
          <table:table-cell office:value-type="float" office:value="38.4727272727273" calcext:value-type="float">
            <text:p>38.4727272727273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29.6727272727273" calcext:value-type="float">
            <text:p>29.6727272727273</text:p>
          </table:table-cell>
          <table:table-cell office:value-type="float" office:value="12.5818181818182" calcext:value-type="float">
            <text:p>12.5818181818182</text:p>
          </table:table-cell>
          <table:table-cell office:value-type="float" office:value="17.0909090909091" calcext:value-type="float">
            <text:p>17.0909090909091</text:p>
          </table:table-cell>
          <table:table-cell office:value-type="float" office:value="20.1818181818182" calcext:value-type="float">
            <text:p>20.1818181818182</text:p>
          </table:table-cell>
          <table:table-cell office:value-type="float" office:value="24.2727272727273" calcext:value-type="float">
            <text:p>24.2727272727273</text:p>
          </table:table-cell>
          <table:table-cell office:value-type="float" office:value="27.4181818181818" calcext:value-type="float">
            <text:p>27.4181818181818</text:p>
          </table:table-cell>
          <table:table-cell office:value-type="float" office:value="24.9272727272727" calcext:value-type="float">
            <text:p>24.9272727272727</text:p>
          </table:table-cell>
          <table:table-cell office:value-type="float" office:value="25.6181818181818" calcext:value-type="float">
            <text:p>25.6181818181818</text:p>
          </table:table-cell>
          <table:table-cell office:value-type="float" office:value="31.4363636363636" calcext:value-type="float">
            <text:p>31.4363636363636</text:p>
          </table:table-cell>
          <table:table-cell office:value-type="float" office:value="5.92727272727273" calcext:value-type="float">
            <text:p>5.92727272727273</text:p>
          </table:table-cell>
          <table:table-cell office:value-type="float" office:value="28.0363636363636" calcext:value-type="float">
            <text:p>28.03636363636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55509963" calcext:value-type="float">
            <text:p>1555509963</text:p>
          </table:table-cell>
          <table:table-cell office:value-type="float" office:value="10.3454545454545" calcext:value-type="float">
            <text:p>10.3454545454545</text:p>
          </table:table-cell>
          <table:table-cell office:value-type="float" office:value="35.5090909090909" calcext:value-type="float">
            <text:p>35.5090909090909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23.8181818181818" calcext:value-type="float">
            <text:p>23.8181818181818</text:p>
          </table:table-cell>
          <table:table-cell office:value-type="float" office:value="12.5818181818182" calcext:value-type="float">
            <text:p>12.5818181818182</text:p>
          </table:table-cell>
          <table:table-cell office:value-type="float" office:value="15.6363636363636" calcext:value-type="float">
            <text:p>15.6363636363636</text:p>
          </table:table-cell>
          <table:table-cell office:value-type="float" office:value="19.0181818181818" calcext:value-type="float">
            <text:p>19.0181818181818</text:p>
          </table:table-cell>
          <table:table-cell office:value-type="float" office:value="22.4" calcext:value-type="float">
            <text:p>22.4</text:p>
          </table:table-cell>
          <table:table-cell office:value-type="float" office:value="23.5636363636364" calcext:value-type="float">
            <text:p>23.5636363636364</text:p>
          </table:table-cell>
          <table:table-cell office:value-type="float" office:value="23.1454545454545" calcext:value-type="float">
            <text:p>23.1454545454545</text:p>
          </table:table-cell>
          <table:table-cell office:value-type="float" office:value="21.4727272727273" calcext:value-type="float">
            <text:p>21.4727272727273</text:p>
          </table:table-cell>
          <table:table-cell office:value-type="float" office:value="28.5272727272727" calcext:value-type="float">
            <text:p>28.5272727272727</text:p>
          </table:table-cell>
          <table:table-cell office:value-type="float" office:value="5.92727272727273" calcext:value-type="float">
            <text:p>5.92727272727273</text:p>
          </table:table-cell>
          <table:table-cell office:value-type="float" office:value="23.0909090909091" calcext:value-type="float">
            <text:p>23.0909090909091</text:p>
          </table:table-cell>
          <table:table-cell office:value-type="float" office:value="37.1818181818182" calcext:value-type="float">
            <text:p>37.1818181818182</text:p>
          </table:table-cell>
        </table:table-row>
        <table:table-row table:style-name="ro1">
          <table:table-cell office:value-type="float" office:value="1555509966" calcext:value-type="float">
            <text:p>1555509966</text:p>
          </table:table-cell>
          <table:table-cell office:value-type="float" office:value="10.3454545454545" calcext:value-type="float">
            <text:p>10.3454545454545</text:p>
          </table:table-cell>
          <table:table-cell office:value-type="float" office:value="35.5090909090909" calcext:value-type="float">
            <text:p>35.5090909090909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23.8181818181818" calcext:value-type="float">
            <text:p>23.8181818181818</text:p>
          </table:table-cell>
          <table:table-cell office:value-type="float" office:value="12.5818181818182" calcext:value-type="float">
            <text:p>12.5818181818182</text:p>
          </table:table-cell>
          <table:table-cell office:value-type="float" office:value="15.6363636363636" calcext:value-type="float">
            <text:p>15.6363636363636</text:p>
          </table:table-cell>
          <table:table-cell office:value-type="float" office:value="19.0181818181818" calcext:value-type="float">
            <text:p>19.0181818181818</text:p>
          </table:table-cell>
          <table:table-cell office:value-type="float" office:value="22.4" calcext:value-type="float">
            <text:p>22.4</text:p>
          </table:table-cell>
          <table:table-cell office:value-type="float" office:value="23.5636363636364" calcext:value-type="float">
            <text:p>23.5636363636364</text:p>
          </table:table-cell>
          <table:table-cell office:value-type="float" office:value="23.1454545454545" calcext:value-type="float">
            <text:p>23.1454545454545</text:p>
          </table:table-cell>
          <table:table-cell office:value-type="float" office:value="21.4727272727273" calcext:value-type="float">
            <text:p>21.4727272727273</text:p>
          </table:table-cell>
          <table:table-cell office:value-type="float" office:value="28.5272727272727" calcext:value-type="float">
            <text:p>28.5272727272727</text:p>
          </table:table-cell>
          <table:table-cell office:value-type="float" office:value="5.92727272727273" calcext:value-type="float">
            <text:p>5.92727272727273</text:p>
          </table:table-cell>
          <table:table-cell office:value-type="float" office:value="23.0909090909091" calcext:value-type="float">
            <text:p>23.0909090909091</text:p>
          </table:table-cell>
          <table:table-cell office:value-type="float" office:value="37.1818181818182" calcext:value-type="float">
            <text:p>37.1818181818182</text:p>
          </table:table-cell>
        </table:table-row>
        <table:table-row table:style-name="ro1">
          <table:table-cell office:value-type="float" office:value="1555509969" calcext:value-type="float">
            <text:p>1555509969</text:p>
          </table:table-cell>
          <table:table-cell office:value-type="float" office:value="4.92727272727273" calcext:value-type="float">
            <text:p>4.92727272727273</text:p>
          </table:table-cell>
          <table:table-cell office:value-type="float" office:value="18.8545454545455" calcext:value-type="float">
            <text:p>18.8545454545455</text:p>
          </table:table-cell>
          <table:table-cell office:value-type="float" office:value="3.47272727272727" calcext:value-type="float">
            <text:p>3.47272727272727</text:p>
          </table:table-cell>
          <table:table-cell office:value-type="float" office:value="13.5454545454545" calcext:value-type="float">
            <text:p>13.5454545454545</text:p>
          </table:table-cell>
          <table:table-cell office:value-type="float" office:value="3" calcext:value-type="float">
            <text:p>3</text:p>
          </table:table-cell>
          <table:table-cell office:value-type="float" office:value="9.87272727272727" calcext:value-type="float">
            <text:p>9.87272727272727</text:p>
          </table:table-cell>
          <table:table-cell office:value-type="float" office:value="7.34545454545455" calcext:value-type="float">
            <text:p>7.34545454545455</text:p>
          </table:table-cell>
          <table:table-cell office:value-type="float" office:value="13" calcext:value-type="float">
            <text:p>13</text:p>
          </table:table-cell>
          <table:table-cell office:value-type="float" office:value="11.9090909090909" calcext:value-type="float">
            <text:p>11.9090909090909</text:p>
          </table:table-cell>
          <table:table-cell office:value-type="float" office:value="17.4" calcext:value-type="float">
            <text:p>17.4</text:p>
          </table:table-cell>
          <table:table-cell office:value-type="float" office:value="11.5090909090909" calcext:value-type="float">
            <text:p>11.5090909090909</text:p>
          </table:table-cell>
          <table:table-cell office:value-type="float" office:value="14.1454545454545" calcext:value-type="float">
            <text:p>14.1454545454545</text:p>
          </table:table-cell>
          <table:table-cell office:value-type="float" office:value="3.50909090909091" calcext:value-type="float">
            <text:p>3.50909090909091</text:p>
          </table:table-cell>
          <table:table-cell office:value-type="float" office:value="13.2909090909091" calcext:value-type="float">
            <text:p>13.2909090909091</text:p>
          </table:table-cell>
          <table:table-cell office:value-type="float" office:value="17.0909090909091" calcext:value-type="float">
            <text:p>17.0909090909091</text:p>
          </table:table-cell>
        </table:table-row>
        <table:table-row table:style-name="ro1">
          <table:table-cell office:value-type="float" office:value="1555509972" calcext:value-type="float">
            <text:p>1555509972</text:p>
          </table:table-cell>
          <table:table-cell office:value-type="float" office:value="4.92727272727273" calcext:value-type="float">
            <text:p>4.92727272727273</text:p>
          </table:table-cell>
          <table:table-cell office:value-type="float" office:value="15.8909090909091" calcext:value-type="float">
            <text:p>15.8909090909091</text:p>
          </table:table-cell>
          <table:table-cell office:value-type="float" office:value="3.47272727272727" calcext:value-type="float">
            <text:p>3.47272727272727</text:p>
          </table:table-cell>
          <table:table-cell office:value-type="float" office:value="11.6545454545455" calcext:value-type="float">
            <text:p>11.6545454545455</text:p>
          </table:table-cell>
          <table:table-cell office:value-type="float" office:value="3" calcext:value-type="float">
            <text:p>3</text:p>
          </table:table-cell>
          <table:table-cell office:value-type="float" office:value="7.14545454545454" calcext:value-type="float">
            <text:p>7.14545454545454</text:p>
          </table:table-cell>
          <table:table-cell office:value-type="float" office:value="6.67272727272727" calcext:value-type="float">
            <text:p>6.67272727272727</text:p>
          </table:table-cell>
          <table:table-cell office:value-type="float" office:value="10.2727272727273" calcext:value-type="float">
            <text:p>10.2727272727273</text:p>
          </table:table-cell>
          <table:table-cell office:value-type="float" office:value="9.34545454545454" calcext:value-type="float">
            <text:p>9.34545454545454</text:p>
          </table:table-cell>
          <table:table-cell office:value-type="float" office:value="16.2909090909091" calcext:value-type="float">
            <text:p>16.2909090909091</text:p>
          </table:table-cell>
          <table:table-cell office:value-type="float" office:value="9.8" calcext:value-type="float">
            <text:p>9.8</text:p>
          </table:table-cell>
          <table:table-cell office:value-type="float" office:value="12.8" calcext:value-type="float">
            <text:p>12.8</text:p>
          </table:table-cell>
          <table:table-cell office:value-type="float" office:value="3.50909090909091" calcext:value-type="float">
            <text:p>3.50909090909091</text:p>
          </table:table-cell>
          <table:table-cell office:value-type="float" office:value="12.3818181818182" calcext:value-type="float">
            <text:p>12.3818181818182</text:p>
          </table:table-cell>
          <table:table-cell office:value-type="float" office:value="14.3272727272727" calcext:value-type="float">
            <text:p>14.3272727272727</text:p>
          </table:table-cell>
        </table:table-row>
        <table:table-row table:style-name="ro1">
          <table:table-cell office:value-type="float" office:value="1555509975" calcext:value-type="float">
            <text:p>1555509975</text:p>
          </table:table-cell>
          <table:table-cell office:value-type="float" office:value="4.92727272727273" calcext:value-type="float">
            <text:p>4.92727272727273</text:p>
          </table:table-cell>
          <table:table-cell office:value-type="float" office:value="15.8909090909091" calcext:value-type="float">
            <text:p>15.8909090909091</text:p>
          </table:table-cell>
          <table:table-cell office:value-type="float" office:value="3.47272727272727" calcext:value-type="float">
            <text:p>3.47272727272727</text:p>
          </table:table-cell>
          <table:table-cell office:value-type="float" office:value="11.6545454545455" calcext:value-type="float">
            <text:p>11.6545454545455</text:p>
          </table:table-cell>
          <table:table-cell office:value-type="float" office:value="3" calcext:value-type="float">
            <text:p>3</text:p>
          </table:table-cell>
          <table:table-cell office:value-type="float" office:value="7.14545454545454" calcext:value-type="float">
            <text:p>7.14545454545454</text:p>
          </table:table-cell>
          <table:table-cell office:value-type="float" office:value="6.67272727272727" calcext:value-type="float">
            <text:p>6.67272727272727</text:p>
          </table:table-cell>
          <table:table-cell office:value-type="float" office:value="10.2727272727273" calcext:value-type="float">
            <text:p>10.2727272727273</text:p>
          </table:table-cell>
          <table:table-cell office:value-type="float" office:value="9.34545454545454" calcext:value-type="float">
            <text:p>9.34545454545454</text:p>
          </table:table-cell>
          <table:table-cell office:value-type="float" office:value="16.2909090909091" calcext:value-type="float">
            <text:p>16.2909090909091</text:p>
          </table:table-cell>
          <table:table-cell office:value-type="float" office:value="9.8" calcext:value-type="float">
            <text:p>9.8</text:p>
          </table:table-cell>
          <table:table-cell office:value-type="float" office:value="12.8" calcext:value-type="float">
            <text:p>12.8</text:p>
          </table:table-cell>
          <table:table-cell office:value-type="float" office:value="3.50909090909091" calcext:value-type="float">
            <text:p>3.50909090909091</text:p>
          </table:table-cell>
          <table:table-cell office:value-type="float" office:value="12.3818181818182" calcext:value-type="float">
            <text:p>12.3818181818182</text:p>
          </table:table-cell>
          <table:table-cell office:value-type="float" office:value="14.3272727272727" calcext:value-type="float">
            <text:p>14.3272727272727</text:p>
          </table:table-cell>
        </table:table-row>
        <table:table-row table:style-name="ro1">
          <table:table-cell office:value-type="float" office:value="1555509978" calcext:value-type="float">
            <text:p>1555509978</text:p>
          </table:table-cell>
          <table:table-cell office:value-type="float" office:value="4.92727272727273" calcext:value-type="float">
            <text:p>4.92727272727273</text:p>
          </table:table-cell>
          <table:table-cell office:value-type="float" office:value="20.9636363636364" calcext:value-type="float">
            <text:p>20.9636363636364</text:p>
          </table:table-cell>
          <table:table-cell office:value-type="float" office:value="3.47272727272727" calcext:value-type="float">
            <text:p>3.47272727272727</text:p>
          </table:table-cell>
          <table:table-cell office:value-type="float" office:value="13.3818181818182" calcext:value-type="float">
            <text:p>13.3818181818182</text:p>
          </table:table-cell>
          <table:table-cell office:value-type="float" office:value="3" calcext:value-type="float">
            <text:p>3</text:p>
          </table:table-cell>
          <table:table-cell office:value-type="float" office:value="9.29090909090909" calcext:value-type="float">
            <text:p>9.29090909090909</text:p>
          </table:table-cell>
          <table:table-cell table:number-columns-repeated="2" office:value-type="float" office:value="12.2909090909091" calcext:value-type="float">
            <text:p>12.2909090909091</text:p>
          </table:table-cell>
          <table:table-cell office:value-type="float" office:value="13.8181818181818" calcext:value-type="float">
            <text:p>13.8181818181818</text:p>
          </table:table-cell>
          <table:table-cell office:value-type="float" office:value="18.1272727272727" calcext:value-type="float">
            <text:p>18.1272727272727</text:p>
          </table:table-cell>
          <table:table-cell office:value-type="float" office:value="13.5818181818182" calcext:value-type="float">
            <text:p>13.5818181818182</text:p>
          </table:table-cell>
          <table:table-cell office:value-type="float" office:value="15.0181818181818" calcext:value-type="float">
            <text:p>15.0181818181818</text:p>
          </table:table-cell>
          <table:table-cell office:value-type="float" office:value="3.50909090909091" calcext:value-type="float">
            <text:p>3.50909090909091</text:p>
          </table:table-cell>
          <table:table-cell office:value-type="float" office:value="15.0181818181818" calcext:value-type="float">
            <text:p>15.0181818181818</text:p>
          </table:table-cell>
          <table:table-cell office:value-type="float" office:value="19.4909090909091" calcext:value-type="float">
            <text:p>19.4909090909091</text:p>
          </table:table-cell>
        </table:table-row>
        <table:table-row table:style-name="ro1">
          <table:table-cell office:value-type="float" office:value="1555509981" calcext:value-type="float">
            <text:p>1555509981</text:p>
          </table:table-cell>
          <table:table-cell office:value-type="float" office:value="4.92727272727273" calcext:value-type="float">
            <text:p>4.92727272727273</text:p>
          </table:table-cell>
          <table:table-cell office:value-type="float" office:value="20.9636363636364" calcext:value-type="float">
            <text:p>20.9636363636364</text:p>
          </table:table-cell>
          <table:table-cell office:value-type="float" office:value="3.47272727272727" calcext:value-type="float">
            <text:p>3.47272727272727</text:p>
          </table:table-cell>
          <table:table-cell office:value-type="float" office:value="13.3818181818182" calcext:value-type="float">
            <text:p>13.3818181818182</text:p>
          </table:table-cell>
          <table:table-cell office:value-type="float" office:value="3" calcext:value-type="float">
            <text:p>3</text:p>
          </table:table-cell>
          <table:table-cell office:value-type="float" office:value="9.29090909090909" calcext:value-type="float">
            <text:p>9.29090909090909</text:p>
          </table:table-cell>
          <table:table-cell table:number-columns-repeated="2" office:value-type="float" office:value="12.2909090909091" calcext:value-type="float">
            <text:p>12.2909090909091</text:p>
          </table:table-cell>
          <table:table-cell office:value-type="float" office:value="13.8181818181818" calcext:value-type="float">
            <text:p>13.8181818181818</text:p>
          </table:table-cell>
          <table:table-cell office:value-type="float" office:value="18.1272727272727" calcext:value-type="float">
            <text:p>18.1272727272727</text:p>
          </table:table-cell>
          <table:table-cell office:value-type="float" office:value="13.5818181818182" calcext:value-type="float">
            <text:p>13.5818181818182</text:p>
          </table:table-cell>
          <table:table-cell office:value-type="float" office:value="15.0181818181818" calcext:value-type="float">
            <text:p>15.0181818181818</text:p>
          </table:table-cell>
          <table:table-cell office:value-type="float" office:value="3.50909090909091" calcext:value-type="float">
            <text:p>3.50909090909091</text:p>
          </table:table-cell>
          <table:table-cell office:value-type="float" office:value="15.0181818181818" calcext:value-type="float">
            <text:p>15.0181818181818</text:p>
          </table:table-cell>
          <table:table-cell office:value-type="float" office:value="19.4909090909091" calcext:value-type="float">
            <text:p>19.4909090909091</text:p>
          </table:table-cell>
        </table:table-row>
        <table:table-row table:style-name="ro1">
          <table:table-cell office:value-type="float" office:value="1555509984" calcext:value-type="float">
            <text:p>1555509984</text:p>
          </table:table-cell>
          <table:table-cell office:value-type="float" office:value="6.01818181818182" calcext:value-type="float">
            <text:p>6.01818181818182</text:p>
          </table:table-cell>
          <table:table-cell office:value-type="float" office:value="27.9090909090909" calcext:value-type="float">
            <text:p>27.9090909090909</text:p>
          </table:table-cell>
          <table:table-cell office:value-type="float" office:value="4.27272727272727" calcext:value-type="float">
            <text:p>4.27272727272727</text:p>
          </table:table-cell>
          <table:table-cell office:value-type="float" office:value="16.4545454545455" calcext:value-type="float">
            <text:p>16.4545454545455</text:p>
          </table:table-cell>
          <table:table-cell office:value-type="float" office:value="7.87272727272727" calcext:value-type="float">
            <text:p>7.87272727272727</text:p>
          </table:table-cell>
          <table:table-cell office:value-type="float" office:value="12.7272727272727" calcext:value-type="float">
            <text:p>12.7272727272727</text:p>
          </table:table-cell>
          <table:table-cell office:value-type="float" office:value="15.2" calcext:value-type="float">
            <text:p>15.2</text:p>
          </table:table-cell>
          <table:table-cell office:value-type="float" office:value="15.0727272727273" calcext:value-type="float">
            <text:p>15.0727272727273</text:p>
          </table:table-cell>
          <table:table-cell office:value-type="float" office:value="18.3272727272727" calcext:value-type="float">
            <text:p>18.3272727272727</text:p>
          </table:table-cell>
          <table:table-cell office:value-type="float" office:value="29.9272727272727" calcext:value-type="float">
            <text:p>29.9272727272727</text:p>
          </table:table-cell>
          <table:table-cell office:value-type="float" office:value="18.2545454545455" calcext:value-type="float">
            <text:p>18.2545454545455</text:p>
          </table:table-cell>
          <table:table-cell office:value-type="float" office:value="21.6" calcext:value-type="float">
            <text:p>21.6</text:p>
          </table:table-cell>
          <table:table-cell office:value-type="float" office:value="5.36363636363636" calcext:value-type="float">
            <text:p>5.36363636363636</text:p>
          </table:table-cell>
          <table:table-cell office:value-type="float" office:value="20.1272727272727" calcext:value-type="float">
            <text:p>20.1272727272727</text:p>
          </table:table-cell>
          <table:table-cell office:value-type="float" office:value="30.7818181818182" calcext:value-type="float">
            <text:p>30.7818181818182</text:p>
          </table:table-cell>
        </table:table-row>
        <table:table-row table:style-name="ro1">
          <table:table-cell office:value-type="float" office:value="1555509987" calcext:value-type="float">
            <text:p>1555509987</text:p>
          </table:table-cell>
          <table:table-cell office:value-type="float" office:value="5.18181818181818" calcext:value-type="float">
            <text:p>5.18181818181818</text:p>
          </table:table-cell>
          <table:table-cell office:value-type="float" office:value="16.6" calcext:value-type="float">
            <text:p>16.6</text:p>
          </table:table-cell>
          <table:table-cell office:value-type="float" office:value="2.56363636363636" calcext:value-type="float">
            <text:p>2.56363636363636</text:p>
          </table:table-cell>
          <table:table-cell office:value-type="float" office:value="11.0727272727273" calcext:value-type="float">
            <text:p>11.0727272727273</text:p>
          </table:table-cell>
          <table:table-cell office:value-type="float" office:value="6.09090909090909" calcext:value-type="float">
            <text:p>6.09090909090909</text:p>
          </table:table-cell>
          <table:table-cell office:value-type="float" office:value="8.12727272727273" calcext:value-type="float">
            <text:p>8.12727272727273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  <table:table-cell office:value-type="float" office:value="14.8545454545455" calcext:value-type="float">
            <text:p>14.8545454545455</text:p>
          </table:table-cell>
          <table:table-cell office:value-type="float" office:value="24.9272727272727" calcext:value-type="float">
            <text:p>24.9272727272727</text:p>
          </table:table-cell>
          <table:table-cell office:value-type="float" office:value="13.5272727272727" calcext:value-type="float">
            <text:p>13.5272727272727</text:p>
          </table:table-cell>
          <table:table-cell office:value-type="float" office:value="13.8727272727273" calcext:value-type="float">
            <text:p>13.8727272727273</text:p>
          </table:table-cell>
          <table:table-cell office:value-type="float" office:value="2.98181818181818" calcext:value-type="float">
            <text:p>2.98181818181818</text:p>
          </table:table-cell>
          <table:table-cell office:value-type="float" office:value="16.3636363636364" calcext:value-type="float">
            <text:p>16.3636363636364</text:p>
          </table:table-cell>
          <table:table-cell office:value-type="float" office:value="22.3454545454545" calcext:value-type="float">
            <text:p>22.3454545454545</text:p>
          </table:table-cell>
        </table:table-row>
        <table:table-row table:style-name="ro1">
          <table:table-cell office:value-type="float" office:value="1555509990" calcext:value-type="float">
            <text:p>1555509990</text:p>
          </table:table-cell>
          <table:table-cell office:value-type="float" office:value="5.18181818181818" calcext:value-type="float">
            <text:p>5.18181818181818</text:p>
          </table:table-cell>
          <table:table-cell office:value-type="float" office:value="16.6" calcext:value-type="float">
            <text:p>16.6</text:p>
          </table:table-cell>
          <table:table-cell office:value-type="float" office:value="2.56363636363636" calcext:value-type="float">
            <text:p>2.56363636363636</text:p>
          </table:table-cell>
          <table:table-cell office:value-type="float" office:value="11.0727272727273" calcext:value-type="float">
            <text:p>11.0727272727273</text:p>
          </table:table-cell>
          <table:table-cell office:value-type="float" office:value="6.09090909090909" calcext:value-type="float">
            <text:p>6.09090909090909</text:p>
          </table:table-cell>
          <table:table-cell office:value-type="float" office:value="8.12727272727273" calcext:value-type="float">
            <text:p>8.12727272727273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  <table:table-cell office:value-type="float" office:value="14.8545454545455" calcext:value-type="float">
            <text:p>14.8545454545455</text:p>
          </table:table-cell>
          <table:table-cell office:value-type="float" office:value="24.9272727272727" calcext:value-type="float">
            <text:p>24.9272727272727</text:p>
          </table:table-cell>
          <table:table-cell office:value-type="float" office:value="13.5272727272727" calcext:value-type="float">
            <text:p>13.5272727272727</text:p>
          </table:table-cell>
          <table:table-cell office:value-type="float" office:value="13.8727272727273" calcext:value-type="float">
            <text:p>13.8727272727273</text:p>
          </table:table-cell>
          <table:table-cell office:value-type="float" office:value="2.98181818181818" calcext:value-type="float">
            <text:p>2.98181818181818</text:p>
          </table:table-cell>
          <table:table-cell office:value-type="float" office:value="16.3636363636364" calcext:value-type="float">
            <text:p>16.3636363636364</text:p>
          </table:table-cell>
          <table:table-cell office:value-type="float" office:value="22.3454545454545" calcext:value-type="float">
            <text:p>22.3454545454545</text:p>
          </table:table-cell>
        </table:table-row>
        <table:table-row table:style-name="ro1">
          <table:table-cell office:value-type="float" office:value="1555509993" calcext:value-type="float">
            <text:p>1555509993</text:p>
          </table:table-cell>
          <table:table-cell office:value-type="float" office:value="5.89090909090909" calcext:value-type="float">
            <text:p>5.89090909090909</text:p>
          </table:table-cell>
          <table:table-cell office:value-type="float" office:value="19.0909090909091" calcext:value-type="float">
            <text:p>19.0909090909091</text:p>
          </table:table-cell>
          <table:table-cell office:value-type="float" office:value="6.76363636363636" calcext:value-type="float">
            <text:p>6.76363636363636</text:p>
          </table:table-cell>
          <table:table-cell office:value-type="float" office:value="13.1272727272727" calcext:value-type="float">
            <text:p>13.1272727272727</text:p>
          </table:table-cell>
          <table:table-cell office:value-type="float" office:value="10.2" calcext:value-type="float">
            <text:p>10.2</text:p>
          </table:table-cell>
          <table:table-cell office:value-type="float" office:value="9.58181818181818" calcext:value-type="float">
            <text:p>9.58181818181818</text:p>
          </table:table-cell>
          <table:table-cell office:value-type="float" office:value="14.2727272727273" calcext:value-type="float">
            <text:p>14.2727272727273</text:p>
          </table:table-cell>
          <table:table-cell office:value-type="float" office:value="10.6" calcext:value-type="float">
            <text:p>10.6</text:p>
          </table:table-cell>
          <table:table-cell office:value-type="float" office:value="15.5090909090909" calcext:value-type="float">
            <text:p>15.5090909090909</text:p>
          </table:table-cell>
          <table:table-cell office:value-type="float" office:value="25.6727272727273" calcext:value-type="float">
            <text:p>25.6727272727273</text:p>
          </table:table-cell>
          <table:table-cell table:number-columns-repeated="2" office:value-type="float" office:value="14.6909090909091" calcext:value-type="float">
            <text:p>14.6909090909091</text:p>
          </table:table-cell>
          <table:table-cell office:value-type="float" office:value="4.23636363636364" calcext:value-type="float">
            <text:p>4.23636363636364</text:p>
          </table:table-cell>
          <table:table-cell office:value-type="float" office:value="16.7818181818182" calcext:value-type="float">
            <text:p>16.7818181818182</text:p>
          </table:table-cell>
          <table:table-cell office:value-type="float" office:value="28.6545454545455" calcext:value-type="float">
            <text:p>28.6545454545455</text:p>
          </table:table-cell>
        </table:table-row>
        <table:table-row table:style-name="ro1">
          <table:table-cell office:value-type="float" office:value="1555509996" calcext:value-type="float">
            <text:p>1555509996</text:p>
          </table:table-cell>
          <table:table-cell office:value-type="float" office:value="5.89090909090909" calcext:value-type="float">
            <text:p>5.89090909090909</text:p>
          </table:table-cell>
          <table:table-cell office:value-type="float" office:value="19.0909090909091" calcext:value-type="float">
            <text:p>19.0909090909091</text:p>
          </table:table-cell>
          <table:table-cell office:value-type="float" office:value="6.76363636363636" calcext:value-type="float">
            <text:p>6.76363636363636</text:p>
          </table:table-cell>
          <table:table-cell office:value-type="float" office:value="13.1272727272727" calcext:value-type="float">
            <text:p>13.1272727272727</text:p>
          </table:table-cell>
          <table:table-cell office:value-type="float" office:value="10.2" calcext:value-type="float">
            <text:p>10.2</text:p>
          </table:table-cell>
          <table:table-cell office:value-type="float" office:value="9.58181818181818" calcext:value-type="float">
            <text:p>9.58181818181818</text:p>
          </table:table-cell>
          <table:table-cell office:value-type="float" office:value="14.2727272727273" calcext:value-type="float">
            <text:p>14.2727272727273</text:p>
          </table:table-cell>
          <table:table-cell office:value-type="float" office:value="10.6" calcext:value-type="float">
            <text:p>10.6</text:p>
          </table:table-cell>
          <table:table-cell office:value-type="float" office:value="15.5090909090909" calcext:value-type="float">
            <text:p>15.5090909090909</text:p>
          </table:table-cell>
          <table:table-cell office:value-type="float" office:value="25.6727272727273" calcext:value-type="float">
            <text:p>25.6727272727273</text:p>
          </table:table-cell>
          <table:table-cell table:number-columns-repeated="2" office:value-type="float" office:value="14.6909090909091" calcext:value-type="float">
            <text:p>14.6909090909091</text:p>
          </table:table-cell>
          <table:table-cell office:value-type="float" office:value="4.23636363636364" calcext:value-type="float">
            <text:p>4.23636363636364</text:p>
          </table:table-cell>
          <table:table-cell office:value-type="float" office:value="16.7818181818182" calcext:value-type="float">
            <text:p>16.7818181818182</text:p>
          </table:table-cell>
          <table:table-cell office:value-type="float" office:value="28.6545454545455" calcext:value-type="float">
            <text:p>28.6545454545455</text:p>
          </table:table-cell>
        </table:table-row>
        <table:table-row table:style-name="ro1">
          <table:table-cell office:value-type="float" office:value="1555509999" calcext:value-type="float">
            <text:p>1555509999</text:p>
          </table:table-cell>
          <table:table-cell office:value-type="float" office:value="7.58181818181818" calcext:value-type="float">
            <text:p>7.58181818181818</text:p>
          </table:table-cell>
          <table:table-cell office:value-type="float" office:value="27.1818181818182" calcext:value-type="float">
            <text:p>27.1818181818182</text:p>
          </table:table-cell>
          <table:table-cell office:value-type="float" office:value="11" calcext:value-type="float">
            <text:p>11</text:p>
          </table:table-cell>
          <table:table-cell office:value-type="float" office:value="19.5090909090909" calcext:value-type="float">
            <text:p>19.5090909090909</text:p>
          </table:table-cell>
          <table:table-cell office:value-type="float" office:value="16.7818181818182" calcext:value-type="float">
            <text:p>16.7818181818182</text:p>
          </table:table-cell>
          <table:table-cell office:value-type="float" office:value="13.5818181818182" calcext:value-type="float">
            <text:p>13.5818181818182</text:p>
          </table:table-cell>
          <table:table-cell office:value-type="float" office:value="18.2545454545455" calcext:value-type="float">
            <text:p>18.2545454545455</text:p>
          </table:table-cell>
          <table:table-cell office:value-type="float" office:value="16.7454545454545" calcext:value-type="float">
            <text:p>16.7454545454545</text:p>
          </table:table-cell>
          <table:table-cell office:value-type="float" office:value="20.3272727272727" calcext:value-type="float">
            <text:p>20.3272727272727</text:p>
          </table:table-cell>
          <table:table-cell office:value-type="float" office:value="36.1818181818182" calcext:value-type="float">
            <text:p>36.1818181818182</text:p>
          </table:table-cell>
          <table:table-cell office:value-type="float" office:value="22.3636363636364" calcext:value-type="float">
            <text:p>22.3636363636364</text:p>
          </table:table-cell>
          <table:table-cell office:value-type="float" office:value="24.8" calcext:value-type="float">
            <text:p>24.8</text:p>
          </table:table-cell>
          <table:table-cell office:value-type="float" office:value="7.47272727272727" calcext:value-type="float">
            <text:p>7.47272727272727</text:p>
          </table:table-cell>
          <table:table-cell office:value-type="float" office:value="19.4181818181818" calcext:value-type="float">
            <text:p>19.4181818181818</text:p>
          </table:table-cell>
          <table:table-cell office:value-type="float" office:value="39.8727272727273" calcext:value-type="float">
            <text:p>39.8727272727273</text:p>
          </table:table-cell>
        </table:table-row>
        <table:table-row table:style-name="ro1">
          <table:table-cell office:value-type="float" office:value="1555510002" calcext:value-type="float">
            <text:p>1555510002</text:p>
          </table:table-cell>
          <table:table-cell office:value-type="float" office:value="7.58181818181818" calcext:value-type="float">
            <text:p>7.58181818181818</text:p>
          </table:table-cell>
          <table:table-cell office:value-type="float" office:value="27.1818181818182" calcext:value-type="float">
            <text:p>27.1818181818182</text:p>
          </table:table-cell>
          <table:table-cell office:value-type="float" office:value="11" calcext:value-type="float">
            <text:p>11</text:p>
          </table:table-cell>
          <table:table-cell office:value-type="float" office:value="19.5090909090909" calcext:value-type="float">
            <text:p>19.5090909090909</text:p>
          </table:table-cell>
          <table:table-cell office:value-type="float" office:value="16.7818181818182" calcext:value-type="float">
            <text:p>16.7818181818182</text:p>
          </table:table-cell>
          <table:table-cell office:value-type="float" office:value="13.5818181818182" calcext:value-type="float">
            <text:p>13.5818181818182</text:p>
          </table:table-cell>
          <table:table-cell office:value-type="float" office:value="18.2545454545455" calcext:value-type="float">
            <text:p>18.2545454545455</text:p>
          </table:table-cell>
          <table:table-cell office:value-type="float" office:value="16.7454545454545" calcext:value-type="float">
            <text:p>16.7454545454545</text:p>
          </table:table-cell>
          <table:table-cell office:value-type="float" office:value="20.3272727272727" calcext:value-type="float">
            <text:p>20.3272727272727</text:p>
          </table:table-cell>
          <table:table-cell office:value-type="float" office:value="36.1818181818182" calcext:value-type="float">
            <text:p>36.1818181818182</text:p>
          </table:table-cell>
          <table:table-cell office:value-type="float" office:value="22.3636363636364" calcext:value-type="float">
            <text:p>22.3636363636364</text:p>
          </table:table-cell>
          <table:table-cell office:value-type="float" office:value="24.8" calcext:value-type="float">
            <text:p>24.8</text:p>
          </table:table-cell>
          <table:table-cell office:value-type="float" office:value="7.47272727272727" calcext:value-type="float">
            <text:p>7.47272727272727</text:p>
          </table:table-cell>
          <table:table-cell office:value-type="float" office:value="19.4181818181818" calcext:value-type="float">
            <text:p>19.4181818181818</text:p>
          </table:table-cell>
          <table:table-cell office:value-type="float" office:value="39.8727272727273" calcext:value-type="float">
            <text:p>39.8727272727273</text:p>
          </table:table-cell>
        </table:table-row>
        <table:table-row table:style-name="ro1">
          <table:table-cell office:value-type="float" office:value="1555510005" calcext:value-type="float">
            <text:p>1555510005</text:p>
          </table:table-cell>
          <table:table-cell office:value-type="float" office:value="7.58181818181818" calcext:value-type="float">
            <text:p>7.58181818181818</text:p>
          </table:table-cell>
          <table:table-cell office:value-type="float" office:value="27.1818181818182" calcext:value-type="float">
            <text:p>27.1818181818182</text:p>
          </table:table-cell>
          <table:table-cell office:value-type="float" office:value="11" calcext:value-type="float">
            <text:p>11</text:p>
          </table:table-cell>
          <table:table-cell office:value-type="float" office:value="19.5090909090909" calcext:value-type="float">
            <text:p>19.5090909090909</text:p>
          </table:table-cell>
          <table:table-cell office:value-type="float" office:value="16.7818181818182" calcext:value-type="float">
            <text:p>16.7818181818182</text:p>
          </table:table-cell>
          <table:table-cell office:value-type="float" office:value="13.5818181818182" calcext:value-type="float">
            <text:p>13.5818181818182</text:p>
          </table:table-cell>
          <table:table-cell office:value-type="float" office:value="18.2545454545455" calcext:value-type="float">
            <text:p>18.2545454545455</text:p>
          </table:table-cell>
          <table:table-cell office:value-type="float" office:value="16.7454545454545" calcext:value-type="float">
            <text:p>16.7454545454545</text:p>
          </table:table-cell>
          <table:table-cell office:value-type="float" office:value="20.3272727272727" calcext:value-type="float">
            <text:p>20.3272727272727</text:p>
          </table:table-cell>
          <table:table-cell office:value-type="float" office:value="36.1818181818182" calcext:value-type="float">
            <text:p>36.1818181818182</text:p>
          </table:table-cell>
          <table:table-cell office:value-type="float" office:value="22.3636363636364" calcext:value-type="float">
            <text:p>22.3636363636364</text:p>
          </table:table-cell>
          <table:table-cell office:value-type="float" office:value="24.8" calcext:value-type="float">
            <text:p>24.8</text:p>
          </table:table-cell>
          <table:table-cell office:value-type="float" office:value="7.47272727272727" calcext:value-type="float">
            <text:p>7.47272727272727</text:p>
          </table:table-cell>
          <table:table-cell office:value-type="float" office:value="19.4181818181818" calcext:value-type="float">
            <text:p>19.4181818181818</text:p>
          </table:table-cell>
          <table:table-cell office:value-type="float" office:value="39.8727272727273" calcext:value-type="float">
            <text:p>39.8727272727273</text:p>
          </table:table-cell>
        </table:table-row>
        <table:table-row table:style-name="ro1">
          <table:table-cell office:value-type="float" office:value="1555510008" calcext:value-type="float">
            <text:p>1555510008</text:p>
          </table:table-cell>
          <table:table-cell office:value-type="float" office:value="7.58181818181818" calcext:value-type="float">
            <text:p>7.58181818181818</text:p>
          </table:table-cell>
          <table:table-cell office:value-type="float" office:value="25.9636363636364" calcext:value-type="float">
            <text:p>25.9636363636364</text:p>
          </table:table-cell>
          <table:table-cell office:value-type="float" office:value="11" calcext:value-type="float">
            <text:p>11</text:p>
          </table:table-cell>
          <table:table-cell office:value-type="float" office:value="15.5090909090909" calcext:value-type="float">
            <text:p>15.5090909090909</text:p>
          </table:table-cell>
          <table:table-cell office:value-type="float" office:value="16.7818181818182" calcext:value-type="float">
            <text:p>16.7818181818182</text:p>
          </table:table-cell>
          <table:table-cell office:value-type="float" office:value="12.5818181818182" calcext:value-type="float">
            <text:p>12.5818181818182</text:p>
          </table:table-cell>
          <table:table-cell office:value-type="float" office:value="17.4181818181818" calcext:value-type="float">
            <text:p>17.4181818181818</text:p>
          </table:table-cell>
          <table:table-cell office:value-type="float" office:value="16" calcext:value-type="float">
            <text:p>16</text:p>
          </table:table-cell>
          <table:table-cell office:value-type="float" office:value="18.5090909090909" calcext:value-type="float">
            <text:p>18.5090909090909</text:p>
          </table:table-cell>
          <table:table-cell office:value-type="float" office:value="35.0909090909091" calcext:value-type="float">
            <text:p>35.0909090909091</text:p>
          </table:table-cell>
          <table:table-cell office:value-type="float" office:value="18.7090909090909" calcext:value-type="float">
            <text:p>18.7090909090909</text:p>
          </table:table-cell>
          <table:table-cell office:value-type="float" office:value="23.7636363636364" calcext:value-type="float">
            <text:p>23.7636363636364</text:p>
          </table:table-cell>
          <table:table-cell office:value-type="float" office:value="7.47272727272727" calcext:value-type="float">
            <text:p>7.47272727272727</text:p>
          </table:table-cell>
          <table:table-cell office:value-type="float" office:value="17.4363636363636" calcext:value-type="float">
            <text:p>17.4363636363636</text:p>
          </table:table-cell>
          <table:table-cell office:value-type="float" office:value="38.7090909090909" calcext:value-type="float">
            <text:p>38.7090909090909</text:p>
          </table:table-cell>
        </table:table-row>
        <table:table-row table:style-name="ro1">
          <table:table-cell office:value-type="float" office:value="1555510011" calcext:value-type="float">
            <text:p>1555510011</text:p>
          </table:table-cell>
          <table:table-cell office:value-type="float" office:value="7.58181818181818" calcext:value-type="float">
            <text:p>7.58181818181818</text:p>
          </table:table-cell>
          <table:table-cell office:value-type="float" office:value="25.9636363636364" calcext:value-type="float">
            <text:p>25.9636363636364</text:p>
          </table:table-cell>
          <table:table-cell office:value-type="float" office:value="11" calcext:value-type="float">
            <text:p>11</text:p>
          </table:table-cell>
          <table:table-cell office:value-type="float" office:value="15.5090909090909" calcext:value-type="float">
            <text:p>15.5090909090909</text:p>
          </table:table-cell>
          <table:table-cell office:value-type="float" office:value="16.7818181818182" calcext:value-type="float">
            <text:p>16.7818181818182</text:p>
          </table:table-cell>
          <table:table-cell office:value-type="float" office:value="12.5818181818182" calcext:value-type="float">
            <text:p>12.5818181818182</text:p>
          </table:table-cell>
          <table:table-cell office:value-type="float" office:value="17.4181818181818" calcext:value-type="float">
            <text:p>17.4181818181818</text:p>
          </table:table-cell>
          <table:table-cell office:value-type="float" office:value="16" calcext:value-type="float">
            <text:p>16</text:p>
          </table:table-cell>
          <table:table-cell office:value-type="float" office:value="18.5090909090909" calcext:value-type="float">
            <text:p>18.5090909090909</text:p>
          </table:table-cell>
          <table:table-cell office:value-type="float" office:value="35.0909090909091" calcext:value-type="float">
            <text:p>35.0909090909091</text:p>
          </table:table-cell>
          <table:table-cell office:value-type="float" office:value="18.7090909090909" calcext:value-type="float">
            <text:p>18.7090909090909</text:p>
          </table:table-cell>
          <table:table-cell office:value-type="float" office:value="23.7636363636364" calcext:value-type="float">
            <text:p>23.7636363636364</text:p>
          </table:table-cell>
          <table:table-cell office:value-type="float" office:value="7.47272727272727" calcext:value-type="float">
            <text:p>7.47272727272727</text:p>
          </table:table-cell>
          <table:table-cell office:value-type="float" office:value="17.4363636363636" calcext:value-type="float">
            <text:p>17.4363636363636</text:p>
          </table:table-cell>
          <table:table-cell office:value-type="float" office:value="38.7090909090909" calcext:value-type="float">
            <text:p>38.7090909090909</text:p>
          </table:table-cell>
        </table:table-row>
        <table:table-row table:style-name="ro1">
          <table:table-cell office:value-type="float" office:value="1555510014" calcext:value-type="float">
            <text:p>1555510014</text:p>
          </table:table-cell>
          <table:table-cell office:value-type="float" office:value="7.58181818181818" calcext:value-type="float">
            <text:p>7.581818181818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.6363636363636" calcext:value-type="float">
            <text:p>14.6363636363636</text:p>
          </table:table-cell>
          <table:table-cell office:value-type="float" office:value="16.7818181818182" calcext:value-type="float">
            <text:p>16.7818181818182</text:p>
          </table:table-cell>
          <table:table-cell office:value-type="float" office:value="11.8181818181818" calcext:value-type="float">
            <text:p>11.8181818181818</text:p>
          </table:table-cell>
          <table:table-cell office:value-type="float" office:value="15.5818181818182" calcext:value-type="float">
            <text:p>15.5818181818182</text:p>
          </table:table-cell>
          <table:table-cell office:value-type="float" office:value="14.7636363636364" calcext:value-type="float">
            <text:p>14.7636363636364</text:p>
          </table:table-cell>
          <table:table-cell office:value-type="float" office:value="16.5090909090909" calcext:value-type="float">
            <text:p>16.5090909090909</text:p>
          </table:table-cell>
          <table:table-cell office:value-type="float" office:value="31.0727272727273" calcext:value-type="float">
            <text:p>31.0727272727273</text:p>
          </table:table-cell>
          <table:table-cell office:value-type="float" office:value="17.8545454545455" calcext:value-type="float">
            <text:p>17.8545454545455</text:p>
          </table:table-cell>
          <table:table-cell office:value-type="float" office:value="22.4727272727273" calcext:value-type="float">
            <text:p>22.4727272727273</text:p>
          </table:table-cell>
          <table:table-cell office:value-type="float" office:value="7.47272727272727" calcext:value-type="float">
            <text:p>7.47272727272727</text:p>
          </table:table-cell>
          <table:table-cell office:value-type="float" office:value="13.7636363636364" calcext:value-type="float">
            <text:p>13.7636363636364</text:p>
          </table:table-cell>
          <table:table-cell office:value-type="float" office:value="37.2727272727273" calcext:value-type="float">
            <text:p>37.2727272727273</text:p>
          </table:table-cell>
        </table:table-row>
        <table:table-row table:style-name="ro1">
          <table:table-cell office:value-type="float" office:value="1555510017" calcext:value-type="float">
            <text:p>1555510017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29.8363636363636" calcext:value-type="float">
            <text:p>29.8363636363636</text:p>
          </table:table-cell>
          <table:table-cell office:value-type="float" office:value="11.8727272727273" calcext:value-type="float">
            <text:p>11.8727272727273</text:p>
          </table:table-cell>
          <table:table-cell office:value-type="float" office:value="19.1090909090909" calcext:value-type="float">
            <text:p>19.1090909090909</text:p>
          </table:table-cell>
          <table:table-cell office:value-type="float" office:value="18.1090909090909" calcext:value-type="float">
            <text:p>18.1090909090909</text:p>
          </table:table-cell>
          <table:table-cell office:value-type="float" office:value="14.7818181818182" calcext:value-type="float">
            <text:p>14.7818181818182</text:p>
          </table:table-cell>
          <table:table-cell office:value-type="float" office:value="19.0727272727273" calcext:value-type="float">
            <text:p>19.0727272727273</text:p>
          </table:table-cell>
          <table:table-cell office:value-type="float" office:value="18.0727272727273" calcext:value-type="float">
            <text:p>18.0727272727273</text:p>
          </table:table-cell>
          <table:table-cell office:value-type="float" office:value="20.0363636363636" calcext:value-type="float">
            <text:p>20.0363636363636</text:p>
          </table:table-cell>
          <table:table-cell office:value-type="float" office:value="36.1090909090909" calcext:value-type="float">
            <text:p>36.1090909090909</text:p>
          </table:table-cell>
          <table:table-cell office:value-type="float" office:value="22.6" calcext:value-type="float">
            <text:p>22.6</text:p>
          </table:table-cell>
          <table:table-cell office:value-type="float" office:value="34.0181818181818" calcext:value-type="float">
            <text:p>34.0181818181818</text:p>
          </table:table-cell>
          <table:table-cell office:value-type="float" office:value="11.6181818181818" calcext:value-type="float">
            <text:p>11.6181818181818</text:p>
          </table:table-cell>
          <table:table-cell office:value-type="float" office:value="18.6909090909091" calcext:value-type="float">
            <text:p>18.6909090909091</text:p>
          </table:table-cell>
          <table:table-cell office:value-type="float" office:value="49.9454545454545" calcext:value-type="float">
            <text:p>49.9454545454545</text:p>
          </table:table-cell>
        </table:table-row>
        <table:table-row table:style-name="ro1">
          <table:table-cell office:value-type="float" office:value="1555510020" calcext:value-type="float">
            <text:p>1555510020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29.8363636363636" calcext:value-type="float">
            <text:p>29.8363636363636</text:p>
          </table:table-cell>
          <table:table-cell office:value-type="float" office:value="11.8727272727273" calcext:value-type="float">
            <text:p>11.8727272727273</text:p>
          </table:table-cell>
          <table:table-cell office:value-type="float" office:value="19.1090909090909" calcext:value-type="float">
            <text:p>19.1090909090909</text:p>
          </table:table-cell>
          <table:table-cell office:value-type="float" office:value="18.1090909090909" calcext:value-type="float">
            <text:p>18.1090909090909</text:p>
          </table:table-cell>
          <table:table-cell office:value-type="float" office:value="14.7818181818182" calcext:value-type="float">
            <text:p>14.7818181818182</text:p>
          </table:table-cell>
          <table:table-cell office:value-type="float" office:value="19.0727272727273" calcext:value-type="float">
            <text:p>19.0727272727273</text:p>
          </table:table-cell>
          <table:table-cell office:value-type="float" office:value="18.0727272727273" calcext:value-type="float">
            <text:p>18.0727272727273</text:p>
          </table:table-cell>
          <table:table-cell office:value-type="float" office:value="20.0363636363636" calcext:value-type="float">
            <text:p>20.0363636363636</text:p>
          </table:table-cell>
          <table:table-cell office:value-type="float" office:value="36.1090909090909" calcext:value-type="float">
            <text:p>36.1090909090909</text:p>
          </table:table-cell>
          <table:table-cell office:value-type="float" office:value="22.6" calcext:value-type="float">
            <text:p>22.6</text:p>
          </table:table-cell>
          <table:table-cell office:value-type="float" office:value="34.0181818181818" calcext:value-type="float">
            <text:p>34.0181818181818</text:p>
          </table:table-cell>
          <table:table-cell office:value-type="float" office:value="11.6181818181818" calcext:value-type="float">
            <text:p>11.6181818181818</text:p>
          </table:table-cell>
          <table:table-cell office:value-type="float" office:value="18.6909090909091" calcext:value-type="float">
            <text:p>18.6909090909091</text:p>
          </table:table-cell>
          <table:table-cell office:value-type="float" office:value="49.9454545454545" calcext:value-type="float">
            <text:p>49.9454545454545</text:p>
          </table:table-cell>
        </table:table-row>
        <table:table-row table:style-name="ro1">
          <table:table-cell office:value-type="float" office:value="1555510023" calcext:value-type="float">
            <text:p>1555510023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33.7272727272727" calcext:value-type="float">
            <text:p>33.7272727272727</text:p>
          </table:table-cell>
          <table:table-cell office:value-type="float" office:value="11.8727272727273" calcext:value-type="float">
            <text:p>11.8727272727273</text:p>
          </table:table-cell>
          <table:table-cell office:value-type="float" office:value="19.1090909090909" calcext:value-type="float">
            <text:p>19.1090909090909</text:p>
          </table:table-cell>
          <table:table-cell office:value-type="float" office:value="18.1090909090909" calcext:value-type="float">
            <text:p>18.1090909090909</text:p>
          </table:table-cell>
          <table:table-cell office:value-type="float" office:value="14.7818181818182" calcext:value-type="float">
            <text:p>14.7818181818182</text:p>
          </table:table-cell>
          <table:table-cell office:value-type="float" office:value="19.0727272727273" calcext:value-type="float">
            <text:p>19.0727272727273</text:p>
          </table:table-cell>
          <table:table-cell office:value-type="float" office:value="18.0727272727273" calcext:value-type="float">
            <text:p>18.0727272727273</text:p>
          </table:table-cell>
          <table:table-cell office:value-type="float" office:value="20.0363636363636" calcext:value-type="float">
            <text:p>20.0363636363636</text:p>
          </table:table-cell>
          <table:table-cell office:value-type="float" office:value="37.6181818181818" calcext:value-type="float">
            <text:p>37.6181818181818</text:p>
          </table:table-cell>
          <table:table-cell office:value-type="float" office:value="37.6727272727273" calcext:value-type="float">
            <text:p>37.6727272727273</text:p>
          </table:table-cell>
          <table:table-cell office:value-type="float" office:value="34.0181818181818" calcext:value-type="float">
            <text:p>34.0181818181818</text:p>
          </table:table-cell>
          <table:table-cell office:value-type="float" office:value="11.6181818181818" calcext:value-type="float">
            <text:p>11.6181818181818</text:p>
          </table:table-cell>
          <table:table-cell office:value-type="float" office:value="18.6909090909091" calcext:value-type="float">
            <text:p>18.6909090909091</text:p>
          </table:table-cell>
          <table:table-cell office:value-type="float" office:value="49.9454545454545" calcext:value-type="float">
            <text:p>49.9454545454545</text:p>
          </table:table-cell>
        </table:table-row>
        <table:table-row table:style-name="ro1">
          <table:table-cell office:value-type="float" office:value="1555510026" calcext:value-type="float">
            <text:p>1555510026</text:p>
          </table:table-cell>
          <table:table-cell office:value-type="float" office:value="10.5272727272727" calcext:value-type="float">
            <text:p>10.5272727272727</text:p>
          </table:table-cell>
          <table:table-cell office:value-type="float" office:value="33.7272727272727" calcext:value-type="float">
            <text:p>33.7272727272727</text:p>
          </table:table-cell>
          <table:table-cell office:value-type="float" office:value="11.8727272727273" calcext:value-type="float">
            <text:p>11.8727272727273</text:p>
          </table:table-cell>
          <table:table-cell office:value-type="float" office:value="19.1090909090909" calcext:value-type="float">
            <text:p>19.1090909090909</text:p>
          </table:table-cell>
          <table:table-cell office:value-type="float" office:value="18.1090909090909" calcext:value-type="float">
            <text:p>18.1090909090909</text:p>
          </table:table-cell>
          <table:table-cell office:value-type="float" office:value="14.7818181818182" calcext:value-type="float">
            <text:p>14.7818181818182</text:p>
          </table:table-cell>
          <table:table-cell office:value-type="float" office:value="19.0727272727273" calcext:value-type="float">
            <text:p>19.0727272727273</text:p>
          </table:table-cell>
          <table:table-cell office:value-type="float" office:value="18.0727272727273" calcext:value-type="float">
            <text:p>18.0727272727273</text:p>
          </table:table-cell>
          <table:table-cell office:value-type="float" office:value="20.0363636363636" calcext:value-type="float">
            <text:p>20.0363636363636</text:p>
          </table:table-cell>
          <table:table-cell office:value-type="float" office:value="37.6181818181818" calcext:value-type="float">
            <text:p>37.6181818181818</text:p>
          </table:table-cell>
          <table:table-cell office:value-type="float" office:value="37.6727272727273" calcext:value-type="float">
            <text:p>37.6727272727273</text:p>
          </table:table-cell>
          <table:table-cell office:value-type="float" office:value="34.0181818181818" calcext:value-type="float">
            <text:p>34.0181818181818</text:p>
          </table:table-cell>
          <table:table-cell office:value-type="float" office:value="11.6181818181818" calcext:value-type="float">
            <text:p>11.6181818181818</text:p>
          </table:table-cell>
          <table:table-cell office:value-type="float" office:value="18.6909090909091" calcext:value-type="float">
            <text:p>18.6909090909091</text:p>
          </table:table-cell>
          <table:table-cell office:value-type="float" office:value="49.9454545454545" calcext:value-type="float">
            <text:p>49.9454545454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7T16:11:27.599454431</dc:date>
    <meta:editing-duration>PT4M1S</meta:editing-duration>
    <meta:editing-cycles>1</meta:editing-cycles>
    <meta:document-statistic meta:table-count="1" meta:cell-count="483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933cm" svg:height="13.096cm" xlink:href=".." xlink:type="simple" chart:class="chart:line" chart:style-name="ch1">
        <chart:legend chart:legend-position="end" svg:x="24.525cm" svg:y="2.763cm" style:legend-expansion="high" chart:style-name="ch2"/>
        <chart:plot-area chart:style-name="ch3" table:cell-range-address="test.A1:test.P302" chart:data-source-has-labels="both" svg:x="1.64cm" svg:y="0.179cm" svg:width="19.924cm" svg:height="11.643cm">
          <chartooo:coordinate-region svg:x="3.092cm" svg:y="0.378cm" svg:width="18.332cm" svg:height="9.604cm"/>
          <chart:axis chart:dimension="x" chart:name="primary-x" chart:style-name="ch4" chartooo:axis-type="auto">
            <chartooo:date-scale/>
            <chart:categories table:cell-range-address="test.A2:test.A3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.B2:test.B302" chart:label-cell-address="test.B1:test.B1" chart:class="chart:line">
            <chart:data-point chart:repeated="301"/>
          </chart:series>
          <chart:series chart:style-name="ch7" chart:values-cell-range-address="test.C2:test.C302" chart:label-cell-address="test.C1:test.C1" chart:class="chart:line">
            <chart:data-point chart:repeated="301"/>
          </chart:series>
          <chart:series chart:style-name="ch8" chart:values-cell-range-address="test.D2:test.D302" chart:label-cell-address="test.D1:test.D1" chart:class="chart:line">
            <chart:data-point chart:repeated="301"/>
          </chart:series>
          <chart:series chart:style-name="ch9" chart:values-cell-range-address="test.E2:test.E302" chart:label-cell-address="test.E1:test.E1" chart:class="chart:line">
            <chart:data-point chart:repeated="301"/>
          </chart:series>
          <chart:series chart:style-name="ch10" chart:values-cell-range-address="test.F2:test.F302" chart:label-cell-address="test.F1:test.F1" chart:class="chart:line">
            <chart:data-point chart:repeated="301"/>
          </chart:series>
          <chart:series chart:style-name="ch11" chart:values-cell-range-address="test.G2:test.G302" chart:label-cell-address="test.G1:test.G1" chart:class="chart:line">
            <chart:data-point chart:repeated="301"/>
          </chart:series>
          <chart:series chart:style-name="ch12" chart:values-cell-range-address="test.H2:test.H302" chart:label-cell-address="test.H1:test.H1" chart:class="chart:line">
            <chart:data-point chart:repeated="301"/>
          </chart:series>
          <chart:series chart:style-name="ch13" chart:values-cell-range-address="test.I2:test.I302" chart:label-cell-address="test.I1:test.I1" chart:class="chart:line">
            <chart:data-point chart:repeated="301"/>
          </chart:series>
          <chart:series chart:style-name="ch14" chart:values-cell-range-address="test.J2:test.J302" chart:label-cell-address="test.J1:test.J1" chart:class="chart:line">
            <chart:data-point chart:repeated="301"/>
          </chart:series>
          <chart:series chart:style-name="ch15" chart:values-cell-range-address="test.K2:test.K302" chart:label-cell-address="test.K1:test.K1" chart:class="chart:line">
            <chart:data-point chart:repeated="301"/>
          </chart:series>
          <chart:series chart:style-name="ch16" chart:values-cell-range-address="test.L2:test.L302" chart:label-cell-address="test.L1:test.L1" chart:class="chart:line">
            <chart:data-point chart:repeated="301"/>
          </chart:series>
          <chart:series chart:style-name="ch17" chart:values-cell-range-address="test.M2:test.M302" chart:label-cell-address="test.M1:test.M1" chart:class="chart:line">
            <chart:data-point chart:repeated="301"/>
          </chart:series>
          <chart:series chart:style-name="ch18" chart:values-cell-range-address="test.N2:test.N302" chart:label-cell-address="test.N1:test.N1" chart:class="chart:line">
            <chart:data-point chart:repeated="301"/>
          </chart:series>
          <chart:series chart:style-name="ch19" chart:values-cell-range-address="test.O2:test.O302" chart:label-cell-address="test.O1:test.O1" chart:class="chart:line">
            <chart:data-point chart:repeated="301"/>
          </chart:series>
          <chart:series chart:style-name="ch20" chart:values-cell-range-address="test.P2:test.P302" chart:label-cell-address="test.P1:test.P1" chart:class="chart:line">
            <chart:data-point chart:repeated="3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pt4</text:p>
                <draw:g>
                  <svg:desc>test.B1:test.B1</svg:desc>
                </draw:g>
              </table:table-cell>
              <table:table-cell office:value-type="string">
                <text:p>close</text:p>
                <draw:g>
                  <svg:desc>test.C1:test.C1</svg:desc>
                </draw:g>
              </table:table-cell>
              <table:table-cell office:value-type="string">
                <text:p>ctl</text:p>
                <draw:g>
                  <svg:desc>test.D1:test.D1</svg:desc>
                </draw:g>
              </table:table-cell>
              <table:table-cell office:value-type="string">
                <text:p>getpid</text:p>
                <draw:g>
                  <svg:desc>test.E1:test.E1</svg:desc>
                </draw:g>
              </table:table-cell>
              <table:table-cell office:value-type="string">
                <text:p>getsockname</text:p>
                <draw:g>
                  <svg:desc>test.F1:test.F1</svg:desc>
                </draw:g>
              </table:table-cell>
              <table:table-cell office:value-type="string">
                <text:p>newfstat</text:p>
                <draw:g>
                  <svg:desc>test.G1:test.G1</svg:desc>
                </draw:g>
              </table:table-cell>
              <table:table-cell office:value-type="string">
                <text:p>newstat</text:p>
                <draw:g>
                  <svg:desc>test.H1:test.H1</svg:desc>
                </draw:g>
              </table:table-cell>
              <table:table-cell office:value-type="string">
                <text:p>open</text:p>
                <draw:g>
                  <svg:desc>test.I1:test.I1</svg:desc>
                </draw:g>
              </table:table-cell>
              <table:table-cell office:value-type="string">
                <text:p>pread64</text:p>
                <draw:g>
                  <svg:desc>test.J1:test.J1</svg:desc>
                </draw:g>
              </table:table-cell>
              <table:table-cell office:value-type="string">
                <text:p>pwait</text:p>
                <draw:g>
                  <svg:desc>test.K1:test.K1</svg:desc>
                </draw:g>
              </table:table-cell>
              <table:table-cell office:value-type="string">
                <text:p>recvfrom</text:p>
                <draw:g>
                  <svg:desc>test.L1:test.L1</svg:desc>
                </draw:g>
              </table:table-cell>
              <table:table-cell office:value-type="string">
                <text:p>sendfile64</text:p>
                <draw:g>
                  <svg:desc>test.M1:test.M1</svg:desc>
                </draw:g>
              </table:table-cell>
              <table:table-cell office:value-type="string">
                <text:p>setsockopt</text:p>
                <draw:g>
                  <svg:desc>test.N1:test.N1</svg:desc>
                </draw:g>
              </table:table-cell>
              <table:table-cell office:value-type="string">
                <text:p>write</text:p>
                <draw:g>
                  <svg:desc>test.O1:test.O1</svg:desc>
                </draw:g>
              </table:table-cell>
              <table:table-cell office:value-type="string">
                <text:p>writev</text:p>
                <draw:g>
                  <svg:desc>test.P1:test.P1</svg:desc>
                </draw:g>
              </table:table-cell>
            </table:table-row>
          </table:table-header-rows>
          <table:table-rows>
            <table:table-row>
              <table:table-cell office:value-type="float" office:value="1555509126">
                <text:p>1555509126</text:p>
                <draw:g>
                  <svg:desc>test.A2:test.A302</svg:desc>
                </draw:g>
              </table:table-cell>
              <table:table-cell office:value-type="float" office:value="0">
                <text:p>0</text:p>
                <draw:g>
                  <svg:desc>test.B2:test.B302</svg:desc>
                </draw:g>
              </table:table-cell>
              <table:table-cell office:value-type="float" office:value="0">
                <text:p>0</text:p>
                <draw:g>
                  <svg:desc>test.C2:test.C302</svg:desc>
                </draw:g>
              </table:table-cell>
              <table:table-cell office:value-type="float" office:value="0">
                <text:p>0</text:p>
                <draw:g>
                  <svg:desc>test.D2:test.D302</svg:desc>
                </draw:g>
              </table:table-cell>
              <table:table-cell office:value-type="float" office:value="0">
                <text:p>0</text:p>
                <draw:g>
                  <svg:desc>test.E2:test.E302</svg:desc>
                </draw:g>
              </table:table-cell>
              <table:table-cell office:value-type="float" office:value="0">
                <text:p>0</text:p>
                <draw:g>
                  <svg:desc>test.F2:test.F302</svg:desc>
                </draw:g>
              </table:table-cell>
              <table:table-cell office:value-type="float" office:value="0">
                <text:p>0</text:p>
                <draw:g>
                  <svg:desc>test.G2:test.G302</svg:desc>
                </draw:g>
              </table:table-cell>
              <table:table-cell office:value-type="float" office:value="0">
                <text:p>0</text:p>
                <draw:g>
                  <svg:desc>test.H2:test.H302</svg:desc>
                </draw:g>
              </table:table-cell>
              <table:table-cell office:value-type="float" office:value="0">
                <text:p>0</text:p>
                <draw:g>
                  <svg:desc>test.I2:test.I302</svg:desc>
                </draw:g>
              </table:table-cell>
              <table:table-cell office:value-type="float" office:value="0">
                <text:p>0</text:p>
                <draw:g>
                  <svg:desc>test.J2:test.J302</svg:desc>
                </draw:g>
              </table:table-cell>
              <table:table-cell office:value-type="float" office:value="0">
                <text:p>0</text:p>
                <draw:g>
                  <svg:desc>test.K2:test.K302</svg:desc>
                </draw:g>
              </table:table-cell>
              <table:table-cell office:value-type="float" office:value="0">
                <text:p>0</text:p>
                <draw:g>
                  <svg:desc>test.L2:test.L302</svg:desc>
                </draw:g>
              </table:table-cell>
              <table:table-cell office:value-type="float" office:value="0">
                <text:p>0</text:p>
                <draw:g>
                  <svg:desc>test.M2:test.M302</svg:desc>
                </draw:g>
              </table:table-cell>
              <table:table-cell office:value-type="float" office:value="0">
                <text:p>0</text:p>
                <draw:g>
                  <svg:desc>test.N2:test.N302</svg:desc>
                </draw:g>
              </table:table-cell>
              <table:table-cell office:value-type="float" office:value="0">
                <text:p>0</text:p>
                <draw:g>
                  <svg:desc>test.O2:test.O302</svg:desc>
                </draw:g>
              </table:table-cell>
              <table:table-cell office:value-type="float" office:value="0">
                <text:p>0</text:p>
                <draw:g>
                  <svg:desc>test.P2:test.P302</svg:desc>
                </draw:g>
              </table:table-cell>
            </table:table-row>
            <table:table-row>
              <table:table-cell office:value-type="float" office:value="1555509129">
                <text:p>1555509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32">
                <text:p>1555509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35">
                <text:p>1555509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38">
                <text:p>1555509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41">
                <text:p>1555509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44">
                <text:p>1555509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47">
                <text:p>1555509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50">
                <text:p>1555509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53">
                <text:p>1555509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56">
                <text:p>1555509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59">
                <text:p>1555509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62">
                <text:p>1555509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65">
                <text:p>1555509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68">
                <text:p>1555509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71">
                <text:p>1555509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74">
                <text:p>1555509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77">
                <text:p>1555509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80">
                <text:p>1555509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83">
                <text:p>1555509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86">
                <text:p>1555509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89">
                <text:p>1555509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92">
                <text:p>1555509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95">
                <text:p>1555509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198">
                <text:p>1555509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01">
                <text:p>1555509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04">
                <text:p>1555509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07">
                <text:p>1555509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10">
                <text:p>1555509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13">
                <text:p>1555509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16">
                <text:p>1555509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19">
                <text:p>1555509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22">
                <text:p>1555509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25">
                <text:p>1555509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28">
                <text:p>1555509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31">
                <text:p>1555509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34">
                <text:p>1555509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37">
                <text:p>1555509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40">
                <text:p>1555509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43">
                <text:p>1555509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46">
                <text:p>1555509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49">
                <text:p>1555509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52">
                <text:p>1555509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55">
                <text:p>1555509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58">
                <text:p>1555509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61">
                <text:p>1555509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64">
                <text:p>1555509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67">
                <text:p>1555509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70">
                <text:p>1555509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73">
                <text:p>1555509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76">
                <text:p>1555509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79">
                <text:p>1555509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82">
                <text:p>1555509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85">
                <text:p>1555509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88">
                <text:p>1555509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91">
                <text:p>1555509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94">
                <text:p>1555509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297">
                <text:p>1555509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00">
                <text:p>1555509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03">
                <text:p>1555509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06">
                <text:p>1555509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09">
                <text:p>1555509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12">
                <text:p>1555509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15">
                <text:p>1555509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18">
                <text:p>1555509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21">
                <text:p>1555509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24">
                <text:p>1555509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27">
                <text:p>1555509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30">
                <text:p>1555509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33">
                <text:p>1555509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36">
                <text:p>1555509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39">
                <text:p>1555509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42">
                <text:p>1555509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45">
                <text:p>1555509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48">
                <text:p>1555509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51">
                <text:p>1555509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54">
                <text:p>1555509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57">
                <text:p>1555509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60">
                <text:p>1555509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63">
                <text:p>1555509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66">
                <text:p>1555509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69">
                <text:p>1555509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72">
                <text:p>1555509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75">
                <text:p>155550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78">
                <text:p>1555509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81">
                <text:p>1555509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84">
                <text:p>1555509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87">
                <text:p>1555509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90">
                <text:p>1555509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93">
                <text:p>1555509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96">
                <text:p>1555509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399">
                <text:p>1555509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02">
                <text:p>1555509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05">
                <text:p>1555509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08">
                <text:p>1555509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11">
                <text:p>1555509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14">
                <text:p>1555509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17">
                <text:p>1555509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20">
                <text:p>1555509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23">
                <text:p>1555509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26">
                <text:p>1555509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29">
                <text:p>1555509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32">
                <text:p>1555509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35">
                <text:p>1555509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38">
                <text:p>1555509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41">
                <text:p>1555509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44">
                <text:p>1555509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47">
                <text:p>1555509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50">
                <text:p>1555509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53">
                <text:p>1555509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56">
                <text:p>1555509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59">
                <text:p>1555509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62">
                <text:p>1555509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65">
                <text:p>1555509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68">
                <text:p>1555509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71">
                <text:p>1555509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74">
                <text:p>1555509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77">
                <text:p>1555509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80">
                <text:p>1555509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83">
                <text:p>1555509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86">
                <text:p>1555509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89">
                <text:p>1555509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92">
                <text:p>1555509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95">
                <text:p>1555509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498">
                <text:p>1555509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01">
                <text:p>1555509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04">
                <text:p>1555509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07">
                <text:p>1555509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10">
                <text:p>1555509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13">
                <text:p>1555509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16">
                <text:p>155550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19">
                <text:p>1555509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22">
                <text:p>1555509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25">
                <text:p>1555509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28">
                <text:p>1555509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31">
                <text:p>1555509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34">
                <text:p>1555509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37">
                <text:p>1555509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40">
                <text:p>1555509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43">
                <text:p>1555509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46">
                <text:p>1555509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49">
                <text:p>1555509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52">
                <text:p>1555509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55">
                <text:p>1555509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58">
                <text:p>1555509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61">
                <text:p>1555509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64">
                <text:p>1555509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67">
                <text:p>1555509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70">
                <text:p>1555509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73">
                <text:p>1555509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76">
                <text:p>1555509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79">
                <text:p>1555509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82">
                <text:p>1555509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85">
                <text:p>1555509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88">
                <text:p>1555509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91">
                <text:p>155550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94">
                <text:p>1555509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597">
                <text:p>1555509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00">
                <text:p>1555509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03">
                <text:p>1555509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06">
                <text:p>1555509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09">
                <text:p>1555509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12">
                <text:p>1555509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15">
                <text:p>1555509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18">
                <text:p>1555509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21">
                <text:p>1555509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24">
                <text:p>1555509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27">
                <text:p>1555509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30">
                <text:p>1555509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33">
                <text:p>1555509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36">
                <text:p>1555509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39">
                <text:p>1555509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42">
                <text:p>1555509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45">
                <text:p>1555509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48">
                <text:p>1555509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51">
                <text:p>1555509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54">
                <text:p>1555509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57">
                <text:p>1555509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60">
                <text:p>1555509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63">
                <text:p>1555509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66">
                <text:p>1555509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69">
                <text:p>1555509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72">
                <text:p>1555509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75">
                <text:p>1555509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78">
                <text:p>1555509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81">
                <text:p>1555509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84">
                <text:p>1555509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87">
                <text:p>1555509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90">
                <text:p>1555509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93">
                <text:p>1555509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96">
                <text:p>1555509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699">
                <text:p>1555509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702">
                <text:p>1555509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705">
                <text:p>1555509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708">
                <text:p>1555509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711">
                <text:p>1555509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714">
                <text:p>1555509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717">
                <text:p>1555509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720">
                <text:p>1555509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723">
                <text:p>1555509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726">
                <text:p>1555509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729">
                <text:p>1555509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732">
                <text:p>1555509732</text:p>
              </table:table-cell>
              <table:table-cell office:value-type="float" office:value="2.01818181818182">
                <text:p>2.01818181818182</text:p>
              </table:table-cell>
              <table:table-cell office:value-type="float" office:value="6.05454545454545">
                <text:p>6.05454545454545</text:p>
              </table:table-cell>
              <table:table-cell office:value-type="float" office:value="1.52727272727273">
                <text:p>1.52727272727273</text:p>
              </table:table-cell>
              <table:table-cell office:value-type="float" office:value="4.50909090909091">
                <text:p>4.50909090909091</text:p>
              </table:table-cell>
              <table:table-cell office:value-type="float" office:value="3.41818181818182">
                <text:p>3.41818181818182</text:p>
              </table:table-cell>
              <table:table-cell office:value-type="float" office:value="2.12727272727273">
                <text:p>2.12727272727273</text:p>
              </table:table-cell>
              <table:table-cell office:value-type="float" office:value="2.01818181818182">
                <text:p>2.01818181818182</text:p>
              </table:table-cell>
              <table:table-cell office:value-type="float" office:value="5.38181818181818">
                <text:p>5.38181818181818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1.83636363636364">
                <text:p>1.83636363636364</text:p>
              </table:table-cell>
              <table:table-cell office:value-type="float" office:value="1.58181818181818">
                <text:p>1.58181818181818</text:p>
              </table:table-cell>
              <table:table-cell office:value-type="float" office:value="7.14545454545454">
                <text:p>7.14545454545454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3.07272727272727">
                <text:p>3.07272727272727</text:p>
              </table:table-cell>
              <table:table-cell office:value-type="float" office:value="8.30909090909091">
                <text:p>8.30909090909091</text:p>
              </table:table-cell>
            </table:table-row>
            <table:table-row>
              <table:table-cell office:value-type="float" office:value="1555509735">
                <text:p>1555509735</text:p>
              </table:table-cell>
              <table:table-cell office:value-type="float" office:value="2.01818181818182">
                <text:p>2.01818181818182</text:p>
              </table:table-cell>
              <table:table-cell office:value-type="float" office:value="6.05454545454545">
                <text:p>6.05454545454545</text:p>
              </table:table-cell>
              <table:table-cell office:value-type="float" office:value="1.52727272727273">
                <text:p>1.52727272727273</text:p>
              </table:table-cell>
              <table:table-cell office:value-type="float" office:value="4.50909090909091">
                <text:p>4.50909090909091</text:p>
              </table:table-cell>
              <table:table-cell office:value-type="float" office:value="3.41818181818182">
                <text:p>3.41818181818182</text:p>
              </table:table-cell>
              <table:table-cell office:value-type="float" office:value="2.12727272727273">
                <text:p>2.12727272727273</text:p>
              </table:table-cell>
              <table:table-cell office:value-type="float" office:value="2.01818181818182">
                <text:p>2.01818181818182</text:p>
              </table:table-cell>
              <table:table-cell office:value-type="float" office:value="5.38181818181818">
                <text:p>5.38181818181818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1.83636363636364">
                <text:p>1.83636363636364</text:p>
              </table:table-cell>
              <table:table-cell office:value-type="float" office:value="1.58181818181818">
                <text:p>1.58181818181818</text:p>
              </table:table-cell>
              <table:table-cell office:value-type="float" office:value="7.14545454545454">
                <text:p>7.14545454545454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3.07272727272727">
                <text:p>3.07272727272727</text:p>
              </table:table-cell>
              <table:table-cell office:value-type="float" office:value="8.30909090909091">
                <text:p>8.30909090909091</text:p>
              </table:table-cell>
            </table:table-row>
            <table:table-row>
              <table:table-cell office:value-type="float" office:value="1555509738">
                <text:p>1555509738</text:p>
              </table:table-cell>
              <table:table-cell office:value-type="float" office:value="4.92727272727273">
                <text:p>4.92727272727273</text:p>
              </table:table-cell>
              <table:table-cell office:value-type="float" office:value="15.9090909090909">
                <text:p>15.9090909090909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11.8363636363636">
                <text:p>11.8363636363636</text:p>
              </table:table-cell>
              <table:table-cell office:value-type="float" office:value="9.94545454545454">
                <text:p>9.94545454545454</text:p>
              </table:table-cell>
              <table:table-cell office:value-type="float" office:value="11.3454545454545">
                <text:p>11.3454545454545</text:p>
              </table:table-cell>
              <table:table-cell office:value-type="float" office:value="9.01818181818182">
                <text:p>9.01818181818182</text:p>
              </table:table-cell>
              <table:table-cell office:value-type="float" office:value="14.4363636363636">
                <text:p>14.4363636363636</text:p>
              </table:table-cell>
              <table:table-cell office:value-type="float" office:value="10.3454545454545">
                <text:p>10.3454545454545</text:p>
              </table:table-cell>
              <table:table-cell office:value-type="float" office:value="7.38181818181818">
                <text:p>7.38181818181818</text:p>
              </table:table-cell>
              <table:table-cell office:value-type="float" office:value="8.05454545454546">
                <text:p>8.05454545454546</text:p>
              </table:table-cell>
              <table:table-cell office:value-type="float" office:value="22.1454545454545">
                <text:p>22.1454545454545</text:p>
              </table:table-cell>
              <table:table-cell office:value-type="float" office:value="6.94545454545454">
                <text:p>6.94545454545454</text:p>
              </table:table-cell>
              <table:table-cell office:value-type="float" office:value="9.03636363636364">
                <text:p>9.03636363636364</text:p>
              </table:table-cell>
              <table:table-cell office:value-type="float" office:value="28.3090909090909">
                <text:p>28.3090909090909</text:p>
              </table:table-cell>
            </table:table-row>
            <table:table-row>
              <table:table-cell office:value-type="float" office:value="1555509741">
                <text:p>1555509741</text:p>
              </table:table-cell>
              <table:table-cell office:value-type="float" office:value="4.92727272727273">
                <text:p>4.92727272727273</text:p>
              </table:table-cell>
              <table:table-cell office:value-type="float" office:value="15.9090909090909">
                <text:p>15.9090909090909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11.8363636363636">
                <text:p>11.8363636363636</text:p>
              </table:table-cell>
              <table:table-cell office:value-type="float" office:value="9.94545454545454">
                <text:p>9.94545454545454</text:p>
              </table:table-cell>
              <table:table-cell office:value-type="float" office:value="11.3454545454545">
                <text:p>11.3454545454545</text:p>
              </table:table-cell>
              <table:table-cell office:value-type="float" office:value="9.01818181818182">
                <text:p>9.01818181818182</text:p>
              </table:table-cell>
              <table:table-cell office:value-type="float" office:value="14.4363636363636">
                <text:p>14.4363636363636</text:p>
              </table:table-cell>
              <table:table-cell office:value-type="float" office:value="10.3454545454545">
                <text:p>10.3454545454545</text:p>
              </table:table-cell>
              <table:table-cell office:value-type="float" office:value="7.38181818181818">
                <text:p>7.38181818181818</text:p>
              </table:table-cell>
              <table:table-cell office:value-type="float" office:value="8.05454545454546">
                <text:p>8.05454545454546</text:p>
              </table:table-cell>
              <table:table-cell office:value-type="float" office:value="22.1454545454545">
                <text:p>22.1454545454545</text:p>
              </table:table-cell>
              <table:table-cell office:value-type="float" office:value="6.94545454545454">
                <text:p>6.94545454545454</text:p>
              </table:table-cell>
              <table:table-cell office:value-type="float" office:value="9.03636363636364">
                <text:p>9.03636363636364</text:p>
              </table:table-cell>
              <table:table-cell office:value-type="float" office:value="28.3090909090909">
                <text:p>28.3090909090909</text:p>
              </table:table-cell>
            </table:table-row>
            <table:table-row>
              <table:table-cell office:value-type="float" office:value="1555509744">
                <text:p>1555509744</text:p>
              </table:table-cell>
              <table:table-cell office:value-type="float" office:value="4.92727272727273">
                <text:p>4.92727272727273</text:p>
              </table:table-cell>
              <table:table-cell office:value-type="float" office:value="19.7636363636364">
                <text:p>19.7636363636364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14.2">
                <text:p>14.2</text:p>
              </table:table-cell>
              <table:table-cell office:value-type="float" office:value="9.94545454545454">
                <text:p>9.94545454545454</text:p>
              </table:table-cell>
              <table:table-cell office:value-type="float" office:value="16">
                <text:p>16</text:p>
              </table:table-cell>
              <table:table-cell office:value-type="float" office:value="13.0909090909091">
                <text:p>13.0909090909091</text:p>
              </table:table-cell>
              <table:table-cell office:value-type="float" office:value="19.9090909090909">
                <text:p>19.9090909090909</text:p>
              </table:table-cell>
              <table:table-cell office:value-type="float" office:value="13.6727272727273">
                <text:p>13.6727272727273</text:p>
              </table:table-cell>
              <table:table-cell office:value-type="float" office:value="9.89090909090909">
                <text:p>9.89090909090909</text:p>
              </table:table-cell>
              <table:table-cell office:value-type="float" office:value="10.7272727272727">
                <text:p>10.7272727272727</text:p>
              </table:table-cell>
              <table:table-cell office:value-type="float" office:value="25.2181818181818">
                <text:p>25.2181818181818</text:p>
              </table:table-cell>
              <table:table-cell office:value-type="float" office:value="6.94545454545454">
                <text:p>6.94545454545454</text:p>
              </table:table-cell>
              <table:table-cell office:value-type="float" office:value="10.7636363636364">
                <text:p>10.7636363636364</text:p>
              </table:table-cell>
              <table:table-cell office:value-type="float" office:value="30.3454545454545">
                <text:p>30.3454545454545</text:p>
              </table:table-cell>
            </table:table-row>
            <table:table-row>
              <table:table-cell office:value-type="float" office:value="1555509747">
                <text:p>1555509747</text:p>
              </table:table-cell>
              <table:table-cell office:value-type="float" office:value="4.92727272727273">
                <text:p>4.92727272727273</text:p>
              </table:table-cell>
              <table:table-cell office:value-type="float" office:value="19.7636363636364">
                <text:p>19.7636363636364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14.2">
                <text:p>14.2</text:p>
              </table:table-cell>
              <table:table-cell office:value-type="float" office:value="9.94545454545454">
                <text:p>9.94545454545454</text:p>
              </table:table-cell>
              <table:table-cell office:value-type="float" office:value="16">
                <text:p>16</text:p>
              </table:table-cell>
              <table:table-cell office:value-type="float" office:value="13.0909090909091">
                <text:p>13.0909090909091</text:p>
              </table:table-cell>
              <table:table-cell office:value-type="float" office:value="19.9090909090909">
                <text:p>19.9090909090909</text:p>
              </table:table-cell>
              <table:table-cell office:value-type="float" office:value="13.6727272727273">
                <text:p>13.6727272727273</text:p>
              </table:table-cell>
              <table:table-cell office:value-type="float" office:value="9.89090909090909">
                <text:p>9.89090909090909</text:p>
              </table:table-cell>
              <table:table-cell office:value-type="float" office:value="10.7272727272727">
                <text:p>10.7272727272727</text:p>
              </table:table-cell>
              <table:table-cell office:value-type="float" office:value="25.2181818181818">
                <text:p>25.2181818181818</text:p>
              </table:table-cell>
              <table:table-cell office:value-type="float" office:value="6.94545454545454">
                <text:p>6.94545454545454</text:p>
              </table:table-cell>
              <table:table-cell office:value-type="float" office:value="10.7636363636364">
                <text:p>10.7636363636364</text:p>
              </table:table-cell>
              <table:table-cell office:value-type="float" office:value="30.3454545454545">
                <text:p>30.3454545454545</text:p>
              </table:table-cell>
            </table:table-row>
            <table:table-row>
              <table:table-cell office:value-type="float" office:value="1555509750">
                <text:p>1555509750</text:p>
              </table:table-cell>
              <table:table-cell office:value-type="float" office:value="4.92727272727273">
                <text:p>4.92727272727273</text:p>
              </table:table-cell>
              <table:table-cell office:value-type="float" office:value="19.7636363636364">
                <text:p>19.7636363636364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14.2">
                <text:p>14.2</text:p>
              </table:table-cell>
              <table:table-cell office:value-type="float" office:value="9.94545454545454">
                <text:p>9.94545454545454</text:p>
              </table:table-cell>
              <table:table-cell office:value-type="float" office:value="16">
                <text:p>16</text:p>
              </table:table-cell>
              <table:table-cell office:value-type="float" office:value="13.0909090909091">
                <text:p>13.0909090909091</text:p>
              </table:table-cell>
              <table:table-cell office:value-type="float" office:value="19.9090909090909">
                <text:p>19.9090909090909</text:p>
              </table:table-cell>
              <table:table-cell office:value-type="float" office:value="13.6727272727273">
                <text:p>13.6727272727273</text:p>
              </table:table-cell>
              <table:table-cell office:value-type="float" office:value="9.89090909090909">
                <text:p>9.89090909090909</text:p>
              </table:table-cell>
              <table:table-cell office:value-type="float" office:value="10.7272727272727">
                <text:p>10.7272727272727</text:p>
              </table:table-cell>
              <table:table-cell office:value-type="float" office:value="25.2181818181818">
                <text:p>25.2181818181818</text:p>
              </table:table-cell>
              <table:table-cell office:value-type="float" office:value="6.94545454545454">
                <text:p>6.94545454545454</text:p>
              </table:table-cell>
              <table:table-cell office:value-type="float" office:value="10.7636363636364">
                <text:p>10.7636363636364</text:p>
              </table:table-cell>
              <table:table-cell office:value-type="float" office:value="30.3454545454545">
                <text:p>30.3454545454545</text:p>
              </table:table-cell>
            </table:table-row>
            <table:table-row>
              <table:table-cell office:value-type="float" office:value="1555509753">
                <text:p>1555509753</text:p>
              </table:table-cell>
              <table:table-cell office:value-type="float" office:value="4.92727272727273">
                <text:p>4.92727272727273</text:p>
              </table:table-cell>
              <table:table-cell office:value-type="float" office:value="19.7636363636364">
                <text:p>19.7636363636364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14.2">
                <text:p>14.2</text:p>
              </table:table-cell>
              <table:table-cell office:value-type="float" office:value="9.94545454545454">
                <text:p>9.94545454545454</text:p>
              </table:table-cell>
              <table:table-cell office:value-type="float" office:value="16">
                <text:p>16</text:p>
              </table:table-cell>
              <table:table-cell office:value-type="float" office:value="13.0909090909091">
                <text:p>13.0909090909091</text:p>
              </table:table-cell>
              <table:table-cell office:value-type="float" office:value="19.9090909090909">
                <text:p>19.9090909090909</text:p>
              </table:table-cell>
              <table:table-cell office:value-type="float" office:value="13.6727272727273">
                <text:p>13.6727272727273</text:p>
              </table:table-cell>
              <table:table-cell office:value-type="float" office:value="9.89090909090909">
                <text:p>9.89090909090909</text:p>
              </table:table-cell>
              <table:table-cell office:value-type="float" office:value="10.7272727272727">
                <text:p>10.7272727272727</text:p>
              </table:table-cell>
              <table:table-cell office:value-type="float" office:value="25.2181818181818">
                <text:p>25.2181818181818</text:p>
              </table:table-cell>
              <table:table-cell office:value-type="float" office:value="6.94545454545454">
                <text:p>6.94545454545454</text:p>
              </table:table-cell>
              <table:table-cell office:value-type="float" office:value="10.7636363636364">
                <text:p>10.7636363636364</text:p>
              </table:table-cell>
              <table:table-cell office:value-type="float" office:value="30.3454545454545">
                <text:p>30.3454545454545</text:p>
              </table:table-cell>
            </table:table-row>
            <table:table-row>
              <table:table-cell office:value-type="float" office:value="1555509756">
                <text:p>1555509756</text:p>
              </table:table-cell>
              <table:table-cell office:value-type="float" office:value="4.92727272727273">
                <text:p>4.92727272727273</text:p>
              </table:table-cell>
              <table:table-cell office:value-type="float" office:value="19.7636363636364">
                <text:p>19.7636363636364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14.2">
                <text:p>14.2</text:p>
              </table:table-cell>
              <table:table-cell office:value-type="float" office:value="9.94545454545454">
                <text:p>9.94545454545454</text:p>
              </table:table-cell>
              <table:table-cell office:value-type="float" office:value="16">
                <text:p>16</text:p>
              </table:table-cell>
              <table:table-cell office:value-type="float" office:value="13.0909090909091">
                <text:p>13.0909090909091</text:p>
              </table:table-cell>
              <table:table-cell office:value-type="float" office:value="19.9090909090909">
                <text:p>19.9090909090909</text:p>
              </table:table-cell>
              <table:table-cell office:value-type="float" office:value="13.6727272727273">
                <text:p>13.6727272727273</text:p>
              </table:table-cell>
              <table:table-cell office:value-type="float" office:value="9.89090909090909">
                <text:p>9.89090909090909</text:p>
              </table:table-cell>
              <table:table-cell office:value-type="float" office:value="10.7272727272727">
                <text:p>10.7272727272727</text:p>
              </table:table-cell>
              <table:table-cell office:value-type="float" office:value="25.2181818181818">
                <text:p>25.2181818181818</text:p>
              </table:table-cell>
              <table:table-cell office:value-type="float" office:value="6.94545454545454">
                <text:p>6.94545454545454</text:p>
              </table:table-cell>
              <table:table-cell office:value-type="float" office:value="10.7636363636364">
                <text:p>10.7636363636364</text:p>
              </table:table-cell>
              <table:table-cell office:value-type="float" office:value="30.3454545454545">
                <text:p>30.3454545454545</text:p>
              </table:table-cell>
            </table:table-row>
            <table:table-row>
              <table:table-cell office:value-type="float" office:value="1555509759">
                <text:p>1555509759</text:p>
              </table:table-cell>
              <table:table-cell office:value-type="float" office:value="9.01818181818182">
                <text:p>9.01818181818182</text:p>
              </table:table-cell>
              <table:table-cell office:value-type="float" office:value="34.6181818181818">
                <text:p>34.6181818181818</text:p>
              </table:table-cell>
              <table:table-cell office:value-type="float" office:value="6.87272727272727">
                <text:p>6.87272727272727</text:p>
              </table:table-cell>
              <table:table-cell office:value-type="float" office:value="24.7818181818182">
                <text:p>24.7818181818182</text:p>
              </table:table-cell>
              <table:table-cell office:value-type="float" office:value="13.4">
                <text:p>13.4</text:p>
              </table:table-cell>
              <table:table-cell office:value-type="float" office:value="23.2363636363636">
                <text:p>23.2363636363636</text:p>
              </table:table-cell>
              <table:table-cell office:value-type="float" office:value="22.4727272727273">
                <text:p>22.4727272727273</text:p>
              </table:table-cell>
              <table:table-cell office:value-type="float" office:value="26.7818181818182">
                <text:p>26.7818181818182</text:p>
              </table:table-cell>
              <table:table-cell office:value-type="float" office:value="27.4363636363636">
                <text:p>27.4363636363636</text:p>
              </table:table-cell>
              <table:table-cell office:value-type="float" office:value="14.5636363636364">
                <text:p>14.5636363636364</text:p>
              </table:table-cell>
              <table:table-cell office:value-type="float" office:value="20.1454545454545">
                <text:p>20.1454545454545</text:p>
              </table:table-cell>
              <table:table-cell office:value-type="float" office:value="43">
                <text:p>43</text:p>
              </table:table-cell>
              <table:table-cell office:value-type="float" office:value="11.4363636363636">
                <text:p>11.4363636363636</text:p>
              </table:table-cell>
              <table:table-cell office:value-type="float" office:value="20.5454545454545">
                <text:p>20.5454545454545</text:p>
              </table:table-cell>
              <table:table-cell office:value-type="float" office:value="43.9636363636364">
                <text:p>43.9636363636364</text:p>
              </table:table-cell>
            </table:table-row>
            <table:table-row>
              <table:table-cell office:value-type="float" office:value="1555509762">
                <text:p>1555509762</text:p>
              </table:table-cell>
              <table:table-cell office:value-type="float" office:value="9.01818181818182">
                <text:p>9.01818181818182</text:p>
              </table:table-cell>
              <table:table-cell office:value-type="float" office:value="35.5818181818182">
                <text:p>35.5818181818182</text:p>
              </table:table-cell>
              <table:table-cell office:value-type="float" office:value="6.87272727272727">
                <text:p>6.87272727272727</text:p>
              </table:table-cell>
              <table:table-cell office:value-type="float" office:value="25.7090909090909">
                <text:p>25.7090909090909</text:p>
              </table:table-cell>
              <table:table-cell office:value-type="float" office:value="13.4">
                <text:p>13.4</text:p>
              </table:table-cell>
              <table:table-cell office:value-type="float" office:value="24.3636363636364">
                <text:p>24.3636363636364</text:p>
              </table:table-cell>
              <table:table-cell office:value-type="float" office:value="23.6545454545455">
                <text:p>23.6545454545455</text:p>
              </table:table-cell>
              <table:table-cell office:value-type="float" office:value="31.0727272727273">
                <text:p>31.0727272727273</text:p>
              </table:table-cell>
              <table:table-cell office:value-type="float" office:value="31.1272727272727">
                <text:p>31.1272727272727</text:p>
              </table:table-cell>
              <table:table-cell office:value-type="float" office:value="19.8181818181818">
                <text:p>19.8181818181818</text:p>
              </table:table-cell>
              <table:table-cell office:value-type="float" office:value="24.9090909090909">
                <text:p>24.9090909090909</text:p>
              </table:table-cell>
              <table:table-cell office:value-type="float" office:value="44.1090909090909">
                <text:p>44.1090909090909</text:p>
              </table:table-cell>
              <table:table-cell office:value-type="float" office:value="11.4363636363636">
                <text:p>11.4363636363636</text:p>
              </table:table-cell>
              <table:table-cell office:value-type="float" office:value="21.8727272727273">
                <text:p>21.8727272727273</text:p>
              </table:table-cell>
              <table:table-cell office:value-type="float" office:value="45.1636363636364">
                <text:p>45.1636363636364</text:p>
              </table:table-cell>
            </table:table-row>
            <table:table-row>
              <table:table-cell office:value-type="float" office:value="1555509765">
                <text:p>1555509765</text:p>
              </table:table-cell>
              <table:table-cell office:value-type="float" office:value="9.01818181818182">
                <text:p>9.01818181818182</text:p>
              </table:table-cell>
              <table:table-cell office:value-type="float" office:value="35.5818181818182">
                <text:p>35.5818181818182</text:p>
              </table:table-cell>
              <table:table-cell office:value-type="float" office:value="6.87272727272727">
                <text:p>6.87272727272727</text:p>
              </table:table-cell>
              <table:table-cell office:value-type="float" office:value="25.7090909090909">
                <text:p>25.7090909090909</text:p>
              </table:table-cell>
              <table:table-cell office:value-type="float" office:value="13.4">
                <text:p>13.4</text:p>
              </table:table-cell>
              <table:table-cell office:value-type="float" office:value="24.3636363636364">
                <text:p>24.3636363636364</text:p>
              </table:table-cell>
              <table:table-cell office:value-type="float" office:value="23.6545454545455">
                <text:p>23.6545454545455</text:p>
              </table:table-cell>
              <table:table-cell office:value-type="float" office:value="31.0727272727273">
                <text:p>31.0727272727273</text:p>
              </table:table-cell>
              <table:table-cell office:value-type="float" office:value="31.1272727272727">
                <text:p>31.1272727272727</text:p>
              </table:table-cell>
              <table:table-cell office:value-type="float" office:value="19.8181818181818">
                <text:p>19.8181818181818</text:p>
              </table:table-cell>
              <table:table-cell office:value-type="float" office:value="24.9090909090909">
                <text:p>24.9090909090909</text:p>
              </table:table-cell>
              <table:table-cell office:value-type="float" office:value="44.1090909090909">
                <text:p>44.1090909090909</text:p>
              </table:table-cell>
              <table:table-cell office:value-type="float" office:value="11.4363636363636">
                <text:p>11.4363636363636</text:p>
              </table:table-cell>
              <table:table-cell office:value-type="float" office:value="21.8727272727273">
                <text:p>21.8727272727273</text:p>
              </table:table-cell>
              <table:table-cell office:value-type="float" office:value="45.1636363636364">
                <text:p>45.1636363636364</text:p>
              </table:table-cell>
            </table:table-row>
            <table:table-row>
              <table:table-cell office:value-type="float" office:value="1555509768">
                <text:p>1555509768</text:p>
              </table:table-cell>
              <table:table-cell office:value-type="float" office:value="15.7090909090909">
                <text:p>15.7090909090909</text:p>
              </table:table-cell>
              <table:table-cell office:value-type="float" office:value="42.2727272727273">
                <text:p>42.2727272727273</text:p>
              </table:table-cell>
              <table:table-cell office:value-type="float" office:value="15.1090909090909">
                <text:p>15.1090909090909</text:p>
              </table:table-cell>
              <table:table-cell office:value-type="float" office:value="28.6545454545455">
                <text:p>28.6545454545455</text:p>
              </table:table-cell>
              <table:table-cell office:value-type="float" office:value="20.1090909090909">
                <text:p>20.1090909090909</text:p>
              </table:table-cell>
              <table:table-cell office:value-type="float" office:value="31.5818181818182">
                <text:p>31.5818181818182</text:p>
              </table:table-cell>
              <table:table-cell office:value-type="float" office:value="27.1454545454545">
                <text:p>27.1454545454545</text:p>
              </table:table-cell>
              <table:table-cell office:value-type="float" office:value="37.6363636363636">
                <text:p>37.6363636363636</text:p>
              </table:table-cell>
              <table:table-cell office:value-type="float" office:value="34.0363636363636">
                <text:p>34.0363636363636</text:p>
              </table:table-cell>
              <table:table-cell office:value-type="float" office:value="22.8181818181818">
                <text:p>22.8181818181818</text:p>
              </table:table-cell>
              <table:table-cell office:value-type="float" office:value="33.6727272727273">
                <text:p>33.6727272727273</text:p>
              </table:table-cell>
              <table:table-cell office:value-type="float" office:value="53.5454545454545">
                <text:p>53.5454545454545</text:p>
              </table:table-cell>
              <table:table-cell office:value-type="float" office:value="13.4363636363636">
                <text:p>13.4363636363636</text:p>
              </table:table-cell>
              <table:table-cell office:value-type="float" office:value="24.6181818181818">
                <text:p>24.6181818181818</text:p>
              </table:table-cell>
              <table:table-cell office:value-type="float" office:value="52.1818181818182">
                <text:p>52.1818181818182</text:p>
              </table:table-cell>
            </table:table-row>
            <table:table-row>
              <table:table-cell office:value-type="float" office:value="1555509771">
                <text:p>1555509771</text:p>
              </table:table-cell>
              <table:table-cell office:value-type="float" office:value="15.7090909090909">
                <text:p>15.7090909090909</text:p>
              </table:table-cell>
              <table:table-cell office:value-type="float" office:value="42.2727272727273">
                <text:p>42.2727272727273</text:p>
              </table:table-cell>
              <table:table-cell office:value-type="float" office:value="15.1090909090909">
                <text:p>15.1090909090909</text:p>
              </table:table-cell>
              <table:table-cell office:value-type="float" office:value="28.6545454545455">
                <text:p>28.6545454545455</text:p>
              </table:table-cell>
              <table:table-cell office:value-type="float" office:value="20.1090909090909">
                <text:p>20.1090909090909</text:p>
              </table:table-cell>
              <table:table-cell office:value-type="float" office:value="31.5818181818182">
                <text:p>31.5818181818182</text:p>
              </table:table-cell>
              <table:table-cell office:value-type="float" office:value="27.1454545454545">
                <text:p>27.1454545454545</text:p>
              </table:table-cell>
              <table:table-cell office:value-type="float" office:value="37.6363636363636">
                <text:p>37.6363636363636</text:p>
              </table:table-cell>
              <table:table-cell office:value-type="float" office:value="34.0363636363636">
                <text:p>34.0363636363636</text:p>
              </table:table-cell>
              <table:table-cell office:value-type="float" office:value="22.8181818181818">
                <text:p>22.8181818181818</text:p>
              </table:table-cell>
              <table:table-cell office:value-type="float" office:value="33.6727272727273">
                <text:p>33.6727272727273</text:p>
              </table:table-cell>
              <table:table-cell office:value-type="float" office:value="53.5454545454545">
                <text:p>53.5454545454545</text:p>
              </table:table-cell>
              <table:table-cell office:value-type="float" office:value="13.4363636363636">
                <text:p>13.4363636363636</text:p>
              </table:table-cell>
              <table:table-cell office:value-type="float" office:value="24.6181818181818">
                <text:p>24.6181818181818</text:p>
              </table:table-cell>
              <table:table-cell office:value-type="float" office:value="52.1818181818182">
                <text:p>52.1818181818182</text:p>
              </table:table-cell>
            </table:table-row>
            <table:table-row>
              <table:table-cell office:value-type="float" office:value="1555509774">
                <text:p>1555509774</text:p>
              </table:table-cell>
              <table:table-cell office:value-type="float" office:value="17.0181818181818">
                <text:p>17.0181818181818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15.6909090909091">
                <text:p>15.6909090909091</text:p>
              </table:table-cell>
              <table:table-cell office:value-type="float" office:value="34.0545454545454">
                <text:p>34.0545454545454</text:p>
              </table:table-cell>
              <table:table-cell office:value-type="float" office:value="21.7818181818182">
                <text:p>21.7818181818182</text:p>
              </table:table-cell>
              <table:table-cell office:value-type="float" office:value="33.3818181818182">
                <text:p>33.3818181818182</text:p>
              </table:table-cell>
              <table:table-cell office:value-type="float" office:value="30.4181818181818">
                <text:p>30.4181818181818</text:p>
              </table:table-cell>
              <table:table-cell office:value-type="float" office:value="39.7090909090909">
                <text:p>39.7090909090909</text:p>
              </table:table-cell>
              <table:table-cell office:value-type="float" office:value="39.5818181818182">
                <text:p>39.5818181818182</text:p>
              </table:table-cell>
              <table:table-cell office:value-type="float" office:value="25.1090909090909">
                <text:p>25.1090909090909</text:p>
              </table:table-cell>
              <table:table-cell office:value-type="float" office:value="39.0181818181818">
                <text:p>39.0181818181818</text:p>
              </table:table-cell>
              <table:table-cell office:value-type="float" office:value="57.3818181818182">
                <text:p>57.3818181818182</text:p>
              </table:table-cell>
              <table:table-cell office:value-type="float" office:value="17.6909090909091">
                <text:p>17.6909090909091</text:p>
              </table:table-cell>
              <table:table-cell office:value-type="float" office:value="29.0909090909091">
                <text:p>29.0909090909091</text:p>
              </table:table-cell>
              <table:table-cell office:value-type="float" office:value="56.8363636363636">
                <text:p>56.8363636363636</text:p>
              </table:table-cell>
            </table:table-row>
            <table:table-row>
              <table:table-cell office:value-type="float" office:value="1555509777">
                <text:p>1555509777</text:p>
              </table:table-cell>
              <table:table-cell office:value-type="float" office:value="17.0181818181818">
                <text:p>17.0181818181818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15.6909090909091">
                <text:p>15.6909090909091</text:p>
              </table:table-cell>
              <table:table-cell office:value-type="float" office:value="34.0545454545454">
                <text:p>34.0545454545454</text:p>
              </table:table-cell>
              <table:table-cell office:value-type="float" office:value="21.7818181818182">
                <text:p>21.7818181818182</text:p>
              </table:table-cell>
              <table:table-cell office:value-type="float" office:value="33.3818181818182">
                <text:p>33.3818181818182</text:p>
              </table:table-cell>
              <table:table-cell office:value-type="float" office:value="30.4181818181818">
                <text:p>30.4181818181818</text:p>
              </table:table-cell>
              <table:table-cell office:value-type="float" office:value="39.7090909090909">
                <text:p>39.7090909090909</text:p>
              </table:table-cell>
              <table:table-cell office:value-type="float" office:value="39.5818181818182">
                <text:p>39.5818181818182</text:p>
              </table:table-cell>
              <table:table-cell office:value-type="float" office:value="25.1090909090909">
                <text:p>25.1090909090909</text:p>
              </table:table-cell>
              <table:table-cell office:value-type="float" office:value="39.0181818181818">
                <text:p>39.0181818181818</text:p>
              </table:table-cell>
              <table:table-cell office:value-type="float" office:value="57.3818181818182">
                <text:p>57.3818181818182</text:p>
              </table:table-cell>
              <table:table-cell office:value-type="float" office:value="17.6909090909091">
                <text:p>17.6909090909091</text:p>
              </table:table-cell>
              <table:table-cell office:value-type="float" office:value="29.0909090909091">
                <text:p>29.0909090909091</text:p>
              </table:table-cell>
              <table:table-cell office:value-type="float" office:value="56.8363636363636">
                <text:p>56.8363636363636</text:p>
              </table:table-cell>
            </table:table-row>
            <table:table-row>
              <table:table-cell office:value-type="float" office:value="1555509780">
                <text:p>1555509780</text:p>
              </table:table-cell>
              <table:table-cell office:value-type="float" office:value="17.0181818181818">
                <text:p>17.0181818181818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15.6909090909091">
                <text:p>15.6909090909091</text:p>
              </table:table-cell>
              <table:table-cell office:value-type="float" office:value="34.0545454545454">
                <text:p>34.0545454545454</text:p>
              </table:table-cell>
              <table:table-cell office:value-type="float" office:value="21.7818181818182">
                <text:p>21.7818181818182</text:p>
              </table:table-cell>
              <table:table-cell office:value-type="float" office:value="33.3818181818182">
                <text:p>33.3818181818182</text:p>
              </table:table-cell>
              <table:table-cell office:value-type="float" office:value="30.4181818181818">
                <text:p>30.4181818181818</text:p>
              </table:table-cell>
              <table:table-cell office:value-type="float" office:value="39.7090909090909">
                <text:p>39.7090909090909</text:p>
              </table:table-cell>
              <table:table-cell office:value-type="float" office:value="39.5818181818182">
                <text:p>39.5818181818182</text:p>
              </table:table-cell>
              <table:table-cell office:value-type="float" office:value="25.1090909090909">
                <text:p>25.1090909090909</text:p>
              </table:table-cell>
              <table:table-cell office:value-type="float" office:value="39.0181818181818">
                <text:p>39.0181818181818</text:p>
              </table:table-cell>
              <table:table-cell office:value-type="float" office:value="57.3818181818182">
                <text:p>57.3818181818182</text:p>
              </table:table-cell>
              <table:table-cell office:value-type="float" office:value="17.6909090909091">
                <text:p>17.6909090909091</text:p>
              </table:table-cell>
              <table:table-cell office:value-type="float" office:value="29.0909090909091">
                <text:p>29.0909090909091</text:p>
              </table:table-cell>
              <table:table-cell office:value-type="float" office:value="56.8363636363636">
                <text:p>56.8363636363636</text:p>
              </table:table-cell>
            </table:table-row>
            <table:table-row>
              <table:table-cell office:value-type="float" office:value="1555509783">
                <text:p>1555509783</text:p>
              </table:table-cell>
              <table:table-cell office:value-type="float" office:value="17.0181818181818">
                <text:p>17.0181818181818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15.6909090909091">
                <text:p>15.6909090909091</text:p>
              </table:table-cell>
              <table:table-cell office:value-type="float" office:value="34.0545454545454">
                <text:p>34.0545454545454</text:p>
              </table:table-cell>
              <table:table-cell office:value-type="float" office:value="21.7818181818182">
                <text:p>21.7818181818182</text:p>
              </table:table-cell>
              <table:table-cell office:value-type="float" office:value="33.3818181818182">
                <text:p>33.3818181818182</text:p>
              </table:table-cell>
              <table:table-cell office:value-type="float" office:value="30.4181818181818">
                <text:p>30.4181818181818</text:p>
              </table:table-cell>
              <table:table-cell office:value-type="float" office:value="39.7090909090909">
                <text:p>39.7090909090909</text:p>
              </table:table-cell>
              <table:table-cell office:value-type="float" office:value="39.5818181818182">
                <text:p>39.5818181818182</text:p>
              </table:table-cell>
              <table:table-cell office:value-type="float" office:value="25.1090909090909">
                <text:p>25.1090909090909</text:p>
              </table:table-cell>
              <table:table-cell office:value-type="float" office:value="39.0181818181818">
                <text:p>39.0181818181818</text:p>
              </table:table-cell>
              <table:table-cell office:value-type="float" office:value="57.3818181818182">
                <text:p>57.3818181818182</text:p>
              </table:table-cell>
              <table:table-cell office:value-type="float" office:value="17.6909090909091">
                <text:p>17.6909090909091</text:p>
              </table:table-cell>
              <table:table-cell office:value-type="float" office:value="29.0909090909091">
                <text:p>29.0909090909091</text:p>
              </table:table-cell>
              <table:table-cell office:value-type="float" office:value="56.8363636363636">
                <text:p>56.8363636363636</text:p>
              </table:table-cell>
            </table:table-row>
            <table:table-row>
              <table:table-cell office:value-type="float" office:value="1555509786">
                <text:p>1555509786</text:p>
              </table:table-cell>
              <table:table-cell office:value-type="float" office:value="17.0181818181818">
                <text:p>17.0181818181818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15.6909090909091">
                <text:p>15.6909090909091</text:p>
              </table:table-cell>
              <table:table-cell office:value-type="float" office:value="34.0545454545454">
                <text:p>34.0545454545454</text:p>
              </table:table-cell>
              <table:table-cell office:value-type="float" office:value="21.7818181818182">
                <text:p>21.7818181818182</text:p>
              </table:table-cell>
              <table:table-cell office:value-type="float" office:value="33.3818181818182">
                <text:p>33.3818181818182</text:p>
              </table:table-cell>
              <table:table-cell office:value-type="float" office:value="30.4181818181818">
                <text:p>30.4181818181818</text:p>
              </table:table-cell>
              <table:table-cell office:value-type="float" office:value="39.7090909090909">
                <text:p>39.7090909090909</text:p>
              </table:table-cell>
              <table:table-cell office:value-type="float" office:value="39.5818181818182">
                <text:p>39.5818181818182</text:p>
              </table:table-cell>
              <table:table-cell office:value-type="float" office:value="25.1090909090909">
                <text:p>25.1090909090909</text:p>
              </table:table-cell>
              <table:table-cell office:value-type="float" office:value="39.0181818181818">
                <text:p>39.0181818181818</text:p>
              </table:table-cell>
              <table:table-cell office:value-type="float" office:value="57.3818181818182">
                <text:p>57.3818181818182</text:p>
              </table:table-cell>
              <table:table-cell office:value-type="float" office:value="17.6909090909091">
                <text:p>17.6909090909091</text:p>
              </table:table-cell>
              <table:table-cell office:value-type="float" office:value="29.0909090909091">
                <text:p>29.0909090909091</text:p>
              </table:table-cell>
              <table:table-cell office:value-type="float" office:value="56.8363636363636">
                <text:p>56.8363636363636</text:p>
              </table:table-cell>
            </table:table-row>
            <table:table-row>
              <table:table-cell office:value-type="float" office:value="1555509789">
                <text:p>1555509789</text:p>
              </table:table-cell>
              <table:table-cell office:value-type="float" office:value="15">
                <text:p>15</text:p>
              </table:table-cell>
              <table:table-cell office:value-type="float" office:value="39.8545454545455">
                <text:p>39.8545454545455</text:p>
              </table:table-cell>
              <table:table-cell office:value-type="float" office:value="14.1636363636364">
                <text:p>14.1636363636364</text:p>
              </table:table-cell>
              <table:table-cell office:value-type="float" office:value="29.5454545454545">
                <text:p>29.5454545454545</text:p>
              </table:table-cell>
              <table:table-cell office:value-type="float" office:value="18.3636363636364">
                <text:p>18.3636363636364</text:p>
              </table:table-cell>
              <table:table-cell office:value-type="float" office:value="31.2545454545454">
                <text:p>31.2545454545454</text:p>
              </table:table-cell>
              <table:table-cell office:value-type="float" office:value="28.4">
                <text:p>28.4</text:p>
              </table:table-cell>
              <table:table-cell office:value-type="float" office:value="34.3272727272727">
                <text:p>34.3272727272727</text:p>
              </table:table-cell>
              <table:table-cell office:value-type="float" office:value="37.3090909090909">
                <text:p>37.3090909090909</text:p>
              </table:table-cell>
              <table:table-cell office:value-type="float" office:value="23.2727272727273">
                <text:p>23.2727272727273</text:p>
              </table:table-cell>
              <table:table-cell office:value-type="float" office:value="37.4363636363636">
                <text:p>37.4363636363636</text:p>
              </table:table-cell>
              <table:table-cell office:value-type="float" office:value="50.2363636363636">
                <text:p>50.2363636363636</text:p>
              </table:table-cell>
              <table:table-cell office:value-type="float" office:value="15.6545454545455">
                <text:p>15.6545454545455</text:p>
              </table:table-cell>
              <table:table-cell office:value-type="float" office:value="26.0181818181818">
                <text:p>26.0181818181818</text:p>
              </table:table-cell>
              <table:table-cell office:value-type="float" office:value="48.5272727272727">
                <text:p>48.5272727272727</text:p>
              </table:table-cell>
            </table:table-row>
            <table:table-row>
              <table:table-cell office:value-type="float" office:value="1555509792">
                <text:p>1555509792</text:p>
              </table:table-cell>
              <table:table-cell office:value-type="float" office:value="18.2">
                <text:p>18.2</text:p>
              </table:table-cell>
              <table:table-cell office:value-type="float" office:value="33.9454545454545">
                <text:p>33.9454545454545</text:p>
              </table:table-cell>
              <table:table-cell office:value-type="float" office:value="15.3272727272727">
                <text:p>15.3272727272727</text:p>
              </table:table-cell>
              <table:table-cell office:value-type="float" office:value="29.0909090909091">
                <text:p>29.0909090909091</text:p>
              </table:table-cell>
              <table:table-cell office:value-type="float" office:value="15.8909090909091">
                <text:p>15.8909090909091</text:p>
              </table:table-cell>
              <table:table-cell office:value-type="float" office:value="25.5454545454545">
                <text:p>25.5454545454545</text:p>
              </table:table-cell>
              <table:table-cell office:value-type="float" office:value="22.9454545454545">
                <text:p>22.9454545454545</text:p>
              </table:table-cell>
              <table:table-cell office:value-type="float" office:value="30.0363636363636">
                <text:p>30.0363636363636</text:p>
              </table:table-cell>
              <table:table-cell office:value-type="float" office:value="33.3818181818182">
                <text:p>33.3818181818182</text:p>
              </table:table-cell>
              <table:table-cell office:value-type="float" office:value="22.7818181818182">
                <text:p>22.7818181818182</text:p>
              </table:table-cell>
              <table:table-cell office:value-type="float" office:value="35.6545454545454">
                <text:p>35.6545454545454</text:p>
              </table:table-cell>
              <table:table-cell office:value-type="float" office:value="42.0909090909091">
                <text:p>42.0909090909091</text:p>
              </table:table-cell>
              <table:table-cell office:value-type="float" office:value="14.7454545454545">
                <text:p>14.7454545454545</text:p>
              </table:table-cell>
              <table:table-cell office:value-type="float" office:value="25.2363636363636">
                <text:p>25.2363636363636</text:p>
              </table:table-cell>
              <table:table-cell office:value-type="float" office:value="36.4181818181818">
                <text:p>36.4181818181818</text:p>
              </table:table-cell>
            </table:table-row>
            <table:table-row>
              <table:table-cell office:value-type="float" office:value="1555509795">
                <text:p>1555509795</text:p>
              </table:table-cell>
              <table:table-cell office:value-type="float" office:value="18.2">
                <text:p>18.2</text:p>
              </table:table-cell>
              <table:table-cell office:value-type="float" office:value="33.9454545454545">
                <text:p>33.9454545454545</text:p>
              </table:table-cell>
              <table:table-cell office:value-type="float" office:value="15.3272727272727">
                <text:p>15.3272727272727</text:p>
              </table:table-cell>
              <table:table-cell office:value-type="float" office:value="29.0909090909091">
                <text:p>29.0909090909091</text:p>
              </table:table-cell>
              <table:table-cell office:value-type="float" office:value="15.8909090909091">
                <text:p>15.8909090909091</text:p>
              </table:table-cell>
              <table:table-cell office:value-type="float" office:value="25.5454545454545">
                <text:p>25.5454545454545</text:p>
              </table:table-cell>
              <table:table-cell office:value-type="float" office:value="22.9454545454545">
                <text:p>22.9454545454545</text:p>
              </table:table-cell>
              <table:table-cell office:value-type="float" office:value="30.0363636363636">
                <text:p>30.0363636363636</text:p>
              </table:table-cell>
              <table:table-cell office:value-type="float" office:value="33.3818181818182">
                <text:p>33.3818181818182</text:p>
              </table:table-cell>
              <table:table-cell office:value-type="float" office:value="22.7818181818182">
                <text:p>22.7818181818182</text:p>
              </table:table-cell>
              <table:table-cell office:value-type="float" office:value="35.6545454545454">
                <text:p>35.6545454545454</text:p>
              </table:table-cell>
              <table:table-cell office:value-type="float" office:value="42.0909090909091">
                <text:p>42.0909090909091</text:p>
              </table:table-cell>
              <table:table-cell office:value-type="float" office:value="14.7454545454545">
                <text:p>14.7454545454545</text:p>
              </table:table-cell>
              <table:table-cell office:value-type="float" office:value="25.2363636363636">
                <text:p>25.2363636363636</text:p>
              </table:table-cell>
              <table:table-cell office:value-type="float" office:value="36.4181818181818">
                <text:p>36.4181818181818</text:p>
              </table:table-cell>
            </table:table-row>
            <table:table-row>
              <table:table-cell office:value-type="float" office:value="1555509798">
                <text:p>1555509798</text:p>
              </table:table-cell>
              <table:table-cell office:value-type="float" office:value="20.4181818181818">
                <text:p>20.4181818181818</text:p>
              </table:table-cell>
              <table:table-cell office:value-type="float" office:value="35.3818181818182">
                <text:p>35.3818181818182</text:p>
              </table:table-cell>
              <table:table-cell office:value-type="float" office:value="17.2545454545455">
                <text:p>17.2545454545455</text:p>
              </table:table-cell>
              <table:table-cell office:value-type="float" office:value="29.0909090909091">
                <text:p>29.0909090909091</text:p>
              </table:table-cell>
              <table:table-cell office:value-type="float" office:value="18.1454545454545">
                <text:p>18.1454545454545</text:p>
              </table:table-cell>
              <table:table-cell office:value-type="float" office:value="22.9636363636364">
                <text:p>22.9636363636364</text:p>
              </table:table-cell>
              <table:table-cell office:value-type="float" office:value="22.6909090909091">
                <text:p>22.6909090909091</text:p>
              </table:table-cell>
              <table:table-cell office:value-type="float" office:value="28.8">
                <text:p>28.8</text:p>
              </table:table-cell>
              <table:table-cell office:value-type="float" office:value="33.9636363636364">
                <text:p>33.9636363636364</text:p>
              </table:table-cell>
              <table:table-cell office:value-type="float" office:value="25.0545454545455">
                <text:p>25.0545454545455</text:p>
              </table:table-cell>
              <table:table-cell office:value-type="float" office:value="36.5818181818182">
                <text:p>36.5818181818182</text:p>
              </table:table-cell>
              <table:table-cell office:value-type="float" office:value="43.7090909090909">
                <text:p>43.7090909090909</text:p>
              </table:table-cell>
              <table:table-cell office:value-type="float" office:value="15.9818181818182">
                <text:p>15.9818181818182</text:p>
              </table:table-cell>
              <table:table-cell office:value-type="float" office:value="25.5636363636364">
                <text:p>25.5636363636364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1555509801">
                <text:p>1555509801</text:p>
              </table:table-cell>
              <table:table-cell office:value-type="float" office:value="20.4181818181818">
                <text:p>20.4181818181818</text:p>
              </table:table-cell>
              <table:table-cell office:value-type="float" office:value="35.3818181818182">
                <text:p>35.3818181818182</text:p>
              </table:table-cell>
              <table:table-cell office:value-type="float" office:value="17.2545454545455">
                <text:p>17.2545454545455</text:p>
              </table:table-cell>
              <table:table-cell office:value-type="float" office:value="29.0909090909091">
                <text:p>29.0909090909091</text:p>
              </table:table-cell>
              <table:table-cell office:value-type="float" office:value="18.1454545454545">
                <text:p>18.1454545454545</text:p>
              </table:table-cell>
              <table:table-cell office:value-type="float" office:value="22.9636363636364">
                <text:p>22.9636363636364</text:p>
              </table:table-cell>
              <table:table-cell office:value-type="float" office:value="22.6909090909091">
                <text:p>22.6909090909091</text:p>
              </table:table-cell>
              <table:table-cell office:value-type="float" office:value="28.8">
                <text:p>28.8</text:p>
              </table:table-cell>
              <table:table-cell office:value-type="float" office:value="33.9636363636364">
                <text:p>33.9636363636364</text:p>
              </table:table-cell>
              <table:table-cell office:value-type="float" office:value="25.0545454545455">
                <text:p>25.0545454545455</text:p>
              </table:table-cell>
              <table:table-cell office:value-type="float" office:value="36.5818181818182">
                <text:p>36.5818181818182</text:p>
              </table:table-cell>
              <table:table-cell office:value-type="float" office:value="43.7090909090909">
                <text:p>43.7090909090909</text:p>
              </table:table-cell>
              <table:table-cell office:value-type="float" office:value="15.9818181818182">
                <text:p>15.9818181818182</text:p>
              </table:table-cell>
              <table:table-cell office:value-type="float" office:value="25.5636363636364">
                <text:p>25.5636363636364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1555509804">
                <text:p>1555509804</text:p>
              </table:table-cell>
              <table:table-cell office:value-type="float" office:value="20.4181818181818">
                <text:p>20.4181818181818</text:p>
              </table:table-cell>
              <table:table-cell office:value-type="float" office:value="36.6363636363636">
                <text:p>36.6363636363636</text:p>
              </table:table-cell>
              <table:table-cell office:value-type="float" office:value="17.2545454545455">
                <text:p>17.2545454545455</text:p>
              </table:table-cell>
              <table:table-cell office:value-type="float" office:value="30.3090909090909">
                <text:p>30.3090909090909</text:p>
              </table:table-cell>
              <table:table-cell office:value-type="float" office:value="18.1454545454545">
                <text:p>18.1454545454545</text:p>
              </table:table-cell>
              <table:table-cell office:value-type="float" office:value="24.9454545454545">
                <text:p>24.9454545454545</text:p>
              </table:table-cell>
              <table:table-cell office:value-type="float" office:value="24.0909090909091">
                <text:p>24.0909090909091</text:p>
              </table:table-cell>
              <table:table-cell office:value-type="float" office:value="30.2">
                <text:p>30.2</text:p>
              </table:table-cell>
              <table:table-cell office:value-type="float" office:value="35.2545454545454">
                <text:p>35.2545454545454</text:p>
              </table:table-cell>
              <table:table-cell office:value-type="float" office:value="25.7454545454545">
                <text:p>25.7454545454545</text:p>
              </table:table-cell>
              <table:table-cell office:value-type="float" office:value="37.4909090909091">
                <text:p>37.4909090909091</text:p>
              </table:table-cell>
              <table:table-cell office:value-type="float" office:value="45.1454545454545">
                <text:p>45.1454545454545</text:p>
              </table:table-cell>
              <table:table-cell office:value-type="float" office:value="15.9818181818182">
                <text:p>15.9818181818182</text:p>
              </table:table-cell>
              <table:table-cell office:value-type="float" office:value="26.0545454545455">
                <text:p>26.0545454545455</text:p>
              </table:table-cell>
              <table:table-cell office:value-type="float" office:value="42.0363636363636">
                <text:p>42.0363636363636</text:p>
              </table:table-cell>
            </table:table-row>
            <table:table-row>
              <table:table-cell office:value-type="float" office:value="1555509807">
                <text:p>1555509807</text:p>
              </table:table-cell>
              <table:table-cell office:value-type="float" office:value="20.4181818181818">
                <text:p>20.4181818181818</text:p>
              </table:table-cell>
              <table:table-cell office:value-type="float" office:value="36.6363636363636">
                <text:p>36.6363636363636</text:p>
              </table:table-cell>
              <table:table-cell office:value-type="float" office:value="17.2545454545455">
                <text:p>17.2545454545455</text:p>
              </table:table-cell>
              <table:table-cell office:value-type="float" office:value="30.3090909090909">
                <text:p>30.3090909090909</text:p>
              </table:table-cell>
              <table:table-cell office:value-type="float" office:value="18.1454545454545">
                <text:p>18.1454545454545</text:p>
              </table:table-cell>
              <table:table-cell office:value-type="float" office:value="24.9454545454545">
                <text:p>24.9454545454545</text:p>
              </table:table-cell>
              <table:table-cell office:value-type="float" office:value="24.0909090909091">
                <text:p>24.0909090909091</text:p>
              </table:table-cell>
              <table:table-cell office:value-type="float" office:value="30.2">
                <text:p>30.2</text:p>
              </table:table-cell>
              <table:table-cell office:value-type="float" office:value="35.2545454545454">
                <text:p>35.2545454545454</text:p>
              </table:table-cell>
              <table:table-cell office:value-type="float" office:value="25.7454545454545">
                <text:p>25.7454545454545</text:p>
              </table:table-cell>
              <table:table-cell office:value-type="float" office:value="37.4909090909091">
                <text:p>37.4909090909091</text:p>
              </table:table-cell>
              <table:table-cell office:value-type="float" office:value="45.1454545454545">
                <text:p>45.1454545454545</text:p>
              </table:table-cell>
              <table:table-cell office:value-type="float" office:value="15.9818181818182">
                <text:p>15.9818181818182</text:p>
              </table:table-cell>
              <table:table-cell office:value-type="float" office:value="26.0545454545455">
                <text:p>26.0545454545455</text:p>
              </table:table-cell>
              <table:table-cell office:value-type="float" office:value="42.0363636363636">
                <text:p>42.0363636363636</text:p>
              </table:table-cell>
            </table:table-row>
            <table:table-row>
              <table:table-cell office:value-type="float" office:value="1555509810">
                <text:p>1555509810</text:p>
              </table:table-cell>
              <table:table-cell office:value-type="float" office:value="20.4181818181818">
                <text:p>20.4181818181818</text:p>
              </table:table-cell>
              <table:table-cell office:value-type="float" office:value="36.6363636363636">
                <text:p>36.6363636363636</text:p>
              </table:table-cell>
              <table:table-cell office:value-type="float" office:value="17.2545454545455">
                <text:p>17.2545454545455</text:p>
              </table:table-cell>
              <table:table-cell office:value-type="float" office:value="30.3090909090909">
                <text:p>30.3090909090909</text:p>
              </table:table-cell>
              <table:table-cell office:value-type="float" office:value="18.1454545454545">
                <text:p>18.1454545454545</text:p>
              </table:table-cell>
              <table:table-cell office:value-type="float" office:value="24.9454545454545">
                <text:p>24.9454545454545</text:p>
              </table:table-cell>
              <table:table-cell office:value-type="float" office:value="24.0909090909091">
                <text:p>24.0909090909091</text:p>
              </table:table-cell>
              <table:table-cell office:value-type="float" office:value="30.2">
                <text:p>30.2</text:p>
              </table:table-cell>
              <table:table-cell office:value-type="float" office:value="35.2545454545454">
                <text:p>35.2545454545454</text:p>
              </table:table-cell>
              <table:table-cell office:value-type="float" office:value="25.7454545454545">
                <text:p>25.7454545454545</text:p>
              </table:table-cell>
              <table:table-cell office:value-type="float" office:value="37.4909090909091">
                <text:p>37.4909090909091</text:p>
              </table:table-cell>
              <table:table-cell office:value-type="float" office:value="45.1454545454545">
                <text:p>45.1454545454545</text:p>
              </table:table-cell>
              <table:table-cell office:value-type="float" office:value="15.9818181818182">
                <text:p>15.9818181818182</text:p>
              </table:table-cell>
              <table:table-cell office:value-type="float" office:value="26.0545454545455">
                <text:p>26.0545454545455</text:p>
              </table:table-cell>
              <table:table-cell office:value-type="float" office:value="42.0363636363636">
                <text:p>42.0363636363636</text:p>
              </table:table-cell>
            </table:table-row>
            <table:table-row>
              <table:table-cell office:value-type="float" office:value="1555509813">
                <text:p>1555509813</text:p>
              </table:table-cell>
              <table:table-cell office:value-type="float" office:value="16.3272727272727">
                <text:p>16.3272727272727</text:p>
              </table:table-cell>
              <table:table-cell office:value-type="float" office:value="21.7818181818182">
                <text:p>21.7818181818182</text:p>
              </table:table-cell>
              <table:table-cell office:value-type="float" office:value="15.4727272727273">
                <text:p>15.4727272727273</text:p>
              </table:table-cell>
              <table:table-cell office:value-type="float" office:value="19.7272727272727">
                <text:p>19.7272727272727</text:p>
              </table:table-cell>
              <table:table-cell office:value-type="float" office:value="14.6909090909091">
                <text:p>14.6909090909091</text:p>
              </table:table-cell>
              <table:table-cell office:value-type="float" office:value="17.7090909090909">
                <text:p>17.7090909090909</text:p>
              </table:table-cell>
              <table:table-cell office:value-type="float" office:value="14.7090909090909">
                <text:p>14.7090909090909</text:p>
              </table:table-cell>
              <table:table-cell office:value-type="float" office:value="23.3272727272727">
                <text:p>23.3272727272727</text:p>
              </table:table-cell>
              <table:table-cell office:value-type="float" office:value="21.4909090909091">
                <text:p>21.4909090909091</text:p>
              </table:table-cell>
              <table:table-cell office:value-type="float" office:value="21.0727272727273">
                <text:p>21.0727272727273</text:p>
              </table:table-cell>
              <table:table-cell office:value-type="float" office:value="28.0727272727273">
                <text:p>28.0727272727273</text:p>
              </table:table-cell>
              <table:table-cell office:value-type="float" office:value="27.3636363636364">
                <text:p>27.3636363636364</text:p>
              </table:table-cell>
              <table:table-cell office:value-type="float" office:value="11.4909090909091">
                <text:p>11.4909090909091</text:p>
              </table:table-cell>
              <table:table-cell office:value-type="float" office:value="16.2727272727273">
                <text:p>16.2727272727273</text:p>
              </table:table-cell>
              <table:table-cell office:value-type="float" office:value="28.4181818181818">
                <text:p>28.4181818181818</text:p>
              </table:table-cell>
            </table:table-row>
            <table:table-row>
              <table:table-cell office:value-type="float" office:value="1555509816">
                <text:p>1555509816</text:p>
              </table:table-cell>
              <table:table-cell office:value-type="float" office:value="16.3272727272727">
                <text:p>16.3272727272727</text:p>
              </table:table-cell>
              <table:table-cell office:value-type="float" office:value="21.7818181818182">
                <text:p>21.7818181818182</text:p>
              </table:table-cell>
              <table:table-cell office:value-type="float" office:value="15.4727272727273">
                <text:p>15.4727272727273</text:p>
              </table:table-cell>
              <table:table-cell office:value-type="float" office:value="19.7272727272727">
                <text:p>19.7272727272727</text:p>
              </table:table-cell>
              <table:table-cell office:value-type="float" office:value="14.6909090909091">
                <text:p>14.6909090909091</text:p>
              </table:table-cell>
              <table:table-cell office:value-type="float" office:value="17.7090909090909">
                <text:p>17.7090909090909</text:p>
              </table:table-cell>
              <table:table-cell office:value-type="float" office:value="14.7090909090909">
                <text:p>14.7090909090909</text:p>
              </table:table-cell>
              <table:table-cell office:value-type="float" office:value="23.3272727272727">
                <text:p>23.3272727272727</text:p>
              </table:table-cell>
              <table:table-cell office:value-type="float" office:value="21.4909090909091">
                <text:p>21.4909090909091</text:p>
              </table:table-cell>
              <table:table-cell office:value-type="float" office:value="21.0727272727273">
                <text:p>21.0727272727273</text:p>
              </table:table-cell>
              <table:table-cell office:value-type="float" office:value="28.0727272727273">
                <text:p>28.0727272727273</text:p>
              </table:table-cell>
              <table:table-cell office:value-type="float" office:value="27.3636363636364">
                <text:p>27.3636363636364</text:p>
              </table:table-cell>
              <table:table-cell office:value-type="float" office:value="11.4909090909091">
                <text:p>11.4909090909091</text:p>
              </table:table-cell>
              <table:table-cell office:value-type="float" office:value="16.2727272727273">
                <text:p>16.2727272727273</text:p>
              </table:table-cell>
              <table:table-cell office:value-type="float" office:value="28.4181818181818">
                <text:p>28.4181818181818</text:p>
              </table:table-cell>
            </table:table-row>
            <table:table-row>
              <table:table-cell office:value-type="float" office:value="1555509819">
                <text:p>1555509819</text:p>
              </table:table-cell>
              <table:table-cell office:value-type="float" office:value="16.3272727272727">
                <text:p>16.3272727272727</text:p>
              </table:table-cell>
              <table:table-cell office:value-type="float" office:value="20.8181818181818">
                <text:p>20.8181818181818</text:p>
              </table:table-cell>
              <table:table-cell office:value-type="float" office:value="15.4727272727273">
                <text:p>15.4727272727273</text:p>
              </table:table-cell>
              <table:table-cell office:value-type="float" office:value="18.8">
                <text:p>18.8</text:p>
              </table:table-cell>
              <table:table-cell office:value-type="float" office:value="14.6909090909091">
                <text:p>14.6909090909091</text:p>
              </table:table-cell>
              <table:table-cell office:value-type="float" office:value="16.5818181818182">
                <text:p>16.5818181818182</text:p>
              </table:table-cell>
              <table:table-cell office:value-type="float" office:value="13.5272727272727">
                <text:p>13.5272727272727</text:p>
              </table:table-cell>
              <table:table-cell office:value-type="float" office:value="19.0363636363636">
                <text:p>19.0363636363636</text:p>
              </table:table-cell>
              <table:table-cell office:value-type="float" office:value="17.8">
                <text:p>17.8</text:p>
              </table:table-cell>
              <table:table-cell office:value-type="float" office:value="15.8181818181818">
                <text:p>15.8181818181818</text:p>
              </table:table-cell>
              <table:table-cell office:value-type="float" office:value="23.3090909090909">
                <text:p>23.3090909090909</text:p>
              </table:table-cell>
              <table:table-cell office:value-type="float" office:value="26.2545454545455">
                <text:p>26.2545454545455</text:p>
              </table:table-cell>
              <table:table-cell office:value-type="float" office:value="11.4909090909091">
                <text:p>11.4909090909091</text:p>
              </table:table-cell>
              <table:table-cell office:value-type="float" office:value="14.9454545454545">
                <text:p>14.9454545454545</text:p>
              </table:table-cell>
              <table:table-cell office:value-type="float" office:value="27.2181818181818">
                <text:p>27.2181818181818</text:p>
              </table:table-cell>
            </table:table-row>
            <table:table-row>
              <table:table-cell office:value-type="float" office:value="1555509822">
                <text:p>1555509822</text:p>
              </table:table-cell>
              <table:table-cell office:value-type="float" office:value="9.63636363636364">
                <text:p>9.63636363636364</text:p>
              </table:table-cell>
              <table:table-cell office:value-type="float" office:value="14.1272727272727">
                <text:p>14.1272727272727</text:p>
              </table:table-cell>
              <table:table-cell office:value-type="float" office:value="7.23636363636364">
                <text:p>7.23636363636364</text:p>
              </table:table-cell>
              <table:table-cell office:value-type="float" office:value="15.8545454545455">
                <text:p>15.8545454545455</text:p>
              </table:table-cell>
              <table:table-cell office:value-type="float" office:value="7.98181818181818">
                <text:p>7.98181818181818</text:p>
              </table:table-cell>
              <table:table-cell office:value-type="float" office:value="9.36363636363636">
                <text:p>9.36363636363636</text:p>
              </table:table-cell>
              <table:table-cell office:value-type="float" office:value="10.0363636363636">
                <text:p>10.0363636363636</text:p>
              </table:table-cell>
              <table:table-cell office:value-type="float" office:value="12.4727272727273">
                <text:p>12.4727272727273</text:p>
              </table:table-cell>
              <table:table-cell office:value-type="float" office:value="14.8909090909091">
                <text:p>14.8909090909091</text:p>
              </table:table-cell>
              <table:table-cell office:value-type="float" office:value="12.8181818181818">
                <text:p>12.8181818181818</text:p>
              </table:table-cell>
              <table:table-cell office:value-type="float" office:value="14.5454545454545">
                <text:p>14.5454545454545</text:p>
              </table:table-cell>
              <table:table-cell office:value-type="float" office:value="16.8181818181818">
                <text:p>16.8181818181818</text:p>
              </table:table-cell>
              <table:table-cell office:value-type="float" office:value="9.49090909090909">
                <text:p>9.49090909090909</text:p>
              </table:table-cell>
              <table:table-cell office:value-type="float" office:value="12.2">
                <text:p>12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555509825">
                <text:p>1555509825</text:p>
              </table:table-cell>
              <table:table-cell office:value-type="float" office:value="9.63636363636364">
                <text:p>9.63636363636364</text:p>
              </table:table-cell>
              <table:table-cell office:value-type="float" office:value="14.1272727272727">
                <text:p>14.1272727272727</text:p>
              </table:table-cell>
              <table:table-cell office:value-type="float" office:value="7.23636363636364">
                <text:p>7.23636363636364</text:p>
              </table:table-cell>
              <table:table-cell office:value-type="float" office:value="15.8545454545455">
                <text:p>15.8545454545455</text:p>
              </table:table-cell>
              <table:table-cell office:value-type="float" office:value="7.98181818181818">
                <text:p>7.98181818181818</text:p>
              </table:table-cell>
              <table:table-cell office:value-type="float" office:value="9.36363636363636">
                <text:p>9.36363636363636</text:p>
              </table:table-cell>
              <table:table-cell office:value-type="float" office:value="10.0363636363636">
                <text:p>10.0363636363636</text:p>
              </table:table-cell>
              <table:table-cell office:value-type="float" office:value="12.4727272727273">
                <text:p>12.4727272727273</text:p>
              </table:table-cell>
              <table:table-cell office:value-type="float" office:value="14.8909090909091">
                <text:p>14.8909090909091</text:p>
              </table:table-cell>
              <table:table-cell office:value-type="float" office:value="12.8181818181818">
                <text:p>12.8181818181818</text:p>
              </table:table-cell>
              <table:table-cell office:value-type="float" office:value="14.5454545454545">
                <text:p>14.5454545454545</text:p>
              </table:table-cell>
              <table:table-cell office:value-type="float" office:value="16.8181818181818">
                <text:p>16.8181818181818</text:p>
              </table:table-cell>
              <table:table-cell office:value-type="float" office:value="9.49090909090909">
                <text:p>9.49090909090909</text:p>
              </table:table-cell>
              <table:table-cell office:value-type="float" office:value="12.2">
                <text:p>12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555509828">
                <text:p>1555509828</text:p>
              </table:table-cell>
              <table:table-cell office:value-type="float" office:value="8.32727272727273">
                <text:p>8.32727272727273</text:p>
              </table:table-cell>
              <table:table-cell office:value-type="float" office:value="10.4909090909091">
                <text:p>10.4909090909091</text:p>
              </table:table-cell>
              <table:table-cell office:value-type="float" office:value="6.65454545454545">
                <text:p>6.65454545454545</text:p>
              </table:table-cell>
              <table:table-cell office:value-type="float" office:value="10.4545454545455">
                <text:p>10.4545454545455</text:p>
              </table:table-cell>
              <table:table-cell office:value-type="float" office:value="6.30909090909091">
                <text:p>6.30909090909091</text:p>
              </table:table-cell>
              <table:table-cell office:value-type="float" office:value="7.56363636363636">
                <text:p>7.56363636363636</text:p>
              </table:table-cell>
              <table:table-cell office:value-type="float" office:value="6.76363636363636">
                <text:p>6.76363636363636</text:p>
              </table:table-cell>
              <table:table-cell office:value-type="float" office:value="10.4">
                <text:p>10.4</text:p>
              </table:table-cell>
              <table:table-cell office:value-type="float" office:value="9.34545454545454">
                <text:p>9.34545454545454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9.2">
                <text:p>9.2</text:p>
              </table:table-cell>
              <table:table-cell office:value-type="float" office:value="12.9818181818182">
                <text:p>12.9818181818182</text:p>
              </table:table-cell>
              <table:table-cell office:value-type="float" office:value="5.23636363636364">
                <text:p>5.23636363636364</text:p>
              </table:table-cell>
              <table:table-cell office:value-type="float" office:value="7.72727272727273">
                <text:p>7.72727272727273</text:p>
              </table:table-cell>
              <table:table-cell office:value-type="float" office:value="15.5454545454545">
                <text:p>15.5454545454545</text:p>
              </table:table-cell>
            </table:table-row>
            <table:table-row>
              <table:table-cell office:value-type="float" office:value="1555509831">
                <text:p>1555509831</text:p>
              </table:table-cell>
              <table:table-cell office:value-type="float" office:value="8.32727272727273">
                <text:p>8.32727272727273</text:p>
              </table:table-cell>
              <table:table-cell office:value-type="float" office:value="10.4909090909091">
                <text:p>10.4909090909091</text:p>
              </table:table-cell>
              <table:table-cell office:value-type="float" office:value="6.65454545454545">
                <text:p>6.65454545454545</text:p>
              </table:table-cell>
              <table:table-cell office:value-type="float" office:value="10.4545454545455">
                <text:p>10.4545454545455</text:p>
              </table:table-cell>
              <table:table-cell office:value-type="float" office:value="6.30909090909091">
                <text:p>6.30909090909091</text:p>
              </table:table-cell>
              <table:table-cell office:value-type="float" office:value="7.56363636363636">
                <text:p>7.56363636363636</text:p>
              </table:table-cell>
              <table:table-cell office:value-type="float" office:value="6.76363636363636">
                <text:p>6.76363636363636</text:p>
              </table:table-cell>
              <table:table-cell office:value-type="float" office:value="10.4">
                <text:p>10.4</text:p>
              </table:table-cell>
              <table:table-cell office:value-type="float" office:value="9.34545454545454">
                <text:p>9.34545454545454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9.2">
                <text:p>9.2</text:p>
              </table:table-cell>
              <table:table-cell office:value-type="float" office:value="12.9818181818182">
                <text:p>12.9818181818182</text:p>
              </table:table-cell>
              <table:table-cell office:value-type="float" office:value="5.23636363636364">
                <text:p>5.23636363636364</text:p>
              </table:table-cell>
              <table:table-cell office:value-type="float" office:value="7.72727272727273">
                <text:p>7.72727272727273</text:p>
              </table:table-cell>
              <table:table-cell office:value-type="float" office:value="15.5454545454545">
                <text:p>15.5454545454545</text:p>
              </table:table-cell>
            </table:table-row>
            <table:table-row>
              <table:table-cell office:value-type="float" office:value="1555509834">
                <text:p>1555509834</text:p>
              </table:table-cell>
              <table:table-cell office:value-type="float" office:value="8.32727272727273">
                <text:p>8.32727272727273</text:p>
              </table:table-cell>
              <table:table-cell office:value-type="float" office:value="10.4909090909091">
                <text:p>10.4909090909091</text:p>
              </table:table-cell>
              <table:table-cell office:value-type="float" office:value="6.65454545454545">
                <text:p>6.65454545454545</text:p>
              </table:table-cell>
              <table:table-cell office:value-type="float" office:value="10.4545454545455">
                <text:p>10.4545454545455</text:p>
              </table:table-cell>
              <table:table-cell office:value-type="float" office:value="6.30909090909091">
                <text:p>6.30909090909091</text:p>
              </table:table-cell>
              <table:table-cell office:value-type="float" office:value="7.56363636363636">
                <text:p>7.56363636363636</text:p>
              </table:table-cell>
              <table:table-cell office:value-type="float" office:value="6.76363636363636">
                <text:p>6.76363636363636</text:p>
              </table:table-cell>
              <table:table-cell office:value-type="float" office:value="10.4">
                <text:p>10.4</text:p>
              </table:table-cell>
              <table:table-cell office:value-type="float" office:value="9.34545454545454">
                <text:p>9.34545454545454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9.2">
                <text:p>9.2</text:p>
              </table:table-cell>
              <table:table-cell office:value-type="float" office:value="12.9818181818182">
                <text:p>12.9818181818182</text:p>
              </table:table-cell>
              <table:table-cell office:value-type="float" office:value="5.23636363636364">
                <text:p>5.23636363636364</text:p>
              </table:table-cell>
              <table:table-cell office:value-type="float" office:value="7.72727272727273">
                <text:p>7.72727272727273</text:p>
              </table:table-cell>
              <table:table-cell office:value-type="float" office:value="15.5454545454545">
                <text:p>15.5454545454545</text:p>
              </table:table-cell>
            </table:table-row>
            <table:table-row>
              <table:table-cell office:value-type="float" office:value="1555509837">
                <text:p>1555509837</text:p>
              </table:table-cell>
              <table:table-cell office:value-type="float" office:value="8.32727272727273">
                <text:p>8.32727272727273</text:p>
              </table:table-cell>
              <table:table-cell office:value-type="float" office:value="10.4909090909091">
                <text:p>10.4909090909091</text:p>
              </table:table-cell>
              <table:table-cell office:value-type="float" office:value="6.65454545454545">
                <text:p>6.65454545454545</text:p>
              </table:table-cell>
              <table:table-cell office:value-type="float" office:value="10.4545454545455">
                <text:p>10.4545454545455</text:p>
              </table:table-cell>
              <table:table-cell office:value-type="float" office:value="6.30909090909091">
                <text:p>6.30909090909091</text:p>
              </table:table-cell>
              <table:table-cell office:value-type="float" office:value="7.56363636363636">
                <text:p>7.56363636363636</text:p>
              </table:table-cell>
              <table:table-cell office:value-type="float" office:value="6.76363636363636">
                <text:p>6.76363636363636</text:p>
              </table:table-cell>
              <table:table-cell office:value-type="float" office:value="10.4">
                <text:p>10.4</text:p>
              </table:table-cell>
              <table:table-cell office:value-type="float" office:value="9.34545454545454">
                <text:p>9.34545454545454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9.2">
                <text:p>9.2</text:p>
              </table:table-cell>
              <table:table-cell office:value-type="float" office:value="12.9818181818182">
                <text:p>12.9818181818182</text:p>
              </table:table-cell>
              <table:table-cell office:value-type="float" office:value="5.23636363636364">
                <text:p>5.23636363636364</text:p>
              </table:table-cell>
              <table:table-cell office:value-type="float" office:value="7.72727272727273">
                <text:p>7.72727272727273</text:p>
              </table:table-cell>
              <table:table-cell office:value-type="float" office:value="15.5454545454545">
                <text:p>15.5454545454545</text:p>
              </table:table-cell>
            </table:table-row>
            <table:table-row>
              <table:table-cell office:value-type="float" office:value="1555509840">
                <text:p>1555509840</text:p>
              </table:table-cell>
              <table:table-cell office:value-type="float" office:value="8.32727272727273">
                <text:p>8.32727272727273</text:p>
              </table:table-cell>
              <table:table-cell office:value-type="float" office:value="10.4909090909091">
                <text:p>10.4909090909091</text:p>
              </table:table-cell>
              <table:table-cell office:value-type="float" office:value="6.65454545454545">
                <text:p>6.65454545454545</text:p>
              </table:table-cell>
              <table:table-cell office:value-type="float" office:value="10.4545454545455">
                <text:p>10.4545454545455</text:p>
              </table:table-cell>
              <table:table-cell office:value-type="float" office:value="6.30909090909091">
                <text:p>6.30909090909091</text:p>
              </table:table-cell>
              <table:table-cell office:value-type="float" office:value="7.56363636363636">
                <text:p>7.56363636363636</text:p>
              </table:table-cell>
              <table:table-cell office:value-type="float" office:value="6.76363636363636">
                <text:p>6.76363636363636</text:p>
              </table:table-cell>
              <table:table-cell office:value-type="float" office:value="10.4">
                <text:p>10.4</text:p>
              </table:table-cell>
              <table:table-cell office:value-type="float" office:value="9.34545454545454">
                <text:p>9.34545454545454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9.2">
                <text:p>9.2</text:p>
              </table:table-cell>
              <table:table-cell office:value-type="float" office:value="12.9818181818182">
                <text:p>12.9818181818182</text:p>
              </table:table-cell>
              <table:table-cell office:value-type="float" office:value="5.23636363636364">
                <text:p>5.23636363636364</text:p>
              </table:table-cell>
              <table:table-cell office:value-type="float" office:value="7.72727272727273">
                <text:p>7.72727272727273</text:p>
              </table:table-cell>
              <table:table-cell office:value-type="float" office:value="15.5454545454545">
                <text:p>15.5454545454545</text:p>
              </table:table-cell>
            </table:table-row>
            <table:table-row>
              <table:table-cell office:value-type="float" office:value="1555509843">
                <text:p>1555509843</text:p>
              </table:table-cell>
              <table:table-cell office:value-type="float" office:value="8.32727272727273">
                <text:p>8.32727272727273</text:p>
              </table:table-cell>
              <table:table-cell office:value-type="float" office:value="10.4909090909091">
                <text:p>10.4909090909091</text:p>
              </table:table-cell>
              <table:table-cell office:value-type="float" office:value="6.65454545454545">
                <text:p>6.65454545454545</text:p>
              </table:table-cell>
              <table:table-cell office:value-type="float" office:value="10.4545454545455">
                <text:p>10.4545454545455</text:p>
              </table:table-cell>
              <table:table-cell office:value-type="float" office:value="6.30909090909091">
                <text:p>6.30909090909091</text:p>
              </table:table-cell>
              <table:table-cell office:value-type="float" office:value="7.56363636363636">
                <text:p>7.56363636363636</text:p>
              </table:table-cell>
              <table:table-cell office:value-type="float" office:value="6.76363636363636">
                <text:p>6.76363636363636</text:p>
              </table:table-cell>
              <table:table-cell office:value-type="float" office:value="10.4">
                <text:p>10.4</text:p>
              </table:table-cell>
              <table:table-cell office:value-type="float" office:value="9.34545454545454">
                <text:p>9.34545454545454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9.2">
                <text:p>9.2</text:p>
              </table:table-cell>
              <table:table-cell office:value-type="float" office:value="12.9818181818182">
                <text:p>12.9818181818182</text:p>
              </table:table-cell>
              <table:table-cell office:value-type="float" office:value="5.23636363636364">
                <text:p>5.23636363636364</text:p>
              </table:table-cell>
              <table:table-cell office:value-type="float" office:value="7.72727272727273">
                <text:p>7.72727272727273</text:p>
              </table:table-cell>
              <table:table-cell office:value-type="float" office:value="15.5454545454545">
                <text:p>15.5454545454545</text:p>
              </table:table-cell>
            </table:table-row>
            <table:table-row>
              <table:table-cell office:value-type="float" office:value="1555509846">
                <text:p>1555509846</text:p>
              </table:table-cell>
              <table:table-cell office:value-type="float" office:value="8.32727272727273">
                <text:p>8.32727272727273</text:p>
              </table:table-cell>
              <table:table-cell office:value-type="float" office:value="10.4909090909091">
                <text:p>10.4909090909091</text:p>
              </table:table-cell>
              <table:table-cell office:value-type="float" office:value="6.65454545454545">
                <text:p>6.65454545454545</text:p>
              </table:table-cell>
              <table:table-cell office:value-type="float" office:value="10.4545454545455">
                <text:p>10.4545454545455</text:p>
              </table:table-cell>
              <table:table-cell office:value-type="float" office:value="6.30909090909091">
                <text:p>6.30909090909091</text:p>
              </table:table-cell>
              <table:table-cell office:value-type="float" office:value="7.56363636363636">
                <text:p>7.56363636363636</text:p>
              </table:table-cell>
              <table:table-cell office:value-type="float" office:value="6.76363636363636">
                <text:p>6.76363636363636</text:p>
              </table:table-cell>
              <table:table-cell office:value-type="float" office:value="10.4">
                <text:p>10.4</text:p>
              </table:table-cell>
              <table:table-cell office:value-type="float" office:value="9.34545454545454">
                <text:p>9.34545454545454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9.2">
                <text:p>9.2</text:p>
              </table:table-cell>
              <table:table-cell office:value-type="float" office:value="12.9818181818182">
                <text:p>12.9818181818182</text:p>
              </table:table-cell>
              <table:table-cell office:value-type="float" office:value="5.23636363636364">
                <text:p>5.23636363636364</text:p>
              </table:table-cell>
              <table:table-cell office:value-type="float" office:value="7.72727272727273">
                <text:p>7.72727272727273</text:p>
              </table:table-cell>
              <table:table-cell office:value-type="float" office:value="15.5454545454545">
                <text:p>15.5454545454545</text:p>
              </table:table-cell>
            </table:table-row>
            <table:table-row>
              <table:table-cell office:value-type="float" office:value="1555509849">
                <text:p>1555509849</text:p>
              </table:table-cell>
              <table:table-cell office:value-type="float" office:value="2.21818181818182">
                <text:p>2.21818181818182</text:p>
              </table:table-cell>
              <table:table-cell office:value-type="float" office:value="6.54545454545455">
                <text:p>6.54545454545455</text:p>
              </table:table-cell>
              <table:table-cell office:value-type="float" office:value="1.92727272727273">
                <text:p>1.92727272727273</text:p>
              </table:table-cell>
              <table:table-cell office:value-type="float" office:value="3.58181818181818">
                <text:p>3.58181818181818</text:p>
              </table:table-cell>
              <table:table-cell office:value-type="float" office:value="2.25454545454545">
                <text:p>2.25454545454545</text:p>
              </table:table-cell>
              <table:table-cell office:value-type="float" office:value="4.05454545454545">
                <text:p>4.05454545454545</text:p>
              </table:table-cell>
              <table:table-cell office:value-type="float" office:value="5.21818181818182">
                <text:p>5.21818181818182</text:p>
              </table:table-cell>
              <table:table-cell office:value-type="float" office:value="5.63636363636364">
                <text:p>5.63636363636364</text:p>
              </table:table-cell>
              <table:table-cell office:value-type="float" office:value="5.2">
                <text:p>5.2</text:p>
              </table:table-cell>
              <table:table-cell office:value-type="float" office:value="5.47272727272727">
                <text:p>5.47272727272727</text:p>
              </table:table-cell>
              <table:table-cell office:value-type="float" office:value="4.50909090909091">
                <text:p>4.50909090909091</text:p>
              </table:table-cell>
              <table:table-cell office:value-type="float" office:value="6.12727272727273">
                <text:p>6.12727272727273</text:p>
              </table:table-cell>
              <table:table-cell office:value-type="float" office:value="1.23636363636364">
                <text:p>1.23636363636364</text:p>
              </table:table-cell>
              <table:table-cell office:value-type="float" office:value="2.54545454545455">
                <text:p>2.54545454545455</text:p>
              </table:table-cell>
              <table:table-cell office:value-type="float" office:value="7.65454545454545">
                <text:p>7.65454545454545</text:p>
              </table:table-cell>
            </table:table-row>
            <table:table-row>
              <table:table-cell office:value-type="float" office:value="1555509852">
                <text:p>1555509852</text:p>
              </table:table-cell>
              <table:table-cell office:value-type="float" office:value="0">
                <text:p>0</text:p>
              </table:table-cell>
              <table:table-cell office:value-type="float" office:value="1.25454545454545">
                <text:p>1.25454545454545</text:p>
              </table:table-cell>
              <table:table-cell office:value-type="float" office:value="0">
                <text:p>0</text:p>
              </table:table-cell>
              <table:table-cell office:value-type="float" office:value="1.21818181818182">
                <text:p>1.21818181818182</text:p>
              </table:table-cell>
              <table:table-cell office:value-type="float" office:value="0">
                <text:p>0</text:p>
              </table:table-cell>
              <table:table-cell office:value-type="float" office:value="1.98181818181818">
                <text:p>1.98181818181818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29090909090909">
                <text:p>1.29090909090909</text:p>
              </table:table-cell>
              <table:table-cell office:value-type="float" office:value="0.690909090909091">
                <text:p>0.69090909090909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.43636363636364">
                <text:p>1.43636363636364</text:p>
              </table:table-cell>
              <table:table-cell office:value-type="float" office:value="0">
                <text:p>0</text:p>
              </table:table-cell>
              <table:table-cell office:value-type="float" office:value="0.490909090909091">
                <text:p>0.490909090909091</text:p>
              </table:table-cell>
              <table:table-cell office:value-type="float" office:value="1.23636363636364">
                <text:p>1.23636363636364</text:p>
              </table:table-cell>
            </table:table-row>
            <table:table-row>
              <table:table-cell office:value-type="float" office:value="1555509855">
                <text:p>1555509855</text:p>
              </table:table-cell>
              <table:table-cell office:value-type="float" office:value="0">
                <text:p>0</text:p>
              </table:table-cell>
              <table:table-cell office:value-type="float" office:value="1.25454545454545">
                <text:p>1.25454545454545</text:p>
              </table:table-cell>
              <table:table-cell office:value-type="float" office:value="0">
                <text:p>0</text:p>
              </table:table-cell>
              <table:table-cell office:value-type="float" office:value="1.21818181818182">
                <text:p>1.21818181818182</text:p>
              </table:table-cell>
              <table:table-cell office:value-type="float" office:value="0">
                <text:p>0</text:p>
              </table:table-cell>
              <table:table-cell office:value-type="float" office:value="1.98181818181818">
                <text:p>1.98181818181818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29090909090909">
                <text:p>1.29090909090909</text:p>
              </table:table-cell>
              <table:table-cell office:value-type="float" office:value="0.690909090909091">
                <text:p>0.69090909090909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.43636363636364">
                <text:p>1.43636363636364</text:p>
              </table:table-cell>
              <table:table-cell office:value-type="float" office:value="0">
                <text:p>0</text:p>
              </table:table-cell>
              <table:table-cell office:value-type="float" office:value="0.490909090909091">
                <text:p>0.490909090909091</text:p>
              </table:table-cell>
              <table:table-cell office:value-type="float" office:value="1.23636363636364">
                <text:p>1.23636363636364</text:p>
              </table:table-cell>
            </table:table-row>
            <table:table-row>
              <table:table-cell office:value-type="float" office:value="1555509858">
                <text:p>1555509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861">
                <text:p>1555509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864">
                <text:p>1555509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867">
                <text:p>1555509867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870">
                <text:p>1555509870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873">
                <text:p>1555509873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876">
                <text:p>1555509876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879">
                <text:p>1555509879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882">
                <text:p>1555509882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885">
                <text:p>1555509885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888">
                <text:p>1555509888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891">
                <text:p>1555509891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509894">
                <text:p>1555509894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6.12727272727273">
                <text:p>6.12727272727273</text:p>
              </table:table-cell>
              <table:table-cell office:value-type="float" office:value="0.872727272727273">
                <text:p>0.872727272727273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85454545454545">
                <text:p>1.85454545454545</text:p>
              </table:table-cell>
              <table:table-cell office:value-type="float" office:value="1.32727272727273">
                <text:p>1.32727272727273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">
                <text:p>1</text:p>
              </table:table-cell>
              <table:table-cell office:value-type="float" office:value="5.03636363636364">
                <text:p>5.03636363636364</text:p>
              </table:table-cell>
              <table:table-cell office:value-type="float" office:value="1.94545454545455">
                <text:p>1.94545454545455</text:p>
              </table:table-cell>
              <table:table-cell office:value-type="float" office:value="1.4">
                <text:p>1.4</text:p>
              </table:table-cell>
              <table:table-cell office:value-type="float" office:value="5.87272727272727">
                <text:p>5.87272727272727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36363636363636">
                <text:p>1.36363636363636</text:p>
              </table:table-cell>
              <table:table-cell office:value-type="float" office:value="6.07272727272727">
                <text:p>6.07272727272727</text:p>
              </table:table-cell>
            </table:table-row>
            <table:table-row>
              <table:table-cell office:value-type="float" office:value="1555509897">
                <text:p>1555509897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13.0181818181818">
                <text:p>13.0181818181818</text:p>
              </table:table-cell>
              <table:table-cell office:value-type="float" office:value="0.872727272727273">
                <text:p>0.872727272727273</text:p>
              </table:table-cell>
              <table:table-cell office:value-type="float" office:value="3.96363636363636">
                <text:p>3.96363636363636</text:p>
              </table:table-cell>
              <table:table-cell office:value-type="float" office:value="1.85454545454545">
                <text:p>1.85454545454545</text:p>
              </table:table-cell>
              <table:table-cell office:value-type="float" office:value="4.78181818181818">
                <text:p>4.78181818181818</text:p>
              </table:table-cell>
              <table:table-cell office:value-type="float" office:value="3.50909090909091">
                <text:p>3.50909090909091</text:p>
              </table:table-cell>
              <table:table-cell office:value-type="float" office:value="4.74545454545455">
                <text:p>4.74545454545455</text:p>
              </table:table-cell>
              <table:table-cell office:value-type="float" office:value="7.49090909090909">
                <text:p>7.49090909090909</text:p>
              </table:table-cell>
              <table:table-cell office:value-type="float" office:value="5.49090909090909">
                <text:p>5.49090909090909</text:p>
              </table:table-cell>
              <table:table-cell office:value-type="float" office:value="4.23636363636364">
                <text:p>4.23636363636364</text:p>
              </table:table-cell>
              <table:table-cell office:value-type="float" office:value="10.7636363636364">
                <text:p>10.7636363636364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2.87272727272727">
                <text:p>2.87272727272727</text:p>
              </table:table-cell>
              <table:table-cell office:value-type="float" office:value="11.1090909090909">
                <text:p>11.1090909090909</text:p>
              </table:table-cell>
            </table:table-row>
            <table:table-row>
              <table:table-cell office:value-type="float" office:value="1555509900">
                <text:p>1555509900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13.0181818181818">
                <text:p>13.0181818181818</text:p>
              </table:table-cell>
              <table:table-cell office:value-type="float" office:value="0.872727272727273">
                <text:p>0.872727272727273</text:p>
              </table:table-cell>
              <table:table-cell office:value-type="float" office:value="3.96363636363636">
                <text:p>3.96363636363636</text:p>
              </table:table-cell>
              <table:table-cell office:value-type="float" office:value="1.85454545454545">
                <text:p>1.85454545454545</text:p>
              </table:table-cell>
              <table:table-cell office:value-type="float" office:value="4.78181818181818">
                <text:p>4.78181818181818</text:p>
              </table:table-cell>
              <table:table-cell office:value-type="float" office:value="3.50909090909091">
                <text:p>3.50909090909091</text:p>
              </table:table-cell>
              <table:table-cell office:value-type="float" office:value="4.74545454545455">
                <text:p>4.74545454545455</text:p>
              </table:table-cell>
              <table:table-cell office:value-type="float" office:value="7.49090909090909">
                <text:p>7.49090909090909</text:p>
              </table:table-cell>
              <table:table-cell office:value-type="float" office:value="5.49090909090909">
                <text:p>5.49090909090909</text:p>
              </table:table-cell>
              <table:table-cell office:value-type="float" office:value="4.23636363636364">
                <text:p>4.23636363636364</text:p>
              </table:table-cell>
              <table:table-cell office:value-type="float" office:value="10.7636363636364">
                <text:p>10.7636363636364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2.87272727272727">
                <text:p>2.87272727272727</text:p>
              </table:table-cell>
              <table:table-cell office:value-type="float" office:value="11.1090909090909">
                <text:p>11.1090909090909</text:p>
              </table:table-cell>
            </table:table-row>
            <table:table-row>
              <table:table-cell office:value-type="float" office:value="1555509903">
                <text:p>1555509903</text:p>
              </table:table-cell>
              <table:table-cell office:value-type="float" office:value="1.23636363636364">
                <text:p>1.23636363636364</text:p>
              </table:table-cell>
              <table:table-cell office:value-type="float" office:value="19.1272727272727">
                <text:p>19.1272727272727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8.4">
                <text:p>8.4</text:p>
              </table:table-cell>
              <table:table-cell office:value-type="float" office:value="2.32727272727273">
                <text:p>2.32727272727273</text:p>
              </table:table-cell>
              <table:table-cell office:value-type="float" office:value="6.12727272727273">
                <text:p>6.12727272727273</text:p>
              </table:table-cell>
              <table:table-cell office:value-type="float" office:value="8.50909090909091">
                <text:p>8.50909090909091</text:p>
              </table:table-cell>
              <table:table-cell office:value-type="float" office:value="8.12727272727273">
                <text:p>8.12727272727273</text:p>
              </table:table-cell>
              <table:table-cell office:value-type="float" office:value="12.8181818181818">
                <text:p>12.8181818181818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7.43636363636364">
                <text:p>7.43636363636364</text:p>
              </table:table-cell>
              <table:table-cell office:value-type="float" office:value="13.1272727272727">
                <text:p>13.127272727272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4.49090909090909">
                <text:p>4.49090909090909</text:p>
              </table:table-cell>
              <table:table-cell office:value-type="float" office:value="14.3454545454545">
                <text:p>14.3454545454545</text:p>
              </table:table-cell>
            </table:table-row>
            <table:table-row>
              <table:table-cell office:value-type="float" office:value="1555509906">
                <text:p>1555509906</text:p>
              </table:table-cell>
              <table:table-cell office:value-type="float" office:value="1.23636363636364">
                <text:p>1.23636363636364</text:p>
              </table:table-cell>
              <table:table-cell office:value-type="float" office:value="19.1272727272727">
                <text:p>19.1272727272727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8.4">
                <text:p>8.4</text:p>
              </table:table-cell>
              <table:table-cell office:value-type="float" office:value="2.32727272727273">
                <text:p>2.32727272727273</text:p>
              </table:table-cell>
              <table:table-cell office:value-type="float" office:value="6.12727272727273">
                <text:p>6.12727272727273</text:p>
              </table:table-cell>
              <table:table-cell office:value-type="float" office:value="8.50909090909091">
                <text:p>8.50909090909091</text:p>
              </table:table-cell>
              <table:table-cell office:value-type="float" office:value="8.12727272727273">
                <text:p>8.12727272727273</text:p>
              </table:table-cell>
              <table:table-cell office:value-type="float" office:value="12.8181818181818">
                <text:p>12.8181818181818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7.43636363636364">
                <text:p>7.43636363636364</text:p>
              </table:table-cell>
              <table:table-cell office:value-type="float" office:value="13.1272727272727">
                <text:p>13.127272727272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4.49090909090909">
                <text:p>4.49090909090909</text:p>
              </table:table-cell>
              <table:table-cell office:value-type="float" office:value="14.3454545454545">
                <text:p>14.3454545454545</text:p>
              </table:table-cell>
            </table:table-row>
            <table:table-row>
              <table:table-cell office:value-type="float" office:value="1555509909">
                <text:p>1555509909</text:p>
              </table:table-cell>
              <table:table-cell office:value-type="float" office:value="1.23636363636364">
                <text:p>1.23636363636364</text:p>
              </table:table-cell>
              <table:table-cell office:value-type="float" office:value="22.0909090909091">
                <text:p>22.0909090909091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14.2545454545455">
                <text:p>14.2545454545455</text:p>
              </table:table-cell>
              <table:table-cell office:value-type="float" office:value="2.32727272727273">
                <text:p>2.32727272727273</text:p>
              </table:table-cell>
              <table:table-cell office:value-type="float" office:value="7.58181818181818">
                <text:p>7.58181818181818</text:p>
              </table:table-cell>
              <table:table-cell office:value-type="float" office:value="9.67272727272727">
                <text:p>9.67272727272727</text:p>
              </table:table-cell>
              <table:table-cell office:value-type="float" office:value="10">
                <text:p>10</text:p>
              </table:table-cell>
              <table:table-cell office:value-type="float" office:value="16.6727272727273">
                <text:p>16.6727272727273</text:p>
              </table:table-cell>
              <table:table-cell office:value-type="float" office:value="10.8727272727273">
                <text:p>10.8727272727273</text:p>
              </table:table-cell>
              <table:table-cell office:value-type="float" office:value="11.5818181818182">
                <text:p>11.5818181818182</text:p>
              </table:table-cell>
              <table:table-cell office:value-type="float" office:value="16.0363636363636">
                <text:p>16.0363636363636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9.43636363636364">
                <text:p>9.43636363636364</text:p>
              </table:table-cell>
              <table:table-cell office:value-type="float" office:value="20.1636363636364">
                <text:p>20.1636363636364</text:p>
              </table:table-cell>
            </table:table-row>
            <table:table-row>
              <table:table-cell office:value-type="float" office:value="1555509912">
                <text:p>1555509912</text:p>
              </table:table-cell>
              <table:table-cell office:value-type="float" office:value="6.65454545454545">
                <text:p>6.65454545454545</text:p>
              </table:table-cell>
              <table:table-cell office:value-type="float" office:value="38.7454545454545">
                <text:p>38.7454545454545</text:p>
              </table:table-cell>
              <table:table-cell office:value-type="float" office:value="9.23636363636364">
                <text:p>9.23636363636364</text:p>
              </table:table-cell>
              <table:table-cell office:value-type="float" office:value="24.5272727272727">
                <text:p>24.5272727272727</text:p>
              </table:table-cell>
              <table:table-cell office:value-type="float" office:value="11.9090909090909">
                <text:p>11.9090909090909</text:p>
              </table:table-cell>
              <table:table-cell office:value-type="float" office:value="13.3454545454545">
                <text:p>13.3454545454545</text:p>
              </table:table-cell>
              <table:table-cell office:value-type="float" office:value="21.3454545454545">
                <text:p>21.3454545454545</text:p>
              </table:table-cell>
              <table:table-cell office:value-type="float" office:value="19.4">
                <text:p>19.4</text:p>
              </table:table-cell>
              <table:table-cell office:value-type="float" office:value="28.3272727272727">
                <text:p>28.3272727272727</text:p>
              </table:table-cell>
              <table:table-cell office:value-type="float" office:value="16.6181818181818">
                <text:p>16.6181818181818</text:p>
              </table:table-cell>
              <table:table-cell office:value-type="float" office:value="21.5454545454545">
                <text:p>21.5454545454545</text:p>
              </table:table-cell>
              <table:table-cell office:value-type="float" office:value="30.4181818181818">
                <text:p>30.4181818181818</text:p>
              </table:table-cell>
              <table:table-cell office:value-type="float" office:value="4.45454545454545">
                <text:p>4.45454545454545</text:p>
              </table:table-cell>
              <table:table-cell office:value-type="float" office:value="19.2363636363636">
                <text:p>19.2363636363636</text:p>
              </table:table-cell>
              <table:table-cell office:value-type="float" office:value="40.2545454545455">
                <text:p>40.2545454545455</text:p>
              </table:table-cell>
            </table:table-row>
            <table:table-row>
              <table:table-cell office:value-type="float" office:value="1555509915">
                <text:p>1555509915</text:p>
              </table:table-cell>
              <table:table-cell office:value-type="float" office:value="6.65454545454545">
                <text:p>6.65454545454545</text:p>
              </table:table-cell>
              <table:table-cell office:value-type="float" office:value="38.7454545454545">
                <text:p>38.7454545454545</text:p>
              </table:table-cell>
              <table:table-cell office:value-type="float" office:value="9.23636363636364">
                <text:p>9.23636363636364</text:p>
              </table:table-cell>
              <table:table-cell office:value-type="float" office:value="24.5272727272727">
                <text:p>24.5272727272727</text:p>
              </table:table-cell>
              <table:table-cell office:value-type="float" office:value="11.9090909090909">
                <text:p>11.9090909090909</text:p>
              </table:table-cell>
              <table:table-cell office:value-type="float" office:value="13.3454545454545">
                <text:p>13.3454545454545</text:p>
              </table:table-cell>
              <table:table-cell office:value-type="float" office:value="21.3454545454545">
                <text:p>21.3454545454545</text:p>
              </table:table-cell>
              <table:table-cell office:value-type="float" office:value="19.4">
                <text:p>19.4</text:p>
              </table:table-cell>
              <table:table-cell office:value-type="float" office:value="28.3272727272727">
                <text:p>28.3272727272727</text:p>
              </table:table-cell>
              <table:table-cell office:value-type="float" office:value="16.6181818181818">
                <text:p>16.6181818181818</text:p>
              </table:table-cell>
              <table:table-cell office:value-type="float" office:value="21.5454545454545">
                <text:p>21.5454545454545</text:p>
              </table:table-cell>
              <table:table-cell office:value-type="float" office:value="30.4181818181818">
                <text:p>30.4181818181818</text:p>
              </table:table-cell>
              <table:table-cell office:value-type="float" office:value="4.45454545454545">
                <text:p>4.45454545454545</text:p>
              </table:table-cell>
              <table:table-cell office:value-type="float" office:value="19.2363636363636">
                <text:p>19.2363636363636</text:p>
              </table:table-cell>
              <table:table-cell office:value-type="float" office:value="40.2545454545455">
                <text:p>40.2545454545455</text:p>
              </table:table-cell>
            </table:table-row>
            <table:table-row>
              <table:table-cell office:value-type="float" office:value="1555509918">
                <text:p>1555509918</text:p>
              </table:table-cell>
              <table:table-cell office:value-type="float" office:value="6.65454545454545">
                <text:p>6.65454545454545</text:p>
              </table:table-cell>
              <table:table-cell office:value-type="float" office:value="41.7090909090909">
                <text:p>41.7090909090909</text:p>
              </table:table-cell>
              <table:table-cell office:value-type="float" office:value="9.23636363636364">
                <text:p>9.23636363636364</text:p>
              </table:table-cell>
              <table:table-cell office:value-type="float" office:value="26.4181818181818">
                <text:p>26.4181818181818</text:p>
              </table:table-cell>
              <table:table-cell office:value-type="float" office:value="11.9090909090909">
                <text:p>11.9090909090909</text:p>
              </table:table-cell>
              <table:table-cell office:value-type="float" office:value="16.0727272727273">
                <text:p>16.0727272727273</text:p>
              </table:table-cell>
              <table:table-cell office:value-type="float" office:value="22.0181818181818">
                <text:p>22.0181818181818</text:p>
              </table:table-cell>
              <table:table-cell office:value-type="float" office:value="22.1272727272727">
                <text:p>22.1272727272727</text:p>
              </table:table-cell>
              <table:table-cell office:value-type="float" office:value="30.8909090909091">
                <text:p>30.8909090909091</text:p>
              </table:table-cell>
              <table:table-cell office:value-type="float" office:value="17.7272727272727">
                <text:p>17.7272727272727</text:p>
              </table:table-cell>
              <table:table-cell office:value-type="float" office:value="23.2545454545455">
                <text:p>23.2545454545455</text:p>
              </table:table-cell>
              <table:table-cell office:value-type="float" office:value="31.7636363636364">
                <text:p>31.7636363636364</text:p>
              </table:table-cell>
              <table:table-cell office:value-type="float" office:value="4.45454545454545">
                <text:p>4.45454545454545</text:p>
              </table:table-cell>
              <table:table-cell office:value-type="float" office:value="20.1454545454545">
                <text:p>20.1454545454545</text:p>
              </table:table-cell>
              <table:table-cell office:value-type="float" office:value="43.0181818181818">
                <text:p>43.0181818181818</text:p>
              </table:table-cell>
            </table:table-row>
            <table:table-row>
              <table:table-cell office:value-type="float" office:value="1555509921">
                <text:p>1555509921</text:p>
              </table:table-cell>
              <table:table-cell office:value-type="float" office:value="6.65454545454545">
                <text:p>6.65454545454545</text:p>
              </table:table-cell>
              <table:table-cell office:value-type="float" office:value="41.7090909090909">
                <text:p>41.7090909090909</text:p>
              </table:table-cell>
              <table:table-cell office:value-type="float" office:value="9.23636363636364">
                <text:p>9.23636363636364</text:p>
              </table:table-cell>
              <table:table-cell office:value-type="float" office:value="26.4181818181818">
                <text:p>26.4181818181818</text:p>
              </table:table-cell>
              <table:table-cell office:value-type="float" office:value="11.9090909090909">
                <text:p>11.9090909090909</text:p>
              </table:table-cell>
              <table:table-cell office:value-type="float" office:value="16.0727272727273">
                <text:p>16.0727272727273</text:p>
              </table:table-cell>
              <table:table-cell office:value-type="float" office:value="22.0181818181818">
                <text:p>22.0181818181818</text:p>
              </table:table-cell>
              <table:table-cell office:value-type="float" office:value="22.1272727272727">
                <text:p>22.1272727272727</text:p>
              </table:table-cell>
              <table:table-cell office:value-type="float" office:value="30.8909090909091">
                <text:p>30.8909090909091</text:p>
              </table:table-cell>
              <table:table-cell office:value-type="float" office:value="17.7272727272727">
                <text:p>17.7272727272727</text:p>
              </table:table-cell>
              <table:table-cell office:value-type="float" office:value="23.2545454545455">
                <text:p>23.2545454545455</text:p>
              </table:table-cell>
              <table:table-cell office:value-type="float" office:value="31.7636363636364">
                <text:p>31.7636363636364</text:p>
              </table:table-cell>
              <table:table-cell office:value-type="float" office:value="4.45454545454545">
                <text:p>4.45454545454545</text:p>
              </table:table-cell>
              <table:table-cell office:value-type="float" office:value="20.1454545454545">
                <text:p>20.1454545454545</text:p>
              </table:table-cell>
              <table:table-cell office:value-type="float" office:value="43.0181818181818">
                <text:p>43.0181818181818</text:p>
              </table:table-cell>
            </table:table-row>
            <table:table-row>
              <table:table-cell office:value-type="float" office:value="1555509924">
                <text:p>1555509924</text:p>
              </table:table-cell>
              <table:table-cell office:value-type="float" office:value="6.65454545454545">
                <text:p>6.65454545454545</text:p>
              </table:table-cell>
              <table:table-cell office:value-type="float" office:value="41.5818181818182">
                <text:p>41.5818181818182</text:p>
              </table:table-cell>
              <table:table-cell office:value-type="float" office:value="9.23636363636364">
                <text:p>9.23636363636364</text:p>
              </table:table-cell>
              <table:table-cell office:value-type="float" office:value="26.4181818181818">
                <text:p>26.4181818181818</text:p>
              </table:table-cell>
              <table:table-cell office:value-type="float" office:value="11.9090909090909">
                <text:p>11.9090909090909</text:p>
              </table:table-cell>
              <table:table-cell office:value-type="float" office:value="16.0727272727273">
                <text:p>16.0727272727273</text:p>
              </table:table-cell>
              <table:table-cell office:value-type="float" office:value="22.0181818181818">
                <text:p>22.0181818181818</text:p>
              </table:table-cell>
              <table:table-cell office:value-type="float" office:value="22.1272727272727">
                <text:p>22.1272727272727</text:p>
              </table:table-cell>
              <table:table-cell office:value-type="float" office:value="30.8909090909091">
                <text:p>30.8909090909091</text:p>
              </table:table-cell>
              <table:table-cell office:value-type="float" office:value="17.6">
                <text:p>17.6</text:p>
              </table:table-cell>
              <table:table-cell office:value-type="float" office:value="23.2545454545455">
                <text:p>23.2545454545455</text:p>
              </table:table-cell>
              <table:table-cell office:value-type="float" office:value="31.7636363636364">
                <text:p>31.7636363636364</text:p>
              </table:table-cell>
              <table:table-cell office:value-type="float" office:value="4.45454545454545">
                <text:p>4.45454545454545</text:p>
              </table:table-cell>
              <table:table-cell office:value-type="float" office:value="20.1454545454545">
                <text:p>20.1454545454545</text:p>
              </table:table-cell>
              <table:table-cell office:value-type="float" office:value="43.0181818181818">
                <text:p>43.0181818181818</text:p>
              </table:table-cell>
            </table:table-row>
            <table:table-row>
              <table:table-cell office:value-type="float" office:value="1555509927">
                <text:p>1555509927</text:p>
              </table:table-cell>
              <table:table-cell office:value-type="float" office:value="10.7454545454545">
                <text:p>10.7454545454545</text:p>
              </table:table-cell>
              <table:table-cell office:value-type="float" office:value="43.9818181818182">
                <text:p>43.9818181818182</text:p>
              </table:table-cell>
              <table:table-cell office:value-type="float" office:value="11">
                <text:p>11</text:p>
              </table:table-cell>
              <table:table-cell office:value-type="float" office:value="27.8181818181818">
                <text:p>27.8181818181818</text:p>
              </table:table-cell>
              <table:table-cell office:value-type="float" office:value="13.1272727272727">
                <text:p>13.1272727272727</text:p>
              </table:table-cell>
              <table:table-cell office:value-type="float" office:value="16.8545454545455">
                <text:p>16.8545454545455</text:p>
              </table:table-cell>
              <table:table-cell office:value-type="float" office:value="23.6181818181818">
                <text:p>23.6181818181818</text:p>
              </table:table-cell>
              <table:table-cell office:value-type="float" office:value="25.1454545454545">
                <text:p>25.1454545454545</text:p>
              </table:table-cell>
              <table:table-cell office:value-type="float" office:value="32.9454545454545">
                <text:p>32.9454545454545</text:p>
              </table:table-cell>
              <table:table-cell office:value-type="float" office:value="23.7818181818182">
                <text:p>23.7818181818182</text:p>
              </table:table-cell>
              <table:table-cell office:value-type="float" office:value="23.8181818181818">
                <text:p>23.8181818181818</text:p>
              </table:table-cell>
              <table:table-cell office:value-type="float" office:value="34.5090909090909">
                <text:p>34.5090909090909</text:p>
              </table:table-cell>
              <table:table-cell office:value-type="float" office:value="5.58181818181818">
                <text:p>5.58181818181818</text:p>
              </table:table-cell>
              <table:table-cell office:value-type="float" office:value="23.1090909090909">
                <text:p>23.1090909090909</text:p>
              </table:table-cell>
              <table:table-cell office:value-type="float" office:value="46.3090909090909">
                <text:p>46.3090909090909</text:p>
              </table:table-cell>
            </table:table-row>
            <table:table-row>
              <table:table-cell office:value-type="float" office:value="1555509930">
                <text:p>1555509930</text:p>
              </table:table-cell>
              <table:table-cell office:value-type="float" office:value="10.7454545454545">
                <text:p>10.7454545454545</text:p>
              </table:table-cell>
              <table:table-cell office:value-type="float" office:value="43.9818181818182">
                <text:p>43.9818181818182</text:p>
              </table:table-cell>
              <table:table-cell office:value-type="float" office:value="11">
                <text:p>11</text:p>
              </table:table-cell>
              <table:table-cell office:value-type="float" office:value="27.8181818181818">
                <text:p>27.8181818181818</text:p>
              </table:table-cell>
              <table:table-cell office:value-type="float" office:value="13.1272727272727">
                <text:p>13.1272727272727</text:p>
              </table:table-cell>
              <table:table-cell office:value-type="float" office:value="16.8545454545455">
                <text:p>16.8545454545455</text:p>
              </table:table-cell>
              <table:table-cell office:value-type="float" office:value="23.6181818181818">
                <text:p>23.6181818181818</text:p>
              </table:table-cell>
              <table:table-cell office:value-type="float" office:value="25.1454545454545">
                <text:p>25.1454545454545</text:p>
              </table:table-cell>
              <table:table-cell office:value-type="float" office:value="32.9454545454545">
                <text:p>32.9454545454545</text:p>
              </table:table-cell>
              <table:table-cell office:value-type="float" office:value="23.7818181818182">
                <text:p>23.7818181818182</text:p>
              </table:table-cell>
              <table:table-cell office:value-type="float" office:value="23.8181818181818">
                <text:p>23.8181818181818</text:p>
              </table:table-cell>
              <table:table-cell office:value-type="float" office:value="34.5090909090909">
                <text:p>34.5090909090909</text:p>
              </table:table-cell>
              <table:table-cell office:value-type="float" office:value="5.58181818181818">
                <text:p>5.58181818181818</text:p>
              </table:table-cell>
              <table:table-cell office:value-type="float" office:value="23.1090909090909">
                <text:p>23.1090909090909</text:p>
              </table:table-cell>
              <table:table-cell office:value-type="float" office:value="46.3090909090909">
                <text:p>46.3090909090909</text:p>
              </table:table-cell>
            </table:table-row>
            <table:table-row>
              <table:table-cell office:value-type="float" office:value="1555509933">
                <text:p>1555509933</text:p>
              </table:table-cell>
              <table:table-cell office:value-type="float" office:value="11.5818181818182">
                <text:p>11.5818181818182</text:p>
              </table:table-cell>
              <table:table-cell office:value-type="float" office:value="55.2909090909091">
                <text:p>55.2909090909091</text:p>
              </table:table-cell>
              <table:table-cell office:value-type="float" office:value="12.7090909090909">
                <text:p>12.7090909090909</text:p>
              </table:table-cell>
              <table:table-cell office:value-type="float" office:value="33.2">
                <text:p>33.2</text:p>
              </table:table-cell>
              <table:table-cell office:value-type="float" office:value="14.9090909090909">
                <text:p>14.9090909090909</text:p>
              </table:table-cell>
              <table:table-cell office:value-type="float" office:value="21.4545454545455">
                <text:p>21.4545454545455</text:p>
              </table:table-cell>
              <table:table-cell office:value-type="float" office:value="26.0181818181818">
                <text:p>26.0181818181818</text:p>
              </table:table-cell>
              <table:table-cell office:value-type="float" office:value="30.4181818181818">
                <text:p>30.4181818181818</text:p>
              </table:table-cell>
              <table:table-cell office:value-type="float" office:value="36.4181818181818">
                <text:p>36.4181818181818</text:p>
              </table:table-cell>
              <table:table-cell office:value-type="float" office:value="28.7818181818182">
                <text:p>28.7818181818182</text:p>
              </table:table-cell>
              <table:table-cell office:value-type="float" office:value="28.5454545454545">
                <text:p>28.5454545454545</text:p>
              </table:table-cell>
              <table:table-cell office:value-type="float" office:value="42.2363636363636">
                <text:p>42.2363636363636</text:p>
              </table:table-cell>
              <table:table-cell office:value-type="float" office:value="7.96363636363636">
                <text:p>7.96363636363636</text:p>
              </table:table-cell>
              <table:table-cell office:value-type="float" office:value="26.8727272727273">
                <text:p>26.8727272727273</text:p>
              </table:table-cell>
              <table:table-cell office:value-type="float" office:value="54.7454545454545">
                <text:p>54.7454545454545</text:p>
              </table:table-cell>
            </table:table-row>
            <table:table-row>
              <table:table-cell office:value-type="float" office:value="1555509936">
                <text:p>1555509936</text:p>
              </table:table-cell>
              <table:table-cell office:value-type="float" office:value="11.5818181818182">
                <text:p>11.5818181818182</text:p>
              </table:table-cell>
              <table:table-cell office:value-type="float" office:value="55.2909090909091">
                <text:p>55.2909090909091</text:p>
              </table:table-cell>
              <table:table-cell office:value-type="float" office:value="12.7090909090909">
                <text:p>12.7090909090909</text:p>
              </table:table-cell>
              <table:table-cell office:value-type="float" office:value="33.2">
                <text:p>33.2</text:p>
              </table:table-cell>
              <table:table-cell office:value-type="float" office:value="14.9090909090909">
                <text:p>14.9090909090909</text:p>
              </table:table-cell>
              <table:table-cell office:value-type="float" office:value="21.4545454545455">
                <text:p>21.4545454545455</text:p>
              </table:table-cell>
              <table:table-cell office:value-type="float" office:value="26.0181818181818">
                <text:p>26.0181818181818</text:p>
              </table:table-cell>
              <table:table-cell office:value-type="float" office:value="30.4181818181818">
                <text:p>30.4181818181818</text:p>
              </table:table-cell>
              <table:table-cell office:value-type="float" office:value="36.4181818181818">
                <text:p>36.4181818181818</text:p>
              </table:table-cell>
              <table:table-cell office:value-type="float" office:value="28.7818181818182">
                <text:p>28.7818181818182</text:p>
              </table:table-cell>
              <table:table-cell office:value-type="float" office:value="28.5454545454545">
                <text:p>28.5454545454545</text:p>
              </table:table-cell>
              <table:table-cell office:value-type="float" office:value="42.2363636363636">
                <text:p>42.2363636363636</text:p>
              </table:table-cell>
              <table:table-cell office:value-type="float" office:value="7.96363636363636">
                <text:p>7.96363636363636</text:p>
              </table:table-cell>
              <table:table-cell office:value-type="float" office:value="26.8727272727273">
                <text:p>26.8727272727273</text:p>
              </table:table-cell>
              <table:table-cell office:value-type="float" office:value="54.7454545454545">
                <text:p>54.7454545454545</text:p>
              </table:table-cell>
            </table:table-row>
            <table:table-row>
              <table:table-cell office:value-type="float" office:value="1555509939">
                <text:p>1555509939</text:p>
              </table:table-cell>
              <table:table-cell office:value-type="float" office:value="11.5818181818182">
                <text:p>11.5818181818182</text:p>
              </table:table-cell>
              <table:table-cell office:value-type="float" office:value="55.2909090909091">
                <text:p>55.2909090909091</text:p>
              </table:table-cell>
              <table:table-cell office:value-type="float" office:value="12.7090909090909">
                <text:p>12.7090909090909</text:p>
              </table:table-cell>
              <table:table-cell office:value-type="float" office:value="33.2">
                <text:p>33.2</text:p>
              </table:table-cell>
              <table:table-cell office:value-type="float" office:value="14.9090909090909">
                <text:p>14.9090909090909</text:p>
              </table:table-cell>
              <table:table-cell office:value-type="float" office:value="21.4545454545455">
                <text:p>21.4545454545455</text:p>
              </table:table-cell>
              <table:table-cell office:value-type="float" office:value="26.0181818181818">
                <text:p>26.0181818181818</text:p>
              </table:table-cell>
              <table:table-cell office:value-type="float" office:value="30.4181818181818">
                <text:p>30.4181818181818</text:p>
              </table:table-cell>
              <table:table-cell office:value-type="float" office:value="36.4181818181818">
                <text:p>36.4181818181818</text:p>
              </table:table-cell>
              <table:table-cell office:value-type="float" office:value="28.7818181818182">
                <text:p>28.7818181818182</text:p>
              </table:table-cell>
              <table:table-cell office:value-type="float" office:value="28.5454545454545">
                <text:p>28.5454545454545</text:p>
              </table:table-cell>
              <table:table-cell office:value-type="float" office:value="42.2363636363636">
                <text:p>42.2363636363636</text:p>
              </table:table-cell>
              <table:table-cell office:value-type="float" office:value="7.96363636363636">
                <text:p>7.96363636363636</text:p>
              </table:table-cell>
              <table:table-cell office:value-type="float" office:value="26.8727272727273">
                <text:p>26.8727272727273</text:p>
              </table:table-cell>
              <table:table-cell office:value-type="float" office:value="54.7454545454545">
                <text:p>54.7454545454545</text:p>
              </table:table-cell>
            </table:table-row>
            <table:table-row>
              <table:table-cell office:value-type="float" office:value="1555509942">
                <text:p>1555509942</text:p>
              </table:table-cell>
              <table:table-cell office:value-type="float" office:value="11.5818181818182">
                <text:p>11.5818181818182</text:p>
              </table:table-cell>
              <table:table-cell office:value-type="float" office:value="55.2909090909091">
                <text:p>55.2909090909091</text:p>
              </table:table-cell>
              <table:table-cell office:value-type="float" office:value="12.7090909090909">
                <text:p>12.7090909090909</text:p>
              </table:table-cell>
              <table:table-cell office:value-type="float" office:value="33.2">
                <text:p>33.2</text:p>
              </table:table-cell>
              <table:table-cell office:value-type="float" office:value="14.9090909090909">
                <text:p>14.9090909090909</text:p>
              </table:table-cell>
              <table:table-cell office:value-type="float" office:value="21.4545454545455">
                <text:p>21.4545454545455</text:p>
              </table:table-cell>
              <table:table-cell office:value-type="float" office:value="26.0181818181818">
                <text:p>26.0181818181818</text:p>
              </table:table-cell>
              <table:table-cell office:value-type="float" office:value="30.4181818181818">
                <text:p>30.4181818181818</text:p>
              </table:table-cell>
              <table:table-cell office:value-type="float" office:value="36.4181818181818">
                <text:p>36.4181818181818</text:p>
              </table:table-cell>
              <table:table-cell office:value-type="float" office:value="28.7818181818182">
                <text:p>28.7818181818182</text:p>
              </table:table-cell>
              <table:table-cell office:value-type="float" office:value="28.5454545454545">
                <text:p>28.5454545454545</text:p>
              </table:table-cell>
              <table:table-cell office:value-type="float" office:value="42.2363636363636">
                <text:p>42.2363636363636</text:p>
              </table:table-cell>
              <table:table-cell office:value-type="float" office:value="7.96363636363636">
                <text:p>7.96363636363636</text:p>
              </table:table-cell>
              <table:table-cell office:value-type="float" office:value="26.8727272727273">
                <text:p>26.8727272727273</text:p>
              </table:table-cell>
              <table:table-cell office:value-type="float" office:value="54.7454545454545">
                <text:p>54.7454545454545</text:p>
              </table:table-cell>
            </table:table-row>
            <table:table-row>
              <table:table-cell office:value-type="float" office:value="1555509945">
                <text:p>1555509945</text:p>
              </table:table-cell>
              <table:table-cell office:value-type="float" office:value="11.5818181818182">
                <text:p>11.5818181818182</text:p>
              </table:table-cell>
              <table:table-cell office:value-type="float" office:value="55.2909090909091">
                <text:p>55.2909090909091</text:p>
              </table:table-cell>
              <table:table-cell office:value-type="float" office:value="12.7090909090909">
                <text:p>12.7090909090909</text:p>
              </table:table-cell>
              <table:table-cell office:value-type="float" office:value="33.2">
                <text:p>33.2</text:p>
              </table:table-cell>
              <table:table-cell office:value-type="float" office:value="14.9090909090909">
                <text:p>14.9090909090909</text:p>
              </table:table-cell>
              <table:table-cell office:value-type="float" office:value="21.4545454545455">
                <text:p>21.4545454545455</text:p>
              </table:table-cell>
              <table:table-cell office:value-type="float" office:value="26.0181818181818">
                <text:p>26.0181818181818</text:p>
              </table:table-cell>
              <table:table-cell office:value-type="float" office:value="30.4181818181818">
                <text:p>30.4181818181818</text:p>
              </table:table-cell>
              <table:table-cell office:value-type="float" office:value="36.4181818181818">
                <text:p>36.4181818181818</text:p>
              </table:table-cell>
              <table:table-cell office:value-type="float" office:value="28.7818181818182">
                <text:p>28.7818181818182</text:p>
              </table:table-cell>
              <table:table-cell office:value-type="float" office:value="28.5454545454545">
                <text:p>28.5454545454545</text:p>
              </table:table-cell>
              <table:table-cell office:value-type="float" office:value="42.2363636363636">
                <text:p>42.2363636363636</text:p>
              </table:table-cell>
              <table:table-cell office:value-type="float" office:value="7.96363636363636">
                <text:p>7.96363636363636</text:p>
              </table:table-cell>
              <table:table-cell office:value-type="float" office:value="26.8727272727273">
                <text:p>26.8727272727273</text:p>
              </table:table-cell>
              <table:table-cell office:value-type="float" office:value="54.7454545454545">
                <text:p>54.7454545454545</text:p>
              </table:table-cell>
            </table:table-row>
            <table:table-row>
              <table:table-cell office:value-type="float" office:value="1555509948">
                <text:p>1555509948</text:p>
              </table:table-cell>
              <table:table-cell office:value-type="float" office:value="10.8181818181818">
                <text:p>10.8181818181818</text:p>
              </table:table-cell>
              <table:table-cell office:value-type="float" office:value="49.2909090909091">
                <text:p>49.2909090909091</text:p>
              </table:table-cell>
              <table:table-cell office:value-type="float" office:value="11.8363636363636">
                <text:p>11.8363636363636</text:p>
              </table:table-cell>
              <table:table-cell office:value-type="float" office:value="32.0909090909091">
                <text:p>32.0909090909091</text:p>
              </table:table-cell>
              <table:table-cell office:value-type="float" office:value="13.0545454545455">
                <text:p>13.0545454545455</text:p>
              </table:table-cell>
              <table:table-cell office:value-type="float" office:value="20.1272727272727">
                <text:p>20.1272727272727</text:p>
              </table:table-cell>
              <table:table-cell office:value-type="float" office:value="24.9090909090909">
                <text:p>24.9090909090909</text:p>
              </table:table-cell>
              <table:table-cell office:value-type="float" office:value="29.4181818181818">
                <text:p>29.4181818181818</text:p>
              </table:table-cell>
              <table:table-cell office:value-type="float" office:value="31.3818181818182">
                <text:p>31.3818181818182</text:p>
              </table:table-cell>
              <table:table-cell office:value-type="float" office:value="26.9636363636364">
                <text:p>26.9636363636364</text:p>
              </table:table-cell>
              <table:table-cell office:value-type="float" office:value="27.1454545454545">
                <text:p>27.1454545454545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6.69090909090909">
                <text:p>6.69090909090909</text:p>
              </table:table-cell>
              <table:table-cell office:value-type="float" office:value="25.5090909090909">
                <text:p>25.5090909090909</text:p>
              </table:table-cell>
              <table:table-cell office:value-type="float" office:value="48.6727272727273">
                <text:p>48.6727272727273</text:p>
              </table:table-cell>
            </table:table-row>
            <table:table-row>
              <table:table-cell office:value-type="float" office:value="1555509951">
                <text:p>1555509951</text:p>
              </table:table-cell>
              <table:table-cell office:value-type="float" office:value="10.8181818181818">
                <text:p>10.8181818181818</text:p>
              </table:table-cell>
              <table:table-cell office:value-type="float" office:value="49.2909090909091">
                <text:p>49.2909090909091</text:p>
              </table:table-cell>
              <table:table-cell office:value-type="float" office:value="11.8363636363636">
                <text:p>11.8363636363636</text:p>
              </table:table-cell>
              <table:table-cell office:value-type="float" office:value="32.0909090909091">
                <text:p>32.0909090909091</text:p>
              </table:table-cell>
              <table:table-cell office:value-type="float" office:value="13.0545454545455">
                <text:p>13.0545454545455</text:p>
              </table:table-cell>
              <table:table-cell office:value-type="float" office:value="20.1272727272727">
                <text:p>20.1272727272727</text:p>
              </table:table-cell>
              <table:table-cell office:value-type="float" office:value="24.9090909090909">
                <text:p>24.9090909090909</text:p>
              </table:table-cell>
              <table:table-cell office:value-type="float" office:value="29.4181818181818">
                <text:p>29.4181818181818</text:p>
              </table:table-cell>
              <table:table-cell office:value-type="float" office:value="31.3818181818182">
                <text:p>31.3818181818182</text:p>
              </table:table-cell>
              <table:table-cell office:value-type="float" office:value="26.9636363636364">
                <text:p>26.9636363636364</text:p>
              </table:table-cell>
              <table:table-cell office:value-type="float" office:value="27.1454545454545">
                <text:p>27.1454545454545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6.69090909090909">
                <text:p>6.69090909090909</text:p>
              </table:table-cell>
              <table:table-cell office:value-type="float" office:value="25.5090909090909">
                <text:p>25.5090909090909</text:p>
              </table:table-cell>
              <table:table-cell office:value-type="float" office:value="48.6727272727273">
                <text:p>48.6727272727273</text:p>
              </table:table-cell>
            </table:table-row>
            <table:table-row>
              <table:table-cell office:value-type="float" office:value="1555509954">
                <text:p>1555509954</text:p>
              </table:table-cell>
              <table:table-cell office:value-type="float" office:value="10.8181818181818">
                <text:p>10.8181818181818</text:p>
              </table:table-cell>
              <table:table-cell office:value-type="float" office:value="43.6181818181818">
                <text:p>43.6181818181818</text:p>
              </table:table-cell>
              <table:table-cell office:value-type="float" office:value="11.8363636363636">
                <text:p>11.8363636363636</text:p>
              </table:table-cell>
              <table:table-cell office:value-type="float" office:value="33.2363636363636">
                <text:p>33.2363636363636</text:p>
              </table:table-cell>
              <table:table-cell office:value-type="float" office:value="13.0545454545455">
                <text:p>13.0545454545455</text:p>
              </table:table-cell>
              <table:table-cell office:value-type="float" office:value="17.6727272727273">
                <text:p>17.6727272727273</text:p>
              </table:table-cell>
              <table:table-cell office:value-type="float" office:value="23.3454545454545">
                <text:p>23.3454545454545</text:p>
              </table:table-cell>
              <table:table-cell office:value-type="float" office:value="26.4181818181818">
                <text:p>26.4181818181818</text:p>
              </table:table-cell>
              <table:table-cell office:value-type="float" office:value="30.7454545454545">
                <text:p>30.7454545454545</text:p>
              </table:table-cell>
              <table:table-cell office:value-type="float" office:value="24.5090909090909">
                <text:p>24.5090909090909</text:p>
              </table:table-cell>
              <table:table-cell office:value-type="float" office:value="27.9636363636364">
                <text:p>27.9636363636364</text:p>
              </table:table-cell>
              <table:table-cell office:value-type="float" office:value="32.5090909090909">
                <text:p>32.5090909090909</text:p>
              </table:table-cell>
              <table:table-cell office:value-type="float" office:value="6.69090909090909">
                <text:p>6.69090909090909</text:p>
              </table:table-cell>
              <table:table-cell office:value-type="float" office:value="25.9818181818182">
                <text:p>25.9818181818182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float" office:value="1555509957">
                <text:p>1555509957</text:p>
              </table:table-cell>
              <table:table-cell office:value-type="float" office:value="10.3454545454545">
                <text:p>10.3454545454545</text:p>
              </table:table-cell>
              <table:table-cell office:value-type="float" office:value="38.4727272727273">
                <text:p>38.4727272727273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29.6727272727273">
                <text:p>29.6727272727273</text:p>
              </table:table-cell>
              <table:table-cell office:value-type="float" office:value="12.5818181818182">
                <text:p>12.5818181818182</text:p>
              </table:table-cell>
              <table:table-cell office:value-type="float" office:value="17.0909090909091">
                <text:p>17.0909090909091</text:p>
              </table:table-cell>
              <table:table-cell office:value-type="float" office:value="20.1818181818182">
                <text:p>20.1818181818182</text:p>
              </table:table-cell>
              <table:table-cell office:value-type="float" office:value="24.2727272727273">
                <text:p>24.2727272727273</text:p>
              </table:table-cell>
              <table:table-cell office:value-type="float" office:value="27.4181818181818">
                <text:p>27.4181818181818</text:p>
              </table:table-cell>
              <table:table-cell office:value-type="float" office:value="24.9272727272727">
                <text:p>24.9272727272727</text:p>
              </table:table-cell>
              <table:table-cell office:value-type="float" office:value="25.6181818181818">
                <text:p>25.6181818181818</text:p>
              </table:table-cell>
              <table:table-cell office:value-type="float" office:value="31.4363636363636">
                <text:p>31.4363636363636</text:p>
              </table:table-cell>
              <table:table-cell office:value-type="float" office:value="5.92727272727273">
                <text:p>5.92727272727273</text:p>
              </table:table-cell>
              <table:table-cell office:value-type="float" office:value="28.0363636363636">
                <text:p>28.03636363636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55509960">
                <text:p>1555509960</text:p>
              </table:table-cell>
              <table:table-cell office:value-type="float" office:value="10.3454545454545">
                <text:p>10.3454545454545</text:p>
              </table:table-cell>
              <table:table-cell office:value-type="float" office:value="38.4727272727273">
                <text:p>38.4727272727273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29.6727272727273">
                <text:p>29.6727272727273</text:p>
              </table:table-cell>
              <table:table-cell office:value-type="float" office:value="12.5818181818182">
                <text:p>12.5818181818182</text:p>
              </table:table-cell>
              <table:table-cell office:value-type="float" office:value="17.0909090909091">
                <text:p>17.0909090909091</text:p>
              </table:table-cell>
              <table:table-cell office:value-type="float" office:value="20.1818181818182">
                <text:p>20.1818181818182</text:p>
              </table:table-cell>
              <table:table-cell office:value-type="float" office:value="24.2727272727273">
                <text:p>24.2727272727273</text:p>
              </table:table-cell>
              <table:table-cell office:value-type="float" office:value="27.4181818181818">
                <text:p>27.4181818181818</text:p>
              </table:table-cell>
              <table:table-cell office:value-type="float" office:value="24.9272727272727">
                <text:p>24.9272727272727</text:p>
              </table:table-cell>
              <table:table-cell office:value-type="float" office:value="25.6181818181818">
                <text:p>25.6181818181818</text:p>
              </table:table-cell>
              <table:table-cell office:value-type="float" office:value="31.4363636363636">
                <text:p>31.4363636363636</text:p>
              </table:table-cell>
              <table:table-cell office:value-type="float" office:value="5.92727272727273">
                <text:p>5.92727272727273</text:p>
              </table:table-cell>
              <table:table-cell office:value-type="float" office:value="28.0363636363636">
                <text:p>28.03636363636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55509963">
                <text:p>1555509963</text:p>
              </table:table-cell>
              <table:table-cell office:value-type="float" office:value="10.3454545454545">
                <text:p>10.3454545454545</text:p>
              </table:table-cell>
              <table:table-cell office:value-type="float" office:value="35.5090909090909">
                <text:p>35.5090909090909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23.8181818181818">
                <text:p>23.8181818181818</text:p>
              </table:table-cell>
              <table:table-cell office:value-type="float" office:value="12.5818181818182">
                <text:p>12.5818181818182</text:p>
              </table:table-cell>
              <table:table-cell office:value-type="float" office:value="15.6363636363636">
                <text:p>15.6363636363636</text:p>
              </table:table-cell>
              <table:table-cell office:value-type="float" office:value="19.0181818181818">
                <text:p>19.0181818181818</text:p>
              </table:table-cell>
              <table:table-cell office:value-type="float" office:value="22.4">
                <text:p>22.4</text:p>
              </table:table-cell>
              <table:table-cell office:value-type="float" office:value="23.5636363636364">
                <text:p>23.5636363636364</text:p>
              </table:table-cell>
              <table:table-cell office:value-type="float" office:value="23.1454545454545">
                <text:p>23.1454545454545</text:p>
              </table:table-cell>
              <table:table-cell office:value-type="float" office:value="21.4727272727273">
                <text:p>21.4727272727273</text:p>
              </table:table-cell>
              <table:table-cell office:value-type="float" office:value="28.5272727272727">
                <text:p>28.5272727272727</text:p>
              </table:table-cell>
              <table:table-cell office:value-type="float" office:value="5.92727272727273">
                <text:p>5.92727272727273</text:p>
              </table:table-cell>
              <table:table-cell office:value-type="float" office:value="23.0909090909091">
                <text:p>23.0909090909091</text:p>
              </table:table-cell>
              <table:table-cell office:value-type="float" office:value="37.1818181818182">
                <text:p>37.1818181818182</text:p>
              </table:table-cell>
            </table:table-row>
            <table:table-row>
              <table:table-cell office:value-type="float" office:value="1555509966">
                <text:p>1555509966</text:p>
              </table:table-cell>
              <table:table-cell office:value-type="float" office:value="10.3454545454545">
                <text:p>10.3454545454545</text:p>
              </table:table-cell>
              <table:table-cell office:value-type="float" office:value="35.5090909090909">
                <text:p>35.5090909090909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23.8181818181818">
                <text:p>23.8181818181818</text:p>
              </table:table-cell>
              <table:table-cell office:value-type="float" office:value="12.5818181818182">
                <text:p>12.5818181818182</text:p>
              </table:table-cell>
              <table:table-cell office:value-type="float" office:value="15.6363636363636">
                <text:p>15.6363636363636</text:p>
              </table:table-cell>
              <table:table-cell office:value-type="float" office:value="19.0181818181818">
                <text:p>19.0181818181818</text:p>
              </table:table-cell>
              <table:table-cell office:value-type="float" office:value="22.4">
                <text:p>22.4</text:p>
              </table:table-cell>
              <table:table-cell office:value-type="float" office:value="23.5636363636364">
                <text:p>23.5636363636364</text:p>
              </table:table-cell>
              <table:table-cell office:value-type="float" office:value="23.1454545454545">
                <text:p>23.1454545454545</text:p>
              </table:table-cell>
              <table:table-cell office:value-type="float" office:value="21.4727272727273">
                <text:p>21.4727272727273</text:p>
              </table:table-cell>
              <table:table-cell office:value-type="float" office:value="28.5272727272727">
                <text:p>28.5272727272727</text:p>
              </table:table-cell>
              <table:table-cell office:value-type="float" office:value="5.92727272727273">
                <text:p>5.92727272727273</text:p>
              </table:table-cell>
              <table:table-cell office:value-type="float" office:value="23.0909090909091">
                <text:p>23.0909090909091</text:p>
              </table:table-cell>
              <table:table-cell office:value-type="float" office:value="37.1818181818182">
                <text:p>37.1818181818182</text:p>
              </table:table-cell>
            </table:table-row>
            <table:table-row>
              <table:table-cell office:value-type="float" office:value="1555509969">
                <text:p>1555509969</text:p>
              </table:table-cell>
              <table:table-cell office:value-type="float" office:value="4.92727272727273">
                <text:p>4.92727272727273</text:p>
              </table:table-cell>
              <table:table-cell office:value-type="float" office:value="18.8545454545455">
                <text:p>18.8545454545455</text:p>
              </table:table-cell>
              <table:table-cell office:value-type="float" office:value="3.47272727272727">
                <text:p>3.47272727272727</text:p>
              </table:table-cell>
              <table:table-cell office:value-type="float" office:value="13.5454545454545">
                <text:p>13.5454545454545</text:p>
              </table:table-cell>
              <table:table-cell office:value-type="float" office:value="3">
                <text:p>3</text:p>
              </table:table-cell>
              <table:table-cell office:value-type="float" office:value="9.87272727272727">
                <text:p>9.87272727272727</text:p>
              </table:table-cell>
              <table:table-cell office:value-type="float" office:value="7.34545454545455">
                <text:p>7.34545454545455</text:p>
              </table:table-cell>
              <table:table-cell office:value-type="float" office:value="13">
                <text:p>13</text:p>
              </table:table-cell>
              <table:table-cell office:value-type="float" office:value="11.9090909090909">
                <text:p>11.9090909090909</text:p>
              </table:table-cell>
              <table:table-cell office:value-type="float" office:value="17.4">
                <text:p>17.4</text:p>
              </table:table-cell>
              <table:table-cell office:value-type="float" office:value="11.5090909090909">
                <text:p>11.5090909090909</text:p>
              </table:table-cell>
              <table:table-cell office:value-type="float" office:value="14.1454545454545">
                <text:p>14.1454545454545</text:p>
              </table:table-cell>
              <table:table-cell office:value-type="float" office:value="3.50909090909091">
                <text:p>3.50909090909091</text:p>
              </table:table-cell>
              <table:table-cell office:value-type="float" office:value="13.2909090909091">
                <text:p>13.2909090909091</text:p>
              </table:table-cell>
              <table:table-cell office:value-type="float" office:value="17.0909090909091">
                <text:p>17.0909090909091</text:p>
              </table:table-cell>
            </table:table-row>
            <table:table-row>
              <table:table-cell office:value-type="float" office:value="1555509972">
                <text:p>1555509972</text:p>
              </table:table-cell>
              <table:table-cell office:value-type="float" office:value="4.92727272727273">
                <text:p>4.92727272727273</text:p>
              </table:table-cell>
              <table:table-cell office:value-type="float" office:value="15.8909090909091">
                <text:p>15.8909090909091</text:p>
              </table:table-cell>
              <table:table-cell office:value-type="float" office:value="3.47272727272727">
                <text:p>3.47272727272727</text:p>
              </table:table-cell>
              <table:table-cell office:value-type="float" office:value="11.6545454545455">
                <text:p>11.6545454545455</text:p>
              </table:table-cell>
              <table:table-cell office:value-type="float" office:value="3">
                <text:p>3</text:p>
              </table:table-cell>
              <table:table-cell office:value-type="float" office:value="7.14545454545454">
                <text:p>7.14545454545454</text:p>
              </table:table-cell>
              <table:table-cell office:value-type="float" office:value="6.67272727272727">
                <text:p>6.67272727272727</text:p>
              </table:table-cell>
              <table:table-cell office:value-type="float" office:value="10.2727272727273">
                <text:p>10.2727272727273</text:p>
              </table:table-cell>
              <table:table-cell office:value-type="float" office:value="9.34545454545454">
                <text:p>9.34545454545454</text:p>
              </table:table-cell>
              <table:table-cell office:value-type="float" office:value="16.2909090909091">
                <text:p>16.2909090909091</text:p>
              </table:table-cell>
              <table:table-cell office:value-type="float" office:value="9.8">
                <text:p>9.8</text:p>
              </table:table-cell>
              <table:table-cell office:value-type="float" office:value="12.8">
                <text:p>12.8</text:p>
              </table:table-cell>
              <table:table-cell office:value-type="float" office:value="3.50909090909091">
                <text:p>3.50909090909091</text:p>
              </table:table-cell>
              <table:table-cell office:value-type="float" office:value="12.3818181818182">
                <text:p>12.3818181818182</text:p>
              </table:table-cell>
              <table:table-cell office:value-type="float" office:value="14.3272727272727">
                <text:p>14.3272727272727</text:p>
              </table:table-cell>
            </table:table-row>
            <table:table-row>
              <table:table-cell office:value-type="float" office:value="1555509975">
                <text:p>1555509975</text:p>
              </table:table-cell>
              <table:table-cell office:value-type="float" office:value="4.92727272727273">
                <text:p>4.92727272727273</text:p>
              </table:table-cell>
              <table:table-cell office:value-type="float" office:value="15.8909090909091">
                <text:p>15.8909090909091</text:p>
              </table:table-cell>
              <table:table-cell office:value-type="float" office:value="3.47272727272727">
                <text:p>3.47272727272727</text:p>
              </table:table-cell>
              <table:table-cell office:value-type="float" office:value="11.6545454545455">
                <text:p>11.6545454545455</text:p>
              </table:table-cell>
              <table:table-cell office:value-type="float" office:value="3">
                <text:p>3</text:p>
              </table:table-cell>
              <table:table-cell office:value-type="float" office:value="7.14545454545454">
                <text:p>7.14545454545454</text:p>
              </table:table-cell>
              <table:table-cell office:value-type="float" office:value="6.67272727272727">
                <text:p>6.67272727272727</text:p>
              </table:table-cell>
              <table:table-cell office:value-type="float" office:value="10.2727272727273">
                <text:p>10.2727272727273</text:p>
              </table:table-cell>
              <table:table-cell office:value-type="float" office:value="9.34545454545454">
                <text:p>9.34545454545454</text:p>
              </table:table-cell>
              <table:table-cell office:value-type="float" office:value="16.2909090909091">
                <text:p>16.2909090909091</text:p>
              </table:table-cell>
              <table:table-cell office:value-type="float" office:value="9.8">
                <text:p>9.8</text:p>
              </table:table-cell>
              <table:table-cell office:value-type="float" office:value="12.8">
                <text:p>12.8</text:p>
              </table:table-cell>
              <table:table-cell office:value-type="float" office:value="3.50909090909091">
                <text:p>3.50909090909091</text:p>
              </table:table-cell>
              <table:table-cell office:value-type="float" office:value="12.3818181818182">
                <text:p>12.3818181818182</text:p>
              </table:table-cell>
              <table:table-cell office:value-type="float" office:value="14.3272727272727">
                <text:p>14.3272727272727</text:p>
              </table:table-cell>
            </table:table-row>
            <table:table-row>
              <table:table-cell office:value-type="float" office:value="1555509978">
                <text:p>1555509978</text:p>
              </table:table-cell>
              <table:table-cell office:value-type="float" office:value="4.92727272727273">
                <text:p>4.92727272727273</text:p>
              </table:table-cell>
              <table:table-cell office:value-type="float" office:value="20.9636363636364">
                <text:p>20.9636363636364</text:p>
              </table:table-cell>
              <table:table-cell office:value-type="float" office:value="3.47272727272727">
                <text:p>3.47272727272727</text:p>
              </table:table-cell>
              <table:table-cell office:value-type="float" office:value="13.3818181818182">
                <text:p>13.3818181818182</text:p>
              </table:table-cell>
              <table:table-cell office:value-type="float" office:value="3">
                <text:p>3</text:p>
              </table:table-cell>
              <table:table-cell office:value-type="float" office:value="9.29090909090909">
                <text:p>9.29090909090909</text:p>
              </table:table-cell>
              <table:table-cell office:value-type="float" office:value="12.2909090909091">
                <text:p>12.2909090909091</text:p>
              </table:table-cell>
              <table:table-cell office:value-type="float" office:value="12.2909090909091">
                <text:p>12.2909090909091</text:p>
              </table:table-cell>
              <table:table-cell office:value-type="float" office:value="13.8181818181818">
                <text:p>13.8181818181818</text:p>
              </table:table-cell>
              <table:table-cell office:value-type="float" office:value="18.1272727272727">
                <text:p>18.1272727272727</text:p>
              </table:table-cell>
              <table:table-cell office:value-type="float" office:value="13.5818181818182">
                <text:p>13.5818181818182</text:p>
              </table:table-cell>
              <table:table-cell office:value-type="float" office:value="15.0181818181818">
                <text:p>15.0181818181818</text:p>
              </table:table-cell>
              <table:table-cell office:value-type="float" office:value="3.50909090909091">
                <text:p>3.50909090909091</text:p>
              </table:table-cell>
              <table:table-cell office:value-type="float" office:value="15.0181818181818">
                <text:p>15.0181818181818</text:p>
              </table:table-cell>
              <table:table-cell office:value-type="float" office:value="19.4909090909091">
                <text:p>19.4909090909091</text:p>
              </table:table-cell>
            </table:table-row>
            <table:table-row>
              <table:table-cell office:value-type="float" office:value="1555509981">
                <text:p>1555509981</text:p>
              </table:table-cell>
              <table:table-cell office:value-type="float" office:value="4.92727272727273">
                <text:p>4.92727272727273</text:p>
              </table:table-cell>
              <table:table-cell office:value-type="float" office:value="20.9636363636364">
                <text:p>20.9636363636364</text:p>
              </table:table-cell>
              <table:table-cell office:value-type="float" office:value="3.47272727272727">
                <text:p>3.47272727272727</text:p>
              </table:table-cell>
              <table:table-cell office:value-type="float" office:value="13.3818181818182">
                <text:p>13.3818181818182</text:p>
              </table:table-cell>
              <table:table-cell office:value-type="float" office:value="3">
                <text:p>3</text:p>
              </table:table-cell>
              <table:table-cell office:value-type="float" office:value="9.29090909090909">
                <text:p>9.29090909090909</text:p>
              </table:table-cell>
              <table:table-cell office:value-type="float" office:value="12.2909090909091">
                <text:p>12.2909090909091</text:p>
              </table:table-cell>
              <table:table-cell office:value-type="float" office:value="12.2909090909091">
                <text:p>12.2909090909091</text:p>
              </table:table-cell>
              <table:table-cell office:value-type="float" office:value="13.8181818181818">
                <text:p>13.8181818181818</text:p>
              </table:table-cell>
              <table:table-cell office:value-type="float" office:value="18.1272727272727">
                <text:p>18.1272727272727</text:p>
              </table:table-cell>
              <table:table-cell office:value-type="float" office:value="13.5818181818182">
                <text:p>13.5818181818182</text:p>
              </table:table-cell>
              <table:table-cell office:value-type="float" office:value="15.0181818181818">
                <text:p>15.0181818181818</text:p>
              </table:table-cell>
              <table:table-cell office:value-type="float" office:value="3.50909090909091">
                <text:p>3.50909090909091</text:p>
              </table:table-cell>
              <table:table-cell office:value-type="float" office:value="15.0181818181818">
                <text:p>15.0181818181818</text:p>
              </table:table-cell>
              <table:table-cell office:value-type="float" office:value="19.4909090909091">
                <text:p>19.4909090909091</text:p>
              </table:table-cell>
            </table:table-row>
            <table:table-row>
              <table:table-cell office:value-type="float" office:value="1555509984">
                <text:p>1555509984</text:p>
              </table:table-cell>
              <table:table-cell office:value-type="float" office:value="6.01818181818182">
                <text:p>6.01818181818182</text:p>
              </table:table-cell>
              <table:table-cell office:value-type="float" office:value="27.9090909090909">
                <text:p>27.9090909090909</text:p>
              </table:table-cell>
              <table:table-cell office:value-type="float" office:value="4.27272727272727">
                <text:p>4.27272727272727</text:p>
              </table:table-cell>
              <table:table-cell office:value-type="float" office:value="16.4545454545455">
                <text:p>16.4545454545455</text:p>
              </table:table-cell>
              <table:table-cell office:value-type="float" office:value="7.87272727272727">
                <text:p>7.87272727272727</text:p>
              </table:table-cell>
              <table:table-cell office:value-type="float" office:value="12.7272727272727">
                <text:p>12.7272727272727</text:p>
              </table:table-cell>
              <table:table-cell office:value-type="float" office:value="15.2">
                <text:p>15.2</text:p>
              </table:table-cell>
              <table:table-cell office:value-type="float" office:value="15.0727272727273">
                <text:p>15.0727272727273</text:p>
              </table:table-cell>
              <table:table-cell office:value-type="float" office:value="18.3272727272727">
                <text:p>18.3272727272727</text:p>
              </table:table-cell>
              <table:table-cell office:value-type="float" office:value="29.9272727272727">
                <text:p>29.9272727272727</text:p>
              </table:table-cell>
              <table:table-cell office:value-type="float" office:value="18.2545454545455">
                <text:p>18.2545454545455</text:p>
              </table:table-cell>
              <table:table-cell office:value-type="float" office:value="21.6">
                <text:p>21.6</text:p>
              </table:table-cell>
              <table:table-cell office:value-type="float" office:value="5.36363636363636">
                <text:p>5.36363636363636</text:p>
              </table:table-cell>
              <table:table-cell office:value-type="float" office:value="20.1272727272727">
                <text:p>20.1272727272727</text:p>
              </table:table-cell>
              <table:table-cell office:value-type="float" office:value="30.7818181818182">
                <text:p>30.7818181818182</text:p>
              </table:table-cell>
            </table:table-row>
            <table:table-row>
              <table:table-cell office:value-type="float" office:value="1555509987">
                <text:p>1555509987</text:p>
              </table:table-cell>
              <table:table-cell office:value-type="float" office:value="5.18181818181818">
                <text:p>5.18181818181818</text:p>
              </table:table-cell>
              <table:table-cell office:value-type="float" office:value="16.6">
                <text:p>16.6</text:p>
              </table:table-cell>
              <table:table-cell office:value-type="float" office:value="2.56363636363636">
                <text:p>2.56363636363636</text:p>
              </table:table-cell>
              <table:table-cell office:value-type="float" office:value="11.0727272727273">
                <text:p>11.0727272727273</text:p>
              </table:table-cell>
              <table:table-cell office:value-type="float" office:value="6.09090909090909">
                <text:p>6.09090909090909</text:p>
              </table:table-cell>
              <table:table-cell office:value-type="float" office:value="8.12727272727273">
                <text:p>8.12727272727273</text:p>
              </table:table-cell>
              <table:table-cell office:value-type="float" office:value="12.8">
                <text:p>12.8</text:p>
              </table:table-cell>
              <table:table-cell office:value-type="float" office:value="9.8">
                <text:p>9.8</text:p>
              </table:table-cell>
              <table:table-cell office:value-type="float" office:value="14.8545454545455">
                <text:p>14.8545454545455</text:p>
              </table:table-cell>
              <table:table-cell office:value-type="float" office:value="24.9272727272727">
                <text:p>24.9272727272727</text:p>
              </table:table-cell>
              <table:table-cell office:value-type="float" office:value="13.5272727272727">
                <text:p>13.5272727272727</text:p>
              </table:table-cell>
              <table:table-cell office:value-type="float" office:value="13.8727272727273">
                <text:p>13.8727272727273</text:p>
              </table:table-cell>
              <table:table-cell office:value-type="float" office:value="2.98181818181818">
                <text:p>2.98181818181818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22.3454545454545">
                <text:p>22.3454545454545</text:p>
              </table:table-cell>
            </table:table-row>
            <table:table-row>
              <table:table-cell office:value-type="float" office:value="1555509990">
                <text:p>1555509990</text:p>
              </table:table-cell>
              <table:table-cell office:value-type="float" office:value="5.18181818181818">
                <text:p>5.18181818181818</text:p>
              </table:table-cell>
              <table:table-cell office:value-type="float" office:value="16.6">
                <text:p>16.6</text:p>
              </table:table-cell>
              <table:table-cell office:value-type="float" office:value="2.56363636363636">
                <text:p>2.56363636363636</text:p>
              </table:table-cell>
              <table:table-cell office:value-type="float" office:value="11.0727272727273">
                <text:p>11.0727272727273</text:p>
              </table:table-cell>
              <table:table-cell office:value-type="float" office:value="6.09090909090909">
                <text:p>6.09090909090909</text:p>
              </table:table-cell>
              <table:table-cell office:value-type="float" office:value="8.12727272727273">
                <text:p>8.12727272727273</text:p>
              </table:table-cell>
              <table:table-cell office:value-type="float" office:value="12.8">
                <text:p>12.8</text:p>
              </table:table-cell>
              <table:table-cell office:value-type="float" office:value="9.8">
                <text:p>9.8</text:p>
              </table:table-cell>
              <table:table-cell office:value-type="float" office:value="14.8545454545455">
                <text:p>14.8545454545455</text:p>
              </table:table-cell>
              <table:table-cell office:value-type="float" office:value="24.9272727272727">
                <text:p>24.9272727272727</text:p>
              </table:table-cell>
              <table:table-cell office:value-type="float" office:value="13.5272727272727">
                <text:p>13.5272727272727</text:p>
              </table:table-cell>
              <table:table-cell office:value-type="float" office:value="13.8727272727273">
                <text:p>13.8727272727273</text:p>
              </table:table-cell>
              <table:table-cell office:value-type="float" office:value="2.98181818181818">
                <text:p>2.98181818181818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22.3454545454545">
                <text:p>22.3454545454545</text:p>
              </table:table-cell>
            </table:table-row>
            <table:table-row>
              <table:table-cell office:value-type="float" office:value="1555509993">
                <text:p>1555509993</text:p>
              </table:table-cell>
              <table:table-cell office:value-type="float" office:value="5.89090909090909">
                <text:p>5.89090909090909</text:p>
              </table:table-cell>
              <table:table-cell office:value-type="float" office:value="19.0909090909091">
                <text:p>19.0909090909091</text:p>
              </table:table-cell>
              <table:table-cell office:value-type="float" office:value="6.76363636363636">
                <text:p>6.76363636363636</text:p>
              </table:table-cell>
              <table:table-cell office:value-type="float" office:value="13.1272727272727">
                <text:p>13.1272727272727</text:p>
              </table:table-cell>
              <table:table-cell office:value-type="float" office:value="10.2">
                <text:p>10.2</text:p>
              </table:table-cell>
              <table:table-cell office:value-type="float" office:value="9.58181818181818">
                <text:p>9.58181818181818</text:p>
              </table:table-cell>
              <table:table-cell office:value-type="float" office:value="14.2727272727273">
                <text:p>14.2727272727273</text:p>
              </table:table-cell>
              <table:table-cell office:value-type="float" office:value="10.6">
                <text:p>10.6</text:p>
              </table:table-cell>
              <table:table-cell office:value-type="float" office:value="15.5090909090909">
                <text:p>15.5090909090909</text:p>
              </table:table-cell>
              <table:table-cell office:value-type="float" office:value="25.6727272727273">
                <text:p>25.6727272727273</text:p>
              </table:table-cell>
              <table:table-cell office:value-type="float" office:value="14.6909090909091">
                <text:p>14.6909090909091</text:p>
              </table:table-cell>
              <table:table-cell office:value-type="float" office:value="14.6909090909091">
                <text:p>14.6909090909091</text:p>
              </table:table-cell>
              <table:table-cell office:value-type="float" office:value="4.23636363636364">
                <text:p>4.23636363636364</text:p>
              </table:table-cell>
              <table:table-cell office:value-type="float" office:value="16.7818181818182">
                <text:p>16.7818181818182</text:p>
              </table:table-cell>
              <table:table-cell office:value-type="float" office:value="28.6545454545455">
                <text:p>28.6545454545455</text:p>
              </table:table-cell>
            </table:table-row>
            <table:table-row>
              <table:table-cell office:value-type="float" office:value="1555509996">
                <text:p>1555509996</text:p>
              </table:table-cell>
              <table:table-cell office:value-type="float" office:value="5.89090909090909">
                <text:p>5.89090909090909</text:p>
              </table:table-cell>
              <table:table-cell office:value-type="float" office:value="19.0909090909091">
                <text:p>19.0909090909091</text:p>
              </table:table-cell>
              <table:table-cell office:value-type="float" office:value="6.76363636363636">
                <text:p>6.76363636363636</text:p>
              </table:table-cell>
              <table:table-cell office:value-type="float" office:value="13.1272727272727">
                <text:p>13.1272727272727</text:p>
              </table:table-cell>
              <table:table-cell office:value-type="float" office:value="10.2">
                <text:p>10.2</text:p>
              </table:table-cell>
              <table:table-cell office:value-type="float" office:value="9.58181818181818">
                <text:p>9.58181818181818</text:p>
              </table:table-cell>
              <table:table-cell office:value-type="float" office:value="14.2727272727273">
                <text:p>14.2727272727273</text:p>
              </table:table-cell>
              <table:table-cell office:value-type="float" office:value="10.6">
                <text:p>10.6</text:p>
              </table:table-cell>
              <table:table-cell office:value-type="float" office:value="15.5090909090909">
                <text:p>15.5090909090909</text:p>
              </table:table-cell>
              <table:table-cell office:value-type="float" office:value="25.6727272727273">
                <text:p>25.6727272727273</text:p>
              </table:table-cell>
              <table:table-cell office:value-type="float" office:value="14.6909090909091">
                <text:p>14.6909090909091</text:p>
              </table:table-cell>
              <table:table-cell office:value-type="float" office:value="14.6909090909091">
                <text:p>14.6909090909091</text:p>
              </table:table-cell>
              <table:table-cell office:value-type="float" office:value="4.23636363636364">
                <text:p>4.23636363636364</text:p>
              </table:table-cell>
              <table:table-cell office:value-type="float" office:value="16.7818181818182">
                <text:p>16.7818181818182</text:p>
              </table:table-cell>
              <table:table-cell office:value-type="float" office:value="28.6545454545455">
                <text:p>28.6545454545455</text:p>
              </table:table-cell>
            </table:table-row>
            <table:table-row>
              <table:table-cell office:value-type="float" office:value="1555509999">
                <text:p>1555509999</text:p>
              </table:table-cell>
              <table:table-cell office:value-type="float" office:value="7.58181818181818">
                <text:p>7.58181818181818</text:p>
              </table:table-cell>
              <table:table-cell office:value-type="float" office:value="27.1818181818182">
                <text:p>27.1818181818182</text:p>
              </table:table-cell>
              <table:table-cell office:value-type="float" office:value="11">
                <text:p>11</text:p>
              </table:table-cell>
              <table:table-cell office:value-type="float" office:value="19.5090909090909">
                <text:p>19.5090909090909</text:p>
              </table:table-cell>
              <table:table-cell office:value-type="float" office:value="16.7818181818182">
                <text:p>16.7818181818182</text:p>
              </table:table-cell>
              <table:table-cell office:value-type="float" office:value="13.5818181818182">
                <text:p>13.5818181818182</text:p>
              </table:table-cell>
              <table:table-cell office:value-type="float" office:value="18.2545454545455">
                <text:p>18.2545454545455</text:p>
              </table:table-cell>
              <table:table-cell office:value-type="float" office:value="16.7454545454545">
                <text:p>16.7454545454545</text:p>
              </table:table-cell>
              <table:table-cell office:value-type="float" office:value="20.3272727272727">
                <text:p>20.3272727272727</text:p>
              </table:table-cell>
              <table:table-cell office:value-type="float" office:value="36.1818181818182">
                <text:p>36.1818181818182</text:p>
              </table:table-cell>
              <table:table-cell office:value-type="float" office:value="22.3636363636364">
                <text:p>22.3636363636364</text:p>
              </table:table-cell>
              <table:table-cell office:value-type="float" office:value="24.8">
                <text:p>24.8</text:p>
              </table:table-cell>
              <table:table-cell office:value-type="float" office:value="7.47272727272727">
                <text:p>7.47272727272727</text:p>
              </table:table-cell>
              <table:table-cell office:value-type="float" office:value="19.4181818181818">
                <text:p>19.4181818181818</text:p>
              </table:table-cell>
              <table:table-cell office:value-type="float" office:value="39.8727272727273">
                <text:p>39.8727272727273</text:p>
              </table:table-cell>
            </table:table-row>
            <table:table-row>
              <table:table-cell office:value-type="float" office:value="1555510002">
                <text:p>1555510002</text:p>
              </table:table-cell>
              <table:table-cell office:value-type="float" office:value="7.58181818181818">
                <text:p>7.58181818181818</text:p>
              </table:table-cell>
              <table:table-cell office:value-type="float" office:value="27.1818181818182">
                <text:p>27.1818181818182</text:p>
              </table:table-cell>
              <table:table-cell office:value-type="float" office:value="11">
                <text:p>11</text:p>
              </table:table-cell>
              <table:table-cell office:value-type="float" office:value="19.5090909090909">
                <text:p>19.5090909090909</text:p>
              </table:table-cell>
              <table:table-cell office:value-type="float" office:value="16.7818181818182">
                <text:p>16.7818181818182</text:p>
              </table:table-cell>
              <table:table-cell office:value-type="float" office:value="13.5818181818182">
                <text:p>13.5818181818182</text:p>
              </table:table-cell>
              <table:table-cell office:value-type="float" office:value="18.2545454545455">
                <text:p>18.2545454545455</text:p>
              </table:table-cell>
              <table:table-cell office:value-type="float" office:value="16.7454545454545">
                <text:p>16.7454545454545</text:p>
              </table:table-cell>
              <table:table-cell office:value-type="float" office:value="20.3272727272727">
                <text:p>20.3272727272727</text:p>
              </table:table-cell>
              <table:table-cell office:value-type="float" office:value="36.1818181818182">
                <text:p>36.1818181818182</text:p>
              </table:table-cell>
              <table:table-cell office:value-type="float" office:value="22.3636363636364">
                <text:p>22.3636363636364</text:p>
              </table:table-cell>
              <table:table-cell office:value-type="float" office:value="24.8">
                <text:p>24.8</text:p>
              </table:table-cell>
              <table:table-cell office:value-type="float" office:value="7.47272727272727">
                <text:p>7.47272727272727</text:p>
              </table:table-cell>
              <table:table-cell office:value-type="float" office:value="19.4181818181818">
                <text:p>19.4181818181818</text:p>
              </table:table-cell>
              <table:table-cell office:value-type="float" office:value="39.8727272727273">
                <text:p>39.8727272727273</text:p>
              </table:table-cell>
            </table:table-row>
            <table:table-row>
              <table:table-cell office:value-type="float" office:value="1555510005">
                <text:p>1555510005</text:p>
              </table:table-cell>
              <table:table-cell office:value-type="float" office:value="7.58181818181818">
                <text:p>7.58181818181818</text:p>
              </table:table-cell>
              <table:table-cell office:value-type="float" office:value="27.1818181818182">
                <text:p>27.1818181818182</text:p>
              </table:table-cell>
              <table:table-cell office:value-type="float" office:value="11">
                <text:p>11</text:p>
              </table:table-cell>
              <table:table-cell office:value-type="float" office:value="19.5090909090909">
                <text:p>19.5090909090909</text:p>
              </table:table-cell>
              <table:table-cell office:value-type="float" office:value="16.7818181818182">
                <text:p>16.7818181818182</text:p>
              </table:table-cell>
              <table:table-cell office:value-type="float" office:value="13.5818181818182">
                <text:p>13.5818181818182</text:p>
              </table:table-cell>
              <table:table-cell office:value-type="float" office:value="18.2545454545455">
                <text:p>18.2545454545455</text:p>
              </table:table-cell>
              <table:table-cell office:value-type="float" office:value="16.7454545454545">
                <text:p>16.7454545454545</text:p>
              </table:table-cell>
              <table:table-cell office:value-type="float" office:value="20.3272727272727">
                <text:p>20.3272727272727</text:p>
              </table:table-cell>
              <table:table-cell office:value-type="float" office:value="36.1818181818182">
                <text:p>36.1818181818182</text:p>
              </table:table-cell>
              <table:table-cell office:value-type="float" office:value="22.3636363636364">
                <text:p>22.3636363636364</text:p>
              </table:table-cell>
              <table:table-cell office:value-type="float" office:value="24.8">
                <text:p>24.8</text:p>
              </table:table-cell>
              <table:table-cell office:value-type="float" office:value="7.47272727272727">
                <text:p>7.47272727272727</text:p>
              </table:table-cell>
              <table:table-cell office:value-type="float" office:value="19.4181818181818">
                <text:p>19.4181818181818</text:p>
              </table:table-cell>
              <table:table-cell office:value-type="float" office:value="39.8727272727273">
                <text:p>39.8727272727273</text:p>
              </table:table-cell>
            </table:table-row>
            <table:table-row>
              <table:table-cell office:value-type="float" office:value="1555510008">
                <text:p>1555510008</text:p>
              </table:table-cell>
              <table:table-cell office:value-type="float" office:value="7.58181818181818">
                <text:p>7.58181818181818</text:p>
              </table:table-cell>
              <table:table-cell office:value-type="float" office:value="25.9636363636364">
                <text:p>25.9636363636364</text:p>
              </table:table-cell>
              <table:table-cell office:value-type="float" office:value="11">
                <text:p>11</text:p>
              </table:table-cell>
              <table:table-cell office:value-type="float" office:value="15.5090909090909">
                <text:p>15.5090909090909</text:p>
              </table:table-cell>
              <table:table-cell office:value-type="float" office:value="16.7818181818182">
                <text:p>16.7818181818182</text:p>
              </table:table-cell>
              <table:table-cell office:value-type="float" office:value="12.5818181818182">
                <text:p>12.5818181818182</text:p>
              </table:table-cell>
              <table:table-cell office:value-type="float" office:value="17.4181818181818">
                <text:p>17.4181818181818</text:p>
              </table:table-cell>
              <table:table-cell office:value-type="float" office:value="16">
                <text:p>16</text:p>
              </table:table-cell>
              <table:table-cell office:value-type="float" office:value="18.5090909090909">
                <text:p>18.5090909090909</text:p>
              </table:table-cell>
              <table:table-cell office:value-type="float" office:value="35.0909090909091">
                <text:p>35.0909090909091</text:p>
              </table:table-cell>
              <table:table-cell office:value-type="float" office:value="18.7090909090909">
                <text:p>18.7090909090909</text:p>
              </table:table-cell>
              <table:table-cell office:value-type="float" office:value="23.7636363636364">
                <text:p>23.7636363636364</text:p>
              </table:table-cell>
              <table:table-cell office:value-type="float" office:value="7.47272727272727">
                <text:p>7.47272727272727</text:p>
              </table:table-cell>
              <table:table-cell office:value-type="float" office:value="17.4363636363636">
                <text:p>17.4363636363636</text:p>
              </table:table-cell>
              <table:table-cell office:value-type="float" office:value="38.7090909090909">
                <text:p>38.7090909090909</text:p>
              </table:table-cell>
            </table:table-row>
            <table:table-row>
              <table:table-cell office:value-type="float" office:value="1555510011">
                <text:p>1555510011</text:p>
              </table:table-cell>
              <table:table-cell office:value-type="float" office:value="7.58181818181818">
                <text:p>7.58181818181818</text:p>
              </table:table-cell>
              <table:table-cell office:value-type="float" office:value="25.9636363636364">
                <text:p>25.9636363636364</text:p>
              </table:table-cell>
              <table:table-cell office:value-type="float" office:value="11">
                <text:p>11</text:p>
              </table:table-cell>
              <table:table-cell office:value-type="float" office:value="15.5090909090909">
                <text:p>15.5090909090909</text:p>
              </table:table-cell>
              <table:table-cell office:value-type="float" office:value="16.7818181818182">
                <text:p>16.7818181818182</text:p>
              </table:table-cell>
              <table:table-cell office:value-type="float" office:value="12.5818181818182">
                <text:p>12.5818181818182</text:p>
              </table:table-cell>
              <table:table-cell office:value-type="float" office:value="17.4181818181818">
                <text:p>17.4181818181818</text:p>
              </table:table-cell>
              <table:table-cell office:value-type="float" office:value="16">
                <text:p>16</text:p>
              </table:table-cell>
              <table:table-cell office:value-type="float" office:value="18.5090909090909">
                <text:p>18.5090909090909</text:p>
              </table:table-cell>
              <table:table-cell office:value-type="float" office:value="35.0909090909091">
                <text:p>35.0909090909091</text:p>
              </table:table-cell>
              <table:table-cell office:value-type="float" office:value="18.7090909090909">
                <text:p>18.7090909090909</text:p>
              </table:table-cell>
              <table:table-cell office:value-type="float" office:value="23.7636363636364">
                <text:p>23.7636363636364</text:p>
              </table:table-cell>
              <table:table-cell office:value-type="float" office:value="7.47272727272727">
                <text:p>7.47272727272727</text:p>
              </table:table-cell>
              <table:table-cell office:value-type="float" office:value="17.4363636363636">
                <text:p>17.4363636363636</text:p>
              </table:table-cell>
              <table:table-cell office:value-type="float" office:value="38.7090909090909">
                <text:p>38.7090909090909</text:p>
              </table:table-cell>
            </table:table-row>
            <table:table-row>
              <table:table-cell office:value-type="float" office:value="1555510014">
                <text:p>1555510014</text:p>
              </table:table-cell>
              <table:table-cell office:value-type="float" office:value="7.58181818181818">
                <text:p>7.58181818181818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4.6363636363636">
                <text:p>14.6363636363636</text:p>
              </table:table-cell>
              <table:table-cell office:value-type="float" office:value="16.7818181818182">
                <text:p>16.7818181818182</text:p>
              </table:table-cell>
              <table:table-cell office:value-type="float" office:value="11.8181818181818">
                <text:p>11.8181818181818</text:p>
              </table:table-cell>
              <table:table-cell office:value-type="float" office:value="15.5818181818182">
                <text:p>15.5818181818182</text:p>
              </table:table-cell>
              <table:table-cell office:value-type="float" office:value="14.7636363636364">
                <text:p>14.7636363636364</text:p>
              </table:table-cell>
              <table:table-cell office:value-type="float" office:value="16.5090909090909">
                <text:p>16.5090909090909</text:p>
              </table:table-cell>
              <table:table-cell office:value-type="float" office:value="31.0727272727273">
                <text:p>31.0727272727273</text:p>
              </table:table-cell>
              <table:table-cell office:value-type="float" office:value="17.8545454545455">
                <text:p>17.8545454545455</text:p>
              </table:table-cell>
              <table:table-cell office:value-type="float" office:value="22.4727272727273">
                <text:p>22.4727272727273</text:p>
              </table:table-cell>
              <table:table-cell office:value-type="float" office:value="7.47272727272727">
                <text:p>7.47272727272727</text:p>
              </table:table-cell>
              <table:table-cell office:value-type="float" office:value="13.7636363636364">
                <text:p>13.7636363636364</text:p>
              </table:table-cell>
              <table:table-cell office:value-type="float" office:value="37.2727272727273">
                <text:p>37.2727272727273</text:p>
              </table:table-cell>
            </table:table-row>
            <table:table-row>
              <table:table-cell office:value-type="float" office:value="1555510017">
                <text:p>1555510017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29.8363636363636">
                <text:p>29.8363636363636</text:p>
              </table:table-cell>
              <table:table-cell office:value-type="float" office:value="11.8727272727273">
                <text:p>11.8727272727273</text:p>
              </table:table-cell>
              <table:table-cell office:value-type="float" office:value="19.1090909090909">
                <text:p>19.1090909090909</text:p>
              </table:table-cell>
              <table:table-cell office:value-type="float" office:value="18.1090909090909">
                <text:p>18.1090909090909</text:p>
              </table:table-cell>
              <table:table-cell office:value-type="float" office:value="14.7818181818182">
                <text:p>14.7818181818182</text:p>
              </table:table-cell>
              <table:table-cell office:value-type="float" office:value="19.0727272727273">
                <text:p>19.0727272727273</text:p>
              </table:table-cell>
              <table:table-cell office:value-type="float" office:value="18.0727272727273">
                <text:p>18.0727272727273</text:p>
              </table:table-cell>
              <table:table-cell office:value-type="float" office:value="20.0363636363636">
                <text:p>20.0363636363636</text:p>
              </table:table-cell>
              <table:table-cell office:value-type="float" office:value="36.1090909090909">
                <text:p>36.1090909090909</text:p>
              </table:table-cell>
              <table:table-cell office:value-type="float" office:value="22.6">
                <text:p>22.6</text:p>
              </table:table-cell>
              <table:table-cell office:value-type="float" office:value="34.0181818181818">
                <text:p>34.0181818181818</text:p>
              </table:table-cell>
              <table:table-cell office:value-type="float" office:value="11.6181818181818">
                <text:p>11.6181818181818</text:p>
              </table:table-cell>
              <table:table-cell office:value-type="float" office:value="18.6909090909091">
                <text:p>18.6909090909091</text:p>
              </table:table-cell>
              <table:table-cell office:value-type="float" office:value="49.9454545454545">
                <text:p>49.9454545454545</text:p>
              </table:table-cell>
            </table:table-row>
            <table:table-row>
              <table:table-cell office:value-type="float" office:value="1555510020">
                <text:p>1555510020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29.8363636363636">
                <text:p>29.8363636363636</text:p>
              </table:table-cell>
              <table:table-cell office:value-type="float" office:value="11.8727272727273">
                <text:p>11.8727272727273</text:p>
              </table:table-cell>
              <table:table-cell office:value-type="float" office:value="19.1090909090909">
                <text:p>19.1090909090909</text:p>
              </table:table-cell>
              <table:table-cell office:value-type="float" office:value="18.1090909090909">
                <text:p>18.1090909090909</text:p>
              </table:table-cell>
              <table:table-cell office:value-type="float" office:value="14.7818181818182">
                <text:p>14.7818181818182</text:p>
              </table:table-cell>
              <table:table-cell office:value-type="float" office:value="19.0727272727273">
                <text:p>19.0727272727273</text:p>
              </table:table-cell>
              <table:table-cell office:value-type="float" office:value="18.0727272727273">
                <text:p>18.0727272727273</text:p>
              </table:table-cell>
              <table:table-cell office:value-type="float" office:value="20.0363636363636">
                <text:p>20.0363636363636</text:p>
              </table:table-cell>
              <table:table-cell office:value-type="float" office:value="36.1090909090909">
                <text:p>36.1090909090909</text:p>
              </table:table-cell>
              <table:table-cell office:value-type="float" office:value="22.6">
                <text:p>22.6</text:p>
              </table:table-cell>
              <table:table-cell office:value-type="float" office:value="34.0181818181818">
                <text:p>34.0181818181818</text:p>
              </table:table-cell>
              <table:table-cell office:value-type="float" office:value="11.6181818181818">
                <text:p>11.6181818181818</text:p>
              </table:table-cell>
              <table:table-cell office:value-type="float" office:value="18.6909090909091">
                <text:p>18.6909090909091</text:p>
              </table:table-cell>
              <table:table-cell office:value-type="float" office:value="49.9454545454545">
                <text:p>49.9454545454545</text:p>
              </table:table-cell>
            </table:table-row>
            <table:table-row>
              <table:table-cell office:value-type="float" office:value="1555510023">
                <text:p>1555510023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33.7272727272727">
                <text:p>33.7272727272727</text:p>
              </table:table-cell>
              <table:table-cell office:value-type="float" office:value="11.8727272727273">
                <text:p>11.8727272727273</text:p>
              </table:table-cell>
              <table:table-cell office:value-type="float" office:value="19.1090909090909">
                <text:p>19.1090909090909</text:p>
              </table:table-cell>
              <table:table-cell office:value-type="float" office:value="18.1090909090909">
                <text:p>18.1090909090909</text:p>
              </table:table-cell>
              <table:table-cell office:value-type="float" office:value="14.7818181818182">
                <text:p>14.7818181818182</text:p>
              </table:table-cell>
              <table:table-cell office:value-type="float" office:value="19.0727272727273">
                <text:p>19.0727272727273</text:p>
              </table:table-cell>
              <table:table-cell office:value-type="float" office:value="18.0727272727273">
                <text:p>18.0727272727273</text:p>
              </table:table-cell>
              <table:table-cell office:value-type="float" office:value="20.0363636363636">
                <text:p>20.0363636363636</text:p>
              </table:table-cell>
              <table:table-cell office:value-type="float" office:value="37.6181818181818">
                <text:p>37.6181818181818</text:p>
              </table:table-cell>
              <table:table-cell office:value-type="float" office:value="37.6727272727273">
                <text:p>37.6727272727273</text:p>
              </table:table-cell>
              <table:table-cell office:value-type="float" office:value="34.0181818181818">
                <text:p>34.0181818181818</text:p>
              </table:table-cell>
              <table:table-cell office:value-type="float" office:value="11.6181818181818">
                <text:p>11.6181818181818</text:p>
              </table:table-cell>
              <table:table-cell office:value-type="float" office:value="18.6909090909091">
                <text:p>18.6909090909091</text:p>
              </table:table-cell>
              <table:table-cell office:value-type="float" office:value="49.9454545454545">
                <text:p>49.9454545454545</text:p>
              </table:table-cell>
            </table:table-row>
            <table:table-row>
              <table:table-cell office:value-type="float" office:value="1555510026">
                <text:p>1555510026</text:p>
              </table:table-cell>
              <table:table-cell office:value-type="float" office:value="10.5272727272727">
                <text:p>10.5272727272727</text:p>
              </table:table-cell>
              <table:table-cell office:value-type="float" office:value="33.7272727272727">
                <text:p>33.7272727272727</text:p>
              </table:table-cell>
              <table:table-cell office:value-type="float" office:value="11.8727272727273">
                <text:p>11.8727272727273</text:p>
              </table:table-cell>
              <table:table-cell office:value-type="float" office:value="19.1090909090909">
                <text:p>19.1090909090909</text:p>
              </table:table-cell>
              <table:table-cell office:value-type="float" office:value="18.1090909090909">
                <text:p>18.1090909090909</text:p>
              </table:table-cell>
              <table:table-cell office:value-type="float" office:value="14.7818181818182">
                <text:p>14.7818181818182</text:p>
              </table:table-cell>
              <table:table-cell office:value-type="float" office:value="19.0727272727273">
                <text:p>19.0727272727273</text:p>
              </table:table-cell>
              <table:table-cell office:value-type="float" office:value="18.0727272727273">
                <text:p>18.0727272727273</text:p>
              </table:table-cell>
              <table:table-cell office:value-type="float" office:value="20.0363636363636">
                <text:p>20.0363636363636</text:p>
              </table:table-cell>
              <table:table-cell office:value-type="float" office:value="37.6181818181818">
                <text:p>37.6181818181818</text:p>
              </table:table-cell>
              <table:table-cell office:value-type="float" office:value="37.6727272727273">
                <text:p>37.6727272727273</text:p>
              </table:table-cell>
              <table:table-cell office:value-type="float" office:value="34.0181818181818">
                <text:p>34.0181818181818</text:p>
              </table:table-cell>
              <table:table-cell office:value-type="float" office:value="11.6181818181818">
                <text:p>11.6181818181818</text:p>
              </table:table-cell>
              <table:table-cell office:value-type="float" office:value="18.6909090909091">
                <text:p>18.6909090909091</text:p>
              </table:table-cell>
              <table:table-cell office:value-type="float" office:value="49.9454545454545">
                <text:p>49.945454545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